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70.53506mm" fo:page-width="92.99575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fff200" draw:opacity="100.0%" draw:stroke="none"/>
    </style:style>
    <style:style style:family="graphic" style:name="style-3">
      <style:graphic-properties draw:fill="solid" draw:fill-color="#000000" draw:opacity="100.0%" draw:stroke="none"/>
    </style:style>
    <style:style style:family="graphic" style:name="style-4">
      <style:graphic-properties draw:fill="solid" draw:fill-color="#000000" draw:opacity="100.0%" draw:stroke="none"/>
    </style:style>
    <style:style style:family="graphic" style:name="style-5">
      <style:graphic-properties draw:fill="solid" draw:fill-color="#000000" draw:opacity="100.0%" draw:stroke="none"/>
    </style:style>
    <style:style style:family="graphic" style:name="style-6">
      <style:graphic-properties draw:fill="solid" draw:fill-color="#fff200" draw:opacity="100.0%" draw:stroke="none"/>
    </style:style>
    <style:style style:family="graphic" style:name="style-7">
      <style:graphic-properties draw:fill="solid" draw:fill-color="#eff0f0" draw:opacity="100.0%" draw:stroke="none"/>
    </style:style>
    <style:style style:family="graphic" style:name="style-8">
      <style:graphic-properties draw:fill="solid" draw:fill-color="#fff200" draw:opacity="100.0%" draw:stroke="none"/>
    </style:style>
    <style:style style:family="graphic" style:name="style-9">
      <style:graphic-properties draw:fill="solid" draw:fill-color="#eff0f0" draw:opacity="100.0%" draw:stroke="none"/>
    </style:style>
    <style:style style:family="graphic" style:name="style-10">
      <style:graphic-properties draw:fill="solid" draw:fill-color="#000000" draw:opacity="100.0%" draw:stroke="none"/>
    </style:style>
    <style:style style:family="graphic" style:name="style-11">
      <style:graphic-properties draw:fill="solid" draw:fill-color="#fff200" draw:opacity="100.0%" draw:stroke="none"/>
    </style:style>
    <style:style style:family="graphic" style:name="style-12">
      <style:graphic-properties draw:fill="solid" draw:fill-color="#eff0f0" draw:opacity="100.0%" draw:stroke="none"/>
    </style:style>
    <style:style style:family="graphic" style:name="style-13">
      <style:graphic-properties draw:fill="solid" draw:fill-color="#eff0f0" draw:opacity="100.0%" draw:stroke="none"/>
    </style:style>
    <style:style style:family="graphic" style:name="style-14">
      <style:graphic-properties draw:fill="solid" draw:fill-color="#eff0f0" draw:opacity="100.0%" draw:stroke="none"/>
    </style:style>
    <style:style style:family="graphic" style:name="style-15">
      <style:graphic-properties draw:fill="solid" draw:fill-color="#000000" draw:opacity="100.0%" draw:stroke="none"/>
    </style:style>
    <style:style style:family="graphic" style:name="style-16">
      <style:graphic-properties draw:fill="solid" draw:fill-color="#eff0f0" draw:opacity="100.0%" draw:stroke="none"/>
    </style:style>
    <style:style style:family="graphic" style:name="style-17">
      <style:graphic-properties draw:fill="solid" draw:fill-color="#eff0f0" draw:opacity="100.0%" draw:stroke="none"/>
    </style:style>
    <style:style style:family="graphic" style:name="style-18">
      <style:graphic-properties draw:fill="solid" draw:fill-color="#fff200" draw:opacity="100.0%" draw:stroke="none"/>
    </style:style>
    <style:style style:family="graphic" style:name="style-19">
      <style:graphic-properties draw:fill="solid" draw:fill-color="#eff0f0" draw:opacity="100.0%" draw:stroke="none"/>
    </style:style>
    <style:style style:family="graphic" style:name="style-20">
      <style:graphic-properties draw:fill="solid" draw:fill-color="#eff0f0" draw:opacity="100.0%" draw:stroke="none"/>
    </style:style>
    <style:style style:family="graphic" style:name="style-21">
      <style:graphic-properties draw:fill="solid" draw:fill-color="#000000" draw:opacity="100.0%" draw:stroke="none"/>
    </style:style>
    <style:style style:family="graphic" style:name="style-22">
      <style:graphic-properties draw:fill="solid" draw:fill-color="#eff0f0" draw:opacity="100.0%" draw:stroke="none"/>
    </style:style>
    <style:style style:family="graphic" style:name="style-23">
      <style:graphic-properties draw:fill="solid" draw:fill-color="#eff0f0" draw:opacity="100.0%" draw:stroke="none"/>
    </style:style>
    <style:style style:family="graphic" style:name="style-24">
      <style:graphic-properties draw:fill="solid" draw:fill-color="#eff0f0" draw:opacity="100.0%" draw:stroke="none"/>
    </style:style>
    <style:style style:family="graphic" style:name="style-25">
      <style:graphic-properties draw:fill="solid" draw:fill-color="#fff200" draw:opacity="100.0%" draw:stroke="none"/>
    </style:style>
    <style:style style:family="graphic" style:name="style-26">
      <style:graphic-properties draw:fill="solid" draw:fill-color="#eff0f0" draw:opacity="100.0%" draw:stroke="none"/>
    </style:style>
    <style:style style:family="graphic" style:name="style-27">
      <style:graphic-properties draw:fill="solid" draw:fill-color="#eff0f0" draw:opacity="100.0%" draw:stroke="none"/>
    </style:style>
    <style:style style:family="graphic" style:name="style-28">
      <style:graphic-properties draw:fill="solid" draw:fill-color="#eff0f0" draw:opacity="100.0%" draw:stroke="none"/>
    </style:style>
    <style:style style:family="graphic" style:name="style-29">
      <style:graphic-properties draw:fill="solid" draw:fill-color="#fff200" draw:opacity="100.0%" draw:stroke="none"/>
    </style:style>
    <style:style style:family="graphic" style:name="style-30">
      <style:graphic-properties draw:fill="solid" draw:fill-color="#000000" draw:opacity="100.0%" draw:stroke="none"/>
    </style:style>
    <style:style style:family="graphic" style:name="style-31">
      <style:graphic-properties draw:fill="solid" draw:fill-color="#eff0f0" draw:opacity="100.0%" draw:stroke="none"/>
    </style:style>
    <style:style style:family="graphic" style:name="style-32">
      <style:graphic-properties draw:fill="solid" draw:fill-color="#eff0f0" draw:opacity="100.0%" draw:stroke="none"/>
    </style:style>
    <style:style style:family="graphic" style:name="style-33">
      <style:graphic-properties draw:fill="solid" draw:fill-color="#eff0f0" draw:opacity="100.0%" draw:stroke="none"/>
    </style:style>
    <style:style style:family="graphic" style:name="style-34">
      <style:graphic-properties draw:fill="solid" draw:fill-color="#eff0f0" draw:opacity="100.0%" draw:stroke="none"/>
    </style:style>
    <style:style style:family="graphic" style:name="style-35">
      <style:graphic-properties draw:fill="solid" draw:fill-color="#eff0f0" draw:opacity="100.0%" draw:stroke="none"/>
    </style:style>
    <style:style style:family="graphic" style:name="style-36">
      <style:graphic-properties draw:fill="solid" draw:fill-color="#000000" draw:opacity="100.0%" draw:stroke="none"/>
    </style:style>
    <style:style style:family="graphic" style:name="style-37">
      <style:graphic-properties draw:fill="solid" draw:fill-color="#eff0f0" draw:opacity="100.0%" draw:stroke="none"/>
    </style:style>
    <style:style style:family="graphic" style:name="style-38">
      <style:graphic-properties draw:fill="solid" draw:fill-color="#fff200" draw:opacity="100.0%" draw:stroke="none"/>
    </style:style>
    <style:style style:family="graphic" style:name="style-39">
      <style:graphic-properties draw:fill="solid" draw:fill-color="#eff0f0" draw:opacity="100.0%" draw:stroke="none"/>
    </style:style>
    <style:style style:family="graphic" style:name="style-40">
      <style:graphic-properties draw:fill="solid" draw:fill-color="#fff200" draw:opacity="100.0%" draw:stroke="none"/>
    </style:style>
    <style:style style:family="graphic" style:name="style-41">
      <style:graphic-properties draw:fill="solid" draw:fill-color="#eff0f0" draw:opacity="100.0%" draw:stroke="none"/>
    </style:style>
    <style:style style:family="graphic" style:name="style-42">
      <style:graphic-properties draw:fill="solid" draw:fill-color="#eff0f0" draw:opacity="100.0%" draw:stroke="none"/>
    </style:style>
    <style:style style:family="graphic" style:name="style-43">
      <style:graphic-properties draw:fill="solid" draw:fill-color="#eff0f0" draw:opacity="100.0%" draw:stroke="none"/>
    </style:style>
    <style:style style:family="graphic" style:name="style-44">
      <style:graphic-properties draw:fill="solid" draw:fill-color="#fff200" draw:opacity="100.0%" draw:stroke="none"/>
    </style:style>
    <style:style style:family="graphic" style:name="style-45">
      <style:graphic-properties draw:fill="solid" draw:fill-color="#eff0f0" draw:opacity="100.0%" draw:stroke="none"/>
    </style:style>
    <style:style style:family="graphic" style:name="style-46">
      <style:graphic-properties draw:fill="solid" draw:fill-color="#fff200" draw:opacity="100.0%" draw:stroke="none"/>
    </style:style>
    <style:style style:family="graphic" style:name="style-47">
      <style:graphic-properties draw:fill="solid" draw:fill-color="#7e8082" draw:opacity="100.0%" draw:stroke="none"/>
    </style:style>
    <style:style style:family="graphic" style:name="style-48">
      <style:graphic-properties draw:fill="solid" draw:fill-color="#eff0f0" draw:opacity="100.0%" draw:stroke="none"/>
    </style:style>
    <style:style style:family="graphic" style:name="style-49">
      <style:graphic-properties draw:fill="solid" draw:fill-color="#eff0f0" draw:opacity="100.0%" draw:stroke="none"/>
    </style:style>
    <style:style style:family="graphic" style:name="style-50">
      <style:graphic-properties draw:fill="solid" draw:fill-color="#eff0f0" draw:opacity="100.0%" draw:stroke="none"/>
    </style:style>
    <style:style style:family="graphic" style:name="style-51">
      <style:graphic-properties draw:fill="solid" draw:fill-color="#fff200" draw:opacity="100.0%" draw:stroke="none"/>
    </style:style>
    <style:style style:family="graphic" style:name="style-52">
      <style:graphic-properties draw:fill="solid" draw:fill-color="#7e8082" draw:opacity="100.0%" draw:stroke="none"/>
    </style:style>
    <style:style style:family="graphic" style:name="style-53">
      <style:graphic-properties draw:fill="solid" draw:fill-color="#fff200" draw:opacity="100.0%" draw:stroke="none"/>
    </style:style>
    <style:style style:family="graphic" style:name="style-54">
      <style:graphic-properties draw:fill="solid" draw:fill-color="#000000" draw:opacity="100.0%" draw:stroke="none"/>
    </style:style>
    <style:style style:family="graphic" style:name="style-55">
      <style:graphic-properties draw:fill="solid" draw:fill-color="#ee3224" draw:opacity="100.0%" draw:stroke="none"/>
    </style:style>
    <style:style style:family="graphic" style:name="style-56">
      <style:graphic-properties draw:fill="solid" draw:fill-color="#eff0f0" draw:opacity="100.0%" draw:stroke="none"/>
    </style:style>
    <style:style style:family="graphic" style:name="style-57">
      <style:graphic-properties draw:fill="solid" draw:fill-color="#eff0f0" draw:opacity="100.0%" draw:stroke="none"/>
    </style:style>
    <style:style style:family="graphic" style:name="style-58">
      <style:graphic-properties draw:fill="solid" draw:fill-color="#000000" draw:opacity="100.0%" draw:stroke="none"/>
    </style:style>
    <style:style style:family="graphic" style:name="style-59">
      <style:graphic-properties draw:fill="solid" draw:fill-color="#7e8082" draw:opacity="100.0%" draw:stroke="none"/>
    </style:style>
    <style:style style:family="graphic" style:name="style-60">
      <style:graphic-properties draw:fill="solid" draw:fill-color="#7e8082" draw:opacity="100.0%" draw:stroke="none"/>
    </style:style>
    <style:style style:family="graphic" style:name="style-61">
      <style:graphic-properties draw:fill="solid" draw:fill-color="#7e8082" draw:opacity="100.0%" draw:stroke="none"/>
    </style:style>
    <style:style style:family="graphic" style:name="style-62">
      <style:graphic-properties draw:fill="solid" draw:fill-color="#7e8082" draw:opacity="100.0%" draw:stroke="none"/>
    </style:style>
    <style:style style:family="graphic" style:name="style-63">
      <style:graphic-properties draw:fill="solid" draw:fill-color="#7e8082" draw:opacity="100.0%" draw:stroke="none"/>
    </style:style>
    <style:style style:family="graphic" style:name="style-64">
      <style:graphic-properties draw:fill="solid" draw:fill-color="#7e8082" draw:opacity="100.0%" draw:stroke="none"/>
    </style:style>
    <style:style style:family="graphic" style:name="style-65">
      <style:graphic-properties draw:fill="solid" draw:fill-color="#7e8082" draw:opacity="100.0%" draw:stroke="none"/>
    </style:style>
    <style:style style:family="graphic" style:name="style-66">
      <style:graphic-properties draw:fill="solid" draw:fill-color="#7e8082" draw:opacity="100.0%" draw:stroke="none"/>
    </style:style>
    <style:style style:family="graphic" style:name="style-67">
      <style:graphic-properties draw:fill="solid" draw:fill-color="#eff0f0" draw:opacity="100.0%" draw:stroke="none"/>
    </style:style>
    <style:style style:family="graphic" style:name="style-68">
      <style:graphic-properties draw:fill="solid" draw:fill-color="#ee3224" draw:opacity="100.0%" draw:stroke="none"/>
    </style:style>
    <style:style style:family="graphic" style:name="style-69">
      <style:graphic-properties draw:fill="solid" draw:fill-color="#eff0f0" draw:opacity="100.0%" draw:stroke="none"/>
    </style:style>
    <style:style style:family="graphic" style:name="style-70">
      <style:graphic-properties draw:fill="solid" draw:fill-color="#ee3224" draw:opacity="100.0%" draw:stroke="none"/>
    </style:style>
    <style:style style:family="graphic" style:name="style-71">
      <style:graphic-properties draw:fill="solid" draw:fill-color="#fff200" draw:opacity="100.0%" draw:stroke="none"/>
    </style:style>
    <style:style style:family="graphic" style:name="style-72">
      <style:graphic-properties draw:fill="solid" draw:fill-color="#fff200" draw:opacity="100.0%" draw:stroke="none"/>
    </style:style>
    <style:style style:family="graphic" style:name="style-73">
      <style:graphic-properties draw:fill="solid" draw:fill-color="#fff200" draw:opacity="100.0%" draw:stroke="none"/>
    </style:style>
    <style:style style:family="graphic" style:name="style-74">
      <style:graphic-properties draw:fill="solid" draw:fill-color="#eff0f0" draw:opacity="100.0%" draw:stroke="none"/>
    </style:style>
    <style:style style:family="graphic" style:name="style-75">
      <style:graphic-properties draw:fill="solid" draw:fill-color="#7e8082" draw:opacity="100.0%" draw:stroke="none"/>
    </style:style>
    <style:style style:family="graphic" style:name="style-76">
      <style:graphic-properties draw:fill="solid" draw:fill-color="#eff0f0" draw:opacity="100.0%" draw:stroke="none"/>
    </style:style>
    <style:style style:family="graphic" style:name="style-77">
      <style:graphic-properties draw:fill="solid" draw:fill-color="#fff200" draw:opacity="100.0%" draw:stroke="none"/>
    </style:style>
    <style:style style:family="graphic" style:name="style-78">
      <style:graphic-properties draw:fill="solid" draw:fill-color="#7e8082" draw:opacity="100.0%" draw:stroke="none"/>
    </style:style>
    <style:style style:family="graphic" style:name="style-79">
      <style:graphic-properties draw:fill="solid" draw:fill-color="#fff200" draw:opacity="100.0%" draw:stroke="none"/>
    </style:style>
    <style:style style:family="graphic" style:name="style-80">
      <style:graphic-properties draw:fill="solid" draw:fill-color="#7e8082" draw:opacity="100.0%" draw:stroke="none"/>
    </style:style>
    <style:style style:family="graphic" style:name="style-81">
      <style:graphic-properties draw:fill="solid" draw:fill-color="#eff0f0" draw:opacity="100.0%" draw:stroke="none"/>
    </style:style>
    <style:style style:family="graphic" style:name="style-82">
      <style:graphic-properties draw:fill="solid" draw:fill-color="#eff0f0" draw:opacity="100.0%" draw:stroke="none"/>
    </style:style>
    <style:style style:family="graphic" style:name="style-83">
      <style:graphic-properties draw:fill="solid" draw:fill-color="#fff200" draw:opacity="100.0%" draw:stroke="none"/>
    </style:style>
    <style:style style:family="graphic" style:name="style-84">
      <style:graphic-properties draw:fill="solid" draw:fill-color="#fff200" draw:opacity="100.0%" draw:stroke="none"/>
    </style:style>
    <style:style style:family="graphic" style:name="style-85">
      <style:graphic-properties draw:fill="solid" draw:fill-color="#7e8082" draw:opacity="100.0%" draw:stroke="none"/>
    </style:style>
    <style:style style:family="graphic" style:name="style-86">
      <style:graphic-properties draw:fill="solid" draw:fill-color="#fff200" draw:opacity="100.0%" draw:stroke="none"/>
    </style:style>
    <style:style style:family="graphic" style:name="style-87">
      <style:graphic-properties draw:fill="solid" draw:fill-color="#7e8082" draw:opacity="100.0%" draw:stroke="none"/>
    </style:style>
    <style:style style:family="graphic" style:name="style-88">
      <style:graphic-properties draw:fill="solid" draw:fill-color="#000000" draw:opacity="100.0%" draw:stroke="none"/>
    </style:style>
    <style:style style:family="graphic" style:name="style-89">
      <style:graphic-properties draw:fill="solid" draw:fill-color="#fff200" draw:opacity="100.0%" draw:stroke="none"/>
    </style:style>
    <style:style style:family="graphic" style:name="style-90">
      <style:graphic-properties draw:fill="solid" draw:fill-color="#fff200" draw:opacity="100.0%" draw:stroke="none"/>
    </style:style>
    <style:style style:family="graphic" style:name="style-91">
      <style:graphic-properties draw:fill="solid" draw:fill-color="#7e8082" draw:opacity="100.0%" draw:stroke="none"/>
    </style:style>
    <style:style style:family="graphic" style:name="style-92">
      <style:graphic-properties draw:fill="solid" draw:fill-color="#000000" draw:opacity="100.0%" draw:stroke="none"/>
    </style:style>
    <style:style style:family="graphic" style:name="style-93">
      <style:graphic-properties draw:fill="solid" draw:fill-color="#fff200" draw:opacity="100.0%" draw:stroke="none"/>
    </style:style>
    <style:style style:family="graphic" style:name="style-94">
      <style:graphic-properties draw:fill="solid" draw:fill-color="#000000" draw:opacity="100.0%" draw:stroke="none"/>
    </style:style>
    <style:style style:family="graphic" style:name="style-95">
      <style:graphic-properties draw:fill="solid" draw:fill-color="#fff200" draw:opacity="100.0%" draw:stroke="none"/>
    </style:style>
    <style:style style:family="graphic" style:name="style-96">
      <style:graphic-properties draw:fill="solid" draw:fill-color="#fff200" draw:opacity="100.0%" draw:stroke="none"/>
    </style:style>
    <style:style style:family="graphic" style:name="style-97">
      <style:graphic-properties draw:fill="solid" draw:fill-color="#fff200" draw:opacity="100.0%" draw:stroke="none"/>
    </style:style>
    <style:style style:family="graphic" style:name="style-98">
      <style:graphic-properties draw:fill="solid" draw:fill-color="#eff0f0" draw:opacity="100.0%" draw:stroke="none"/>
    </style:style>
    <style:style style:family="graphic" style:name="style-99">
      <style:graphic-properties draw:fill="solid" draw:fill-color="#fff200" draw:opacity="100.0%" draw:stroke="none"/>
    </style:style>
    <style:style style:family="graphic" style:name="style-100">
      <style:graphic-properties draw:fill="solid" draw:fill-color="#fff200" draw:opacity="100.0%" draw:stroke="none"/>
    </style:style>
    <style:style style:family="graphic" style:name="style-101">
      <style:graphic-properties draw:fill="solid" draw:fill-color="#fff200" draw:opacity="100.0%" draw:stroke="none"/>
    </style:style>
    <style:style style:family="graphic" style:name="style-102">
      <style:graphic-properties draw:fill="solid" draw:fill-color="#7e8082" draw:opacity="100.0%" draw:stroke="none"/>
    </style:style>
    <style:style style:family="graphic" style:name="style-103">
      <style:graphic-properties draw:fill="solid" draw:fill-color="#000000" draw:opacity="100.0%" draw:stroke="none"/>
    </style:style>
    <style:style style:family="graphic" style:name="style-104">
      <style:graphic-properties draw:fill="solid" draw:fill-color="#fff200" draw:opacity="100.0%" draw:stroke="none"/>
    </style:style>
    <style:style style:family="graphic" style:name="style-105">
      <style:graphic-properties draw:fill="solid" draw:fill-color="#000000" draw:opacity="100.0%" draw:stroke="none"/>
    </style:style>
    <style:style style:family="graphic" style:name="style-106">
      <style:graphic-properties draw:fill="solid" draw:fill-color="#7e8082" draw:opacity="100.0%" draw:stroke="none"/>
    </style:style>
    <style:style style:family="graphic" style:name="style-107">
      <style:graphic-properties draw:fill="solid" draw:fill-color="#fff200" draw:opacity="100.0%" draw:stroke="none"/>
    </style:style>
    <style:style style:family="graphic" style:name="style-108">
      <style:graphic-properties draw:fill="solid" draw:fill-color="#000000" draw:opacity="100.0%" draw:stroke="none"/>
    </style:style>
    <style:style style:family="graphic" style:name="style-109">
      <style:graphic-properties draw:fill="solid" draw:fill-color="#fff200" draw:opacity="100.0%" draw:stroke="none"/>
    </style:style>
    <style:style style:family="graphic" style:name="style-110">
      <style:graphic-properties draw:fill="solid" draw:fill-color="#fff200" draw:opacity="100.0%" draw:stroke="none"/>
    </style:style>
    <style:style style:family="graphic" style:name="style-111">
      <style:graphic-properties draw:fill="solid" draw:fill-color="#7e8082" draw:opacity="100.0%" draw:stroke="none"/>
    </style:style>
    <style:style style:family="graphic" style:name="style-112">
      <style:graphic-properties draw:fill="solid" draw:fill-color="#fff200" draw:opacity="100.0%" draw:stroke="none"/>
    </style:style>
    <style:style style:family="graphic" style:name="style-113">
      <style:graphic-properties draw:fill="solid" draw:fill-color="#7e8082" draw:opacity="100.0%" draw:stroke="none"/>
    </style:style>
    <style:style style:family="graphic" style:name="style-114">
      <style:graphic-properties draw:fill="solid" draw:fill-color="#fff200" draw:opacity="100.0%" draw:stroke="none"/>
    </style:style>
    <style:style style:family="graphic" style:name="style-115">
      <style:graphic-properties draw:fill="solid" draw:fill-color="#eff0f0" draw:opacity="100.0%" draw:stroke="none"/>
    </style:style>
    <style:style style:family="graphic" style:name="style-116">
      <style:graphic-properties draw:fill="solid" draw:fill-color="#fff200" draw:opacity="100.0%" draw:stroke="none"/>
    </style:style>
    <style:style style:family="graphic" style:name="style-117">
      <style:graphic-properties draw:fill="solid" draw:fill-color="#fff200" draw:opacity="100.0%" draw:stroke="none"/>
    </style:style>
    <style:style style:family="graphic" style:name="style-118">
      <style:graphic-properties draw:fill="solid" draw:fill-color="#fff200" draw:opacity="100.0%" draw:stroke="none"/>
    </style:style>
    <style:style style:family="graphic" style:name="style-119">
      <style:graphic-properties draw:fill="solid" draw:fill-color="#eff0f0" draw:opacity="100.0%" draw:stroke="none"/>
    </style:style>
    <style:style style:family="graphic" style:name="style-120">
      <style:graphic-properties draw:fill="solid" draw:fill-color="#fff200" draw:opacity="100.0%" draw:stroke="none"/>
    </style:style>
    <style:style style:family="graphic" style:name="style-121">
      <style:graphic-properties draw:fill="solid" draw:fill-color="#fff200" draw:opacity="100.0%" draw:stroke="none"/>
    </style:style>
    <style:style style:family="graphic" style:name="style-122">
      <style:graphic-properties draw:fill="solid" draw:fill-color="#eff0f0" draw:opacity="100.0%" draw:stroke="none"/>
    </style:style>
    <style:style style:family="graphic" style:name="style-123">
      <style:graphic-properties draw:fill="solid" draw:fill-color="#fff200" draw:opacity="100.0%" draw:stroke="none"/>
    </style:style>
    <style:style style:family="graphic" style:name="style-124">
      <style:graphic-properties draw:fill="solid" draw:fill-color="#fff200" draw:opacity="100.0%" draw:stroke="none"/>
    </style:style>
    <style:style style:family="graphic" style:name="style-125">
      <style:graphic-properties draw:fill="solid" draw:fill-color="#fff200" draw:opacity="100.0%" draw:stroke="none"/>
    </style:style>
    <style:style style:family="graphic" style:name="style-126">
      <style:graphic-properties draw:fill="solid" draw:fill-color="#fff200" draw:opacity="100.0%" draw:stroke="none"/>
    </style:style>
    <style:style style:family="graphic" style:name="style-127">
      <style:graphic-properties draw:fill="solid" draw:fill-color="#fff200" draw:opacity="100.0%" draw:stroke="none"/>
    </style:style>
    <style:style style:family="graphic" style:name="style-128">
      <style:graphic-properties draw:fill="solid" draw:fill-color="#fff200" draw:opacity="100.0%" draw:stroke="none"/>
    </style:style>
    <style:style style:family="graphic" style:name="style-129">
      <style:graphic-properties draw:fill="solid" draw:fill-color="#fff200" draw:opacity="100.0%" draw:stroke="none"/>
    </style:style>
    <style:style style:family="graphic" style:name="style-130">
      <style:graphic-properties draw:fill="solid" draw:fill-color="#7e8082" draw:opacity="100.0%" draw:stroke="none"/>
    </style:style>
    <style:style style:family="graphic" style:name="style-131">
      <style:graphic-properties draw:fill="solid" draw:fill-color="#fff200" draw:opacity="100.0%" draw:stroke="none"/>
    </style:style>
    <style:style style:family="graphic" style:name="style-132">
      <style:graphic-properties draw:fill="solid" draw:fill-color="#fff200" draw:opacity="100.0%" draw:stroke="none"/>
    </style:style>
    <style:style style:family="graphic" style:name="style-133">
      <style:graphic-properties draw:fill="solid" draw:fill-color="#fff200" draw:opacity="100.0%" draw:stroke="none"/>
    </style:style>
    <style:style style:family="graphic" style:name="style-134">
      <style:graphic-properties draw:fill="solid" draw:fill-color="#000000" draw:opacity="100.0%" draw:stroke="none"/>
    </style:style>
    <style:style style:family="graphic" style:name="style-135">
      <style:graphic-properties draw:fill="solid" draw:fill-color="#eff0f0" draw:opacity="100.0%" draw:stroke="none"/>
    </style:style>
    <style:style style:family="graphic" style:name="style-136">
      <style:graphic-properties draw:fill="solid" draw:fill-color="#fff200" draw:opacity="100.0%" draw:stroke="none"/>
    </style:style>
    <style:style style:family="graphic" style:name="style-137">
      <style:graphic-properties draw:fill="solid" draw:fill-color="#eff0f0" draw:opacity="100.0%" draw:stroke="none"/>
    </style:style>
    <style:style style:family="graphic" style:name="style-138">
      <style:graphic-properties draw:fill="solid" draw:fill-color="#eff0f0" draw:opacity="100.0%" draw:stroke="none"/>
    </style:style>
    <style:style style:family="graphic" style:name="style-139">
      <style:graphic-properties draw:fill="solid" draw:fill-color="#7e8082" draw:opacity="100.0%" draw:stroke="none"/>
    </style:style>
    <style:style style:family="graphic" style:name="style-140">
      <style:graphic-properties draw:fill="solid" draw:fill-color="#7e8082" draw:opacity="100.0%" draw:stroke="none"/>
    </style:style>
    <style:style style:family="graphic" style:name="style-141">
      <style:graphic-properties draw:fill="solid" draw:fill-color="#eff0f0" draw:opacity="100.0%" draw:stroke="none"/>
    </style:style>
    <style:style style:family="graphic" style:name="style-142">
      <style:graphic-properties draw:fill="solid" draw:fill-color="#eff0f0" draw:opacity="100.0%" draw:stroke="none"/>
    </style:style>
    <style:style style:family="graphic" style:name="style-143">
      <style:graphic-properties draw:fill="solid" draw:fill-color="#7e8082" draw:opacity="100.0%" draw:stroke="none"/>
    </style:style>
    <style:style style:family="graphic" style:name="style-144">
      <style:graphic-properties draw:fill="solid" draw:fill-color="#000000" draw:opacity="100.0%" draw:stroke="none"/>
    </style:style>
    <style:style style:family="graphic" style:name="style-145">
      <style:graphic-properties draw:fill="solid" draw:fill-color="#eff0f0" draw:opacity="100.0%" draw:stroke="none"/>
    </style:style>
    <style:style style:family="graphic" style:name="style-146">
      <style:graphic-properties draw:fill="solid" draw:fill-color="#7e8082" draw:opacity="100.0%" draw:stroke="none"/>
    </style:style>
    <style:style style:family="graphic" style:name="style-147">
      <style:graphic-properties draw:fill="solid" draw:fill-color="#eff0f0" draw:opacity="100.0%" draw:stroke="none"/>
    </style:style>
    <style:style style:family="graphic" style:name="style-148">
      <style:graphic-properties draw:fill="solid" draw:fill-color="#eff0f0" draw:opacity="100.0%" draw:stroke="none"/>
    </style:style>
    <style:style style:family="graphic" style:name="style-149">
      <style:graphic-properties draw:fill="solid" draw:fill-color="#eff0f0" draw:opacity="100.0%" draw:stroke="none"/>
    </style:style>
    <style:style style:family="graphic" style:name="style-150">
      <style:graphic-properties draw:fill="solid" draw:fill-color="#eff0f0" draw:opacity="100.0%" draw:stroke="none"/>
    </style:style>
    <style:style style:family="graphic" style:name="style-151">
      <style:graphic-properties draw:fill="solid" draw:fill-color="#eff0f0" draw:opacity="100.0%" draw:stroke="none"/>
    </style:style>
    <style:style style:family="graphic" style:name="style-152">
      <style:graphic-properties draw:fill="solid" draw:fill-color="#000000" draw:opacity="100.0%" draw:stroke="none"/>
    </style:style>
    <style:style style:family="graphic" style:name="style-153">
      <style:graphic-properties draw:fill="solid" draw:fill-color="#000000" draw:opacity="100.0%" draw:stroke="none"/>
    </style:style>
    <style:style style:family="graphic" style:name="style-154">
      <style:graphic-properties draw:fill="solid" draw:fill-color="#eff0f0" draw:opacity="100.0%" draw:stroke="none"/>
    </style:style>
    <style:style style:family="graphic" style:name="style-155">
      <style:graphic-properties draw:fill="solid" draw:fill-color="#eff0f0" draw:opacity="100.0%" draw:stroke="none"/>
    </style:style>
    <style:style style:family="graphic" style:name="style-156">
      <style:graphic-properties draw:fill="solid" draw:fill-color="#eff0f0" draw:opacity="100.0%" draw:stroke="none"/>
    </style:style>
    <style:style style:family="graphic" style:name="style-157">
      <style:graphic-properties draw:fill="solid" draw:fill-color="#eff0f0" draw:opacity="100.0%" draw:stroke="none"/>
    </style:style>
    <style:style style:family="graphic" style:name="style-158">
      <style:graphic-properties draw:fill="solid" draw:fill-color="#000000" draw:opacity="100.0%" draw:stroke="none"/>
    </style:style>
    <style:style style:family="graphic" style:name="style-159">
      <style:graphic-properties draw:fill="solid" draw:fill-color="#eff0f0" draw:opacity="100.0%" draw:stroke="none"/>
    </style:style>
    <style:style style:family="graphic" style:name="style-160">
      <style:graphic-properties draw:fill="solid" draw:fill-color="#eff0f0" draw:opacity="100.0%" draw:stroke="none"/>
    </style:style>
    <style:style style:family="graphic" style:name="style-161">
      <style:graphic-properties draw:fill="solid" draw:fill-color="#000000" draw:opacity="100.0%" draw:stroke="none"/>
    </style:style>
    <style:style style:family="graphic" style:name="style-162">
      <style:graphic-properties draw:fill="solid" draw:fill-color="#000000" draw:opacity="100.0%" draw:stroke="none"/>
    </style:style>
    <style:style style:family="graphic" style:name="style-163">
      <style:graphic-properties draw:fill="solid" draw:fill-color="#eff0f0" draw:opacity="100.0%" draw:stroke="none"/>
    </style:style>
    <style:style style:family="graphic" style:name="style-164">
      <style:graphic-properties draw:fill="solid" draw:fill-color="#eff0f0" draw:opacity="100.0%" draw:stroke="none"/>
    </style:style>
    <style:style style:family="graphic" style:name="style-165">
      <style:graphic-properties draw:fill="solid" draw:fill-color="#eff0f0" draw:opacity="100.0%" draw:stroke="none"/>
    </style:style>
    <style:style style:family="graphic" style:name="style-166">
      <style:graphic-properties draw:fill="solid" draw:fill-color="#eff0f0" draw:opacity="100.0%" draw:stroke="none"/>
    </style:style>
    <style:style style:family="graphic" style:name="style-167">
      <style:graphic-properties draw:fill="solid" draw:fill-color="#eff0f0" draw:opacity="100.0%" draw:stroke="none"/>
    </style:style>
    <style:style style:family="graphic" style:name="style-168">
      <style:graphic-properties draw:fill="solid" draw:fill-color="#eff0f0" draw:opacity="100.0%" draw:stroke="none"/>
    </style:style>
    <style:style style:family="graphic" style:name="style-169">
      <style:graphic-properties draw:fill="solid" draw:fill-color="#000000" draw:opacity="100.0%" draw:stroke="none"/>
    </style:style>
    <style:style style:family="graphic" style:name="style-170">
      <style:graphic-properties draw:fill="solid" draw:fill-color="#eff0f0" draw:opacity="100.0%" draw:stroke="none"/>
    </style:style>
    <style:style style:family="graphic" style:name="style-171">
      <style:graphic-properties draw:fill="solid" draw:fill-color="#000000" draw:opacity="100.0%" draw:stroke="none"/>
    </style:style>
    <style:style style:family="graphic" style:name="style-172">
      <style:graphic-properties draw:fill="solid" draw:fill-color="#eff0f0" draw:opacity="100.0%" draw:stroke="none"/>
    </style:style>
    <style:style style:family="graphic" style:name="style-173">
      <style:graphic-properties draw:fill="solid" draw:fill-color="#000000" draw:opacity="100.0%" draw:stroke="none"/>
    </style:style>
    <style:style style:family="graphic" style:name="style-174">
      <style:graphic-properties draw:fill="solid" draw:fill-color="#eff0f0" draw:opacity="100.0%" draw:stroke="none"/>
    </style:style>
    <style:style style:family="graphic" style:name="style-175">
      <style:graphic-properties draw:fill="solid" draw:fill-color="#000000" draw:opacity="100.0%" draw:stroke="none"/>
    </style:style>
    <style:style style:family="graphic" style:name="style-176">
      <style:graphic-properties draw:fill="solid" draw:fill-color="#eff0f0" draw:opacity="100.0%" draw:stroke="none"/>
    </style:style>
    <style:style style:family="graphic" style:name="style-177">
      <style:graphic-properties draw:fill="solid" draw:fill-color="#000000" draw:opacity="100.0%" draw:stroke="none"/>
    </style:style>
    <style:style style:family="graphic" style:name="style-178">
      <style:graphic-properties draw:fill="solid" draw:fill-color="#eff0f0" draw:opacity="100.0%" draw:stroke="none"/>
    </style:style>
    <style:style style:family="graphic" style:name="style-179">
      <style:graphic-properties draw:fill="solid" draw:fill-color="#000000" draw:opacity="100.0%" draw:stroke="none"/>
    </style:style>
    <style:style style:family="graphic" style:name="style-180">
      <style:graphic-properties draw:fill="solid" draw:fill-color="#eff0f0" draw:opacity="100.0%" draw:stroke="none"/>
    </style:style>
    <style:style style:family="graphic" style:name="style-181">
      <style:graphic-properties draw:fill="solid" draw:fill-color="#000000" draw:opacity="100.0%" draw:stroke="none"/>
    </style:style>
    <style:style style:family="graphic" style:name="style-182">
      <style:graphic-properties draw:fill="solid" draw:fill-color="#eff0f0" draw:opacity="100.0%" draw:stroke="none"/>
    </style:style>
    <style:style style:family="graphic" style:name="style-183">
      <style:graphic-properties draw:fill="solid" draw:fill-color="#eff0f0" draw:opacity="100.0%" draw:stroke="none"/>
    </style:style>
    <style:style style:family="graphic" style:name="style-184">
      <style:graphic-properties draw:fill="solid" draw:fill-color="#eff0f0" draw:opacity="100.0%" draw:stroke="none"/>
    </style:style>
    <style:style style:family="graphic" style:name="style-185">
      <style:graphic-properties draw:fill="solid" draw:fill-color="#eff0f0" draw:opacity="100.0%" draw:stroke="none"/>
    </style:style>
    <style:style style:family="graphic" style:name="style-186">
      <style:graphic-properties draw:fill="solid" draw:fill-color="#eff0f0" draw:opacity="100.0%" draw:stroke="none"/>
    </style:style>
    <style:style style:family="graphic" style:name="style-187">
      <style:graphic-properties draw:fill="solid" draw:fill-color="#eff0f0" draw:opacity="100.0%" draw:stroke="none"/>
    </style:style>
    <style:style style:family="graphic" style:name="style-188">
      <style:graphic-properties draw:fill="solid" draw:fill-color="#eff0f0" draw:opacity="100.0%" draw:stroke="none"/>
    </style:style>
    <style:style style:family="graphic" style:name="style-189">
      <style:graphic-properties draw:fill="solid" draw:fill-color="#eff0f0" draw:opacity="100.0%" draw:stroke="none"/>
    </style:style>
    <style:style style:family="graphic" style:name="style-190">
      <style:graphic-properties draw:fill="solid" draw:fill-color="#eff0f0" draw:opacity="100.0%" draw:stroke="none"/>
    </style:style>
    <style:style style:family="graphic" style:name="style-191">
      <style:graphic-properties draw:fill="solid" draw:fill-color="#00a88f" draw:opacity="100.0%" draw:stroke="none"/>
    </style:style>
    <style:style style:family="graphic" style:name="style-192">
      <style:graphic-properties draw:fill="solid" draw:fill-color="#eff0f0" draw:opacity="100.0%" draw:stroke="none"/>
    </style:style>
    <style:style style:family="graphic" style:name="style-193">
      <style:graphic-properties draw:fill="solid" draw:fill-color="#ee3224" draw:opacity="100.0%" draw:stroke="none"/>
    </style:style>
    <style:style style:family="graphic" style:name="style-194">
      <style:graphic-properties draw:fill="solid" draw:fill-color="#eff0f0" draw:opacity="100.0%" draw:stroke="none"/>
    </style:style>
    <style:style style:family="graphic" style:name="style-195">
      <style:graphic-properties draw:fill="solid" draw:fill-color="#fff200" draw:opacity="100.0%" draw:stroke="none"/>
    </style:style>
    <style:style style:family="graphic" style:name="style-196">
      <style:graphic-properties draw:fill="solid" draw:fill-color="#eff0f0" draw:opacity="100.0%" draw:stroke="none"/>
    </style:style>
    <style:style style:family="graphic" style:name="style-197">
      <style:graphic-properties draw:fill="solid" draw:fill-color="#eff0f0" draw:opacity="100.0%" draw:stroke="none"/>
    </style:style>
    <style:style style:family="graphic" style:name="style-198">
      <style:graphic-properties draw:fill="solid" draw:fill-color="#eff0f0" draw:opacity="100.0%" draw:stroke="none"/>
    </style:style>
    <style:style style:family="graphic" style:name="style-199">
      <style:graphic-properties draw:fill="solid" draw:fill-color="#eff0f0" draw:opacity="100.0%" draw:stroke="none"/>
    </style:style>
    <style:style style:family="graphic" style:name="style-200">
      <style:graphic-properties draw:fill="solid" draw:fill-color="#fff200" draw:opacity="100.0%" draw:stroke="none"/>
    </style:style>
    <style:style style:family="graphic" style:name="style-201">
      <style:graphic-properties draw:fill="solid" draw:fill-color="#00a88f" draw:opacity="100.0%" draw:stroke="none"/>
    </style:style>
    <style:style style:family="graphic" style:name="style-202">
      <style:graphic-properties draw:fill="solid" draw:fill-color="#00a94f" draw:opacity="100.0%" draw:stroke="none"/>
    </style:style>
    <style:style style:family="graphic" style:name="style-203">
      <style:graphic-properties draw:fill="solid" draw:fill-color="#eff0f0" draw:opacity="100.0%" draw:stroke="none"/>
    </style:style>
    <style:style style:family="graphic" style:name="style-204">
      <style:graphic-properties draw:fill="solid" draw:fill-color="#ee3224" draw:opacity="100.0%" draw:stroke="none"/>
    </style:style>
    <style:style style:family="graphic" style:name="style-205">
      <style:graphic-properties draw:fill="solid" draw:fill-color="#0093d0" draw:opacity="100.0%" draw:stroke="none"/>
    </style:style>
    <style:style style:family="graphic" style:name="style-206">
      <style:graphic-properties draw:fill="solid" draw:fill-color="#eff0f0" draw:opacity="100.0%" draw:stroke="none"/>
    </style:style>
    <style:style style:family="graphic" style:name="style-207">
      <style:graphic-properties draw:fill="solid" draw:fill-color="#eff0f0" draw:opacity="100.0%" draw:stroke="none"/>
    </style:style>
    <style:style style:family="graphic" style:name="style-208">
      <style:graphic-properties draw:fill="solid" draw:fill-color="#eff0f0" draw:opacity="100.0%" draw:stroke="none"/>
    </style:style>
    <style:style style:family="graphic" style:name="style-209">
      <style:graphic-properties draw:fill="solid" draw:fill-color="#0093d0" draw:opacity="100.0%" draw:stroke="none"/>
    </style:style>
    <style:style style:family="graphic" style:name="style-210">
      <style:graphic-properties draw:fill="solid" draw:fill-color="#000000" draw:opacity="100.0%" draw:stroke="none"/>
    </style:style>
    <style:style style:family="graphic" style:name="style-211">
      <style:graphic-properties draw:fill="solid" draw:fill-color="#ee3224" draw:opacity="100.0%" draw:stroke="none"/>
    </style:style>
    <style:style style:family="graphic" style:name="style-212">
      <style:graphic-properties draw:fill="solid" draw:fill-color="#fff200" draw:opacity="100.0%" draw:stroke="none"/>
    </style:style>
    <style:style style:family="graphic" style:name="style-213">
      <style:graphic-properties draw:fill="solid" draw:fill-color="#eff0f0" draw:opacity="100.0%" draw:stroke="none"/>
    </style:style>
    <style:style style:family="graphic" style:name="style-214">
      <style:graphic-properties draw:fill="solid" draw:fill-color="#0093d0" draw:opacity="100.0%" draw:stroke="none"/>
    </style:style>
    <style:style style:family="graphic" style:name="style-215">
      <style:graphic-properties draw:fill="solid" draw:fill-color="#eff0f0" draw:opacity="100.0%" draw:stroke="none"/>
    </style:style>
    <style:style style:family="graphic" style:name="style-216">
      <style:graphic-properties draw:fill="solid" draw:fill-color="#eff0f0" draw:opacity="100.0%" draw:stroke="none"/>
    </style:style>
    <style:style style:family="graphic" style:name="style-217">
      <style:graphic-properties draw:fill="solid" draw:fill-color="#eff0f0" draw:opacity="100.0%" draw:stroke="none"/>
    </style:style>
    <style:style style:family="graphic" style:name="style-218">
      <style:graphic-properties draw:fill="solid" draw:fill-color="#0093d0" draw:opacity="100.0%" draw:stroke="none"/>
    </style:style>
    <style:style style:family="graphic" style:name="style-219">
      <style:graphic-properties draw:fill="solid" draw:fill-color="#7e8082" draw:opacity="100.0%" draw:stroke="none"/>
    </style:style>
    <style:style style:family="graphic" style:name="style-220">
      <style:graphic-properties draw:fill="solid" draw:fill-color="#eff0f0" draw:opacity="100.0%" draw:stroke="none"/>
    </style:style>
    <style:style style:family="graphic" style:name="style-221">
      <style:graphic-properties draw:fill="solid" draw:fill-color="#fff200" draw:opacity="100.0%" draw:stroke="none"/>
    </style:style>
    <style:style style:family="graphic" style:name="style-222">
      <style:graphic-properties draw:fill="solid" draw:fill-color="#fff200" draw:opacity="100.0%" draw:stroke="none"/>
    </style:style>
    <style:style style:family="graphic" style:name="style-223">
      <style:graphic-properties draw:fill="solid" draw:fill-color="#7e8082" draw:opacity="100.0%" draw:stroke="none"/>
    </style:style>
    <style:style style:family="graphic" style:name="style-224">
      <style:graphic-properties draw:fill="solid" draw:fill-color="#00a94f" draw:opacity="100.0%" draw:stroke="none"/>
    </style:style>
    <style:style style:family="graphic" style:name="style-225">
      <style:graphic-properties draw:fill="solid" draw:fill-color="#0093d0" draw:opacity="100.0%" draw:stroke="none"/>
    </style:style>
    <style:style style:family="graphic" style:name="style-226">
      <style:graphic-properties draw:fill="solid" draw:fill-color="#fff200" draw:opacity="100.0%" draw:stroke="none"/>
    </style:style>
    <style:style style:family="graphic" style:name="style-227">
      <style:graphic-properties draw:fill="solid" draw:fill-color="#ee3224" draw:opacity="100.0%" draw:stroke="none"/>
    </style:style>
    <style:style style:family="graphic" style:name="style-228">
      <style:graphic-properties draw:fill="solid" draw:fill-color="#0093d0" draw:opacity="100.0%" draw:stroke="none"/>
    </style:style>
    <style:style style:family="graphic" style:name="style-229">
      <style:graphic-properties draw:fill="solid" draw:fill-color="#eff0f0" draw:opacity="100.0%" draw:stroke="none"/>
    </style:style>
    <style:style style:family="graphic" style:name="style-230">
      <style:graphic-properties draw:fill="solid" draw:fill-color="#fff200" draw:opacity="100.0%" draw:stroke="none"/>
    </style:style>
    <style:style style:family="graphic" style:name="style-231">
      <style:graphic-properties draw:fill="solid" draw:fill-color="#eff0f0" draw:opacity="100.0%" draw:stroke="none"/>
    </style:style>
    <style:style style:family="graphic" style:name="style-232">
      <style:graphic-properties draw:fill="solid" draw:fill-color="#ee3224" draw:opacity="100.0%" draw:stroke="none"/>
    </style:style>
    <style:style style:family="graphic" style:name="style-233">
      <style:graphic-properties draw:fill="solid" draw:fill-color="#00a94f" draw:opacity="100.0%" draw:stroke="none"/>
    </style:style>
    <style:style style:family="graphic" style:name="style-234">
      <style:graphic-properties draw:fill="solid" draw:fill-color="#000000" draw:opacity="100.0%" draw:stroke="none"/>
    </style:style>
    <style:style style:family="graphic" style:name="style-235">
      <style:graphic-properties draw:fill="solid" draw:fill-color="#ee3224" draw:opacity="100.0%" draw:stroke="none"/>
    </style:style>
    <style:style style:family="graphic" style:name="style-236">
      <style:graphic-properties draw:fill="solid" draw:fill-color="#00a94f" draw:opacity="100.0%" draw:stroke="none"/>
    </style:style>
    <style:style style:family="graphic" style:name="style-237">
      <style:graphic-properties draw:fill="solid" draw:fill-color="#000000" draw:opacity="100.0%" draw:stroke="none"/>
    </style:style>
    <style:style style:family="graphic" style:name="style-238">
      <style:graphic-properties draw:fill="solid" draw:fill-color="#eff0f0" draw:opacity="100.0%" draw:stroke="none"/>
    </style:style>
    <style:style style:family="graphic" style:name="style-239">
      <style:graphic-properties draw:fill="solid" draw:fill-color="#eff0f0" draw:opacity="100.0%" draw:stroke="none"/>
    </style:style>
    <style:style style:family="graphic" style:name="style-240">
      <style:graphic-properties draw:fill="solid" draw:fill-color="#0093d0" draw:opacity="100.0%" draw:stroke="none"/>
    </style:style>
    <style:style style:family="graphic" style:name="style-241">
      <style:graphic-properties draw:fill="solid" draw:fill-color="#eff0f0" draw:opacity="100.0%" draw:stroke="none"/>
    </style:style>
    <style:style style:family="graphic" style:name="style-242">
      <style:graphic-properties draw:fill="solid" draw:fill-color="#fff200" draw:opacity="100.0%" draw:stroke="none"/>
    </style:style>
    <style:style style:family="graphic" style:name="style-243">
      <style:graphic-properties draw:fill="solid" draw:fill-color="#00a94f" draw:opacity="100.0%" draw:stroke="none"/>
    </style:style>
    <style:style style:family="graphic" style:name="style-244">
      <style:graphic-properties draw:fill="solid" draw:fill-color="#eff0f0" draw:opacity="100.0%" draw:stroke="none"/>
    </style:style>
    <style:style style:family="graphic" style:name="style-245">
      <style:graphic-properties draw:fill="solid" draw:fill-color="#0093d0" draw:opacity="100.0%" draw:stroke="none"/>
    </style:style>
    <style:style style:family="graphic" style:name="style-246">
      <style:graphic-properties draw:fill="solid" draw:fill-color="#eff0f0" draw:opacity="100.0%" draw:stroke="none"/>
    </style:style>
    <style:style style:family="graphic" style:name="style-247">
      <style:graphic-properties draw:fill="solid" draw:fill-color="#eff0f0" draw:opacity="100.0%" draw:stroke="none"/>
    </style:style>
    <style:style style:family="graphic" style:name="style-248">
      <style:graphic-properties draw:fill="solid" draw:fill-color="#ee3224" draw:opacity="100.0%" draw:stroke="none"/>
    </style:style>
    <style:style style:family="graphic" style:name="style-249">
      <style:graphic-properties draw:fill="solid" draw:fill-color="#eff0f0" draw:opacity="100.0%" draw:stroke="none"/>
    </style:style>
    <style:style style:family="graphic" style:name="style-250">
      <style:graphic-properties draw:fill="solid" draw:fill-color="#ee3224" draw:opacity="100.0%" draw:stroke="none"/>
    </style:style>
    <style:style style:family="graphic" style:name="style-251">
      <style:graphic-properties draw:fill="solid" draw:fill-color="#00a94f" draw:opacity="100.0%" draw:stroke="none"/>
    </style:style>
    <style:style style:family="graphic" style:name="style-252">
      <style:graphic-properties draw:fill="solid" draw:fill-color="#eff0f0" draw:opacity="100.0%" draw:stroke="none"/>
    </style:style>
    <style:style style:family="graphic" style:name="style-253">
      <style:graphic-properties draw:fill="solid" draw:fill-color="#eff0f0" draw:opacity="100.0%" draw:stroke="none"/>
    </style:style>
    <style:style style:family="graphic" style:name="style-254">
      <style:graphic-properties draw:fill="solid" draw:fill-color="#eff0f0" draw:opacity="100.0%" draw:stroke="none"/>
    </style:style>
    <style:style style:family="graphic" style:name="style-255">
      <style:graphic-properties draw:fill="solid" draw:fill-color="#fff200" draw:opacity="100.0%" draw:stroke="none"/>
    </style:style>
    <style:style style:family="graphic" style:name="style-256">
      <style:graphic-properties draw:fill="solid" draw:fill-color="#0093d0" draw:opacity="100.0%" draw:stroke="none"/>
    </style:style>
    <style:style style:family="graphic" style:name="style-257">
      <style:graphic-properties draw:fill="solid" draw:fill-color="#eff0f0" draw:opacity="100.0%" draw:stroke="none"/>
    </style:style>
    <style:style style:family="graphic" style:name="style-258">
      <style:graphic-properties draw:fill="solid" draw:fill-color="#000000" draw:opacity="100.0%" draw:stroke="none"/>
    </style:style>
    <style:style style:family="graphic" style:name="style-259">
      <style:graphic-properties draw:fill="solid" draw:fill-color="#eff0f0" draw:opacity="100.0%" draw:stroke="none"/>
    </style:style>
    <style:style style:family="graphic" style:name="style-260">
      <style:graphic-properties draw:fill="solid" draw:fill-color="#eff0f0" draw:opacity="100.0%" draw:stroke="none"/>
    </style:style>
    <style:style style:family="graphic" style:name="style-261">
      <style:graphic-properties draw:fill="solid" draw:fill-color="#fff200" draw:opacity="100.0%" draw:stroke="none"/>
    </style:style>
    <style:style style:family="graphic" style:name="style-262">
      <style:graphic-properties draw:fill="solid" draw:fill-color="#ee3224" draw:opacity="100.0%" draw:stroke="none"/>
    </style:style>
    <style:style style:family="graphic" style:name="style-263">
      <style:graphic-properties draw:fill="solid" draw:fill-color="#ee3224" draw:opacity="100.0%" draw:stroke="none"/>
    </style:style>
    <style:style style:family="graphic" style:name="style-264">
      <style:graphic-properties draw:fill="solid" draw:fill-color="#eff0f0" draw:opacity="100.0%" draw:stroke="none"/>
    </style:style>
    <style:style style:family="graphic" style:name="style-265">
      <style:graphic-properties draw:fill="solid" draw:fill-color="#eff0f0" draw:opacity="100.0%" draw:stroke="none"/>
    </style:style>
    <style:style style:family="graphic" style:name="style-266">
      <style:graphic-properties draw:fill="solid" draw:fill-color="#0093d0" draw:opacity="100.0%" draw:stroke="none"/>
    </style:style>
    <style:style style:family="graphic" style:name="style-267">
      <style:graphic-properties draw:fill="solid" draw:fill-color="#eff0f0" draw:opacity="100.0%" draw:stroke="none"/>
    </style:style>
    <style:style style:family="graphic" style:name="style-268">
      <style:graphic-properties draw:fill="solid" draw:fill-color="#eff0f0" draw:opacity="100.0%" draw:stroke="none"/>
    </style:style>
    <style:style style:family="graphic" style:name="style-269">
      <style:graphic-properties draw:fill="solid" draw:fill-color="#ee3224" draw:opacity="100.0%" draw:stroke="none"/>
    </style:style>
    <style:style style:family="graphic" style:name="style-270">
      <style:graphic-properties draw:fill="solid" draw:fill-color="#eff0f0" draw:opacity="100.0%" draw:stroke="none"/>
    </style:style>
    <style:style style:family="graphic" style:name="style-271">
      <style:graphic-properties draw:fill="solid" draw:fill-color="#fff200" draw:opacity="100.0%" draw:stroke="none"/>
    </style:style>
    <style:style style:family="graphic" style:name="style-272">
      <style:graphic-properties draw:fill="solid" draw:fill-color="#0093d0" draw:opacity="100.0%" draw:stroke="none"/>
    </style:style>
    <style:style style:family="graphic" style:name="style-273">
      <style:graphic-properties draw:fill="solid" draw:fill-color="#000000" draw:opacity="100.0%" draw:stroke="none"/>
    </style:style>
    <style:style style:family="graphic" style:name="style-274">
      <style:graphic-properties draw:fill="solid" draw:fill-color="#ee3224" draw:opacity="100.0%" draw:stroke="none"/>
    </style:style>
    <style:style style:family="graphic" style:name="style-275">
      <style:graphic-properties draw:fill="solid" draw:fill-color="#eff0f0" draw:opacity="100.0%" draw:stroke="none"/>
    </style:style>
    <style:style style:family="graphic" style:name="style-276">
      <style:graphic-properties draw:fill="solid" draw:fill-color="#eff0f0" draw:opacity="100.0%" draw:stroke="none"/>
    </style:style>
    <style:style style:family="graphic" style:name="style-277">
      <style:graphic-properties draw:fill="solid" draw:fill-color="#eff0f0" draw:opacity="100.0%" draw:stroke="none"/>
    </style:style>
    <style:style style:family="graphic" style:name="style-278">
      <style:graphic-properties draw:fill="solid" draw:fill-color="#000000" draw:opacity="100.0%" draw:stroke="none"/>
    </style:style>
    <style:style style:family="graphic" style:name="style-279">
      <style:graphic-properties draw:fill="solid" draw:fill-color="#00a94f" draw:opacity="100.0%" draw:stroke="none"/>
    </style:style>
    <style:style style:family="graphic" style:name="style-280">
      <style:graphic-properties draw:fill="solid" draw:fill-color="#fff200" draw:opacity="100.0%" draw:stroke="none"/>
    </style:style>
    <style:style style:family="graphic" style:name="style-281">
      <style:graphic-properties draw:fill="solid" draw:fill-color="#eff0f0" draw:opacity="100.0%" draw:stroke="none"/>
    </style:style>
    <style:style style:family="graphic" style:name="style-282">
      <style:graphic-properties draw:fill="solid" draw:fill-color="#eff0f0" draw:opacity="100.0%" draw:stroke="none"/>
    </style:style>
    <style:style style:family="graphic" style:name="style-283">
      <style:graphic-properties draw:fill="solid" draw:fill-color="#eff0f0" draw:opacity="100.0%" draw:stroke="none"/>
    </style:style>
    <style:style style:family="graphic" style:name="style-284">
      <style:graphic-properties draw:fill="solid" draw:fill-color="#fff200" draw:opacity="100.0%" draw:stroke="none"/>
    </style:style>
    <style:style style:family="graphic" style:name="style-285">
      <style:graphic-properties draw:fill="solid" draw:fill-color="#eff0f0" draw:opacity="100.0%" draw:stroke="none"/>
    </style:style>
    <style:style style:family="graphic" style:name="style-286">
      <style:graphic-properties draw:fill="solid" draw:fill-color="#ee3224" draw:opacity="100.0%" draw:stroke="none"/>
    </style:style>
    <style:style style:family="graphic" style:name="style-287">
      <style:graphic-properties draw:fill="solid" draw:fill-color="#eff0f0" draw:opacity="100.0%" draw:stroke="none"/>
    </style:style>
    <style:style style:family="graphic" style:name="style-288">
      <style:graphic-properties draw:fill="solid" draw:fill-color="#eff0f0" draw:opacity="100.0%" draw:stroke="none"/>
    </style:style>
    <style:style style:family="graphic" style:name="style-289">
      <style:graphic-properties draw:fill="solid" draw:fill-color="#eff0f0" draw:opacity="100.0%" draw:stroke="none"/>
    </style:style>
    <style:style style:family="graphic" style:name="style-290">
      <style:graphic-properties draw:fill="solid" draw:fill-color="#000000" draw:opacity="100.0%" draw:stroke="none"/>
    </style:style>
    <style:style style:family="graphic" style:name="style-291">
      <style:graphic-properties draw:fill="solid" draw:fill-color="#00a94f" draw:opacity="100.0%" draw:stroke="none"/>
    </style:style>
    <style:style style:family="graphic" style:name="style-292">
      <style:graphic-properties draw:fill="solid" draw:fill-color="#000000" draw:opacity="100.0%" draw:stroke="none"/>
    </style:style>
    <style:style style:family="graphic" style:name="style-293">
      <style:graphic-properties draw:fill="solid" draw:fill-color="#eff0f0" draw:opacity="100.0%" draw:stroke="none"/>
    </style:style>
    <style:style style:family="graphic" style:name="style-294">
      <style:graphic-properties draw:fill="solid" draw:fill-color="#000000" draw:opacity="100.0%" draw:stroke="none"/>
    </style:style>
    <style:style style:family="graphic" style:name="style-295">
      <style:graphic-properties draw:fill="solid" draw:fill-color="#eff0f0" draw:opacity="100.0%" draw:stroke="none"/>
    </style:style>
    <style:style style:family="graphic" style:name="style-296">
      <style:graphic-properties draw:fill="solid" draw:fill-color="#eff0f0" draw:opacity="100.0%" draw:stroke="none"/>
    </style:style>
    <style:style style:family="graphic" style:name="style-297">
      <style:graphic-properties draw:fill="solid" draw:fill-color="#00a94f" draw:opacity="100.0%" draw:stroke="none"/>
    </style:style>
    <style:style style:family="graphic" style:name="style-298">
      <style:graphic-properties draw:fill="solid" draw:fill-color="#eff0f0" draw:opacity="100.0%" draw:stroke="none"/>
    </style:style>
    <style:style style:family="graphic" style:name="style-299">
      <style:graphic-properties draw:fill="solid" draw:fill-color="#000000" draw:opacity="100.0%" draw:stroke="none"/>
    </style:style>
    <style:style style:family="graphic" style:name="style-300">
      <style:graphic-properties draw:fill="solid" draw:fill-color="#eff0f0" draw:opacity="100.0%" draw:stroke="none"/>
    </style:style>
    <style:style style:family="graphic" style:name="style-301">
      <style:graphic-properties draw:fill="solid" draw:fill-color="#ee3224" draw:opacity="100.0%" draw:stroke="none"/>
    </style:style>
    <style:style style:family="graphic" style:name="style-302">
      <style:graphic-properties draw:fill="solid" draw:fill-color="#eff0f0" draw:opacity="100.0%" draw:stroke="none"/>
    </style:style>
    <style:style style:family="graphic" style:name="style-303">
      <style:graphic-properties draw:fill="solid" draw:fill-color="#eff0f0" draw:opacity="100.0%" draw:stroke="none"/>
    </style:style>
    <style:style style:family="graphic" style:name="style-304">
      <style:graphic-properties draw:fill="solid" draw:fill-color="#000000" draw:opacity="100.0%" draw:stroke="none"/>
    </style:style>
    <style:style style:family="graphic" style:name="style-305">
      <style:graphic-properties draw:fill="solid" draw:fill-color="#7e8082" draw:opacity="100.0%" draw:stroke="none"/>
    </style:style>
    <style:style style:family="graphic" style:name="style-306">
      <style:graphic-properties draw:fill="solid" draw:fill-color="#000000" draw:opacity="100.0%" draw:stroke="none"/>
    </style:style>
    <style:style style:family="graphic" style:name="style-307">
      <style:graphic-properties draw:fill="solid" draw:fill-color="#7e8082" draw:opacity="100.0%" draw:stroke="none"/>
    </style:style>
    <style:style style:family="graphic" style:name="style-308">
      <style:graphic-properties draw:fill="solid" draw:fill-color="#7e8082" draw:opacity="100.0%" draw:stroke="none"/>
    </style:style>
    <style:style style:family="graphic" style:name="style-309">
      <style:graphic-properties draw:fill="solid" draw:fill-color="#eff0f0" draw:opacity="100.0%" draw:stroke="none"/>
    </style:style>
    <style:style style:family="graphic" style:name="style-310">
      <style:graphic-properties draw:fill="solid" draw:fill-color="#eff0f0" draw:opacity="100.0%" draw:stroke="none"/>
    </style:style>
    <style:style style:family="graphic" style:name="style-311">
      <style:graphic-properties draw:fill="solid" draw:fill-color="#000000" draw:opacity="100.0%" draw:stroke="none"/>
    </style:style>
    <style:style style:family="graphic" style:name="style-312">
      <style:graphic-properties draw:fill="solid" draw:fill-color="#000000" draw:opacity="100.0%" draw:stroke="none"/>
    </style:style>
    <style:style style:family="graphic" style:name="style-313">
      <style:graphic-properties draw:fill="solid" draw:fill-color="#000000" draw:opacity="100.0%" draw:stroke="none"/>
    </style:style>
    <style:style style:family="graphic" style:name="style-314">
      <style:graphic-properties draw:fill="solid" draw:fill-color="#eff0f0" draw:opacity="100.0%" draw:stroke="none"/>
    </style:style>
    <style:style style:family="graphic" style:name="style-315">
      <style:graphic-properties draw:fill="solid" draw:fill-color="#7e8082" draw:opacity="100.0%" draw:stroke="none"/>
    </style:style>
    <style:style style:family="graphic" style:name="style-316">
      <style:graphic-properties draw:fill="solid" draw:fill-color="#000000" draw:opacity="100.0%" draw:stroke="none"/>
    </style:style>
    <style:style style:family="graphic" style:name="style-317">
      <style:graphic-properties draw:fill="solid" draw:fill-color="#000000" draw:opacity="100.0%" draw:stroke="none"/>
    </style:style>
    <style:style style:family="graphic" style:name="style-318">
      <style:graphic-properties draw:fill="solid" draw:fill-color="#000000" draw:opacity="100.0%" draw:stroke="none"/>
    </style:style>
    <style:style style:family="graphic" style:name="style-319">
      <style:graphic-properties draw:fill="solid" draw:fill-color="#7e8082" draw:opacity="100.0%" draw:stroke="none"/>
    </style:style>
    <style:style style:family="graphic" style:name="style-320">
      <style:graphic-properties draw:fill="solid" draw:fill-color="#000000" draw:opacity="100.0%" draw:stroke="none"/>
    </style:style>
    <style:style style:family="graphic" style:name="style-321">
      <style:graphic-properties draw:fill="solid" draw:fill-color="#eff0f0" draw:opacity="100.0%" draw:stroke="none"/>
    </style:style>
    <style:style style:family="graphic" style:name="style-322">
      <style:graphic-properties draw:fill="solid" draw:fill-color="#000000" draw:opacity="100.0%" draw:stroke="none"/>
    </style:style>
    <style:style style:family="graphic" style:name="style-323">
      <style:graphic-properties draw:fill="solid" draw:fill-color="#000000" draw:opacity="100.0%" draw:stroke="none"/>
    </style:style>
    <style:style style:family="graphic" style:name="style-324">
      <style:graphic-properties draw:fill="solid" draw:fill-color="#000000" draw:opacity="100.0%" draw:stroke="none"/>
    </style:style>
    <style:style style:family="graphic" style:name="style-325">
      <style:graphic-properties draw:fill="solid" draw:fill-color="#7e8082" draw:opacity="100.0%" draw:stroke="none"/>
    </style:style>
    <style:style style:family="graphic" style:name="style-326">
      <style:graphic-properties draw:fill="solid" draw:fill-color="#7e8082" draw:opacity="100.0%" draw:stroke="none"/>
    </style:style>
    <style:style style:family="graphic" style:name="style-327">
      <style:graphic-properties draw:fill="solid" draw:fill-color="#eff0f0" draw:opacity="100.0%" draw:stroke="none"/>
    </style:style>
    <style:style style:family="graphic" style:name="style-328">
      <style:graphic-properties draw:fill="solid" draw:fill-color="#000000" draw:opacity="100.0%" draw:stroke="none"/>
    </style:style>
    <style:style style:family="graphic" style:name="style-329">
      <style:graphic-properties draw:fill="solid" draw:fill-color="#000000" draw:opacity="100.0%" draw:stroke="none"/>
    </style:style>
    <style:style style:family="graphic" style:name="style-330">
      <style:graphic-properties draw:fill="solid" draw:fill-color="#000000" draw:opacity="100.0%" draw:stroke="none"/>
    </style:style>
    <style:style style:family="graphic" style:name="style-331">
      <style:graphic-properties draw:fill="solid" draw:fill-color="#000000" draw:opacity="100.0%" draw:stroke="none"/>
    </style:style>
    <style:style style:family="graphic" style:name="style-332">
      <style:graphic-properties draw:fill="solid" draw:fill-color="#000000" draw:opacity="100.0%" draw:stroke="none"/>
    </style:style>
    <style:style style:family="graphic" style:name="style-333">
      <style:graphic-properties draw:fill="solid" draw:fill-color="#ee3224" draw:opacity="100.0%" draw:stroke="none"/>
    </style:style>
    <style:style style:family="graphic" style:name="style-334">
      <style:graphic-properties draw:fill="solid" draw:fill-color="#000000" draw:opacity="100.0%" draw:stroke="none"/>
    </style:style>
    <style:style style:family="graphic" style:name="style-335">
      <style:graphic-properties draw:fill="solid" draw:fill-color="#ee3224" draw:opacity="100.0%" draw:stroke="none"/>
    </style:style>
    <style:style style:family="graphic" style:name="style-336">
      <style:graphic-properties draw:fill="solid" draw:fill-color="#000000" draw:opacity="100.0%" draw:stroke="none"/>
    </style:style>
    <style:style style:family="graphic" style:name="style-337">
      <style:graphic-properties draw:fill="solid" draw:fill-color="#eff0f0" draw:opacity="100.0%" draw:stroke="none"/>
    </style:style>
    <style:style style:family="graphic" style:name="style-338">
      <style:graphic-properties draw:fill="solid" draw:fill-color="#000000" draw:opacity="100.0%" draw:stroke="none"/>
    </style:style>
    <style:style style:family="graphic" style:name="style-339">
      <style:graphic-properties draw:fill="solid" draw:fill-color="#000000" draw:opacity="100.0%" draw:stroke="none"/>
    </style:style>
    <style:style style:family="graphic" style:name="style-340">
      <style:graphic-properties draw:fill="solid" draw:fill-color="#eff0f0" draw:opacity="100.0%" draw:stroke="none"/>
    </style:style>
    <style:style style:family="graphic" style:name="style-341">
      <style:graphic-properties draw:fill="solid" draw:fill-color="#eff0f0" draw:opacity="100.0%" draw:stroke="none"/>
    </style:style>
    <style:style style:family="graphic" style:name="style-342">
      <style:graphic-properties draw:fill="solid" draw:fill-color="#eff0f0" draw:opacity="100.0%" draw:stroke="none"/>
    </style:style>
    <style:style style:family="graphic" style:name="style-343">
      <style:graphic-properties draw:fill="solid" draw:fill-color="#000000" draw:opacity="100.0%" draw:stroke="none"/>
    </style:style>
    <style:style style:family="graphic" style:name="style-344">
      <style:graphic-properties draw:fill="solid" draw:fill-color="#000000" draw:opacity="100.0%" draw:stroke="none"/>
    </style:style>
    <style:style style:family="graphic" style:name="style-345">
      <style:graphic-properties draw:fill="solid" draw:fill-color="#000000" draw:opacity="100.0%" draw:stroke="none"/>
    </style:style>
    <style:style style:family="graphic" style:name="style-346">
      <style:graphic-properties draw:fill="solid" draw:fill-color="#eff0f0" draw:opacity="100.0%" draw:stroke="none"/>
    </style:style>
    <style:style style:family="graphic" style:name="style-347">
      <style:graphic-properties draw:fill="solid" draw:fill-color="#eff0f0" draw:opacity="100.0%" draw:stroke="none"/>
    </style:style>
    <style:style style:family="graphic" style:name="style-348">
      <style:graphic-properties draw:fill="solid" draw:fill-color="#eff0f0" draw:opacity="100.0%" draw:stroke="none"/>
    </style:style>
    <style:style style:family="graphic" style:name="style-349">
      <style:graphic-properties draw:fill="solid" draw:fill-color="#eff0f0" draw:opacity="100.0%" draw:stroke="none"/>
    </style:style>
    <style:style style:family="graphic" style:name="style-350">
      <style:graphic-properties draw:fill="solid" draw:fill-color="#000000" draw:opacity="100.0%" draw:stroke="none"/>
    </style:style>
    <style:style style:family="graphic" style:name="style-351">
      <style:graphic-properties draw:fill="solid" draw:fill-color="#eff0f0" draw:opacity="100.0%" draw:stroke="none"/>
    </style:style>
    <style:style style:family="graphic" style:name="style-352">
      <style:graphic-properties draw:fill="solid" draw:fill-color="#000000" draw:opacity="100.0%" draw:stroke="none"/>
    </style:style>
    <style:style style:family="graphic" style:name="style-353">
      <style:graphic-properties draw:fill="solid" draw:fill-color="#eff0f0" draw:opacity="100.0%" draw:stroke="none"/>
    </style:style>
    <style:style style:family="graphic" style:name="style-354">
      <style:graphic-properties draw:fill="solid" draw:fill-color="#eff0f0" draw:opacity="100.0%" draw:stroke="none"/>
    </style:style>
    <style:style style:family="graphic" style:name="style-355">
      <style:graphic-properties draw:fill="solid" draw:fill-color="#7e8082" draw:opacity="100.0%" draw:stroke="none"/>
    </style:style>
    <style:style style:family="graphic" style:name="style-356">
      <style:graphic-properties draw:fill="solid" draw:fill-color="#eff0f0" draw:opacity="100.0%" draw:stroke="none"/>
    </style:style>
    <style:style style:family="graphic" style:name="style-357">
      <style:graphic-properties draw:fill="solid" draw:fill-color="#eff0f0" draw:opacity="100.0%" draw:stroke="none"/>
    </style:style>
    <style:style style:family="graphic" style:name="style-358">
      <style:graphic-properties draw:fill="solid" draw:fill-color="#000000" draw:opacity="100.0%" draw:stroke="none"/>
    </style:style>
    <style:style style:family="graphic" style:name="style-359">
      <style:graphic-properties draw:fill="solid" draw:fill-color="#eff0f0" draw:opacity="100.0%" draw:stroke="none"/>
    </style:style>
    <style:style style:family="graphic" style:name="style-360">
      <style:graphic-properties draw:fill="solid" draw:fill-color="#eff0f0" draw:opacity="100.0%" draw:stroke="none"/>
    </style:style>
    <style:style style:family="graphic" style:name="style-361">
      <style:graphic-properties draw:fill="solid" draw:fill-color="#eff0f0" draw:opacity="100.0%" draw:stroke="none"/>
    </style:style>
    <style:style style:family="graphic" style:name="style-362">
      <style:graphic-properties draw:fill="solid" draw:fill-color="#eff0f0" draw:opacity="100.0%" draw:stroke="none"/>
    </style:style>
    <style:style style:family="graphic" style:name="style-363">
      <style:graphic-properties draw:fill="solid" draw:fill-color="#000000" draw:opacity="100.0%" draw:stroke="none"/>
    </style:style>
    <style:style style:family="graphic" style:name="style-364">
      <style:graphic-properties draw:fill="solid" draw:fill-color="#eff0f0" draw:opacity="100.0%" draw:stroke="none"/>
    </style:style>
    <style:style style:family="graphic" style:name="style-365">
      <style:graphic-properties draw:fill="solid" draw:fill-color="#7e8082" draw:opacity="100.0%" draw:stroke="none"/>
    </style:style>
    <style:style style:family="graphic" style:name="style-366">
      <style:graphic-properties draw:fill="solid" draw:fill-color="#eff0f0" draw:opacity="100.0%" draw:stroke="none"/>
    </style:style>
    <style:style style:family="graphic" style:name="style-367">
      <style:graphic-properties draw:fill="solid" draw:fill-color="#000000" draw:opacity="100.0%" draw:stroke="none"/>
    </style:style>
    <style:style style:family="graphic" style:name="style-368">
      <style:graphic-properties draw:fill="solid" draw:fill-color="#eff0f0" draw:opacity="100.0%" draw:stroke="none"/>
    </style:style>
    <style:style style:family="graphic" style:name="style-369">
      <style:graphic-properties draw:fill="solid" draw:fill-color="#7e8082" draw:opacity="100.0%" draw:stroke="none"/>
    </style:style>
    <style:style style:family="graphic" style:name="style-370">
      <style:graphic-properties draw:fill="solid" draw:fill-color="#eff0f0" draw:opacity="100.0%" draw:stroke="none"/>
    </style:style>
    <style:style style:family="graphic" style:name="style-371">
      <style:graphic-properties draw:fill="solid" draw:fill-color="#eff0f0" draw:opacity="100.0%" draw:stroke="none"/>
    </style:style>
    <style:style style:family="graphic" style:name="style-372">
      <style:graphic-properties draw:fill="solid" draw:fill-color="#eff0f0" draw:opacity="100.0%" draw:stroke="none"/>
    </style:style>
    <style:style style:family="graphic" style:name="style-373">
      <style:graphic-properties draw:fill="solid" draw:fill-color="#eff0f0" draw:opacity="100.0%" draw:stroke="none"/>
    </style:style>
    <style:style style:family="graphic" style:name="style-374">
      <style:graphic-properties draw:fill="solid" draw:fill-color="#000000" draw:opacity="100.0%" draw:stroke="none"/>
    </style:style>
    <style:style style:family="graphic" style:name="style-375">
      <style:graphic-properties draw:fill="solid" draw:fill-color="#eff0f0" draw:opacity="100.0%" draw:stroke="none"/>
    </style:style>
    <style:style style:family="graphic" style:name="style-376">
      <style:graphic-properties draw:fill="solid" draw:fill-color="#7e8082" draw:opacity="100.0%" draw:stroke="none"/>
    </style:style>
    <style:style style:family="graphic" style:name="style-377">
      <style:graphic-properties draw:fill="solid" draw:fill-color="#eff0f0" draw:opacity="100.0%" draw:stroke="none"/>
    </style:style>
    <style:style style:family="graphic" style:name="style-378">
      <style:graphic-properties draw:fill="solid" draw:fill-color="#eff0f0" draw:opacity="100.0%" draw:stroke="none"/>
    </style:style>
    <style:style style:family="graphic" style:name="style-379">
      <style:graphic-properties draw:fill="solid" draw:fill-color="#000000" draw:opacity="100.0%" draw:stroke="none"/>
    </style:style>
    <style:style style:family="graphic" style:name="style-380">
      <style:graphic-properties draw:fill="solid" draw:fill-color="#eff0f0" draw:opacity="100.0%" draw:stroke="none"/>
    </style:style>
    <style:style style:family="graphic" style:name="style-381">
      <style:graphic-properties draw:fill="solid" draw:fill-color="#000000" draw:opacity="100.0%" draw:stroke="none"/>
    </style:style>
    <style:style style:family="graphic" style:name="style-382">
      <style:graphic-properties draw:fill="solid" draw:fill-color="#000000" draw:opacity="100.0%" draw:stroke="none"/>
    </style:style>
    <style:style style:family="graphic" style:name="style-383">
      <style:graphic-properties draw:fill="solid" draw:fill-color="#eff0f0" draw:opacity="100.0%" draw:stroke="none"/>
    </style:style>
    <style:style style:family="graphic" style:name="style-384">
      <style:graphic-properties draw:fill="solid" draw:fill-color="#000000" draw:opacity="100.0%" draw:stroke="none"/>
    </style:style>
    <style:style style:family="graphic" style:name="style-385">
      <style:graphic-properties draw:fill="solid" draw:fill-color="#eff0f0" draw:opacity="100.0%" draw:stroke="none"/>
    </style:style>
    <style:style style:family="graphic" style:name="style-386">
      <style:graphic-properties draw:fill="solid" draw:fill-color="#eff0f0" draw:opacity="100.0%" draw:stroke="none"/>
    </style:style>
    <style:style style:family="graphic" style:name="style-387">
      <style:graphic-properties draw:fill="solid" draw:fill-color="#eff0f0" draw:opacity="100.0%" draw:stroke="none"/>
    </style:style>
    <style:style style:family="graphic" style:name="style-388">
      <style:graphic-properties draw:fill="solid" draw:fill-color="#eff0f0" draw:opacity="100.0%" draw:stroke="none"/>
    </style:style>
    <style:style style:family="graphic" style:name="style-389">
      <style:graphic-properties draw:fill="solid" draw:fill-color="#eff0f0" draw:opacity="100.0%" draw:stroke="none"/>
    </style:style>
    <style:style style:family="graphic" style:name="style-390">
      <style:graphic-properties draw:fill="solid" draw:fill-color="#000000" draw:opacity="100.0%" draw:stroke="none"/>
    </style:style>
    <style:style style:family="graphic" style:name="style-391">
      <style:graphic-properties draw:fill="solid" draw:fill-color="#eff0f0" draw:opacity="100.0%" draw:stroke="none"/>
    </style:style>
    <style:style style:family="graphic" style:name="style-392">
      <style:graphic-properties draw:fill="solid" draw:fill-color="#eff0f0" draw:opacity="100.0%" draw:stroke="none"/>
    </style:style>
    <style:style style:family="graphic" style:name="style-393">
      <style:graphic-properties draw:fill="solid" draw:fill-color="#eff0f0" draw:opacity="100.0%" draw:stroke="none"/>
    </style:style>
    <style:style style:family="graphic" style:name="style-394">
      <style:graphic-properties draw:fill="solid" draw:fill-color="#000000" draw:opacity="100.0%" draw:stroke="none"/>
    </style:style>
    <style:style style:family="graphic" style:name="style-395">
      <style:graphic-properties draw:fill="solid" draw:fill-color="#eff0f0" draw:opacity="100.0%" draw:stroke="none"/>
    </style:style>
    <style:style style:family="graphic" style:name="style-396">
      <style:graphic-properties draw:fill="solid" draw:fill-color="#eff0f0" draw:opacity="100.0%" draw:stroke="none"/>
    </style:style>
    <style:style style:family="graphic" style:name="style-397">
      <style:graphic-properties draw:fill="solid" draw:fill-color="#eff0f0" draw:opacity="100.0%" draw:stroke="none"/>
    </style:style>
    <style:style style:family="graphic" style:name="style-398">
      <style:graphic-properties draw:fill="solid" draw:fill-color="#000000" draw:opacity="100.0%" draw:stroke="none"/>
    </style:style>
    <style:style style:family="graphic" style:name="style-399">
      <style:graphic-properties draw:fill="solid" draw:fill-color="#000000" draw:opacity="100.0%" draw:stroke="none"/>
    </style:style>
    <style:style style:family="graphic" style:name="style-400">
      <style:graphic-properties draw:fill="solid" draw:fill-color="#eff0f0" draw:opacity="100.0%" draw:stroke="none"/>
    </style:style>
    <style:style style:family="graphic" style:name="style-401">
      <style:graphic-properties draw:fill="solid" draw:fill-color="#eff0f0" draw:opacity="100.0%" draw:stroke="none"/>
    </style:style>
    <style:style style:family="graphic" style:name="style-402">
      <style:graphic-properties draw:fill="solid" draw:fill-color="#eff0f0" draw:opacity="100.0%" draw:stroke="none"/>
    </style:style>
    <style:style style:family="graphic" style:name="style-403">
      <style:graphic-properties draw:fill="solid" draw:fill-color="#000000" draw:opacity="100.0%" draw:stroke="none"/>
    </style:style>
    <style:style style:family="graphic" style:name="style-404">
      <style:graphic-properties draw:fill="solid" draw:fill-color="#eff0f0" draw:opacity="100.0%" draw:stroke="none"/>
    </style:style>
    <style:style style:family="graphic" style:name="style-405">
      <style:graphic-properties draw:fill="solid" draw:fill-color="#eff0f0" draw:opacity="100.0%" draw:stroke="none"/>
    </style:style>
    <style:style style:family="graphic" style:name="style-406">
      <style:graphic-properties draw:fill="solid" draw:fill-color="#7e8082" draw:opacity="100.0%" draw:stroke="none"/>
    </style:style>
    <style:style style:family="graphic" style:name="style-407">
      <style:graphic-properties draw:fill="solid" draw:fill-color="#eff0f0" draw:opacity="100.0%" draw:stroke="none"/>
    </style:style>
    <style:style style:family="graphic" style:name="style-408">
      <style:graphic-properties draw:fill="solid" draw:fill-color="#000000" draw:opacity="100.0%" draw:stroke="none"/>
    </style:style>
    <style:style style:family="graphic" style:name="style-409">
      <style:graphic-properties draw:fill="solid" draw:fill-color="#000000" draw:opacity="100.0%" draw:stroke="none"/>
    </style:style>
    <style:style style:family="graphic" style:name="style-410">
      <style:graphic-properties draw:fill="solid" draw:fill-color="#000000" draw:opacity="100.0%" draw:stroke="none"/>
    </style:style>
    <style:style style:family="graphic" style:name="style-411">
      <style:graphic-properties draw:fill="solid" draw:fill-color="#eff0f0" draw:opacity="100.0%" draw:stroke="none"/>
    </style:style>
    <style:style style:family="graphic" style:name="style-412">
      <style:graphic-properties draw:fill="solid" draw:fill-color="#000000" draw:opacity="100.0%" draw:stroke="none"/>
    </style:style>
    <style:style style:family="graphic" style:name="style-413">
      <style:graphic-properties draw:fill="solid" draw:fill-color="#eff0f0" draw:opacity="100.0%" draw:stroke="none"/>
    </style:style>
    <style:style style:family="graphic" style:name="style-414">
      <style:graphic-properties draw:fill="solid" draw:fill-color="#eff0f0" draw:opacity="100.0%" draw:stroke="none"/>
    </style:style>
    <style:style style:family="graphic" style:name="style-415">
      <style:graphic-properties draw:fill="solid" draw:fill-color="#eff0f0" draw:opacity="100.0%" draw:stroke="none"/>
    </style:style>
    <style:style style:family="graphic" style:name="style-416">
      <style:graphic-properties draw:fill="solid" draw:fill-color="#eff0f0" draw:opacity="100.0%" draw:stroke="none"/>
    </style:style>
    <style:style style:family="graphic" style:name="style-417">
      <style:graphic-properties draw:fill="solid" draw:fill-color="#eff0f0" draw:opacity="100.0%" draw:stroke="none"/>
    </style:style>
    <style:style style:family="graphic" style:name="style-418">
      <style:graphic-properties draw:fill="solid" draw:fill-color="#7e8082" draw:opacity="100.0%" draw:stroke="none"/>
    </style:style>
    <style:style style:family="graphic" style:name="style-419">
      <style:graphic-properties draw:fill="solid" draw:fill-color="#000000" draw:opacity="100.0%" draw:stroke="none"/>
    </style:style>
    <style:style style:family="graphic" style:name="style-420">
      <style:graphic-properties draw:fill="solid" draw:fill-color="#eff0f0" draw:opacity="100.0%" draw:stroke="none"/>
    </style:style>
    <style:style style:family="graphic" style:name="style-421">
      <style:graphic-properties draw:fill="solid" draw:fill-color="#eff0f0" draw:opacity="100.0%" draw:stroke="none"/>
    </style:style>
    <style:style style:family="graphic" style:name="style-422">
      <style:graphic-properties draw:fill="solid" draw:fill-color="#7e8082" draw:opacity="100.0%" draw:stroke="none"/>
    </style:style>
    <style:style style:family="graphic" style:name="style-423">
      <style:graphic-properties draw:fill="solid" draw:fill-color="#7e8082" draw:opacity="100.0%" draw:stroke="none"/>
    </style:style>
    <style:style style:family="graphic" style:name="style-424">
      <style:graphic-properties draw:fill="solid" draw:fill-color="#eff0f0" draw:opacity="100.0%" draw:stroke="none"/>
    </style:style>
    <style:style style:family="graphic" style:name="style-425">
      <style:graphic-properties draw:fill="solid" draw:fill-color="#eff0f0" draw:opacity="100.0%" draw:stroke="none"/>
    </style:style>
    <style:style style:family="graphic" style:name="style-426">
      <style:graphic-properties draw:fill="solid" draw:fill-color="#000000" draw:opacity="100.0%" draw:stroke="none"/>
    </style:style>
    <style:style style:family="graphic" style:name="style-427">
      <style:graphic-properties draw:fill="solid" draw:fill-color="#eff0f0" draw:opacity="100.0%" draw:stroke="none"/>
    </style:style>
    <style:style style:family="graphic" style:name="style-428">
      <style:graphic-properties draw:fill="solid" draw:fill-color="#eff0f0" draw:opacity="100.0%" draw:stroke="none"/>
    </style:style>
    <style:style style:family="graphic" style:name="style-429">
      <style:graphic-properties draw:fill="solid" draw:fill-color="#eff0f0" draw:opacity="100.0%" draw:stroke="none"/>
    </style:style>
    <style:style style:family="graphic" style:name="style-430">
      <style:graphic-properties draw:fill="solid" draw:fill-color="#000000" draw:opacity="100.0%" draw:stroke="none"/>
    </style:style>
    <style:style style:family="graphic" style:name="style-431">
      <style:graphic-properties draw:fill="solid" draw:fill-color="#eff0f0" draw:opacity="100.0%" draw:stroke="none"/>
    </style:style>
    <style:style style:family="graphic" style:name="style-432">
      <style:graphic-properties draw:fill="solid" draw:fill-color="#000000" draw:opacity="100.0%" draw:stroke="none"/>
    </style:style>
    <style:style style:family="graphic" style:name="style-433">
      <style:graphic-properties draw:fill="solid" draw:fill-color="#7e8082" draw:opacity="100.0%" draw:stroke="none"/>
    </style:style>
    <style:style style:family="graphic" style:name="style-434">
      <style:graphic-properties draw:fill="solid" draw:fill-color="#000000" draw:opacity="100.0%" draw:stroke="none"/>
    </style:style>
    <style:style style:family="graphic" style:name="style-435">
      <style:graphic-properties draw:fill="solid" draw:fill-color="#eff0f0" draw:opacity="100.0%" draw:stroke="none"/>
    </style:style>
    <style:style style:family="graphic" style:name="style-436">
      <style:graphic-properties draw:fill="solid" draw:fill-color="#000000" draw:opacity="100.0%" draw:stroke="none"/>
    </style:style>
    <style:style style:family="graphic" style:name="style-437">
      <style:graphic-properties draw:fill="solid" draw:fill-color="#eff0f0" draw:opacity="100.0%" draw:stroke="none"/>
    </style:style>
    <style:style style:family="graphic" style:name="style-438">
      <style:graphic-properties draw:fill="solid" draw:fill-color="#eff0f0" draw:opacity="100.0%" draw:stroke="none"/>
    </style:style>
    <style:style style:family="graphic" style:name="style-439">
      <style:graphic-properties draw:fill="solid" draw:fill-color="#eff0f0" draw:opacity="100.0%" draw:stroke="none"/>
    </style:style>
    <style:style style:family="graphic" style:name="style-440">
      <style:graphic-properties draw:fill="solid" draw:fill-color="#000000" draw:opacity="100.0%" draw:stroke="none"/>
    </style:style>
    <style:style style:family="graphic" style:name="style-441">
      <style:graphic-properties draw:fill="solid" draw:fill-color="#7e8082" draw:opacity="100.0%" draw:stroke="none"/>
    </style:style>
    <style:style style:family="graphic" style:name="style-442">
      <style:graphic-properties draw:fill="solid" draw:fill-color="#eff0f0" draw:opacity="100.0%" draw:stroke="none"/>
    </style:style>
    <style:style style:family="graphic" style:name="style-443">
      <style:graphic-properties draw:fill="solid" draw:fill-color="#7e8082" draw:opacity="100.0%" draw:stroke="none"/>
    </style:style>
    <style:style style:family="graphic" style:name="style-444">
      <style:graphic-properties draw:fill="solid" draw:fill-color="#000000" draw:opacity="100.0%" draw:stroke="none"/>
    </style:style>
    <style:style style:family="graphic" style:name="style-445">
      <style:graphic-properties draw:fill="solid" draw:fill-color="#ee3224" draw:opacity="100.0%" draw:stroke="none"/>
    </style:style>
    <style:style style:family="graphic" style:name="style-446">
      <style:graphic-properties draw:fill="solid" draw:fill-color="#000000" draw:opacity="100.0%" draw:stroke="none"/>
    </style:style>
    <style:style style:family="graphic" style:name="style-447">
      <style:graphic-properties draw:fill="solid" draw:fill-color="#eff0f0" draw:opacity="100.0%" draw:stroke="none"/>
    </style:style>
    <style:style style:family="graphic" style:name="style-448">
      <style:graphic-properties draw:fill="solid" draw:fill-color="#000000" draw:opacity="100.0%" draw:stroke="none"/>
    </style:style>
    <style:style style:family="graphic" style:name="style-449">
      <style:graphic-properties draw:fill="solid" draw:fill-color="#eff0f0" draw:opacity="100.0%" draw:stroke="none"/>
    </style:style>
    <style:style style:family="graphic" style:name="style-450">
      <style:graphic-properties draw:fill="solid" draw:fill-color="#eff0f0" draw:opacity="100.0%" draw:stroke="none"/>
    </style:style>
    <style:style style:family="graphic" style:name="style-451">
      <style:graphic-properties draw:fill="solid" draw:fill-color="#7e8082" draw:opacity="100.0%" draw:stroke="none"/>
    </style:style>
    <style:style style:family="graphic" style:name="style-452">
      <style:graphic-properties draw:fill="solid" draw:fill-color="#000000" draw:opacity="100.0%" draw:stroke="none"/>
    </style:style>
    <style:style style:family="graphic" style:name="style-453">
      <style:graphic-properties draw:fill="solid" draw:fill-color="#000000" draw:opacity="100.0%" draw:stroke="none"/>
    </style:style>
    <style:style style:family="graphic" style:name="style-454">
      <style:graphic-properties draw:fill="solid" draw:fill-color="#ee3224" draw:opacity="100.0%" draw:stroke="none"/>
    </style:style>
    <style:style style:family="graphic" style:name="style-455">
      <style:graphic-properties draw:fill="solid" draw:fill-color="#eff0f0" draw:opacity="100.0%" draw:stroke="none"/>
    </style:style>
    <style:style style:family="graphic" style:name="style-456">
      <style:graphic-properties draw:fill="solid" draw:fill-color="#000000" draw:opacity="100.0%" draw:stroke="none"/>
    </style:style>
    <style:style style:family="graphic" style:name="style-457">
      <style:graphic-properties draw:fill="solid" draw:fill-color="#000000" draw:opacity="100.0%" draw:stroke="none"/>
    </style:style>
    <style:style style:family="graphic" style:name="style-458">
      <style:graphic-properties draw:fill="solid" draw:fill-color="#7e8082" draw:opacity="100.0%" draw:stroke="none"/>
    </style:style>
    <style:style style:family="graphic" style:name="style-459">
      <style:graphic-properties draw:fill="solid" draw:fill-color="#000000" draw:opacity="100.0%" draw:stroke="none"/>
    </style:style>
    <style:style style:family="graphic" style:name="style-460">
      <style:graphic-properties draw:fill="solid" draw:fill-color="#000000" draw:opacity="100.0%" draw:stroke="none"/>
    </style:style>
    <style:style style:family="graphic" style:name="style-461">
      <style:graphic-properties draw:fill="solid" draw:fill-color="#eff0f0" draw:opacity="100.0%" draw:stroke="none"/>
    </style:style>
    <style:style style:family="graphic" style:name="style-462">
      <style:graphic-properties draw:fill="solid" draw:fill-color="#000000" draw:opacity="100.0%" draw:stroke="none"/>
    </style:style>
    <style:style style:family="graphic" style:name="style-463">
      <style:graphic-properties draw:fill="solid" draw:fill-color="#000000" draw:opacity="100.0%" draw:stroke="none"/>
    </style:style>
    <style:style style:family="graphic" style:name="style-464">
      <style:graphic-properties draw:fill="solid" draw:fill-color="#000000" draw:opacity="100.0%" draw:stroke="none"/>
    </style:style>
    <style:style style:family="graphic" style:name="style-465">
      <style:graphic-properties draw:fill="solid" draw:fill-color="#000000" draw:opacity="100.0%" draw:stroke="none"/>
    </style:style>
    <style:style style:family="graphic" style:name="style-466">
      <style:graphic-properties draw:fill="solid" draw:fill-color="#eff0f0" draw:opacity="100.0%" draw:stroke="none"/>
    </style:style>
    <style:style style:family="graphic" style:name="style-467">
      <style:graphic-properties draw:fill="solid" draw:fill-color="#000000" draw:opacity="100.0%" draw:stroke="none"/>
    </style:style>
    <style:style style:family="graphic" style:name="style-468">
      <style:graphic-properties draw:fill="solid" draw:fill-color="#eff0f0" draw:opacity="100.0%" draw:stroke="none"/>
    </style:style>
    <style:style style:family="graphic" style:name="style-469">
      <style:graphic-properties draw:fill="solid" draw:fill-color="#eff0f0" draw:opacity="100.0%" draw:stroke="none"/>
    </style:style>
    <style:style style:family="graphic" style:name="style-470">
      <style:graphic-properties draw:fill="solid" draw:fill-color="#eff0f0" draw:opacity="100.0%" draw:stroke="none"/>
    </style:style>
    <style:style style:family="graphic" style:name="style-471">
      <style:graphic-properties draw:fill="solid" draw:fill-color="#eff0f0" draw:opacity="100.0%" draw:stroke="none"/>
    </style:style>
    <style:style style:family="graphic" style:name="style-472">
      <style:graphic-properties draw:fill="solid" draw:fill-color="#eff0f0" draw:opacity="100.0%" draw:stroke="none"/>
    </style:style>
    <style:style style:family="graphic" style:name="style-473">
      <style:graphic-properties draw:fill="solid" draw:fill-color="#eff0f0" draw:opacity="100.0%" draw:stroke="none"/>
    </style:style>
    <style:style style:family="graphic" style:name="style-474">
      <style:graphic-properties draw:fill="solid" draw:fill-color="#eff0f0" draw:opacity="100.0%" draw:stroke="none"/>
    </style:style>
    <style:style style:family="graphic" style:name="style-475">
      <style:graphic-properties draw:fill="solid" draw:fill-color="#7e8082" draw:opacity="100.0%" draw:stroke="none"/>
    </style:style>
    <style:style style:family="graphic" style:name="style-476">
      <style:graphic-properties draw:fill="solid" draw:fill-color="#eff0f0" draw:opacity="100.0%" draw:stroke="none"/>
    </style:style>
    <style:style style:family="graphic" style:name="style-477">
      <style:graphic-properties draw:fill="solid" draw:fill-color="#eff0f0" draw:opacity="100.0%" draw:stroke="none"/>
    </style:style>
    <style:style style:family="graphic" style:name="style-478">
      <style:graphic-properties draw:fill="solid" draw:fill-color="#eff0f0" draw:opacity="100.0%" draw:stroke="none"/>
    </style:style>
    <style:style style:family="graphic" style:name="style-479">
      <style:graphic-properties draw:fill="solid" draw:fill-color="#eff0f0" draw:opacity="100.0%" draw:stroke="none"/>
    </style:style>
    <style:style style:family="graphic" style:name="style-480">
      <style:graphic-properties draw:fill="solid" draw:fill-color="#130f06" draw:opacity="100.0%" draw:stroke="none"/>
    </style:style>
    <style:style style:family="graphic" style:name="style-481">
      <style:graphic-properties draw:fill="solid" draw:fill-color="#eff0f0" draw:opacity="100.0%" draw:stroke="none"/>
    </style:style>
    <style:style style:family="graphic" style:name="style-482">
      <style:graphic-properties draw:fill="solid" draw:fill-color="#eff0f0" draw:opacity="100.0%" draw:stroke="none"/>
    </style:style>
    <style:style style:family="graphic" style:name="style-483">
      <style:graphic-properties draw:fill="solid" draw:fill-color="#eff0f0" draw:opacity="100.0%" draw:stroke="none"/>
    </style:style>
    <style:style style:family="graphic" style:name="style-484">
      <style:graphic-properties draw:fill="solid" draw:fill-color="#00a94f" draw:opacity="100.0%" draw:stroke="none"/>
    </style:style>
    <style:style style:family="graphic" style:name="style-485">
      <style:graphic-properties draw:fill="solid" draw:fill-color="#eff0f0" draw:opacity="100.0%" draw:stroke="none"/>
    </style:style>
    <style:style style:family="graphic" style:name="style-486">
      <style:graphic-properties draw:fill="solid" draw:fill-color="#eff0f0" draw:opacity="100.0%" draw:stroke="none"/>
    </style:style>
    <style:style style:family="graphic" style:name="style-487">
      <style:graphic-properties draw:fill="solid" draw:fill-color="#eff0f0" draw:opacity="100.0%" draw:stroke="none"/>
    </style:style>
    <style:style style:family="graphic" style:name="style-488">
      <style:graphic-properties draw:fill="solid" draw:fill-color="#eff0f0" draw:opacity="100.0%" draw:stroke="none"/>
    </style:style>
    <style:style style:family="graphic" style:name="style-489">
      <style:graphic-properties draw:fill="solid" draw:fill-color="#ee3224" draw:opacity="100.0%" draw:stroke="none"/>
    </style:style>
    <style:style style:family="graphic" style:name="style-490">
      <style:graphic-properties draw:fill="solid" draw:fill-color="#eff0f0" draw:opacity="100.0%" draw:stroke="none"/>
    </style:style>
    <style:style style:family="graphic" style:name="style-491">
      <style:graphic-properties draw:fill="solid" draw:fill-color="#eff0f0" draw:opacity="100.0%" draw:stroke="none"/>
    </style:style>
    <style:style style:family="graphic" style:name="style-492">
      <style:graphic-properties draw:fill="solid" draw:fill-color="#7e8082" draw:opacity="100.0%" draw:stroke="none"/>
    </style:style>
    <style:style style:family="graphic" style:name="style-493">
      <style:graphic-properties draw:fill="solid" draw:fill-color="#eff0f0" draw:opacity="100.0%" draw:stroke="none"/>
    </style:style>
    <style:style style:family="graphic" style:name="style-494">
      <style:graphic-properties draw:fill="solid" draw:fill-color="#eff0f0" draw:opacity="100.0%" draw:stroke="none"/>
    </style:style>
    <style:style style:family="graphic" style:name="style-495">
      <style:graphic-properties draw:fill="solid" draw:fill-color="#eff0f0" draw:opacity="100.0%" draw:stroke="none"/>
    </style:style>
    <style:style style:family="graphic" style:name="style-496">
      <style:graphic-properties draw:fill="solid" draw:fill-color="#ee3224" draw:opacity="100.0%" draw:stroke="none"/>
    </style:style>
    <style:style style:family="graphic" style:name="style-497">
      <style:graphic-properties draw:fill="solid" draw:fill-color="#eff0f0" draw:opacity="100.0%" draw:stroke="none"/>
    </style:style>
    <style:style style:family="graphic" style:name="style-498">
      <style:graphic-properties draw:fill="solid" draw:fill-color="#eff0f0" draw:opacity="100.0%" draw:stroke="none"/>
    </style:style>
    <style:style style:family="graphic" style:name="style-499">
      <style:graphic-properties draw:fill="solid" draw:fill-color="#eff0f0" draw:opacity="100.0%" draw:stroke="none"/>
    </style:style>
    <style:style style:family="graphic" style:name="style-500">
      <style:graphic-properties draw:fill="solid" draw:fill-color="#eff0f0" draw:opacity="100.0%" draw:stroke="none"/>
    </style:style>
    <style:style style:family="graphic" style:name="style-501">
      <style:graphic-properties draw:fill="solid" draw:fill-color="#eff0f0" draw:opacity="100.0%" draw:stroke="none"/>
    </style:style>
    <style:style style:family="graphic" style:name="style-502">
      <style:graphic-properties draw:fill="solid" draw:fill-color="#7e8082" draw:opacity="100.0%" draw:stroke="none"/>
    </style:style>
    <style:style style:family="graphic" style:name="style-503">
      <style:graphic-properties draw:fill="solid" draw:fill-color="#eff0f0" draw:opacity="100.0%" draw:stroke="none"/>
    </style:style>
    <style:style style:family="graphic" style:name="style-504">
      <style:graphic-properties draw:fill="solid" draw:fill-color="#ee3224" draw:opacity="100.0%" draw:stroke="none"/>
    </style:style>
    <style:style style:family="graphic" style:name="style-505">
      <style:graphic-properties draw:fill="solid" draw:fill-color="#eff0f0" draw:opacity="100.0%" draw:stroke="none"/>
    </style:style>
    <style:style style:family="graphic" style:name="style-506">
      <style:graphic-properties draw:fill="solid" draw:fill-color="#eff0f0" draw:opacity="100.0%" draw:stroke="none"/>
    </style:style>
    <style:style style:family="graphic" style:name="style-507">
      <style:graphic-properties draw:fill="solid" draw:fill-color="#eff0f0" draw:opacity="100.0%" draw:stroke="none"/>
    </style:style>
    <style:style style:family="graphic" style:name="style-508">
      <style:graphic-properties draw:fill="solid" draw:fill-color="#eff0f0" draw:opacity="100.0%" draw:stroke="none"/>
    </style:style>
    <style:style style:family="graphic" style:name="style-509">
      <style:graphic-properties draw:fill="solid" draw:fill-color="#eff0f0" draw:opacity="100.0%" draw:stroke="none"/>
    </style:style>
    <style:style style:family="graphic" style:name="style-510">
      <style:graphic-properties draw:fill="solid" draw:fill-color="#eff0f0" draw:opacity="100.0%" draw:stroke="none"/>
    </style:style>
    <style:style style:family="graphic" style:name="style-511">
      <style:graphic-properties draw:fill="solid" draw:fill-color="#eff0f0" draw:opacity="100.0%" draw:stroke="none"/>
    </style:style>
    <style:style style:family="graphic" style:name="style-512">
      <style:graphic-properties draw:fill="solid" draw:fill-color="#eff0f0" draw:opacity="100.0%" draw:stroke="none"/>
    </style:style>
    <style:style style:family="graphic" style:name="style-513">
      <style:graphic-properties draw:fill="solid" draw:fill-color="#eff0f0" draw:opacity="100.0%" draw:stroke="none"/>
    </style:style>
    <style:style style:family="graphic" style:name="style-514">
      <style:graphic-properties draw:fill="solid" draw:fill-color="#000000" draw:opacity="100.0%" draw:stroke="none"/>
    </style:style>
    <style:style style:family="graphic" style:name="style-515">
      <style:graphic-properties draw:fill="solid" draw:fill-color="#eff0f0" draw:opacity="100.0%" draw:stroke="none"/>
    </style:style>
    <style:style style:family="graphic" style:name="style-516">
      <style:graphic-properties draw:fill="solid" draw:fill-color="#eff0f0" draw:opacity="100.0%" draw:stroke="none"/>
    </style:style>
    <style:style style:family="graphic" style:name="style-517">
      <style:graphic-properties draw:fill="solid" draw:fill-color="#7e8082" draw:opacity="100.0%" draw:stroke="none"/>
    </style:style>
    <style:style style:family="graphic" style:name="style-518">
      <style:graphic-properties draw:fill="solid" draw:fill-color="#000000" draw:opacity="100.0%" draw:stroke="none"/>
    </style:style>
    <style:style style:family="graphic" style:name="style-519">
      <style:graphic-properties draw:fill="solid" draw:fill-color="#7e8082" draw:opacity="100.0%" draw:stroke="none"/>
    </style:style>
    <style:style style:family="graphic" style:name="style-520">
      <style:graphic-properties draw:fill="solid" draw:fill-color="#000000" draw:opacity="100.0%" draw:stroke="none"/>
    </style:style>
    <style:style style:family="graphic" style:name="style-521">
      <style:graphic-properties draw:fill="solid" draw:fill-color="#000000" draw:opacity="100.0%" draw:stroke="none"/>
    </style:style>
  </office:automatic-styles>
  <office:body>
    <office:drawing>
      <draw:page draw:master-page-name="Default" draw:name="page1" draw:style-name="DP1">
        <draw:g draw:id="Layer_1">
          <draw:g>
            <draw:path svg:d="M 120.74521 388.70132 C -65.336365 325.06903 -27.844713 15.982794 174.90533 0.6634069 C 445.28287 -19.81531 486.796 441.00946 120.74521 388.70132 z M 256.10596 99.908646 C 275.6324 101.44323 260.15448 67.92052 265.12836 54.79719 C 256.10596 54.79719 247.0311 54.79719 238.0612 54.79719 C 242.08308 71.862816 225.78482 109.19552 256.10596 99.908646 z M 292.19467 271.3586 C 264.8102 298.13446 210.51767 297.94925 183.87442 325.51883 C 183.87442 331.55133 183.87442 337.55737 183.87442 343.56342 C 315.61057 404.2059 418.63882 152.08447 283.14645 108.9574 C 269.28183 161.31844 319.23517 199.15384 292.19467 271.3586 z M 129.7676 325.51883 C 135.16536 293.05444 126.51359 274.613 102.70045 271.3586 C 85.95244 289.19156 89.28557 337.82196 129.7676 325.51883 z" svg:height="3.92843mm" draw:style-name="style-2" svg:viewBox="0.0 0.0 386.50958 392.84302" svg:width="3.8650959mm" svg:x="68.3613mm" svg:y="0.5130072mm"/>
            <draw:path svg:d="M 0.8510462 0.0 C 9.873427 0.0 18.948294 0.0 27.918192 0.0 C 22.944334 13.123327 38.422234 46.619583 18.89581 45.111454 C -11.425336 54.398323 4.8729258 17.065624 0.8510462 0.0 z" svg:height="0.46573347mm" draw:style-name="style-3" svg:viewBox="0.0 0.0 29.084015 46.57335" svg:width="0.29084015mm" svg:x="70.7334mm" svg:y="1.0609791mm"/>
            <draw:path svg:d="M 99.27203 0.0 C 234.76521 43.127083 131.78943 295.27496 0.0 234.60602 C 0.0 228.59998 0.0 222.59392 0.0 216.56143 C 26.643236 188.99185 80.93578 189.17706 108.32026 162.40123 C 135.33492 90.19644 85.38158 52.361042 99.27203 0.0 z" svg:height="2.4397595mm" draw:style-name="style-4" svg:viewBox="0.0 0.0 163.04074 243.97595" svg:width="1.6304073mm" svg:x="70.200294mm" svg:y="1.6025813mm"/>
            <draw:path svg:d="M 9.465669 0.0 C 33.278008 3.2543786 41.983063 21.695824 36.532814 54.160202 C -3.922564 66.46333 -7.255694 17.832935 9.465669 0.0 z" svg:height="0.56130445mm" draw:style-name="style-5" svg:viewBox="0.0 0.0 38.10002 56.130444" svg:width="0.38100022mm" svg:x="69.29337mm" svg:y="3.2265935mm"/>
            <draw:path svg:d="M 45.451035 0.0 C 86.381996 5.953135 139.13959 53.23419 99.58452 99.27168 C 101.277725 106.57416 108.659386 108.24107 108.606895 117.316246 C 136.44112 124.03665 125.93707 92.52478 153.74464 99.27168 C 153.74464 114.30003 153.74464 129.35478 153.74464 144.38313 C 122.73556 152.4265 4.7049775 103.79604 0.31288463 72.20479 C -4.581842 36.61833 49.631172 45.48187 45.451035 0.0 z" svg:height="1.4526764mm" draw:style-name="style-6" svg:viewBox="0.0 0.0 153.74466 145.26764" svg:width="1.5374466mm" svg:x="67.580185mm" svg:y="3.8584187mm"/>
            <draw:path svg:d="M 189.49464 117.3655 C 119.670906 84.87465 47.04291 55.21485 0.0 0.049254097 C 69.082504 -1.7763773 162.48079 47.303818 189.49464 117.3655 z" svg:height="1.1736553mm" draw:style-name="style-7" svg:viewBox="0.0 0.0 189.49464 117.365524" svg:width="1.8949465mm" svg:x="66.13975mm" svg:y="4.579974mm"/>
            <draw:path svg:d="M 333.93066 99.218796 C 311.28265 178.85838 264.4509 234.31506 243.68141 315.80667 C 147.45264 288.71338 79.48118 233.36253 0.0 189.49458 C 37.385475 109.51103 114.22066 69.0827 162.48079 0.0 C 235.69054 17.012749 282.65433 60.24568 333.93066 99.218796 z M 234.63239 162.4013 C 272.7587 158.43257 321.3095 83.39672 270.69528 72.151955 C 251.77725 95.2765 238.5481 124.14253 234.63239 162.4013 z M 189.52089 270.69528 C 194.30983 247.65005 201.47993 239.10402 180.52515 225.58382 C 160.73428 244.4486 161.89822 259.5034 189.52089 270.69528 z" svg:height="3.1580667mm" draw:style-name="style-8" svg:viewBox="0.0 0.0 333.93066 315.80667" svg:width="3.3393066mm" svg:x="64.78561mm" svg:y="5.753893mm"/>
            <draw:path svg:d="M 162.45454 99.86157 C 117.26351 94.12014 67.62749 38.531136 0.0 27.683226 C 0.0 18.634449 0.0 9.638663 0.0 0.58988845 C 59.21392 -5.9452624 137.23969 42.764515 162.45454 99.86157 z" svg:height="0.9986156mm" draw:style-name="style-9" svg:viewBox="0.0 0.0 162.45454 99.861565" svg:width="1.6245455mm" svg:x="68.30509mm" svg:y="5.837688mm"/>
            <draw:path svg:d="M 36.06288 0.0 C 86.67752 11.2183275 38.12671 86.28061 0.0 90.24935 C 3.8894587 51.990578 17.118626 23.124546 36.06288 0.0 z" svg:height="0.90249354mm" draw:style-name="style-10" svg:viewBox="0.0 0.0 57.811176 90.24935" svg:width="0.57811177mm" svg:x="67.132195mm" svg:y="6.4754124mm"/>
            <draw:path svg:d="M 90.88632 0.0 C 98.10972 4.7889514 105.54386 9.41919 117.92683 9.048724 C 64.454636 69.84998 76.65189 196.4002 0.6104278 234.63249 C -7.617832 153.19377 69.69334 81.80919 90.88632 0.0 z" svg:height="2.346325mm" draw:style-name="style-11" svg:viewBox="0.0 0.0 117.926796 234.63249" svg:width="1.179268mm" svg:x="67.66716mm" svg:y="7.017014mm"/>
            <draw:path svg:d="M 478.28717 9.016124 C 365.73346 53.25448 150.75952 57.91111 0.0 36.083015 C 96.17589 0.25843263 259.1593 40.68676 406.10892 18.038456 C 431.3238 14.149047 448.46866 -14.134916 478.28717 9.016124 z" svg:height="0.48776057mm" draw:style-name="style-12" svg:viewBox="0.0 0.0 478.28717 48.77606" svg:width="4.7828717mm" svg:x="45.383976mm" svg:y="7.46819mm"/>
            <draw:path svg:d="M 261.69913 162.4277 C 362.5582 167.50774 467.25385 245.18932 532.421 315.83313 C 351.4195 258.65668 185.26122 109.855 0.0 27.066893 C 0.0 18.044611 0.0 9.022331 0.0 0.0 C 91.51936 14.366855 216.00586 72.310616 261.69913 162.4277 z" svg:height="3.1583312mm" draw:style-name="style-13" svg:viewBox="0.0 0.0 532.421 315.83313" svg:width="5.3242106mm" svg:x="63.432262mm" svg:y="7.5586166mm"/>
            <draw:path svg:d="M 848.2912 27.27274 C 613.68506 107.30918 249.24794 108.55275 0.010496775 54.339634 C -0.7036876 20.552332 35.385437 23.542147 63.193005 18.25046 C 101.345955 13.170475 93.85812 53.704628 126.37552 54.339634 C 338.1746 46.322773 569.5263 97.4403 730.9748 0.20589827 C 782.0396 -2.7310286 800.719 26.717068 848.2912 27.27274 z" svg:height="0.9171291mm" draw:style-name="style-14" svg:viewBox="0.0 0.0 848.2911 91.712906" svg:width="8.482911mm" svg:x="43.578884mm" svg:y="7.826962mm"/>
            <draw:path svg:d="M 13.487144 0.0 C 34.44234 13.520199 27.271832 22.066238 22.48288 45.111454 C -5.1397862 33.946064 -6.303717 18.891268 13.487144 0.0 z" svg:height="0.45111454mm" draw:style-name="style-15" svg:viewBox="0.0 0.0 27.65138 45.111454" svg:width="0.27651381mm" svg:x="66.455986mm" svg:y="8.009466mm"/>
            <draw:path svg:d="M 1064.8683 0.6057345 C 1067.1437 60.79843 963.10974 73.47197 911.4366 81.832855 C 677.1215 119.694725 350.36136 128.5318 126.33837 81.832855 C 81.782394 72.54594 11.959056 67.968735 0.0 9.628066 C 27.569778 16.136772 32.861366 0.39408323 54.133884 0.605785 C 93.688965 -5.850034 79.58695 41.325195 108.26777 45.71729 C 445.82306 115.96413 786.76514 108.00011 1064.8683 0.6057345 z" svg:height="1.1362927mm" draw:style-name="style-16" svg:viewBox="0.0 0.0 1064.905 113.629265" svg:width="10.649051mm" svg:x="42.315605mm" svg:y="8.364565mm"/>
            <draw:path svg:d="M 1254.824 0.33569494 C 1287.1561 16.157766 1340.6549 10.786748 1354.1486 45.473644 C 1309.381 83.60005 1234.3981 103.2057 1164.6277 117.65199 C 911.7652 170.03947 517.9597 189.7509 199.03096 126.67427 C 128.78412 112.78361 49.0918 100.58636 0.4876963 54.46948 C -5.7300277 6.1036725 49.118042 18.856548 72.69259 0.30925113 C 80.365326 -1.3311727 81.18569 3.828194 81.74121 9.331532 C 99.15092 26.291292 122.433975 74.52488 153.91946 81.53632 C 415.67188 139.74467 937.08624 168.53127 1182.6724 72.51404 C 1214.6864 60.025707 1246.6749 40.2084 1254.824 0.33569494 z" svg:height="1.6612092mm" draw:style-name="style-17" svg:viewBox="0.0 0.0 1354.1487 166.12093" svg:width="13.541487mm" svg:x="40.957123mm" svg:y="8.637935mm"/>
            <draw:path svg:d="M 442.17178 162.4277 C 427.22278 240.69145 381.18552 287.91956 360.97116 360.97107 C 222.62044 306.83728 103.743256 233.09795 0.0 144.38313 C 43.68273 91.83689 105.96575 57.837936 144.38313 0.0 C 264.98016 32.755386 353.2718 97.94874 442.17178 162.4277 z M 279.691 189.52109 C 285.08838 208.22714 268.57855 248.7878 288.73962 252.67715 C 298.6086 205.81944 391.37143 147.63754 333.87738 117.34284 C 317.07687 142.66338 314.06067 181.74226 279.691 189.52109 z" svg:height="3.6097107mm" draw:style-name="style-18" svg:viewBox="0.0 0.0 442.17178 360.97107" svg:width="4.421718mm" svg:x="61.988697mm" svg:y="8.731514mm"/>
            <draw:path svg:d="M 1534.1335 9.022382 C 1557.549 18.679718 1594.5642 14.763815 1606.3384 36.089222 C 1561.2535 109.564026 1444.8367 113.532715 1353.6084 135.36086 C 1228.381 165.33813 1110.4562 179.8902 1001.6862 216.56148 C 747.3421 220.79482 474.74207 203.83505 216.58803 144.38313 C 137.87433 126.25914 46.540276 119.22126 0.0 54.133785 C 7.619851 19.65854 37.62367 7.540621 72.204895 0.0 C 105.11914 30.188927 121.78762 76.7292 162.4279 99.245186 C 413.8087 157.92973 772.95386 208.3858 1091.8826 162.40126 C 1246.0289 140.20279 1454.0972 103.161095 1534.1335 9.022382 z" svg:height="2.1717591mm" draw:style-name="style-19" svg:viewBox="0.0 0.0 1606.3384 217.17592" svg:width="16.063383mm" svg:x="39.608124mm" svg:y="9.0926695mm"/>
            <draw:path svg:d="M 99.24539 0.0 C 124.11629 35.639378 141.26115 95.75269 198.51703 117.31619 C 380.6296 185.94916 727.1281 235.21455 992.6638 225.6101 C 1259.6812 215.92633 1600.6761 154.51656 1732.6239 81.20052 C 1766.8873 62.150494 1783.8735 26.90808 1813.8245 8.995736 C 1826.4453 23.468468 1858.4067 18.600082 1867.9846 36.062576 C 1840.3357 173.85757 1633.6696 132.60898 1543.1293 207.539 C 1031.6101 321.01883 424.81497 299.7992 0.0 72.17815 C 2.4873319 17.56837 50.562157 8.466659 99.24539 0.0 z" svg:height="2.746224mm" draw:style-name="style-20" svg:viewBox="0.0 0.0 1867.9846 274.6224" svg:width="18.679846mm" svg:x="38.164818mm" svg:y="9.543785mm"/>
            <draw:path svg:d="M 55.4803 0.0 C 112.974365 30.321245 20.21154 88.47671 10.342553 135.33441 C -9.8185215 131.4715 6.6912904 90.88441 1.2939293 72.178345 C 35.663197 64.42597 38.679405 25.347086 55.4803 0.0 z" svg:height="1.3533441mm" draw:style-name="style-21" svg:viewBox="0.0 0.0 74.14603 135.33441" svg:width="0.74146026mm" svg:x="64.77267mm" svg:y="9.904677mm"/>
            <draw:path svg:d="M 643.447 351.97522 C 624.3175 374.9675 606.5113 399.28268 598.3093 433.17584 C 521.4479 410.81854 475.91287 357.0817 408.81467 324.9084 C 408.81467 300.8313 408.81467 276.78067 408.81467 252.7036 C 384.8699 252.75648 385.84894 277.78613 372.72552 288.79272 C 238.84644 224.81648 144.73398 157.05669 2.7852788 90.24935 C -11.078942 34.23705 30.91058 34.18416 38.8744 0.0 C 269.22046 88.47671 446.94095 229.60544 643.447 351.97522 z" svg:height="4.3317585mm" draw:style-name="style-22" svg:viewBox="0.0 0.0 643.44714 433.17584" svg:width="6.4344716mm" svg:x="59.885456mm" svg:y="9.994635mm"/>
            <draw:path svg:d="M 45.53299 0.0 C 51.539165 0.0 57.57158 0.0 63.577755 0.0 C 52.491543 44.185368 94.666374 35.05731 90.64449 72.20479 C 607.693 341.76227 1437.1885 327.50128 1976.6472 90.24935 C 1994.877 66.33104 2005.1694 34.554577 2021.785 9.022281 C 2054.9636 21.007881 2099.4668 21.642937 2112.008 54.16023 C 2053.7202 155.25749 1883.8578 144.83298 1796.1483 216.58792 C 1608.1882 250.82498 1372.7622 315.0923 1128.3928 324.88184 C 711.1185 341.60352 279.1597 238.70705 0.36819455 81.22707 C -3.2297769 35.427727 20.106571 16.642233 45.53299 0.0 z" svg:height="3.2665787mm" draw:style-name="style-23" svg:viewBox="0.0 0.0 2112.008 326.65787" svg:width="21.12008mm" svg:x="37.077404mm" svg:y="10.085122mm"/>
            <draw:path svg:d="M 64.30405 0.0 C 88.43411 20.954994 97.69429 56.885452 109.41555 90.275795 C 692.0544 414.78723 1667.5468 384.3602 2239.0994 99.27163 C 2263.441 78.44896 2259.4985 29.395208 2302.3086 27.066843 C 2432.6157 111.416 2182.2407 175.76263 2121.8362 198.51682 C 1817.4067 313.2401 1430.6123 406.61154 1029.8745 378.98907 C 636.3597 351.86926 272.18744 242.19955 1.1481856 99.245186 C -6.4454236 37.54444 24.643198 14.472731 64.30405 0.0 z" svg:height="3.838784mm" draw:style-name="style-24" svg:viewBox="0.0 0.0 2339.3784 383.87842" svg:width="23.393784mm" svg:x="35.80675mm" svg:y="10.536237mm"/>
            <draw:path svg:d="M 171.37035 16.078032 C 132.7943 76.74696 119.69714 162.86887 90.196365 232.63951 C 58.60511 236.13202 52.202076 195.20094 0.0 196.55038 C 65.69568 153.76715 73.818565 -59.53993 171.37035 16.078032 z" svg:height="2.3285108mm" draw:style-name="style-25" svg:viewBox="0.0 0.0 171.37035 232.85106" svg:width="1.7137034mm" svg:x="65.77912mm" svg:y="10.826836mm"/>
            <draw:path svg:d="M 45.199516 0.0 C 66.683586 20.637466 77.95511 51.487892 81.288635 90.275795 C 311.71423 200.42189 608.2328 311.65268 902.47595 351.97513 C 1481.8075 431.32367 2059.4724 294.58704 2481.721 90.275795 C 2501.406 70.8289 2492.701 23.01872 2544.9036 36.14201 C 2547.814 135.65184 2416.2363 184.67905 2319.3464 225.63655 C 2233.251 262.0432 2125.0366 282.20447 2039.6024 306.8372 C 1916.1746 342.4501 1828.4651 383.61926 1669.6356 406.1088 C 1189.5491 474.05383 622.12366 386.31796 225.75171 216.61427 C 112.53592 168.16913 -90.716965 101.6 45.199516 0.0 z" svg:height="4.291815mm" draw:style-name="style-26" svg:viewBox="0.0 0.0 2544.951 429.1815" svg:width="25.449509mm" svg:x="34.734676mm" svg:y="11.077575mm"/>
            <draw:path svg:d="M 2737.3235 12.019413 C 2860.4075 110.285675 2673.9028 181.43211 2610.9585 210.53624 C 2081.4478 455.3816 1366.8613 566.9829 679.7913 391.00848 C 553.2147 358.57053 423.3838 309.51678 309.82443 264.66992 C 191.66142 218.02386 71.40835 168.67914 2.960696 84.197655 C -13.893289 54.987656 45.39976 -15.232738 75.16538 2.9705873 C 133.9558 150.0524 440.0785 246.94289 616.6351 300.75916 C 704.4769 327.535 796.578 334.54645 887.3303 354.8929 C 1389.5094 467.60547 1970.6403 380.98083 2403.419 219.53207 C 2556.957 162.2763 2673.7175 130.07654 2737.3235 12.019413 z" svg:height="4.7684665mm" draw:style-name="style-27" svg:viewBox="0.0 0.0 2778.436 476.84662" svg:width="27.784359mm" svg:x="33.4423mm" svg:y="11.679692mm"/>
            <draw:path svg:d="M 99.271835 0.0 C 122.21112 28.178087 138.37717 63.208954 144.40979 108.293915 C 645.028 397.93323 1514.2368 592.40204 2283.1426 379.01553 C 2535.1052 309.05966 2867.1838 205.3166 2996.036 18.018017 C 3019.3984 36.776966 3052.551 45.746357 3068.2407 72.1518 C 3043.2375 206.85117 2882.3975 229.42014 2770.4521 279.71744 C 2653.8765 332.10492 2535.158 384.3602 2409.481 424.1006 C 1722.358 641.4557 900.8267 549.77765 315.85965 279.71744 C 200.44843 226.43037 77.52292 178.48787 0.0 90.196365 C 12.250341 39.31708 56.224155 20.108288 99.271835 0.0 z" svg:height="5.451866mm" draw:style-name="style-28" svg:viewBox="0.0 0.0 3068.2407 545.18665" svg:width="30.682407mm" svg:x="31.93785mm" svg:y="12.251001mm"/>
            <draw:path svg:d="M 216.58783 0.77615577 C 215.79411 34.484024 206.48064 26.493658 216.58783 54.909943 C 253.41779 56.074074 234.18265 15.222443 243.65477 9.771993 C 336.8411 25.4353 400.55267 111.371994 397.08673 199.29308 C 395.47284 239.13934 342.7413 268.16412 351.9488 316.60928 C 258.23337 434.98383 40.613636 384.39554 0.0 253.4532 C 0.0 211.35802 0.0 169.23637 0.0 127.11463 C 47.30735 60.095753 93.45077 -8.060918 216.58783 0.77615577 z M 324.88184 190.29713 C 311.0705 263.66608 238.7336 278.61508 189.52109 316.60928 C 189.52109 325.658 189.52109 334.68027 189.52109 343.67612 C 314.24557 414.63733 431.50888 126.66489 288.76627 63.93212 C 265.21817 99.22762 315.06573 138.3595 324.88184 190.29713 z M 144.40938 325.63156 C 171.3439 279.91153 120.94081 243.55777 81.22687 235.40865 C 57.229225 278.19177 95.99078 326.18716 144.40938 325.63156 z" svg:height="3.8326597mm" draw:style-name="style-29" svg:viewBox="0.0 0.0 397.2215 383.26596" svg:width="3.972215mm" svg:x="19.845337mm" svg:y="12.333463mm"/>
            <draw:path svg:d="M 99.245186 0.0 C 241.9878 62.75921 124.724495 350.70523 0.0 279.7439 C 0.0 270.74805 0.0 261.72577 0.0 252.67705 C 49.212513 214.65642 121.52318 199.73395 135.36075 126.36502 C 125.51842 74.42738 75.670845 35.295506 99.245186 0.0 z" svg:height="2.9091244mm" draw:style-name="style-30" svg:viewBox="0.0 0.0 164.69997 290.91245" svg:width="1.6469997mm" svg:x="21.74081mm" svg:y="12.972784mm"/>
            <draw:path svg:d="M 3226.6719 18.354013 C 3364.7314 124.24023 3126.2097 207.18716 3001.0881 271.0046 C 2883.0574 331.25024 2772.541 375.06522 2703.2993 415.4141 C 2269.1975 547.70575 1861.5804 620.3075 1367.7091 577.8418 C 861.2701 534.29126 401.42453 342.1245 23.123184 144.69238 C 3.7027373 90.18819 -24.81922 25.947422 41.167744 0.30925113 C 48.840687 -1.3311727 49.68729 3.828194 50.19013 9.305088 C 66.06509 17.533651 66.70014 40.94923 77.25707 54.443035 C 667.35706 509.60568 1820.7023 635.8385 2649.166 352.2316 C 2778.7058 307.9139 2916.342 241.31822 3037.1772 171.75934 C 3122.77 122.49403 3179.973 97.834785 3226.6719 18.354013 z" svg:height="5.8996925mm" draw:style-name="style-31" svg:viewBox="0.0 0.0 3268.3716 589.96924" svg:width="32.683716mm" svg:x="30.984837mm" svg:y="13.060178mm"/>
            <draw:path svg:d="M 69.82515 0.0 C 169.81117 161.50166 357.24197 228.36188 575.2057 315.85956 C 1150.41 546.76135 2006.2043 668.94604 2650.7031 424.15356 C 2949.8677 356.31433 3186.22 225.71608 3417.7832 90.24945 C 3436.251 72.6282 3421.7783 22.06634 3453.8723 18.044662 C 3490.7551 17.277388 3481.336 62.75921 3507.9795 72.204895 C 3510.6785 137.95386 3441.728 187.03406 3390.637 216.58803 C 2948.095 473.15454 2295.2622 668.6816 1649.0173 631.71924 C 1227.2714 607.53625 855.8495 531.1246 484.90356 369.99344 C 417.99026 340.9422 323.4018 283.26303 223.15134 234.63258 C 118.90524 184.04408 -117.076584 77.152405 69.82515 0.0 z" svg:height="6.3621674mm" draw:style-name="style-32" svg:viewBox="0.0 0.0 3508.0564 636.21674" svg:width="35.080563mm" svg:x="29.705547mm" svg:y="13.785056mm"/>
            <draw:path svg:d="M 34.134705 0.0 C 59.61401 2.5400176 58.978954 12.594212 88.29483 27.093287 C 50.67116 43.6033 60.19618 107.23556 7.094205 108.293915 C -18.437988 69.10915 33.076145 41.38081 34.134705 0.0 z" svg:height="1.0829391mm" draw:style-name="style-33" svg:viewBox="0.0 0.0 88.2949 108.293915" svg:width="0.882949mm" svg:x="66.33947mm" svg:y="13.785056mm"/>
            <draw:path svg:d="M 58.87843 0.0 C 66.180954 4.7889514 73.58926 9.41914 85.97141 9.022281 C 74.59452 69.87643 25.752222 93.21267 4.770784 144.38313 C -19.438412 89.90538 56.232433 57.626286 58.87843 0.0 z" svg:height="1.4438313mm" draw:style-name="style-34" svg:viewBox="0.0 0.0 85.97134 144.38313" svg:width="0.8597134mm" svg:x="66.90404mm" svg:y="14.326393mm"/>
            <draw:path svg:d="M 3681.8618 8.995837 C 3876.9126 83.76709 3638.0466 205.42249 3519.4077 270.69516 C 3407.9387 332.05203 3300.703 370.78696 3239.6638 415.10474 C 2870.5964 553.6935 2502.0583 656.19305 2048.4834 676.8041 C 1250.2355 713.05206 491.48987 436.6419 0.0 90.22291 C 10.133627 46.196205 44.95264 26.881634 72.20469 0.0 C 99.747826 26.590652 111.336464 69.1356 135.36075 99.245186 C 583.6972 357.76956 1181.8406 599.99554 1867.9849 604.62585 C 2560.135 609.2561 3171.031 381.84674 3627.7021 117.31629 C 3660.0867 78.58118 3666.5159 49.60937 3681.8618 8.995837 z" svg:height="6.8000484mm" draw:style-name="style-35" svg:viewBox="0.0 0.0 3755.866 680.0048" svg:width="37.55866mm" svg:x="28.508854mm" svg:y="14.597591mm"/>
            <draw:path svg:d="M 7.3071685 0.0 C 47.02111 8.149131 97.39776 44.52934 70.48968 90.22291 C 22.071083 90.778534 -16.690477 42.78314 7.3071685 0.0 z" svg:height="0.9022769mm" draw:style-name="style-36" svg:viewBox="0.0 0.0 78.06701 90.22769" svg:width="0.7806701mm" svg:x="20.584534mm" svg:y="14.68755mm"/>
            <draw:path svg:d="M 423.9698 93.3241 C 370.2594 258.34482 268.73883 362.8816 72.020996 364.04572 C 17.464008 345.075 -32.59531 254.95798 26.90949 201.61801 C 68.31685 246.1738 58.897606 289.27457 117.15894 300.8632 C 217.99156 320.89227 324.64526 197.67566 351.7649 120.39094 C 340.3878 80.65056 324.06308 45.804897 297.6312 21.119308 C 296.14954 10.615368 299.64194 5.0591426 306.6536 3.0747476 C 359.3585 -14.281872 407.08936 45.381596 423.9698 93.3241 z" svg:height="3.640457mm" draw:style-name="style-37" svg:viewBox="0.0 0.0 423.96982 364.0457" svg:width="4.2396984mm" svg:x="21.47145mm" svg:y="15.0176935mm"/>
            <draw:path svg:d="M 0.0 0.4526734 C 21.748713 -3.225033 19.605553 16.936243 45.111504 9.501398 C 38.576252 37.070976 60.69538 36.039062 54.16033 63.63518 C 35.05741 43.63267 10.371822 29.186382 0.0 0.4526734 z" svg:height="0.636352mm" draw:style-name="style-38" svg:viewBox="0.0 0.0 55.38224 63.6352" svg:width="0.5538224mm" svg:x="23.725979mm" svg:y="15.7656975mm"/>
            <draw:path svg:d="M 0.0 0.0 C 91.22828 35.24252 189.07114 159.7818 270.7215 234.63249 C 323.08264 282.628 416.00415 309.88004 378.9893 424.12714 C 238.68051 308.74234 147.66379 144.09215 0.0 36.06278 C 0.0 24.077078 0.0 12.038488 0.0 0.0 z" svg:height="4.2412715mm" draw:style-name="style-39" svg:viewBox="0.0 0.0 387.47595 424.12714" svg:width="3.8747594mm" svg:x="66.410416mm" svg:y="16.221603mm"/>
            <draw:path svg:d="M 91.09868 0.0 C 134.38455 4.894828 144.99437 42.359837 163.30338 72.204895 C 154.28099 72.204895 145.23236 72.204895 136.23643 72.204895 C 105.915085 142.7957 -11.242248 121.44385 0.87567323 27.066942 C 41.462868 8.466659 85.039825 47.201675 91.09868 0.0 z" svg:height="1.1399214mm" draw:style-name="style-40" svg:viewBox="0.0 0.0 163.3033 113.99215" svg:width="1.6330329mm" svg:x="22.273392mm" svg:y="16.311827mm"/>
            <draw:path svg:d="M 487.3358 433.17575 C 444.12946 498.2632 374.70297 537.13055 306.83728 577.5589 C 232.43654 381.21167 116.54892 226.48335 0.0 72.20479 C 5.741332 26.775759 56.620815 26.484877 81.22727 0.0 C 248.62822 112.34203 364.19812 276.5689 487.3358 433.17575 z" svg:height="5.775589mm" draw:style-name="style-41" svg:viewBox="0.0 0.0 487.3358 577.5589" svg:width="4.873358mm" svg:x="64.785614mm" svg:y="16.762941mm"/>
            <draw:path svg:d="M 37.501545 0.0 C 45.5449 5.5562253 53.641144 10.900901 55.546104 0.0 C 84.861984 41.72488 37.739742 84.19039 1.4124218 90.275894 C -8.033262 38.68203 32.818367 37.438564 37.501545 0.0 z" svg:height="0.90275896mm" draw:style-name="style-42" svg:viewBox="0.0 0.0 64.72471 90.275894" svg:width="0.6472471mm" svg:x="25.155687mm" svg:y="17.665434mm"/>
            <draw:path svg:d="M 394.47546 2.7885087 C 487.74112 -13.933257 531.0534 47.767593 538.8586 102.06014 C 565.0258 284.59622 273.87842 473.3765 69.59362 444.98654 C 4.5854754 419.34836 -34.59939 279.59552 42.553116 237.4209 C 48.90306 264.17032 69.4612 276.73798 60.624123 318.64798 C 93.56482 345.84714 122.29853 377.30615 168.91814 390.85284 C 245.88533 365.53223 311.211 328.5965 376.51022 291.60767 C 470.4372 218.0271 467.077 95.86886 394.47546 2.7885087 z" svg:height="4.478358mm" draw:style-name="style-43" svg:viewBox="0.0 0.0 540.5066 447.83575" svg:width="5.405066mm" svg:x="23.030045mm" svg:y="17.908218mm"/>
            <draw:path svg:d="M 0.0 0.0 C 56.382618 18.78539 109.696144 40.666523 108.26757 117.31619 C 59.00217 91.3605 19.975967 55.192043 0.0 0.0 z" svg:height="1.173162mm" draw:style-name="style-44" svg:viewBox="0.0 0.0 108.29564 117.31619" svg:width="1.0829564mm" svg:x="26.072306mm" svg:y="18.387484mm"/>
            <draw:path svg:d="M 216.58783 5.0826592 C 175.498 60.221813 104.98652 85.96576 0.0 77.2609 C 67.46863 56.3588 161.47511 -20.264427 216.58783 5.0826592 z" svg:height="0.7892105mm" draw:style-name="style-45" svg:viewBox="0.0 0.0 216.58783 78.92105" svg:width="2.1658783mm" svg:x="22.823221mm" svg:y="18.697548mm"/>
            <draw:path svg:d="M 162.41154 0.0 C 213.52902 24.130066 259.06384 53.736824 270.70557 117.31619 C 260.22797 124.909805 246.49617 129.24881 225.56761 126.36502 C 175.79958 216.0323 -1.5506966 252.33318 0.010294913 90.24945 C 40.5444 73.63367 77.26858 53.20775 117.32649 36.11577 C 150.16121 45.376144 154.65927 83.000015 180.48256 99.29828 C 222.52477 78.29019 169.39655 28.575047 162.41154 0.0 z" svg:height="2.0271387mm" draw:style-name="style-46" svg:viewBox="0.0 0.0 270.7055 202.71388" svg:width="2.707055mm" svg:x="23.906588mm" svg:y="19.109266mm"/>
            <draw:path svg:d="M 198.51662 0.0 C 335.6505 34.342823 437.3562 104.060585 559.4878 153.40532 C 513.239 204.73454 434.2871 229.42014 369.99356 252.65051 C 268.97583 289.21603 167.87814 318.5317 63.18251 342.89996 C 41.698032 354.51526 20.108591 366.02457 0.0 379.01553 C 50.906128 278.76508 269.0816 194.2307 198.51662 0.0 z" svg:height="3.7901552mm" draw:style-name="style-47" svg:viewBox="0.0 0.0 559.4878 379.01553" svg:width="5.5948777mm" svg:x="68.57603mm" svg:y="19.109266mm"/>
            <draw:path svg:d="M 20.098902 0.0 C 34.96839 1.2170203 34.96839 61.96549 20.098902 63.156067 C -19.377047 63.79092 9.6741905 6.4292746 20.098902 0.0 z" svg:height="0.63161296mm" draw:style-name="style-48" svg:viewBox="0.0 0.0 31.251028 63.161297" svg:width="0.31251028mm" svg:x="28.758978mm" svg:y="19.65087mm"/>
            <draw:path svg:d="M 52.695827 397.52295 C 98.83925 446.5766 81.164894 496.05374 106.85596 532.8837 C 306.56335 819.6126 972.9961 287.00644 594.16547 27.556053 C 571.0673 27.952911 583.1588 20.835693 585.1167 9.511491 C 785.40625 -36.499508 887.8794 93.807655 882.9316 199.00613 C 873.22144 404.58728 587.81537 671.55194 350.48407 722.4048 C 95.134895 777.0942 -97.29662 634.0605 52.695827 397.52295 z" svg:height="7.34042mm" draw:style-name="style-49" svg:viewBox="0.0 0.0 883.10254 734.042" svg:width="8.831025mm" svg:x="24.19174mm" svg:y="20.277802mm"/>
            <draw:path svg:d="M 406.08246 0.0 C 414.12582 3.995234 422.19562 7.93758 424.15347 18.044561 C 369.41116 154.43723 151.9501 262.81058 0.0 189.49464 C 153.29955 218.0168 214.49776 111.204445 315.85947 117.28975 C 323.98236 56.223957 370.54907 33.62864 406.08246 0.0 z" svg:height="2.131415mm" draw:style-name="style-50" svg:viewBox="0.0 0.0 424.15347 213.14148" svg:width="4.2415347mm" svg:x="24.177094mm" svg:y="21.094698mm"/>
            <draw:path svg:d="M 0.0 0.0 C 84.34926 24.394505 187.32504 104.51033 153.43176 189.52109 C 111.178 121.655396 0.18530844 80.486244 0.0 0.0 z" svg:height="1.8952109mm" draw:style-name="style-51" svg:viewBox="0.0 0.0 160.05814 189.52109" svg:width="1.6005814mm" svg:x="29.230635mm" svg:y="21.094698mm"/>
            <draw:path svg:d="M 947.5257 19.161055 C 671.9886 124.915054 306.3609 260.72556 0.0 335.02072 C 282.3899 202.27931 616.9556 121.79307 911.43695 1.1164935 C 936.04224 -5.445202 929.58673 19.055279 947.5257 19.161055 z" svg:height="3.3502064mm" draw:style-name="style-52" svg:viewBox="0.0 0.0 947.5257 335.02063" svg:width="9.475257mm" svg:x="64.24454mm" svg:y="21.805317mm"/>
            <draw:path svg:d="M 524.94653 151.13882 C 508.46295 203.81729 470.416 234.9588 434.7235 268.45502 C 426.30975 258.82422 401.43884 265.65036 407.6566 241.38808 C 394.82428 242.47287 359.47598 279.85855 398.6342 277.4772 C 339.36758 350.7667 194.08476 392.14758 82.774536 358.70425 C 91.69094 303.45935 47.18805 341.85028 28.61441 304.5706 C 38.271645 240.75302 -9.088794 233.97977 1.5739106 169.20982 C 112.27552 171.64407 160.87943 111.95396 245.20224 87.98276 C 272.8247 114.52042 287.29755 154.18147 317.40692 178.20576 C 352.78165 121.53206 283.117 92.40129 272.26898 51.89363 C 362.99524 -89.36732 446.89453 96.63472 524.94653 151.13882 z" svg:height="3.7044716mm" draw:style-name="style-53" svg:viewBox="0.0 0.0 524.9465 370.44714" svg:width="5.249465mm" svg:x="25.244556mm" svg:y="22.11008mm"/>
            <draw:path svg:d="M 16.744375 0.0 C 73.074104 24.077179 40.6096 56.753033 34.842026 117.31619 C -24.53056 108.05582 8.065964 38.761562 16.744375 0.0 z" svg:height="1.173162mm" draw:style-name="style-54" svg:viewBox="0.0 0.0 49.37198 117.31619" svg:width="0.49371982mm" svg:x="48.01371mm" svg:y="22.358084mm"/>
            <draw:path svg:d="M 785.15106 0.0 C 797.00433 3.2015164 799.3855 15.901402 812.1916 18.044561 C 801.76666 128.58751 801.42267 302.2599 794.1468 379.01553 C 767.2387 339.69846 802.931 237.86035 776.0754 198.54326 C 715.9095 264.18646 756.46985 348.56195 730.9377 451.22043 C 548.7718 518.7157 376.02554 595.63 198.54326 667.8082 C 112.10394 552.6881 55.192043 408.0403 0.0 261.69934 C 256.8573 193.67499 474.74207 86.73041 739.9867 27.093388 C 742.92334 50.297314 714.3221 115.093704 758.0839 126.31213 C 804.09534 121.28498 778.32495 44.291344 785.15106 0.0 z" svg:height="6.6780825mm" draw:style-name="style-55" svg:viewBox="0.0 0.0 812.1916 667.8082" svg:width="8.121916mm" svg:x="65.32694mm" svg:y="22.809198mm"/>
            <draw:path svg:d="M 16.417158 108.32046 C -20.227688 82.97337 12.87167 21.272522 34.488163 0.0 C 101.03105 16.086712 34.990997 119.96219 16.417158 108.32046 z" svg:height="1.092283mm" draw:style-name="style-56" svg:viewBox="0.0 0.0 63.53982 109.2283" svg:width="0.6353982mm" svg:x="32.766396mm" svg:y="24.072319mm"/>
            <draw:path svg:d="M 676.7775 0.0 C 677.49194 14.287523 672.43835 34.395912 685.7999 36.089123 C 587.03094 176.63568 354.32993 356.8964 126.28569 342.89996 C 91.73111 340.8097 19.579311 326.1253 0.0 288.76627 C 211.40202 332.07858 375.4438 178.96416 505.3541 171.45007 C 535.25195 87.07438 600.49805 38.046974 676.7775 0.0 z" svg:height="3.436676mm" draw:style-name="style-57" svg:viewBox="0.0 0.0 685.7999 343.6676" svg:width="6.8579993mm" svg:x="25.801903mm" svg:y="25.33597mm"/>
            <draw:path svg:d="M 16.594593 0.0 C 39.348774 27.51669 34.79802 71.04056 16.594593 99.27163 C -10.6045685 76.226364 0.19055684 26.458332 16.594593 0.0 z" svg:height="0.9927163mm" draw:style-name="style-58" svg:viewBox="0.0 0.0 32.000782 99.27163" svg:width="0.3200078mm" svg:x="48.105694mm" svg:y="25.967796mm"/>
            <draw:path svg:d="M 830.18304 108.294014 C 566.0495 220.08043 281.83395 311.94376 0.0 406.08246 C 22.436855 301.22818 176.29211 284.47995 279.7443 243.65477 C 442.80685 179.22879 618.6488 135.65184 694.8223 0.0 C 760.0945 15.954492 820.1021 37.253456 830.18304 108.294014 z" svg:height="4.060825mm" draw:style-name="style-59" svg:viewBox="0.0 0.0 830.18304 406.08246" svg:width="8.30183mm" svg:x="66.95175mm" svg:y="26.599354mm"/>
            <draw:path svg:d="M 0.0 0.0 C 36.988617 77.54936 135.8105 184.97012 72.204895 279.77032 C 12.938083 202.30031 24.288729 110.14589 0.0 0.0 z" svg:height="2.7977033mm" draw:style-name="style-60" svg:viewBox="0.0 0.0 93.04794 279.77032" svg:width="0.9304794mm" svg:x="65.778854mm" svg:y="27.592072mm"/>
            <draw:path svg:d="M 749.03534 381.14093 C 491.2519 298.88193 240.32083 131.85059 0.0 2.125395 C 62.60034 -11.500629 128.42885 43.664967 189.49464 74.330284 C 312.71103 136.05759 437.48862 213.39519 568.5102 272.8471 C 632.7246 301.97766 722.8152 308.3805 749.03534 381.14093 z" svg:height="3.81141mm" draw:style-name="style-61" svg:viewBox="0.0 0.0 749.03534 381.141" svg:width="7.490353mm" svg:x="34.915737mm" svg:y="27.93171mm"/>
            <draw:path svg:d="M 1028.7529 0.0 C 980.43994 74.9829 840.60754 58.446445 776.1025 117.31619 C 510.06412 179.89009 225.58377 317.8175 0.0 360.94452 C 36.80371 312.0231 106.256836 297.8678 162.4279 279.7439 C 425.3709 194.892 718.7937 88.2914 1001.7129 0.0 C 1010.7611 0.0 1019.7306 0.0 1028.7529 0.0 z" svg:height="3.609445mm" draw:style-name="style-62" svg:viewBox="0.0 0.0 1028.7529 360.94452" svg:width="10.28753mm" svg:x="45.56416mm" svg:y="27.952963mm"/>
            <draw:path svg:d="M 0.0 0.0 C 135.12256 247.20026 232.51567 557.6622 279.691 893.3922 C 300.4609 1041.1621 342.23846 1315.6407 270.6424 1443.8577 C 237.96632 1369.0071 262.54614 1173.0303 171.39699 1128.0245 C 199.41652 666.8823 88.000114 345.12244 0.0 0.0 z" svg:height="14.438576mm" draw:style-name="style-63" svg:viewBox="0.0 0.0 310.8122 1443.8577" svg:width="3.108122mm" svg:x="59.82282mm" svg:y="27.952963mm"/>
            <draw:path svg:d="M 0.01937866 0.0 C 376.65375 87.76232 804.43207 165.4968 1245.3337 99.27163 C 1112.751 161.1576 956.3559 224.60474 812.1581 270.7217 C 513.126 366.36853 255.34253 139.85883 18.0379 27.093388 C 6.977933 23.124598 -0.43036777 15.531189 0.01937866 0.0 z" svg:height="2.9371722mm" draw:style-name="style-64" svg:viewBox="0.0 0.0 1245.3337 293.71722" svg:width="12.453338mm" svg:x="37.442314mm" svg:y="28.043186mm"/>
            <draw:path svg:d="M 45.03278 0.0 C 57.335808 2.7782137 52.52021 22.595318 54.107643 36.089123 C 32.80888 35.87737 27.570183 51.62011 0.0 45.084858 C 7.409108 22.489542 31.565416 16.5629 45.03278 0.0 z" svg:height="0.46674377mm" draw:style-name="style-65" svg:viewBox="0.0 0.0 54.107643 46.674377" svg:width="0.5410764mm" svg:x="74.80325mm" svg:y="28.31412mm"/>
            <draw:path svg:d="M 776.1291 0.0 C 786.6598 1.4552163 783.7223 16.457127 785.0982 27.040499 C 659.0505 75.591515 526.5739 123.87809 397.08652 171.45007 C 266.06497 219.57779 136.39267 277.49515 0.0 288.73984 C 226.06096 159.86124 519.3247 98.18683 776.1291 0.0 z" svg:height="2.8873982mm" draw:style-name="style-66" svg:viewBox="0.0 0.0 785.0982 288.73984" svg:width="7.8509817mm" svg:x="66.68081mm" svg:y="28.67501mm"/>
            <draw:path svg:d="M 126.31213 0.0 C 332.31677 221.13878 567.2138 413.41144 857.25 550.49207 C 800.68207 680.3759 788.3259 854.52466 758.0048 1010.7082 C 515.4613 759.9362 248.62903 533.45294 0.0 288.76627 C 16.61589 167.03154 86.83639 98.87477 126.31213 0.0 z" svg:height="10.107082mm" draw:style-name="style-67" svg:viewBox="0.0 0.0 857.25 1010.7082" svg:width="8.5725mm" svg:x="16.597046mm" svg:y="28.855455mm"/>
            <draw:path svg:d="M 1164.2736 0.0 C 1138.6885 160.89316 1145.0912 353.85376 1110.1134 505.3543 C 738.6915 618.2257 422.03818 785.8919 0.15987395 848.2807 C 0.4509576 670.2425 -4.814386 478.71066 27.200373 379.04218 C 60.696793 385.41855 65.96173 363.61694 99.37862 369.99335 C 111.78742 409.25754 96.67973 420.3171 99.37862 469.26498 C 154.51778 470.244 130.25569 391.79495 135.46774 342.9264 C 472.17642 222.32936 813.99176 106.891685 1164.2736 0.0 z M 90.38288 821.1873 C 112.1318 773.58887 132.68973 639.25964 99.37862 595.57733 C 82.36577 647.85895 60.29953 780.7061 90.38288 821.1873 z" svg:height="8.482807mm" draw:style-name="style-68" svg:viewBox="0.0 0.0 1164.2734 848.2807" svg:width="11.642735mm" svg:x="43.938545mm" svg:y="28.855455mm"/>
            <draw:path svg:d="M 0.0 0.0 C 75.829506 34.23705 121.49694 140.78476 117.315994 225.61021 C 81.70286 146.9494 29.579912 84.71947 0.0 0.0 z" svg:height="2.256102mm" draw:style-name="style-69" svg:viewBox="0.0 0.0 117.58047 225.61021" svg:width="1.1758047mm" svg:x="75.34407mm" svg:y="29.216349mm"/>
            <draw:path svg:d="M 0.0 0.0 C 207.24832 102.55248 401.26706 218.38701 622.6703 306.81082 C 622.6703 382.03192 622.6703 457.2266 622.6703 532.421 C 689.37164 511.88934 609.9704 345.22842 685.8528 333.90424 C 691.5941 450.0565 670.82465 605.737 676.83044 776.0758 C 511.6245 754.8033 400.9231 678.97375 243.68102 649.7374 C 195.63283 399.99716 90.54034 207.24812 0.0 0.0 z M 622.6703 739.96 C 643.2549 705.6437 649.4459 642.85803 622.6703 613.62164 C 621.8499 650.5574 582.8504 719.2963 622.6703 739.96 z" svg:height="7.760758mm" draw:style-name="style-70" svg:viewBox="0.0 0.0 686.8673 776.0758" svg:width="6.868673mm" svg:x="36.63024mm" svg:y="29.487282mm"/>
            <draw:path svg:d="M 216.58803 449.47754 C 158.35353 294.16705 58.499332 132.29509 0.0 7.2795134 C 21.298763 -14.786726 16.8013 20.77332 45.137745 16.328339 C 102.15542 157.00693 233.15033 292.07678 216.58803 449.47754 z" svg:height="4.494776mm" draw:style-name="style-71" svg:viewBox="0.0 0.0 218.02414 449.4776" svg:width="2.1802413mm" svg:x="74.62176mm" svg:y="29.504448mm"/>
            <draw:path svg:d="M 297.78867 683.31665 C 211.74579 450.48322 91.1758 204.07689 0.0 6.512441 C 17.938988 -8.5423565 11.50931 7.332603 36.06288 6.512441 C 140.81181 175.47539 218.14882 371.95483 306.7844 556.9516 C 300.96432 596.26886 318.55853 659.00165 297.78867 683.31665 z" svg:height="6.833166mm" draw:style-name="style-72" svg:viewBox="0.0 0.0 308.25165 683.31665" svg:width="3.0825164mm" svg:x="73.90023mm" svg:y="29.783049mm"/>
            <draw:path svg:d="M 0.0 0.33771354 C 10.477396 -1.1439465 16.060066 2.3220077 18.07141 9.333449 C 168.06386 205.25737 271.09213 448.1184 333.90482 731.2754 C 344.46136 753.7914 360.07248 771.3068 379.04257 785.40924 C 371.42273 825.9171 359.75433 862.37646 360.9978 911.7476 C 278.31473 576.25616 127.63432 260.81982 0.0 0.33771354 z" svg:height="9.1174755mm" draw:style-name="style-73" svg:viewBox="0.0 0.0 379.04257 911.74756" svg:width="3.7904258mm" svg:x="73.088234mm" svg:y="30.025244mm"/>
            <draw:path svg:d="M 1037.8016 1233.7594 C 879.92444 1301.4664 748.5856 1395.7638 568.5635 1441.3251 C 554.9903 1253.365 521.0704 1085.7517 469.31805 935.97076 C 508.63495 888.31946 578.0614 920.38666 604.62634 854.74347 C 565.0713 807.1713 518.39856 889.7745 451.22083 872.78827 C 391.26648 764.944 359.03976 638.87006 297.8153 529.88806 C 204.89381 364.39108 27.966639 247.3131 0.0 24.507547 C 544.30054 -117.15047 771.36597 385.55783 947.5261 755.47186 C 973.56055 913.693 1052.1943 1064.9818 1037.8016 1233.7594 z M 767.0793 809.6057 C 810.23315 795.6091 868.7325 796.95874 866.37714 737.4009 C 826.3465 726.5532 759.9092 745.5766 767.0793 809.6057 z M 740.01294 827.6771 C 741.971 820.63904 747.55365 817.1731 758.0577 818.6548 C 758.0577 803.6 758.0577 788.57184 758.0577 773.517 C 749.03534 773.517 740.01294 773.517 731.0172 773.517 C 731.5461 804.0231 714.71893 812.04016 740.01294 827.6771 z" svg:height="14.413251mm" draw:style-name="style-74" svg:viewBox="0.0 0.0 1039.546 1441.3251" svg:width="10.395461mm" svg:x="77.50969mm" svg:y="30.595547mm"/>
            <draw:path svg:d="M 22.881353 0.0 C 26.665037 110.59583 64.950005 234.65903 49.97474 333.90402 C 40.926117 333.90402 31.850847 333.90402 22.881353 333.90402 C -31.225885 259.97968 28.331602 91.83689 22.881353 0.0 z" svg:height="3.3390403mm" draw:style-name="style-75" svg:viewBox="0.0 0.0 53.432648 333.90402" svg:width="0.53432643mm" svg:x="55.53265mm" svg:y="30.66018mm"/>
            <draw:path svg:d="M 577.988 0.0 C 434.10785 265.1655 232.6271 472.8898 0.40251094 649.73706 C -5.762326 593.35443 60.30397 549.3277 99.70079 514.3763 C 197.64943 427.4872 305.75812 326.7868 397.48944 225.58356 C 453.3961 146.20877 485.3838 42.80968 577.988 0.0 z" svg:height="6.4973702mm" draw:style-name="style-76" svg:viewBox="0.0 0.0 577.9881 649.73706" svg:width="5.779881mm" svg:x="65.95501mm" svg:y="30.66018mm"/>
            <draw:path svg:d="M 27.09379 0.0 C 34.343025 4.762508 41.751324 9.3927965 54.186775 9.022382 C 206.931 249.42274 316.38895 556.65686 378.9893 875.3475 C 393.77924 950.3303 434.86926 1036.5844 388.0383 1119.0022 C 321.7867 693.0229 184.57367 351.49902 0.0 27.066742 C 13.018423 22.039795 22.040804 12.991172 27.09379 0.0 z" svg:height="11.190022mm" draw:style-name="style-77" svg:viewBox="0.0 0.0 409.80518 1119.0022" svg:width="4.098052mm" svg:x="72.36591mm" svg:y="30.66018mm"/>
            <draw:path svg:d="M 117.3164 0.0 C 115.80809 48.286377 0.9527842 86.41288 0.0 27.093388 C 39.052444 18.018118 71.75514 2.5929053 117.3164 0.0 z" svg:height="0.5734638mm" draw:style-name="style-78" svg:viewBox="0.0 0.0 117.3164 57.34638" svg:width="1.173164mm" svg:x="43.940144mm" svg:y="31.562674mm"/>
            <draw:path svg:d="M 35.07376 0.0 C 265.73715 290.24774 393.6896 757.2638 432.16028 1182.1846 C 341.67245 907.09717 267.5103 628.2794 134.31915 351.97482 C 71.215775 221.033 -63.774364 81.571045 35.07376 0.0 z" svg:height="11.821845mm" draw:style-name="style-79" svg:viewBox="0.0 0.0 432.16003 1182.1846" svg:width="4.3216004mm" svg:x="71.65456mm" svg:y="31.562674mm"/>
            <draw:path svg:d="M 72.204895 13.444551 C 67.52171 26.779493 58.86995 36.17229 54.133884 49.533676 C 27.728441 51.86194 26.405445 29.134203 0.0 31.489113 C 1.349643 -15.739106 42.38638 0.77090734 72.204895 13.444551 z" svg:height="0.49701422mm" draw:style-name="style-80" svg:viewBox="0.0 0.0 72.204895 49.70142" svg:width="0.72204894mm" svg:x="42.676495mm" svg:y="31.698896mm"/>
            <draw:path svg:d="M 0.0 0.30925113 C 7.6989803 -1.3310717 8.519344 3.8282948 9.074865 9.331633 C 331.89267 859.86127 390.65686 1897.3188 243.70766 3059.5273 C 176.63568 3003.4888 211.48175 2890.9614 216.66716 2815.846 C 249.74007 2330.0977 284.37378 1717.9044 216.66716 1110.289 C 201.0302 970.536 170.84146 820.9142 144.43562 677.1132 C 109.88104 488.67715 65.721924 295.9281 0.07912953 153.71457 C 0.0 102.59709 0.0 51.479614 0.0 0.30925113 z" svg:height="30.595274mm" draw:style-name="style-81" svg:viewBox="0.0 0.0 319.9618 3059.5273" svg:width="3.1996179mm" svg:x="77.23901mm" svg:y="32.371586mm"/>
            <draw:path svg:d="M 406.86578 0.0 C 415.88806 0.0 424.91034 0.0 433.9062 0.0 C 791.1201 305.8847 1105.1542 633.6772 1426.5963 965.57025 C 1582.9651 1127.0454 1774.4174 1266.7454 1968.0397 1407.7421 C 2526.337 1814.4331 3173.4812 2162.9155 3836.0244 2472.5842 C 4054.808 2574.819 4268.5386 2687.5315 4476.7656 2815.5105 C 4575.27 2876.047 4668.5356 2947.9875 4765.5317 3014.001 C 4886.6055 3096.4717 5026.517 3153.4097 5117.507 3257.6824 C 5263.7686 3425.3489 5320.8394 3665.1138 5334.0684 3943.5085 C 4857.316 4107.1797 4240.4663 4214.839 3547.311 4178.141 C 3536.9656 4086.1985 3569.0862 3951.8171 3529.24 3889.3484 C 3512.148 3989.8372 3518.7625 4101.7554 3520.2441 4178.141 C 3226.7156 4166.949 2992.4268 4122.076 2744.1685 4051.7764 C 2735.3047 4238.757 2775.1245 4471.485 2780.2576 4665.4243 C 2387.219 4802.32 1879.5895 4685.268 1598.0464 4502.9697 C 1660.0118 4510.378 1702.1069 4461.086 1733.4071 4512.0186 C 1760.3945 4496.858 1768.1735 4462.5415 1787.5673 4439.814 C 2188.7812 4205.763 2258.0227 3644.7412 2139.5159 3041.0676 C 2043.4722 2551.8267 1715.0977 1981.8348 1327.3773 1714.5265 C 1118.4358 1570.4606 833.215 1428.2737 551.2751 1552.0985 C 470.3655 1587.6055 422.23782 1661.292 343.68298 1696.4817 C 292.03632 1666.4779 355.8009 1573.9266 334.6607 1543.0762 C 278.09277 1570.2753 296.95758 1702.1172 298.57156 1759.6642 C 215.70407 1860.3116 103.86468 1931.9078 9.831844 2021.3638 C -20.75394 1818.6927 27.29434 1615.0695 54.916805 1416.7378 C 125.7989 908.341 230.54742 427.4874 406.86578 0.0 z M 551.24884 496.33173 C 611.9971 469.79385 634.98944 357.58414 623.45374 288.76608 C 582.2317 340.80988 574.79675 426.58752 551.24884 496.33173 z M 461.02603 866.32526 C 511.29688 772.21277 547.0949 615.5266 560.2712 514.37646 C 511.0058 609.4942 464.59796 755.54395 461.02603 866.32526 z M 370.77655 1254.3632 C 422.97885 1191.71 450.07224 1009.54407 433.95908 938.50354 C 399.24573 1030.1553 378.52893 1135.7504 370.77655 1254.3632 z M 3547.258 2653.1094 C 3568.557 2569.2363 3600.4392 2451.391 3538.2356 2400.4321 C 3515.2437 2473.1658 3520.7468 2572.7815 3547.258 2653.1094 z M 3538.2622 2815.5369 C 3580.4104 2812.309 3582.4744 2721.6626 3565.3027 2689.1985 C 3533.4468 2704.4385 3497.543 2784.6602 3538.2622 2815.5369 z M 3538.2622 3501.3633 C 3565.1174 3410.4524 3547.3638 3258.476 3538.2622 3149.4412 C 3509.3433 3226.4346 3507.5176 3424.6606 3538.2622 3501.3633 z" svg:height="47.25168mm" draw:style-name="style-82" svg:viewBox="0.0 0.0 5334.068 4725.168" svg:width="53.340683mm" svg:x="12.528125mm" svg:y="32.645615mm"/>
            <draw:path svg:d="M 41.5422 0.0 C 208.67911 260.00613 320.99542 574.80725 429.60635 893.392 C 442.5182 1003.80273 457.51968 1112.1497 501.81125 1191.1807 C 468.63254 1251.2675 456.4878 1332.3889 429.60635 1398.7463 C 358.9364 970.968 222.094 529.00775 50.590416 171.47673 C 16.645462 100.83263 -39.128746 57.65273 41.5422 0.0 z" svg:height="13.987463mm" draw:style-name="style-83" svg:viewBox="0.0 0.0 501.81097 1398.7463" svg:width="5.01811mm" svg:x="70.777596mm" svg:y="32.645615mm"/>
            <draw:path svg:d="M 42.573303 0.32741863 C 53.0507 -1.1277977 58.606724 2.3381565 60.64471 9.349598 C 265.67014 385.19025 440.92993 817.4135 466.727 1344.9398 C 463.3139 1375.4463 482.3906 1383.4368 493.84662 1399.0737 C 469.029 1437.5177 464.00186 1495.6202 439.63318 1534.4612 C 381.55695 1298.188 353.77603 1066.9954 277.17865 830.56354 C 205.15947 608.2342 131.57869 396.40887 60.590614 216.91524 C 32.519817 145.84804 -49.66024 61.975178 42.573303 0.32741863 z" svg:height="15.34461mm" draw:style-name="style-84" svg:viewBox="0.0 0.0 493.84677 1534.461" svg:width="4.9384675mm" svg:x="69.86506mm" svg:y="33.815235mm"/>
            <draw:path svg:d="M 1525.0054 6.0207076 C 1531.0377 6.0207076 1537.0173 6.0207076 1543.0763 6.0207076 C 1389.2739 78.09318 1188.6406 143.60396 983.58856 213.55971 C 787.90283 280.31393 597.16473 385.72418 415.10464 403.0806 C 237.75436 419.98767 136.15448 290.79135 0.0 231.6307 C 175.33934 271.3711 310.3561 362.89047 478.26093 339.89807 C 546.8145 330.53174 633.41254 279.33493 721.9423 249.67508 C 951.2565 172.83989 1258.2528 36.368095 1498.0182 6.046546 C 1512.8872 4.1155434 1521.6451 -6.520516 1525.0054 6.0207076 z" svg:height="4.0459275mm" draw:style-name="style-85" svg:viewBox="0.0 0.0 1543.0763 404.59274" svg:width="15.430763mm" svg:x="40.15052mm" svg:y="34.480618mm"/>
            <draw:path svg:d="M 0.0 0.0 C 25.84972 10.265845 47.62508 24.553167 72.204895 36.089123 C 40.851833 225.34557 129.59297 508.4234 126.33858 694.8485 C 41.59246 669.2368 67.46883 536.57495 54.133884 433.14902 C 34.766125 282.97165 7.4611883 158.5118 0.0 0.0 z" svg:height="6.9484854mm" draw:style-name="style-86" svg:viewBox="0.0 0.0 126.42613 694.8485" svg:width="1.2642614mm" svg:x="25.530704mm" svg:y="34.540825mm"/>
            <draw:path svg:d="M 0.0 0.0 C 218.81012 274.53183 357.29324 629.33777 415.10464 1064.842 C 406.05563 1076.854 400.23474 1092.0679 388.06415 1100.9312 C 423.12177 1173.189 410.23657 1194.9113 406.10892 1281.4034 C 348.66815 1314.1853 289.9831 1345.7766 216.61467 1362.6307 C 259.05396 1338.1038 299.08542 1201.0232 198.56992 1209.199 C 188.59474 1131.9141 171.07967 1062.2231 171.50276 974.59283 C 223.04355 964.77673 266.8587 886.27496 225.66289 821.1873 C 199.68095 820.10254 166.58139 826.1087 153.45801 812.1649 C 140.99591 790.9719 149.01302 712.9991 135.41324 667.75555 C 159.19893 637.46063 217.75156 641.8527 225.63625 595.57733 C 202.14124 558.6149 169.80956 608.80646 117.315994 595.57733 C 123.74567 550.01605 104.98632 529.6959 99.24458 496.30566 C 125.835335 477.75827 141.33987 448.1513 144.38232 406.05643 C 132.5557 372.77197 97.04833 363.16742 63.208347 351.92255 C 63.922935 218.38701 0.767072 102.15542 0.0 0.0 z" svg:height="13.6263075mm" draw:style-name="style-87" svg:viewBox="0.0 0.0 415.10464 1362.6307" svg:width="4.1510463mm" svg:x="78.77307mm" svg:y="34.540825mm"/>
            <draw:path svg:d="M 23.89712 0.0 C 57.20823 43.656086 36.64989 178.01157 14.901383 225.61041 C -15.208615 185.12878 6.8576236 52.28161 23.89712 0.0 z" svg:height="2.256104mm" draw:style-name="style-88" svg:viewBox="0.0 0.0 41.42637 225.61041" svg:width="0.4142637mm" svg:x="44.693626mm" svg:y="34.81123mm"/>
            <draw:path svg:d="M 0.0 8.90611 C 12.594111 -14.562257 46.725384 15.494047 63.18251 17.928492 C 109.03484 246.71378 145.73257 496.93024 162.4277 748.8928 C 149.9658 786.9133 110.38409 707.9881 81.22707 703.7813 C 65.034584 417.26416 39.66085 270.07635 0.0 8.90611 z" svg:height="7.5921636mm" draw:style-name="style-89" svg:viewBox="0.0 0.0 162.4277 759.2164" svg:width="1.624277mm" svg:x="26.34271mm" svg:y="34.9931mm"/>
            <draw:path svg:d="M 451.16754 1705.5837 C 406.95593 1662.1125 430.23938 1596.2316 424.1537 1543.1296 C 362.188 1008.883 169.28069 536.39 0.0 72.204895 C 37.940994 56.012405 37.094795 1.0056717 90.24966 0.0 C 279.8763 446.85498 437.48862 874.8448 505.32767 1434.8618 C 496.17285 1477.063 541.49634 1464.839 532.3948 1507.0402 C 509.0855 1576.9701 475.40378 1636.5542 451.16754 1705.5837 z" svg:height="17.055838mm" draw:style-name="style-90" svg:viewBox="0.0 0.0 533.6097 1705.5837" svg:width="5.3360963mm" svg:x="68.66678mm" svg:y="34.99167mm"/>
            <draw:path svg:d="M 1037.7749 0.0 C 1046.8236 0.0 1055.8988 0.0 1064.8683 0.0 C 997.6377 58.314026 900.4828 86.43932 812.1649 117.3164 C 634.62933 179.38745 453.83975 249.5814 270.7215 315.8334 C 182.82677 347.63623 91.095856 404.601 0.0 379.01593 C 320.83353 227.56805 695.1134 129.59277 1037.7749 0.0 z" svg:height="3.854411mm" draw:style-name="style-91" svg:viewBox="0.0 0.0 1064.8683 385.4411" svg:width="10.648684mm" svg:x="45.83509mm" svg:y="35.172382mm"/>
            <draw:path svg:d="M 72.204895 0.0 C 83.76709 68.81807 60.74847 181.02779 0.0 207.56564 C 23.5479 137.84769 30.982845 52.070057 72.204895 0.0 z" svg:height="2.0756564mm" draw:style-name="style-92" svg:viewBox="0.0 0.0 75.08973 207.56564" svg:width="0.7508973mm" svg:x="18.040613mm" svg:y="35.533012mm"/>
            <draw:path svg:d="M 0.0 0.0 C 9.022382 0.0 18.071005 0.0 27.093388 0.0 C 90.01125 22.489744 65.219894 95.0382 72.204895 144.38313 C 101.52077 352.95404 162.63945 600.4454 162.45435 803.1426 C 129.9636 802.5075 137.45123 761.9734 99.271835 767.0534 C 73.81877 486.06607 28.865929 278.95016 0.0 0.0 z" svg:height="8.031425mm" draw:style-name="style-93" svg:viewBox="0.0 0.0 162.45476 803.1426" svg:width="1.6245476mm" svg:x="27.516136mm" svg:y="35.623497mm"/>
            <draw:path svg:d="M 17.88166 0.0 C 44.65732 29.236343 38.46624 92.021996 17.88166 126.33837 C -21.93826 105.67467 17.061296 36.935726 17.88166 0.0 z" svg:height="1.2633837mm" draw:style-name="style-94" svg:viewBox="0.0 0.0 35.716785 126.33837" svg:width="0.35716784mm" svg:x="42.678127mm" svg:y="35.623497mm"/>
            <draw:path svg:d="M 28.528013 0.0 C 58.16142 141.63136 84.32867 301.41327 91.73697 487.2833 C 66.68096 482.25613 62.6064 456.24756 37.603283 451.16754 C 48.715733 281.27844 -45.264313 126.68234 28.528013 0.0 z" svg:height="4.872833mm" draw:style-name="style-95" svg:viewBox="0.0 0.0 91.73693 487.2833" svg:width="0.9173693mm" svg:x="24.884266mm" svg:y="35.713722mm"/>
            <draw:path svg:d="M 0.0 0.0 C 28.125301 2.3282654 65.24634 24.474037 99.245186 45.137745 C 132.47676 327.7392 190.47346 585.6022 216.58783 875.3475 C 195.60638 905.7481 137.50392 824.04486 108.293816 803.1426 C 81.51816 526.09753 34.501686 269.3194 0.0 0.0 z" svg:height="8.820481mm" draw:style-name="style-96" svg:viewBox="0.0 0.0 216.58783 882.0481" svg:width="2.1658783mm" svg:x="28.508852mm" svg:y="35.98439mm"/>
            <draw:path svg:d="M 424.1799 1904.1267 C 381.79395 1199.5411 207.1155 658.4683 0.0 72.204895 C 22.436855 40.454975 42.38638 6.270612 90.275894 0.0 C 182.93335 188.96536 250.42842 431.98508 324.88205 676.83044 C 369.6758 824.1502 424.02167 965.88776 460.26944 1146.069 C 512.92126 1408.033 571.28815 1766.067 424.1799 1904.1267 z" svg:height="19.041267mm" draw:style-name="style-97" svg:viewBox="0.0 0.0 517.3632 1904.1267" svg:width="5.173632mm" svg:x="67.49309mm" svg:y="36.164837mm"/>
            <draw:path svg:d="M 207.59149 0.0 C 397.11237 715.03625 435.5564 1597.5542 333.85074 2481.6326 C 286.067 2478.2986 303.02655 2410.2214 243.68102 2418.45 C 188.72717 2544.0212 175.4447 2711.2117 72.204895 2788.443 C 58.076233 2279.094 85.593124 1565.7772 0.0 1100.9045 C 115.198875 749.4055 174.12212 405.73828 207.59149 0.0 z" svg:height="27.884432mm" draw:style-name="style-98" svg:viewBox="0.0 0.0 388.69482 2788.443" svg:width="3.886948mm" svg:x="75.34407mm" svg:y="36.345547mm"/>
            <draw:path svg:d="M 0.0 10.028053 C 33.840187 -20.26685 66.17227 27.7022 99.27163 28.099058 C 137.84789 330.8882 190.9763 623.1471 243.68121 948.558 C 194.99799 940.0649 179.49324 898.4194 135.36075 885.40216 C 84.71967 599.17566 50.509068 296.46606 0.0 10.028053 z" svg:height="9.485578mm" draw:style-name="style-99" svg:viewBox="0.0 0.0 243.68121 948.5578" svg:width="2.4368122mm" svg:x="29.862196mm" svg:y="36.605892mm"/>
            <draw:path svg:d="M 108.62991 24.256027 C 147.68236 360.80603 233.14285 716.8821 271.0574 1016.91986 C 149.56067 982.6826 137.60161 847.7716 108.62971 710.10925 C 63.703514 496.72272 40.55247 182.76823 0.30925113 15.23405 C -1.3310717 7.5613112 3.8282948 6.7143025 9.358076 6.2116685 C 40.764427 -16.357609 65.34424 30.288443 108.62991 24.256027 z" svg:height="10.169201mm" draw:style-name="style-100" svg:viewBox="0.0 0.0 271.0573 1016.92004" svg:width="2.710573mm" svg:x="31.21271mm" svg:y="37.18566mm"/>
            <draw:path svg:d="M 406.08228 2057.8147 C 318.45197 1380.4022 184.30884 640.4684 0.0 36.398373 C 16.509811 25.86809 30.533098 12.823829 45.111504 0.30925113 C 52.784245 -1.3310717 53.604607 3.828093 54.10724 9.331633 C 60.1663 9.331633 66.17207 9.331633 72.204895 9.331633 C 191.74377 323.23325 298.34418 661.9529 369.99356 1020.03986 C 382.1908 1081.0527 412.6177 1139.7374 424.1537 1200.5121 C 470.08514 1442.2355 464.79395 1684.8845 478.3138 1931.4764 C 452.27856 1971.6399 432.32904 2017.889 406.08228 2057.8147 z" svg:height="20.578148mm" draw:style-name="style-101" svg:viewBox="0.0 0.0 478.3138 2057.8147" svg:width="4.783138mm" svg:x="66.500374mm" svg:y="37.24495mm"/>
            <draw:path svg:d="M 0.0 0.0 C 115.14679 41.32782 234.28842 78.52839 297.78867 171.44987 C 185.84338 126.97383 64.05576 92.33972 0.0 0.0 z" svg:height="1.7144988mm" draw:style-name="style-102" svg:viewBox="0.0 0.0 297.78867 171.44987" svg:width="2.9778864mm" svg:x="39.60865mm" svg:y="37.518707mm"/>
            <draw:path svg:d="M 99.245186 0.0 C 86.042465 101.150154 50.244427 257.8363 0.0 351.9488 C 3.5719314 241.16743 49.979786 95.11774 99.245186 0.0 z" svg:height="3.5194879mm" draw:style-name="style-103" svg:viewBox="0.0 0.0 99.245186 351.9488" svg:width="0.9924519mm" svg:x="17.138386mm" svg:y="37.78938mm"/>
            <draw:path svg:d="M 1.846423 0.21276155 C 53.57251 -3.3856137 58.41435 39.90026 110.140434 36.32853 C 181.15475 396.4527 245.31589 707.62915 299.66132 1083.1259 C 264.9481 1049.6561 189.77988 1043.2002 155.25194 992.8766 C 139.61497 970.0429 145.54161 920.4073 137.20718 866.5382 C 110.00802 690.5376 18.911959 288.7675 1.846423 126.578186 C -4.159751 69.480576 6.8469253 40.535313 1.846423 0.21276155 z" svg:height="10.831259mm" draw:style-name="style-104" svg:viewBox="0.0 0.0 299.6614 1083.1259" svg:width="2.996614mm" svg:x="32.821884mm" svg:y="37.78725mm"/>
            <draw:path svg:d="M 99.834015 2.880961 C 102.18852 62.41221 43.68919 61.06297 0.53614295 75.08585 C -6.634769 11.030091 59.802547 -7.993294 99.834015 2.880961 z" svg:height="0.75085986mm" draw:style-name="style-105" svg:viewBox="0.0 0.0 99.90288 75.08598" svg:width="0.99902874mm" svg:x="85.175125mm" svg:y="37.941013mm"/>
            <draw:path svg:d="M 190.99448 0.0 C 218.03497 93.76849 207.21361 161.23692 190.99448 279.77054 C 118.31359 291.33273 72.59327 329.82965 10.522209 351.97543 C -10.485874 276.70145 7.5060015 162.50743 1.4998276 72.204895 C 63.518406 47.01667 122.78481 19.050032 190.99448 0.0 z" svg:height="3.5197542mm" draw:style-name="style-106" svg:viewBox="0.0 0.0 207.46324 351.97543" svg:width="2.0746324mm" svg:x="63.41753mm" svg:y="37.969822mm"/>
            <draw:path svg:d="M 6.470858 0.0 C 15.519482 0.0 24.594751 0.0 33.59049 0.0 C 188.84789 517.47205 343.31155 1149.0327 412.55313 1777.7621 C 434.16922 1974.0033 456.10342 2103.0938 367.44202 2247.0269 C 305.76782 2009.828 312.93793 1769.348 277.21902 1525.0848 C 224.01167 1161.6531 139.82108 764.75183 60.604744 415.10504 C 37.665253 313.82248 -18.981802 184.8381 6.41797 27.067144 C 6.470858 18.044764 6.470858 9.022382 6.470858 0.0 z" svg:height="22.470268mm" draw:style-name="style-107" svg:viewBox="0.0 0.0 431.82565 2247.0269" svg:width="4.3182564mm" svg:x="65.80384mm" svg:y="37.969822mm"/>
            <draw:path svg:d="M 4.978701 0.0 C 14.027728 0.0 23.075949 0.0 32.0192 0.0 C 32.0192 15.054797 32.0192 30.082949 32.0192 45.137745 C 21.541803 43.656086 15.985781 47.148685 13.974437 54.16013 C -11.292914 38.523567 5.5342226 30.506453 4.978701 0.0 z" svg:height="0.5416013mm" draw:style-name="style-108" svg:viewBox="0.0 0.0 32.018867 54.16013" svg:width="0.32018867mm" svg:x="84.769806mm" svg:y="38.33071mm"/>
            <draw:path svg:d="M 9.747063 0.0 C 23.611284 28.231075 24.113918 69.84998 27.818068 108.294014 C -18.087154 103.319756 5.725385 32.173424 9.747063 0.0 z" svg:height="1.0829401mm" draw:style-name="style-109" svg:viewBox="0.0 0.0 27.81801 108.294014" svg:width="0.27818012mm" svg:x="24.530739mm" svg:y="38.420937mm"/>
            <draw:path svg:d="M 0.0 0.0 C 45.42883 2.7251241 67.25728 28.998148 108.32026 36.089123 C 157.24168 376.23752 251.35416 738.3464 297.8149 1109.9536 C 248.84058 1104.7678 229.20837 1070.2661 189.52089 1055.8197 C 121.15297 731.97 45.16439 343.0326 0.0 0.0 z" svg:height="11.099536mm" draw:style-name="style-110" svg:viewBox="0.0 0.0 297.8149 1109.9536" svg:width="2.978149mm" svg:x="34.464622mm" svg:y="38.511425mm"/>
            <draw:path svg:d="M 117.3164 0.0 C 119.45935 59.3197 64.79659 61.727093 9.022382 63.18251 C 9.789857 50.376846 10.530687 37.62367 0.0 36.11577 C 29.34212 -3.5717294 75.32687 13.255812 117.3164 0.0 z" svg:height="0.6318251mm" draw:style-name="style-111" svg:viewBox="0.0 0.0 117.37741 63.18251" svg:width="1.1737741mm" svg:x="44.39126mm" svg:y="38.96254mm"/>
            <draw:path svg:d="M 0.0 0.23859976 C 54.02811 -2.6718328 80.6451 21.881334 126.33837 27.279099 C 165.07349 427.69955 268.5519 763.40295 315.833 1155.3037 C 267.2289 1152.7372 250.37512 1118.4738 207.539 1110.1921 C 128.32307 750.2529 76.64987 362.7439 0.0 0.23859976 z" svg:height="11.553039mm" draw:style-name="style-112" svg:viewBox="0.0 0.0 315.833 1155.304" svg:width="3.1583302mm" svg:x="35.908455mm" svg:y="39.050644mm"/>
            <draw:path svg:d="M 81.20063 18.847363 C 74.030525 66.49868 25.16198 28.742592 0.0 18.847363 C 6.694116 -14.198907 69.10915 3.078381 81.20063 18.847363 z" svg:height="0.42400923mm" draw:style-name="style-113" svg:viewBox="0.0 0.0 81.20063 42.400925" svg:width="0.8120063mm" svg:x="42.857204mm" svg:y="39.134956mm"/>
            <draw:path svg:d="M 0.0 2.0262814 C 53.869045 -9.721225 52.59934 33.64418 99.27163 29.093023 C 173.72525 417.87177 243.04636 811.80963 315.85965 1202.2025 C 266.59427 1203.3931 256.88394 1164.9757 207.59229 1166.1134 C 131.92104 796.99347 47.730854 361.62155 0.0 2.0262814 z" svg:height="12.022295mm" draw:style-name="style-114" svg:viewBox="0.0 0.0 315.85965 1202.2295" svg:width="3.1585965mm" svg:x="37.532734mm" svg:y="39.483616mm"/>
            <draw:path svg:d="M 604.6526 0.0 C 653.91797 12.382561 565.3357 20.955196 559.5411 36.089123 C 514.19135 32.887608 480.85403 41.64555 451.24707 54.16013 C 301.6252 72.97196 162.40126 102.18207 0.0 108.294014 C 202.98865 73.60702 413.86157 46.804714 604.6526 0.0 z" svg:height="1.0829401mm" draw:style-name="style-115" svg:viewBox="0.0 0.0 619.5058 108.294014" svg:width="6.195058mm" svg:x="54.58803mm" svg:y="39.86477mm"/>
            <draw:path svg:d="M 0.0 0.0 C 44.2649 12.91184 99.351166 14.975265 135.36075 36.11577 C 188.46272 452.25232 276.4366 833.5699 342.89975 1236.3186 C 306.784 1248.2777 255.79874 1205.3887 216.58763 1191.1809 C 127.00008 806.7143 41.460243 353.48334 0.0 0.0 z" svg:height="12.383987mm" draw:style-name="style-116" svg:viewBox="0.0 0.0 342.89975 1238.3988" svg:width="3.4289975mm" svg:x="39.06705mm" svg:y="40.045216mm"/>
            <draw:path svg:d="M 126.36462 13.0042925 C 197.61673 438.0837 293.66058 886.44696 342.95264 1303.4564 C 293.1317 1290.0948 253.02072 1267.0762 216.61427 1240.3005 C 151.20927 856.9191 47.730854 403.2118 0.0 3.9819112 C 28.151543 -10.490719 77.231636 19.645117 126.36462 13.0042925 z" svg:height="13.034565mm" draw:style-name="style-117" svg:viewBox="0.0 0.0 342.95264 1303.4565" svg:width="3.4295263mm" svg:x="40.78155mm" svg:y="40.456776mm"/>
            <draw:path svg:d="M 108.32106 339.00586 C 127.7942 358.63806 151.7127 373.8515 189.49504 375.09497 C 366.18362 1070.5786 510.19653 1783.2074 541.4701 2649.1885 C 490.51144 2582.831 464.87308 2491.1265 406.13556 2432.6006 C 361.92355 1556.0096 200.21024 816.8962 0.0 14.123815 C 19.737974 14.917532 58.366913 -10.561774 63.18251 5.1014323 C 121.285385 116.94134 96.04428 209.01622 108.32106 339.00586 z" svg:height="26.491882mm" draw:style-name="style-118" svg:viewBox="0.0 0.0 541.4701 2649.1882" svg:width="5.4147005mm" svg:x="60.995445mm" svg:y="40.445576mm"/>
            <draw:path svg:d="M 0.02866427 1.0125351 C 42.706127 -2.5329525 75.30265 3.896322 108.32268 10.034917 C 93.92918 27.94726 -1.9027423 49.08736 0.02866427 1.0125351 z" svg:height="0.30471024mm" draw:style-name="style-119" svg:viewBox="0.0 0.0 108.32281 30.471024" svg:width="1.083228mm" svg:x="44.481197mm" svg:y="40.48647mm"/>
            <draw:path svg:d="M 514.40295 2321.8994 C 488.50012 2345.7913 408.30515 2273.0044 379.01553 2240.672 C 319.77536 1452.1348 164.67664 740.9609 0.0 20.7388 C 25.135334 9.361912 92.78947 -6.354586 108.32026 2.6940377 C 317.81772 694.5268 466.5134 1530.8746 514.40295 2321.8994 z" svg:height="23.26628mm" draw:style-name="style-120" svg:viewBox="0.0 0.0 514.40295 2326.628" svg:width="5.144029mm" svg:x="59.461395mm" svg:y="40.74058mm"/>
            <draw:path svg:d="M 117.3164 18.82758 C 197.59088 462.5339 267.25595 931.9311 351.92255 1345.3954 C 300.96393 1369.4197 271.64804 1301.4482 216.58803 1300.2577 C 143.11343 868.40466 47.651726 458.4858 0.0 0.7832209 C 47.704613 -1.7569987 89.74702 1.2854512 117.3164 18.82758 z" svg:height="13.505324mm" draw:style-name="style-121" svg:viewBox="0.0 0.0 351.92255 1350.5323" svg:width="3.5192254mm" svg:x="42.58627mm" svg:y="40.849655mm"/>
            <draw:path svg:d="M 72.58923 1.6580867 C 48.115196 27.269814 31.71116 4.78007 0.38434345 19.70285 C -5.1187925 -15.857397 49.91418 9.119275 72.58923 1.6580867 z" svg:height="0.19702847mm" draw:style-name="style-122" svg:viewBox="0.0 0.0 72.58931 19.702847" svg:width="0.7258931mm" svg:x="53.772717mm" svg:y="40.840904mm"/>
            <draw:path svg:d="M 135.30746 0.0 C 304.0851 646.95905 423.46533 1335.5374 487.25626 2003.3721 C 492.20386 2054.9128 531.9709 2136.6428 496.3315 2165.7996 C 482.14996 2189.3474 404.28287 2127.435 369.99313 2111.6658 C 292.25848 1366.3345 139.80574 735.356 0.0 18.04436 C 67.36224 0.15866278 63.922935 5.7150903 135.30746 0.0 z" svg:height="21.710804mm" draw:style-name="style-123" svg:viewBox="0.0 0.0 511.0251 2171.0803" svg:width="5.110251mm" svg:x="57.747696mm" svg:y="41.037933mm"/>
            <draw:path svg:d="M 108.26777 9.397439 C 169.14825 501.49594 266.912 918.3733 324.88205 1399.1216 C 282.09882 1387.7709 243.86673 1371.8958 216.58803 1344.9877 C 156.5275 884.6391 55.642193 465.14236 0.0 0.4017035 C 39.23775 0.24304071 81.20063 -2.5882623 108.26777 9.397439 z" svg:height="13.991217mm" draw:style-name="style-124" svg:viewBox="0.0 0.0 324.88205 1399.1217" svg:width="3.2488203mm" svg:x="44.21081mm" svg:y="41.1244mm"/>
            <draw:path svg:d="M 108.26737 19.697197 C 176.50327 506.90097 262.73105 966.2176 333.90402 1463.5548 C 293.58148 1443.711 246.51231 1430.5614 207.539 1409.4209 C 158.82912 943.675 40.1106 478.27304 0.0 1.6524346 C 48.49833 -4.750194 77.07338 8.770056 108.26737 19.697197 z" svg:height="14.635547mm" draw:style-name="style-125" svg:viewBox="0.0 0.0 333.90402 1463.5547" svg:width="3.3390403mm" svg:x="45.74487mm" svg:y="41.29234mm"/>
            <draw:path svg:d="M 135.36116 0.3140958 C 305.25024 642.3255 454.713 1350.8796 505.3543 2039.7753 C 453.33713 2023.8739 360.8125 1995.0077 333.90442 1940.5299 C 314.11356 1900.366 330.30606 1842.8195 324.88205 1796.1467 C 260.35028 1239.4899 119.274445 560.9396 0.0 18.385101 C 42.942307 10.129791 81.783195 -2.1203485 135.36116 0.3140958 z" svg:height="20.397755mm" draw:style-name="style-126" svg:viewBox="0.0 0.0 505.3543 2039.7755" svg:width="5.053543mm" svg:x="55.851685mm" svg:y="41.305725mm"/>
            <draw:path svg:d="M 81.333046 0.0 C 88.55604 4.7889514 95.99099 9.41924 108.3469 9.048624 C 265.85342 660.6117 378.24844 1285.7161 424.20657 2021.4426 C 397.98642 2102.458 395.0231 2152.4907 361.02405 2219.9597 C 282.41653 1529.0797 170.84146 839.81384 0.0 216.58763 C 44.87331 162.08353 78.18442 96.123 81.333046 0.0 z" svg:height="22.199596mm" draw:style-name="style-127" svg:viewBox="0.0 0.0 424.20657 2219.9597" svg:width="4.2420654mm" svg:x="64.784546mm" svg:y="41.398823mm"/>
            <draw:path svg:d="M 0.0 0.0 C 63.155865 0.07953326 120.835236 5.503136 171.44987 18.044764 C 252.78293 509.9846 320.72775 1047.327 388.0908 1525.0848 C 342.55618 1528.2864 260.7734 1490.0277 225.61 1452.88 C 149.38364 969.67145 66.38362 493.1304 0.0 0.0 z" svg:height="15.252728mm" draw:style-name="style-128" svg:viewBox="0.0 0.0 388.0908 1525.2728" svg:width="3.880908mm" svg:x="47.18844mm" svg:y="41.48931mm"/>
            <draw:path svg:d="M 234.63239 498.9876 C 234.63239 523.06476 234.63239 547.14197 234.63239 571.1925 C 236.9873 598.92096 254.2117 611.75323 261.67288 634.3484 C 250.66621 726.6085 298.31754 760.15784 288.71338 850.9364 C 374.70297 1171.0824 409.6544 1552.6906 451.19418 1906.7561 C 389.1231 1902.6022 362.58524 1862.9675 315.85965 1843.6002 C 258.4185 1217.0934 114.59127 609.95386 0.0 11.704711 C 140.6261 -46.265343 154.17259 123.623344 180.44601 246.3371 C 203.25269 352.48816 195.89726 451.6007 234.63239 498.9876 z" svg:height="19.06756mm" draw:style-name="style-129" svg:viewBox="0.0 0.0 451.19418 1906.7561" svg:width="4.511942mm" svg:x="54.317898mm" svg:y="41.462486mm"/>
            <draw:path svg:d="M 184.74243 0.0 C 249.56526 118.00434 96.689026 169.12161 13.29255 198.51703 C -15.202963 179.81096 8.979991 103.71702 22.341173 72.17865 C 83.22166 54.90096 130.60854 24.050533 184.74243 0.0 z" svg:height="1.9851702mm" draw:style-name="style-130" svg:viewBox="0.0 0.0 200.34183 198.51703" svg:width="2.0034182mm" svg:x="63.118896mm" svg:y="41.48931mm"/>
            <draw:path svg:d="M 108.294014 2.5228593 C 221.11255 512.507 335.43896 1058.5278 378.9893 1608.808 C 303.2389 1597.3778 261.17026 1552.2134 189.49464 1536.603 C 177.80002 1009.65894 38.49692 532.6681 0.0 2.5224557 C 51.11768 -2.2398503 54.080997 0.9087785 108.294014 2.5228593 z" svg:height="16.088081mm" draw:style-name="style-131" svg:viewBox="0.0 0.0 378.9893 1608.8081" svg:width="3.789893mm" svg:x="49.354313mm" svg:y="41.644527mm"/>
            <draw:path svg:d="M 135.30786 7.0392985 C 256.03732 557.13446 383.83112 1100.192 433.1494 1721.645 C 371.39566 1696.1392 310.11832 1670.2101 252.65051 1640.4178 C 234.7648 1082.3588 78.4755 603.2246 0.0 25.110304 C 13.0701 -28.203218 79.53366 22.38518 135.30786 7.0392985 z" svg:height="17.216448mm" draw:style-name="style-132" svg:viewBox="0.0 0.0 433.1494 1721.6449" svg:width="4.3314943mm" svg:x="50.979385mm" svg:y="41.599365mm"/>
            <draw:path svg:d="M 104.67101 5.777263 C 235.40147 587.7019 372.29718 1172.1926 420.53067 1792.5613 C 362.13712 1799.8372 354.49063 1756.2869 303.16138 1756.4722 C 233.41719 1237.8096 145.86641 715.12506 32.46612 195.29814 C 21.512333 144.84216 -13.280438 79.939804 5.4256215 5.8035054 C 51.59528 -3.6157353 69.05788 -0.043601986 104.67101 5.777263 z" svg:height="17.933813mm" draw:style-name="style-133" svg:viewBox="0.0 0.0 420.5307 1793.3812" svg:width="4.205307mm" svg:x="52.819546mm" svg:y="41.611984mm"/>
            <draw:path svg:d="M 63.18251 0.0 C 79.29566 71.01431 52.20228 253.17978 0.0 315.85965 C 7.7788167 197.24692 28.495615 91.65178 63.18251 0.0 z" svg:height="3.1585965mm" draw:style-name="style-134" svg:viewBox="0.0 0.0 67.814156 315.85965" svg:width="0.67814153mm" svg:x="16.235626mm" svg:y="42.030647mm"/>
            <draw:path svg:d="M 0.0 0.0 C 9.022382 0.0 18.07141 0.0 27.067144 0.0 C 27.437761 27.437359 32.33249 59.398827 0.0 54.133884 C 0.0 36.11577 0.0 18.044764 0.0 0.0 z" svg:height="0.54708076mm" draw:style-name="style-135" svg:viewBox="0.0 0.0 27.541082 54.708073" svg:width="0.27541083mm" svg:x="80.4881mm" svg:y="43.294033mm"/>
            <draw:path svg:d="M 99.29868 0.31692186 C 106.97142 -1.3500468 107.81843 3.8357637 108.347305 9.339303 C 321.73383 675.163 414.25845 1385.2255 478.3138 2229.2727 C 489.9289 2382.7573 526.5739 2562.7537 505.32767 2770.7158 C 499.95654 2823.3418 506.65024 2885.2542 424.10037 2879.0093 C 438.8641 2752.5918 389.25473 2638.6882 369.99313 2518.038 C 321.65387 2214.4553 327.34232 1843.9858 288.81915 1516.3519 C 229.65813 1013.829 101.54701 520.1693 0.0 45.400974 C 24.342424 21.589039 66.25241 15.424606 99.29868 0.31692186 z" svg:height="28.794464mm" draw:style-name="style-136" svg:viewBox="0.0 0.0 511.8282 2879.4463" svg:width="5.118282mm" svg:x="63.251545mm" svg:y="43.561535mm"/>
            <draw:path svg:d="M 461.73294 0.0 C 515.23175 70.193954 451.33466 165.33794 461.73294 270.7215 C 317.5347 352.10745 165.05533 425.23807 10.538762 496.3315 C -10.469321 424.10037 7.4696665 312.89594 1.4897345 225.63625 C 142.30154 137.76814 311.8196 78.713295 461.73294 0.0 z" svg:height="4.963315mm" draw:style-name="style-137" svg:viewBox="0.0 0.0 483.3621 496.3315" svg:width="4.833621mm" svg:x="83.18015mm" svg:y="43.564705mm"/>
            <draw:path svg:d="M 451.81995 0.0 C 482.53836 17.065737 436.39453 31.644142 442.79755 54.133884 C 286.21716 123.163506 169.271 231.82814 0.62576926 288.76627 C -3.7925653 260.27075 16.897385 256.88394 9.64815 225.61041 C 149.71873 143.08679 301.64258 72.3902 451.81995 0.0 z" svg:height="2.8876626mm" draw:style-name="style-138" svg:viewBox="0.0 0.0 462.4712 288.76627" svg:width="4.624712mm" svg:x="82.91812mm" svg:y="47.084187mm"/>
            <draw:path svg:d="M 189.5217 0.0 C 198.94052 78.60752 169.30733 180.10205 153.43216 261.72577 C 99.40446 273.87015 73.95139 314.58954 9.022382 315.85965 C 30.506857 241.64423 86.67752 170.36548 0.0 126.36502 C 5.3977647 26.458332 116.86705 32.62317 189.5217 0.0 z" svg:height="3.1585965mm" draw:style-name="style-139" svg:viewBox="0.0 0.0 191.3317 315.85965" svg:width="1.9133171mm" svg:x="80.84898mm" svg:y="48.076904mm"/>
            <draw:path svg:d="M 1949.4437 2250.833 C 1856.2046 2286.9226 1754.8958 2314.9685 1651.6553 2341.0562 C 1610.3008 2172.8606 1462.9546 2339.8394 1561.4059 2422.2834 C 1668.0065 2381.0876 1779.7135 2347.1943 1922.4032 2323.0112 C 1914.1217 2407.969 1876.1012 2463.2144 1859.2472 2539.626 C 1755.266 2563.3325 1624.2178 2620.1387 1516.3472 2593.7595 C 1474.3844 2630.2988 1376.5944 2647.9988 1335.875 2656.942 C 1325.5033 2604.316 1371.1704 2529.9424 1380.9865 2467.4211 C 1421.2297 2450.4617 1492.2174 2464.3254 1489.2805 2404.2385 C 1464.7007 2372.938 1413.8214 2424.029 1390.0353 2395.2163 C 1415.7528 2131.136 1337.3304 1719.4177 1236.63 1447.6906 C 1278.3813 1423.2694 1350.5331 1429.2489 1362.9156 1375.5123 C 1303.5962 1340.4551 1276.45 1415.1998 1209.5104 1402.5529 C 1142.9677 1218.7203 1046.8708 1082.5131 929.7665 915.2433 C 857.5351 812.0293 791.1249 704.58185 704.1827 626.477 C 535.4315 474.8442 289.26315 339.35104 0.28522965 391.8446 C -5.826618 340.43625 88.10044 311.30527 108.60558 256.48386 C 135.91063 244.07504 140.8318 260.79642 180.81038 256.48386 C 205.78705 236.37566 226.6627 212.11317 216.8995 157.23845 C 453.86026 -64.37672 708.23083 -28.419615 974.90424 121.14933 C 1099.3907 190.97267 1204.245 244.07465 1290.7639 337.73737 C 1504.2561 568.8509 1704.678 878.0165 1814.1625 1213.0581 C 1859.0623 1350.4828 1933.278 1543.2052 1949.4971 1691.372 C 1973.7587 1912.9872 1965.0541 2053.375 1949.4437 2250.833 z M 406.3143 103.07833 C 406.3143 133.16127 406.3143 163.24463 406.3143 193.35422 C 455.84436 226.34761 510.21622 215.31468 541.6486 166.26083 C 535.2722 97.04591 461.92966 73.84199 406.3143 103.07833 z M 893.5974 400.86697 C 880.474 454.02185 887.459 529.7456 938.73535 509.161 C 951.0119 477.9666 898.1748 466.61597 929.6865 445.9785 C 962.0186 449.81506 955.06006 492.7832 956.7535 527.20575 C 1037.5308 498.6832 964.98193 360.28 893.5974 400.86697 z M 1227.5016 987.4482 C 1250.5734 964.27045 1210.5419 930.29803 1245.5461 915.2433 C 1246.5516 932.309 1275.3911 921.51385 1272.5867 942.3367 C 1245.6521 965.1966 1242.5035 994.8036 1272.5867 1014.5149 C 1301.9026 995.70306 1302.9081 948.5544 1299.6536 897.1985 C 1272.9042 884.8159 1253.5366 865.1046 1218.453 861.1094 C 1188.3433 881.37665 1170.5369 982.1828 1227.5016 987.4482 z M 1570.428 1294.2588 C 1639.9341 1299.4446 1734.946 1255.1268 1787.0159 1213.0315 C 1787.0159 1204.0358 1787.0159 1194.9867 1787.0159 1185.9647 C 1706.8472 1214.0901 1607.7344 1223.2977 1570.428 1294.2588 z M 1471.1564 1420.5975 C 1494.8632 1396.1764 1489.0687 1342.2808 1489.2009 1294.2592 C 1384.2142 1191.2039 1325.0005 1434.2499 1471.1564 1420.5975 z M 1597.495 1943.9962 C 1671.3666 1899.4402 1652.3167 1789.2148 1561.4059 1772.5726 C 1504.1764 1827.6855 1522.1416 1917.8818 1597.495 1943.9962 z" svg:height="26.569422mm" draw:style-name="style-140" svg:viewBox="0.0 0.0 1964.5985 2656.9421" svg:width="19.645987mm" svg:x="14.428849mm" svg:y="48.219284mm"/>
            <draw:path svg:d="M 351.97543 0.0 C 362.29456 3.2015164 374.80914 15.87516 360.97116 18.071005 C 256.0906 96.67853 124.75094 196.90294 0.0 225.61 C 87.100624 120.17354 243.2579 83.84622 351.97543 0.0 z" svg:height="2.2561002mm" draw:style-name="style-141" svg:viewBox="0.0 0.0 367.09607 225.61" svg:width="3.6709607mm" svg:x="82.65371mm" svg:y="48.9794mm"/>
            <draw:path svg:d="M 615.7747 0.31692186 C 623.3946 -1.3500468 624.2416 3.8357637 624.7971 9.312657 C 670.3846 395.84225 709.9663 824.9702 697.002 1209.5421 C 692.2922 1347.9458 649.1125 1517.9935 697.002 1624.6469 C 523.0123 1841.7374 306.05365 2015.78 38.242172 2139.0234 C 19.059721 1926.8538 -26.078026 1685.6072 20.170763 1444.1483 C 90.70828 1075.7954 324.46823 760.65 453.32016 424.4177 C 506.71323 285.19415 537.9605 153.27269 606.7523 27.357422 C 611.51465 20.134428 616.1453 12.75237 615.7747 0.31692186 z" svg:height="21.390236mm" draw:style-name="style-142" svg:viewBox="0.0 0.0 699.4962 2139.0237" svg:width="6.994962mm" svg:x="68.64525mm" svg:y="49.156673mm"/>
            <draw:path svg:d="M 97.11212 1.2309487 C 77.98296 54.306274 64.14498 112.64694 6.889114 127.56932 C -15.468208 94.469765 21.94391 49.146706 42.97864 10.2795725 C 70.57466 16.788784 69.516106 -5.3307467 97.11212 1.2309487 z" svg:height="1.275694mm" draw:style-name="style-143" svg:viewBox="0.0 0.0 97.11227 127.5694" svg:width="0.9711227mm" svg:x="80.96081mm" svg:y="51.584084mm"/>
            <draw:path svg:d="M 68.9194 133.73335 C 67.25243 99.311195 74.1581 56.34265 41.85246 52.506077 C 10.366978 73.14355 63.20431 84.494194 50.901283 115.68859 C -0.37505785 136.27316 -7.360056 60.549435 5.7633348 7.394574 C 77.12142 -33.192013 149.67029 105.21119 68.9194 133.73335 z" svg:height="1.3373345mm" draw:style-name="style-144" svg:viewBox="0.0 0.0 104.42599 133.73346" svg:width="1.0442598mm" svg:x="23.307455mm" svg:y="52.154003mm"/>
            <draw:path svg:d="M 171.42363 0.0 C 192.32594 33.258224 174.57185 105.145386 180.47266 153.40552 C 120.809 170.18018 52.73176 222.48802 0.0 216.58803 C 33.337757 120.5704 88.45067 46.35497 171.42363 0.0 z" svg:height="2.1704955mm" draw:style-name="style-145" svg:viewBox="0.0 0.0 181.9394 217.04956" svg:width="1.8193941mm" svg:x="80.84925mm" svg:y="52.318176mm"/>
            <draw:path svg:d="M 921.3512 2504.6572 C 995.3815 2436.051 1090.0231 2431.2356 1174.0283 2387.3413 C 1439.6964 2248.4883 1530.5015 1826.874 1462.821 1448.8113 C 1407.0204 1136.8411 1221.521 785.8451 1029.6451 546.3971 C 832.4512 300.33453 383.87674 -31.558554 0.8923268 275.6756 C -7.0715966 229.92903 39.759663 153.51735 82.1194 113.22144 C 164.64291 34.69305 304.92505 -16.636177 488.20187 4.954074 C 796.8911 41.28139 1066.3694 344.30875 1219.1663 564.44183 C 1407.1263 835.1634 1513.2506 1168.9883 1598.1818 1448.8116 C 1603.9498 1628.3582 1645.1454 1800.6014 1625.2488 1972.2107 C 1582.9154 2337.2021 1335.0801 2612.263 921.3512 2504.6572 z" svg:height="25.282387mm" draw:style-name="style-146" svg:viewBox="0.0 0.0 1630.636 2528.2385" svg:width="16.30636mm" svg:x="11.444095mm" svg:y="52.539577mm"/>
            <draw:path svg:d="M 225.63625 0.0 C 231.32469 15.398768 252.88829 14.869489 261.69913 27.066742 C 195.63243 87.33882 100.7004 118.74477 0.0 144.38313 C 58.499332 79.534065 188.09251 85.80467 225.63625 0.0 z" svg:height="1.4438313mm" draw:style-name="style-147" svg:viewBox="0.0 0.0 261.69913 144.38313" svg:width="2.6169913mm" svg:x="80.84846mm" svg:y="53.85223mm"/>
            <draw:path svg:d="M 2003.3456 1589.56 C 1685.2634 1704.6273 1366.2289 1818.7684 1064.7892 1950.5312 C 1031.3458 1716.269 981.0485 1498.8082 893.36566 1318.8386 C 937.76276 1300.053 1001.1305 1300.265 1001.65955 1237.638 C 974.1429 1227.6895 895.7734 1274.5475 875.321 1273.727 C 678.65625 910.87744 492.36313 537.68274 0.0 470.58453 C 90.38167 392.87653 229.79065 329.03232 369.99335 253.99652 C 499.9832 184.43762 625.71313 84.74248 739.96027 37.408485 C 1050.6604 -91.20526 1281.6946 143.55914 1461.9023 263.0189 C 1734.0793 605.4951 2034.8839 1001.8675 2003.3456 1589.56 z M 1705.5306 930.77405 C 1705.5306 945.8022 1705.5306 960.88367 1705.5306 975.9118 C 1742.5724 973.84796 1770.0626 962.2591 1777.7354 930.77405 C 1756.5424 909.47485 1733.3649 932.22906 1705.5306 930.77405 z M 1488.9426 1057.1124 C 1526.6459 1065.685 1595.2522 1048.8308 1597.2632 993.95654 C 1544.4789 998.34863 1503.733 1014.7527 1488.9426 1057.1124 z M 1353.5819 1120.2949 C 1384.8821 1118.496 1412.2401 1112.7809 1407.7421 1075.1835 C 1369.3247 1069.8656 1344.5597 1078.1467 1353.5819 1120.2949 z M 1218.2212 1156.384 C 1248.5425 1187.0492 1338.5271 1152.5741 1344.5333 1102.2501 C 1297.2257 1081.8247 1240.8165 1122.7294 1218.2212 1156.384 z M 1010.68195 1255.6556 C 1046.5066 1252.3484 1081.4315 1248.1945 1082.8867 1210.518 C 1061.7994 1213.2959 1045.6069 1228.1659 1028.7529 1210.518 C 1035.4734 1238.3522 997.6116 1221.5247 1010.68195 1255.6556 z" svg:height="19.505314mm" draw:style-name="style-148" svg:viewBox="0.0 0.0 2005.6305 1950.5315" svg:width="20.056305mm" svg:x="5.7681794mm" svg:y="54.471127mm"/>
            <draw:path svg:d="M 261.69913 0.0 C 196.13547 55.324463 73.47419 99.72138 0.0 117.3164 C 80.670944 71.59648 159.59619 24.235842 261.69913 0.0 z" svg:height="1.173164mm" draw:style-name="style-149" svg:viewBox="0.0 0.0 261.69913 117.3164" svg:width="2.6169913mm" svg:x="80.848724mm" svg:y="54.93517mm"/>
            <draw:path svg:d="M 153.40552 0.0 C 163.77715 3.1748707 176.29172 15.87516 162.45454 18.044764 C 132.7947 60.69558 35.349102 83.34399 0.0 90.22301 C 30.850021 39.872807 111.865746 39.66085 153.40552 0.0 z" svg:height="0.9022301mm" draw:style-name="style-150" svg:viewBox="0.0 0.0 168.57722 90.22301" svg:width="1.6857722mm" svg:x="80.758766mm" svg:y="56.108334mm"/>
            <draw:path svg:d="M 54.133484 0.44126827 C 48.629944 24.994436 29.315878 35.789562 0.0 36.53039 C 13.044261 19.491299 20.161074 -3.4744325 54.133484 0.44126827 z" svg:height="0.36530513mm" draw:style-name="style-151" svg:viewBox="0.0 0.0 54.133484 36.530514" svg:width="0.5413348mm" svg:x="82.65371mm" svg:y="56.555298mm"/>
            <draw:path svg:d="M 14.468593 0.0 C 76.67207 50.95861 44.789738 168.80429 23.490974 252.67715 C -3.0468907 172.37602 -8.550027 72.760414 14.468593 0.0 z" svg:height="2.5267715mm" draw:style-name="style-152" svg:viewBox="0.0 0.0 50.85013 252.67715" svg:width="0.5085013mm" svg:x="47.766064mm" svg:y="56.64967mm"/>
            <draw:path svg:d="M 28.229864 0.0 C 63.31352 3.995234 82.73396 23.706562 109.43049 36.089123 C 112.63201 87.444595 111.652985 134.59369 82.36355 153.40552 C 52.2804 133.69418 55.429028 104.08723 82.36355 81.22727 C 85.11512 60.4045 56.328518 71.19962 55.323048 54.133884 C 20.345171 69.18868 60.350197 103.161095 37.27849 126.338776 C -19.71254 121.07303 -1.906174 20.26685 28.229864 0.0 z" svg:height="1.5340552mm" draw:style-name="style-153" svg:viewBox="0.0 0.0 110.68253 153.40552" svg:width="1.1068254mm" svg:x="26.331343mm" svg:y="56.830383mm"/>
            <draw:path svg:d="M 69.05586 0.0 C 64.082 31.16775 12.672837 15.822273 5.8467035 45.111504 C -20.24101 18.38833 48.206036 9.657033 69.05586 0.0 z" svg:height="0.45111504mm" draw:style-name="style-154" svg:viewBox="0.0 0.0 69.05603 45.111504" svg:width="0.6905603mm" svg:x="81.51204mm" svg:y="57.10105mm"/>
            <draw:path svg:d="M 306.86353 0.0 C 220.79482 64.373085 113.37405 107.34164 0.0 144.40979 C 70.325966 64.29356 194.78622 38.364502 306.86353 0.0 z" svg:height="1.4440979mm" draw:style-name="style-155" svg:viewBox="0.0 0.0 306.86353 144.40979" svg:width="3.0686352mm" svg:x="80.66828mm" svg:y="57.191273mm"/>
            <draw:path svg:d="M 162.48038 0.0 C 137.42458 51.40836 46.486984 80.80377 0.0 81.22727 C 23.547495 23.521254 110.330795 29.07768 162.48038 0.0 z" svg:height="0.8122727mm" draw:style-name="style-156" svg:viewBox="0.0 0.0 162.48038 81.22727" svg:width="1.6248038mm" svg:x="80.5778mm" svg:y="58.635105mm"/>
            <draw:path svg:d="M 261.72577 0.0 C 196.05634 54.71565 79.58655 106.60081 0.0 117.342636 C 84.87853 75.856155 164.86235 29.474943 261.72577 0.0 z" svg:height="1.1734264mm" draw:style-name="style-157" svg:viewBox="0.0 0.0 261.72577 117.342636" svg:width="2.6172578mm" svg:x="80.487564mm" svg:y="59.086216mm"/>
            <draw:path svg:d="M 45.23585 0.0 C 62.354477 32.49075 60.29065 123.13726 18.19535 126.33837 C -22.52406 95.46171 13.379754 15.240106 45.23585 0.0 z" svg:height="1.2633837mm" draw:style-name="style-158" svg:viewBox="0.0 0.0 55.303463 126.33837" svg:width="0.5530346mm" svg:x="47.728794mm" svg:y="59.537598mm"/>
            <draw:path svg:d="M 324.85498 0.0 C 243.54858 69.453125 113.50566 137.08061 0.0 144.38313 C 90.08978 78.07864 199.09798 30.691761 324.85498 0.0 z" svg:height="1.4438313mm" draw:style-name="style-159" svg:viewBox="0.0 0.0 324.85498 144.38313" svg:width="3.24855mm" svg:x="80.39788mm" svg:y="59.71804mm"/>
            <draw:path svg:d="M 668.20593 1880.8496 C 891.038 1832.9601 1205.2836 1876.4838 1326.939 1727.4441 C 1279.949 1354.8312 1214.4647 1053.3121 1155.5155 689.6692 C 1004.756 567.5376 734.37823 419.3708 541.8674 292.6089 C 443.6011 227.89185 306.67926 58.61157 198.94092 202.3859 C 153.43259 346.34552 70.51218 452.94632 18.49509 590.4238 C -17.382406 536.105 8.176344 449.7977 18.49509 391.90677 C 59.135082 162.75128 221.21884 -29.839102 487.73364 3.8422232 C 681.46155 28.369148 883.8148 203.10008 1002.11005 355.81726 C 1073.0184 447.30997 1153.5311 543.1423 1209.6492 653.6059 C 1236.425 706.31104 1241.3992 766.31824 1263.783 825.0558 C 1369.537 1102.3394 1476.5079 1315.646 1426.237 1646.2427 C 1411.3146 1744.4296 1353.7147 1834.6792 1317.9432 1916.9908 C 1239.9175 1963.0281 1177.3701 2034.3335 1065.2661 2043.3026 C 911.9666 2055.5806 747.3163 1963.9292 668.20593 1880.8496 z" svg:height="20.444149mm" draw:style-name="style-160" svg:viewBox="0.0 0.0 1439.032 2044.4148" svg:width="14.39032mm" svg:x="1.2514715mm" svg:y="59.7701mm"/>
            <draw:path svg:d="M 216.58783 0.0 C 216.58783 9.022382 216.58783 18.071005 216.58783 27.066742 C 164.51776 69.16204 69.50601 113.47983 0.0 108.294014 C 37.306343 37.33259 136.41911 28.124897 216.58783 0.0 z" svg:height="1.087092mm" draw:style-name="style-161" svg:viewBox="0.0 0.0 216.58783 108.709206" svg:width="2.1658783mm" svg:x="30.13313mm" svg:y="60.078938mm"/>
            <draw:path svg:d="M 105.361176 25.537039 C 105.22896 73.558975 111.02318 127.454666 87.31661 151.87541 C -58.839268 165.52808 0.37445226 -77.517876 105.361176 25.537039 z M 60.249672 106.76431 C 62.233963 99.72623 67.81683 96.26027 78.294235 97.71569 C 82.58055 69.37884 67.04936 60.85909 51.25373 52.604183 C 38.818485 64.19262 35.511196 106.579 60.249672 106.76431 z" svg:height="1.5243176mm" draw:style-name="style-162" svg:viewBox="0.0 0.0 105.89409 152.43176" svg:width="1.0589409mm" svg:x="28.267246mm" svg:y="60.9065mm"/>
            <draw:path svg:d="M 162.45454 0.0 C 195.18349 46.725586 67.41594 112.81853 0.0 90.24925 C 32.041 38.02093 112.42207 34.18436 162.45454 0.0 z" svg:height="0.94811636mm" draw:style-name="style-163" svg:viewBox="0.0 0.0 167.72307 94.81164" svg:width="1.6772307mm" svg:x="80.487564mm" svg:y="61.161873mm"/>
            <draw:path svg:d="M 9.505233 0.0 C 25.327305 8.254906 40.85829 16.748009 36.54573 45.111504 C 26.068134 43.629845 20.51191 47.122444 18.501171 54.16013 C -6.211063 53.948578 -2.9037712 11.562198 9.505233 0.0 z" svg:height="0.5416013mm" draw:style-name="style-164" svg:viewBox="0.0 0.0 37.276096 54.16013" svg:width="0.37276098mm" svg:x="28.68447mm" svg:y="61.432808mm"/>
            <draw:path svg:d="M 893.3918 0.0 C 997.9025 160.205 1095.3481 327.52762 1173.1624 514.35004 C 1045.9503 549.6188 949.5366 615.6326 830.23596 658.7594 C 709.79755 737.2349 526.5473 797.983 369.9669 866.3251 C 245.85062 920.48517 130.70422 1001.2094 0.0 1010.7082 C 6.9852 921.438 124.645164 942.79004 153.40552 875.3208 C 500.90933 696.4097 749.3268 418.4648 884.39606 27.040096 C 881.8292 12.488336 892.9154 11.535955 893.3918 0.0 z" svg:height="10.107082mm" draw:style-name="style-165" svg:viewBox="0.0 0.0 1173.1624 1010.7082" svg:width="11.731624mm" svg:x="69.027145mm" svg:y="61.432808mm"/>
            <draw:path svg:d="M 794.45636 496.4288 C 708.04346 545.5089 616.0478 438.45877 541.7793 388.1348 C 457.00684 330.6674 358.71408 281.7722 298.15097 216.68492 C 243.5145 196.15323 194.22266 170.22418 162.79012 126.461914 C 98.125946 103.893036 49.363228 65.39612 0.3359725 27.19028 C -1.1456876 16.68624 2.3468113 11.130215 9.3582535 9.145516 C 17.428053 2.1340752 29.757626 -0.56480724 45.447426 0.0968933 C 293.4414 167.20798 549.0024 326.77832 794.45636 496.4288 z" svg:height="5.089978mm" draw:style-name="style-166" svg:viewBox="0.0 0.0 794.45636 508.99783" svg:width="7.944564mm" svg:x="4.140015mm" svg:y="61.702503mm"/>
            <draw:path svg:d="M 99.29949 0.0 C 215.10799 121.81426 294.16486 280.40558 324.88324 487.30954 C 296.86414 468.15372 244.26479 486.75403 252.67836 532.44727 C 267.60074 546.81415 333.03198 535.0404 333.85236 505.38055 C 344.1182 577.6912 383.83234 681.48737 342.87473 749.0349 C 246.75172 750.04016 142.63824 880.85016 72.205696 794.146 C 88.79545 762.6339 131.7636 757.501 153.37968 730.9635 C 164.38596 656.80054 146.28871 611.68945 108.29442 586.5804 C 139.4884 578.66943 167.50835 567.60986 180.47266 541.4426 C 128.08487 498.76517 209.5237 375.8665 117.29015 351.94797 C 284.87762 230.74252 85.61977 126.78772 0.0 72.17744 C 34.21222 49.212513 82.23415 40.111004 99.29949 0.0 z" svg:height="8.238177mm" draw:style-name="style-167" svg:viewBox="0.0 0.0 361.02615 823.81775" svg:width="3.6102614mm" svg:x="81.66071mm" svg:y="61.703213mm"/>
            <draw:path svg:d="M 54.16013 0.0 C 127.02631 23.389236 217.32846 29.34212 252.67674 90.24925 C 188.03923 118.824295 119.32653 143.40411 54.16013 171.47652 C 28.124897 158.43266 19.367357 128.05823 0.0 108.32066 C 21.59025 75.72373 23.23017 23.203928 54.16013 0.0 z" svg:height="1.7147652mm" draw:style-name="style-168" svg:viewBox="0.0 0.0 252.67674 171.47652" svg:width="2.5267675mm" svg:x="79.946495mm" svg:y="62.876637mm"/>
            <draw:path svg:d="M 72.204895 9.151169 C 64.558395 40.610004 37.06815 52.198845 0.0 54.288914 C 0.0 39.260765 0.0 24.205967 0.0 9.151169 C 27.83442 10.606183 51.0119 -12.147998 72.204895 9.151169 z" svg:height="0.5428889mm" draw:style-name="style-169" svg:viewBox="0.0 0.0 72.204895 54.28889" svg:width="0.72204894mm" svg:x="22.823484mm" svg:y="63.687355mm"/>
            <draw:path svg:d="M 974.6192 604.5993 C 964.9354 668.41644 999.96625 687.57227 992.6902 748.9824 C 662.46375 561.81604 327.39542 301.3075 0.0 81.20063 C 14.261029 53.340168 26.11436 23.098152 45.137924 0.0 C 375.39087 181.13315 649.2875 418.5706 974.6192 604.5993 z" svg:height="7.4898243mm" draw:style-name="style-170" svg:viewBox="0.0 0.0 993.69305 748.9824" svg:width="9.936931mm" svg:x="2.248164mm" svg:y="63.959583mm"/>
            <draw:path svg:d="M 22.379124 0.0 C 31.480635 109.03484 49.234314 261.0116 22.379124 351.92215 C -8.365526 275.2194 -6.5398946 76.99344 22.379124 0.0 z" svg:height="3.5192213mm" draw:style-name="style-171" svg:viewBox="0.0 0.0 36.60487 351.92215" svg:width="0.3660487mm" svg:x="47.68696mm" svg:y="64.14002mm"/>
            <draw:path svg:d="M 198.56023 0.0 C 190.30492 58.049587 55.896942 67.83904 0.043601986 108.294014 C -2.946364 39.0262 148.65936 46.407856 198.56023 0.0 z" svg:height="1.0829401mm" draw:style-name="style-172" svg:viewBox="0.0 0.0 198.56023 108.294014" svg:width="1.9856023mm" svg:x="80.84856mm" svg:y="64.32047mm"/>
            <draw:path svg:d="M 108.32046 0.0 C 106.30972 54.874718 37.72965 71.7285 0.0 63.155865 C 14.816803 20.79613 55.56266 4.3920927 108.32046 0.0 z" svg:height="0.65266746mm" draw:style-name="style-173" svg:viewBox="0.0 0.0 108.32046 65.26675" svg:width="1.0832046mm" svg:x="20.657341mm" svg:y="64.41069mm"/>
            <draw:path svg:d="M 0.0 0.0 C 31.035732 20.134832 57.838036 44.476448 63.235397 90.24925 C 41.725082 60.5894 12.8589525 38.31161 0.0 0.0 z" svg:height="0.9024925mm" draw:style-name="style-174" svg:viewBox="0.0 0.0 63.235397 90.24925" svg:width="0.63235396mm" svg:x="63.9736mm" svg:y="64.77158mm"/>
            <draw:path svg:d="M 56.01806 1.4340209 C 60.515926 39.03145 33.1581 44.746136 1.8579291 46.545525 C -7.1644526 4.3973413 17.600468 -3.8838067 56.01806 1.4340209 z" svg:height="0.46545506mm" draw:style-name="style-175" svg:viewBox="0.0 0.0 56.504745 46.545506" svg:width="0.56504744mm" svg:x="19.285421mm" svg:y="65.20862mm"/>
            <draw:path svg:d="M 1091.9421 839.20544 C 715.0433 599.4664 358.5437 339.3014 0.006825427 81.20063 C -0.5223407 41.592663 29.851831 32.83472 36.095985 0.0 C 402.01474 205.58136 709.38116 469.74158 1064.8488 685.82654 C 1080.5387 730.30304 1098.3981 772.60986 1091.9421 839.20544 z" svg:height="8.392055mm" draw:style-name="style-176" svg:viewBox="0.0 0.0 1093.2976 839.20544" svg:width="10.932977mm" svg:x="1.616536mm" svg:y="65.313446mm"/>
            <draw:path svg:d="M 126.31213 5.4736643 C 120.27972 55.797222 30.321346 90.29891 0.0 59.60755 C 22.568872 25.952469 78.978134 -14.952252 126.31213 5.4736643 z" svg:height="0.7119357mm" draw:style-name="style-177" svg:viewBox="0.0 0.0 126.31213 71.193565" svg:width="1.2631214mm" svg:x="17.950655mm" svg:y="65.438896mm"/>
            <draw:path svg:d="M 99.297874 0.0 C 91.3074 37.147682 27.119629 56.012405 0.0 45.137745 C 20.240204 17.197754 59.769444 8.54599 99.297874 0.0 z" svg:height="0.48194113mm" draw:style-name="style-178" svg:viewBox="0.0 0.0 99.297874 48.19411" svg:width="0.99297875mm" svg:x="81.11913mm" svg:y="65.49363mm"/>
            <draw:path svg:d="M 33.721493 0.0 C 124.68533 16.642233 143.68228 126.8943 69.810616 171.42363 C -5.542499 145.33551 -23.507729 55.139153 33.721493 0.0 z M 51.739613 117.315994 C 75.552155 105.72715 93.01454 59.821926 42.743877 63.182106 C 47.929688 79.03102 31.842976 116.17831 51.739613 117.315994 z" svg:height="1.7142364mm" draw:style-name="style-179" svg:viewBox="0.0 0.0 115.293144 171.42363" svg:width="1.1529315mm" svg:x="29.70569mm" svg:y="65.94475mm"/>
            <draw:path svg:d="M 153.40552 1.1901728 C 129.11679 49.74139 51.620716 80.75048 0.0 73.395065 C 19.234936 21.986301 104.854706 -6.2972574 153.40552 1.1901728 z" svg:height="0.7447199mm" draw:style-name="style-180" svg:viewBox="0.0 0.0 153.40552 74.47199" svg:width="1.5340552mm" svg:x="81.3001mm" svg:y="66.11329mm"/>
            <draw:path svg:d="M 20.827116 0.0 C 37.6811 17.647905 53.873585 2.7780118 74.9609 0.0 C 73.47924 37.650314 38.55425 41.804214 2.75611 45.137745 C -10.287848 11.006676 27.574018 27.834217 20.827116 0.0 z" svg:height="0.45137745mm" draw:style-name="style-181" svg:viewBox="0.0 0.0 74.96092 45.137745" svg:width="0.7496092mm" svg:x="15.847174mm" svg:y="66.57631mm"/>
            <draw:path svg:d="M 1.2767712 0.1752154 C 51.5212 -3.1849637 34.085045 42.746502 10.272507 54.3091 C -9.624129 53.197655 6.4625816 16.050377 1.2767712 0.1752154 z" svg:height="0.5430915mm" draw:style-name="style-182" svg:viewBox="0.0 0.0 33.634914 54.309147" svg:width="0.33634916mm" svg:x="30.120361mm" svg:y="66.574554mm"/>
            <draw:path svg:d="M 1191.207 785.12445 C 1186.3387 844.15265 1196.7632 887.8354 1200.2292 938.52997 C 797.9833 657.9657 392.27118 380.8145 0.0 90.24925 C 13.176247 58.287785 26.961042 26.93432 45.13791 0.0 C 449.68582 239.1565 796.5281 536.0723 1191.207 785.12445 z" svg:height="9.3853mm" draw:style-name="style-183" svg:viewBox="0.0 0.0 1200.2292 938.52997" svg:width="12.002293mm" svg:x="0.89455634mm" svg:y="66.66653mm"/>
            <draw:path svg:d="M 2761.2976 938.52997 C 2743.9675 788.6699 2728.7803 593.61884 2734.2573 442.1714 C 2738.7812 316.62674 2770.0552 177.32323 2725.2349 72.20449 C 2598.261 81.67661 2493.513 157.7968 2382.2817 207.56525 C 1627.7163 545.2263 843.2007 871.5105 72.152 1218.2738 C 77.54936 1535.2708 55.642193 1935.3739 99.192505 2201.862 C 955.80725 1852.321 1743.4457 1433.6176 2589.874 1073.8907 C 1766.6492 1489.9747 891.93677 1902.6716 36.06288 2256.0222 C 21.140505 1956.2496 16.642637 1522.5706 0.0 1209.2515 C 916.6753 796.3689 1845.0189 395.23465 2779.4475 0.0 C 2786.7234 1.6669686 2788.443 9.048624 2797.4922 9.048624 C 2789.8464 399.25574 2803.9485 554.0904 2761.2976 938.52997 z" svg:height="22.56022mm" draw:style-name="style-184" svg:viewBox="0.0 0.0 2797.4922 2256.0222" svg:width="27.974922mm" svg:x="52.965076mm" svg:y="67.38858mm"/>
            <draw:path svg:d="M 0.0 0.0 C 9.022281 0.0 18.044561 0.0 27.040398 0.0 C 65.27268 181.61035 108.39979 396.8217 135.36086 631.6927 C 147.05548 733.95386 206.42796 854.47217 153.40541 911.4632 C 81.968 616.00323 32.041103 290.90924 0.0 0.0 z" svg:height="9.114632mm" draw:style-name="style-185" svg:viewBox="0.0 0.0 175.10101 911.4632" svg:width="1.7510102mm" svg:x="12.265288mm" svg:y="67.56902mm"/>
            <draw:path svg:d="M 19.758966 0.0 C 38.72987 8.096243 59.92286 14.022883 73.89245 27.067144 C 58.599457 44.847065 31.929573 51.276745 1.6875584 54.107643 C -5.429255 22.912844 11.768499 16.006775 19.758966 0.0 z" svg:height="0.5410764mm" draw:style-name="style-186" svg:viewBox="0.0 0.0 73.8924 54.107643" svg:width="0.738924mm" svg:x="81.28296mm" svg:y="67.74974mm"/>
            <draw:path svg:d="M 0.12158343 0.0 C 9.143877 0.0 18.166164 0.0 27.162 0.0 C 344.1328 225.31892 675.92035 439.5791 992.75885 676.83044 C 1034.0073 707.6804 1084.6486 737.71094 1110.1016 785.0982 C 1168.2571 817.16583 1241.6523 834.04626 1254.4847 911.4366 C 1127.4053 973.34894 995.9603 811.5299 893.4872 739.98627 C 619.6964 548.8513 331.4064 345.5716 72.29993 171.44948 C 56.8747 105.67426 -3.0534196 84.402145 0.12158343 0.0 z" svg:height="9.252697mm" draw:style-name="style-187" svg:viewBox="0.0 0.0 1254.4847 925.2697" svg:width="12.544847mm" svg:x="0.62267166mm" svg:y="68.20085mm"/>
            <draw:path svg:d="M 117.315994 0.0 C 161.66002 38.576454 41.16916 98.9539 0.0 81.20063 C 9.577903 24.606054 83.66091 32.49075 117.315994 0.0 z" svg:height="0.8439145mm" draw:style-name="style-188" svg:viewBox="0.0 0.0 126.96935 84.39145" svg:width="1.2696935mm" svg:x="81.39033mm" svg:y="68.381294mm"/>
            <draw:path svg:d="M 6.5338387 0.0 C 55.534397 90.831825 40.717796 336.89398 15.529574 442.19843 C 6.5604844 305.69998 -8.8382845 131.18062 6.5338387 0.0 z" svg:height="4.421984mm" draw:style-name="style-189" svg:viewBox="0.0 0.0 38.894817 442.19843" svg:width="0.38894817mm" svg:x="79.61049mm" svg:y="68.832405mm"/>
            <draw:path svg:d="M 63.18251 0.0 C 83.63507 9.577903 66.648865 56.726994 72.204895 81.20063 C 40.216373 74.10965 40.613636 34.633705 0.0 36.089527 C 11.403535 14.366855 47.995293 17.912342 63.18251 0.0 z" svg:height="0.8120063mm" draw:style-name="style-190" svg:viewBox="0.0 0.0 73.59431 81.20063" svg:width="0.7359431mm" svg:x="84.36822mm" svg:y="69.7349mm"/>
            <draw:path svg:d="M 81.03187 83.24992 C 52.00748 81.26522 42.905163 99.23086 8.826981 92.2723 C -36.91877 -6.2318544 111.53873 -49.38571 81.03187 83.24992 z" svg:height="0.93882525mm" draw:style-name="style-191" svg:viewBox="0.0 0.0 85.20108 93.88252" svg:width="0.8520108mm" svg:x="78.32364mm" svg:y="69.985344mm"/>
            <draw:path svg:d="M 18.755314 0.0024223325 C 52.595303 -0.3948402 89.21371 43.314537 81.93782 54.16255 C 73.65668 84.96009 31.719639 82.12919 0.73719656 90.252075 C 2.7477326 56.173088 -8.788223 8.600896 18.755314 0.0024223325 z" svg:height="0.90252346mm" draw:style-name="style-192" svg:viewBox="0.0 0.0 82.870865 90.25235" svg:width="0.82870865mm" svg:x="81.293mm" svg:y="69.91533mm"/>
            <draw:path svg:d="M 72.81128 2.1623356 C 83.949974 27.667883 83.949974 57.857414 72.81128 83.36296 C 51.618294 86.247154 38.99713 97.62404 9.655417 92.385345 C -15.877583 48.0938 10.607394 -12.204519 72.81128 2.1623356 z" svg:height="0.9374571mm" draw:style-name="style-193" svg:viewBox="0.0 0.0 81.16555 93.74571" svg:width="0.81165546mm" svg:x="77.23295mm" svg:y="70.435326mm"/>
            <draw:path svg:d="M 261.72577 141.08957 C 192.58998 161.56798 125.22733 223.26881 45.1111 258.40558 C 57.83723 179.48032 25.399773 145.79858 0.0 105.000046 C 18.865126 99.81383 25.743744 82.64272 54.133484 86.955284 C 54.133484 71.92713 54.133484 56.89898 54.133484 41.84418 C 155.15202 -51.34134 236.45842 24.065067 261.72577 141.08957 z" svg:height="2.5840585mm" draw:style-name="style-194" svg:viewBox="0.0 0.0 261.72577 258.40585" svg:width="2.6172578mm" svg:x="82.65371mm" svg:y="70.76055mm"/>
            <draw:path svg:d="M 126.74048 0.0 C 142.74806 17.09198 133.35506 59.584538 135.7895 90.24966 C 97.63696 109.19391 60.59465 129.35498 9.503618 135.36075 C -5.6303086 120.385086 2.3335137 82.3908 0.4545911 54.133484 C 40.591835 34.131474 75.25218 8.599281 126.74048 0.0 z" svg:height="1.3536075mm" draw:style-name="style-195" svg:viewBox="0.0 0.0 136.3559 135.36075" svg:width="1.3635589mm" svg:x="75.52023mm" svg:y="70.81784mm"/>
            <draw:path svg:d="M 974.6191 0.0 C 977.5295 100.46221 947.6581 156.26306 920.4854 243.62852 C 599.33417 337.63522 318.82297 472.2289 0.0 568.5102 C 10.980232 491.64874 26.193792 451.0351 27.040398 351.92215 C 349.14413 240.85011 640.6886 99.24539 974.6191 0.0 z" svg:height="5.6851015mm" draw:style-name="style-196" svg:viewBox="0.0 0.0 974.8161 568.5102" svg:width="9.748161mm" svg:x="16.055445mm" svg:y="70.908066mm"/>
            <draw:path svg:d="M 144.40979 0.091241196 C 125.9944 56.87072 52.334496 58.431507 0.0 81.29187 C 5.3977647 16.072178 101.81145 -1.4429028 144.40979 0.091241196 z" svg:height="0.812915mm" draw:style-name="style-197" svg:viewBox="0.0 0.0 144.40979 81.291504" svg:width="1.4440979mm" svg:x="81.3001mm" svg:y="70.997375mm"/>
            <draw:path svg:d="M 0.0 0.0 C 314.77478 202.61763 603.8056 430.9798 911.4367 640.715 C 896.54065 679.9528 817.1921 654.79126 785.12463 676.80457 C 548.7724 531.0989 336.6559 361.236 108.32053 207.53981 C 86.70394 123.87809 18.229794 87.073975 0.0 0.0 z" svg:height="6.768046mm" draw:style-name="style-198" svg:viewBox="0.0 0.0 911.43665 676.80457" svg:width="9.114367mm" svg:x="2.248429mm" svg:y="71.08851mm"/>
            <draw:path svg:d="M 20.112022 0.0 C 43.342396 9.577903 25.033194 51.990524 11.089641 54.16013 C -12.140731 44.582226 6.194914 2.1696026 20.112022 0.0 z" svg:height="0.5416013mm" draw:style-name="style-199" svg:viewBox="0.0 0.0 31.207697 54.16013" svg:width="0.31207696mm" svg:x="30.112455mm" svg:y="71.359184mm"/>
            <draw:path svg:d="M 74.11934 0.89626306 C 82.37465 69.317474 70.89118 116.78389 74.11934 199.41289 C 50.06881 211.00133 41.099716 223.67497 29.008242 226.50586 C -11.7903 194.41158 -1.2604204 75.429016 10.963477 18.940218 C 39.512283 20.421879 41.12636 -5.0303774 74.11934 0.89626306 z" svg:height="2.2650614mm" draw:style-name="style-200" svg:viewBox="0.0 0.0 77.16793 226.50615" svg:width="0.7716793mm" svg:x="78.39276mm" svg:y="71.35022mm"/>
            <draw:path svg:d="M 145.10902 0.0 C 145.10902 30.082949 145.10902 60.165897 145.10902 90.27549 C 88.726006 94.08582 69.59685 135.09592 9.748274 135.3866 C 16.891733 98.21267 -4.089705 89.08451 0.72589236 54.185966 C 43.006092 30.295307 84.65164 5.741736 145.10902 0.0 z" svg:height="1.353866mm" draw:style-name="style-201" svg:viewBox="0.0 0.0 145.10924 135.3866" svg:width="1.4510924mm" svg:x="73.622574mm" svg:y="71.629845mm"/>
            <draw:path svg:d="M 82.94632 1.9007237 C 82.94632 68.0732 82.94632 134.24568 82.94632 200.41734 C 49.926697 194.4907 48.31262 219.97041 19.790457 218.48875 C 8.281148 150.38487 -42.22772 -19.821947 82.94632 1.9007237 z" svg:height="2.1855137mm" draw:style-name="style-202" svg:viewBox="0.0 0.0 82.94671 218.55138" svg:width="0.82946706mm" svg:x="77.222084mm" svg:y="71.881775mm"/>
            <draw:path svg:d="M 81.20063 0.0 C 89.48177 53.393055 33.73421 42.783237 0.0 54.16013 C 1.1909802 10.213362 43.021435 6.90607 81.20063 0.0 z" svg:height="0.5416013mm" draw:style-name="style-203" svg:viewBox="0.0 0.0 82.02884 54.16013" svg:width="0.82028836mm" svg:x="81.3001mm" svg:y="72.17145mm"/>
            <draw:path svg:d="M 126.63309 0.0 C 155.71077 43.153854 141.42305 129.61902 144.73033 198.51662 C 99.93656 216.87871 67.4983 247.59712 9.396228 252.6501 C 16.381428 176.47662 -2.7743783 126.4175 0.34720102 54.133484 C 34.45203 28.125704 78.76941 12.197252 126.63309 0.0 z" svg:height="2.526501mm" draw:style-name="style-204" svg:viewBox="0.0 0.0 145.40173 252.6501" svg:width="1.4540174mm" svg:x="75.52131mm" svg:y="72.3519mm"/>
            <draw:path svg:d="M 190.30411 83.10943 C 128.23264 99.27527 87.83136 137.058 18.880468 146.29193 C -2.339166 131.36955 -0.69843924 93.640114 0.7832209 56.068928 C 71.66552 54.745525 212.21169 -85.74815 190.30411 83.10943 z" svg:height="1.4629226mm" draw:style-name="style-205" svg:viewBox="0.0 0.0 192.59685 146.29227" svg:width="1.9259685mm" svg:x="71.27541mm" svg:y="72.51352mm"/>
            <draw:path svg:d="M 2301.1865 0.07832209 C 2317.3262 -1.0860125 2320.21 11.111239 2337.2495 9.100703 C 2245.2007 94.428986 2118.2273 121.07222 2003.3983 171.55525 C 1720.9026 295.56577 1447.4027 418.49106 1137.0732 550.54456 C 1073.6792 577.5059 1008.1684 622.9343 965.5967 622.74945 C 898.7367 622.43207 791.79193 545.8347 721.94196 514.42914 C 478.94846 405.2094 218.78387 316.5472 0.0 189.57336 C 754.9349 313.8471 1603.6392 225.10657 2301.1865 0.07832209 z" svg:height="6.2275023mm" draw:style-name="style-206" svg:viewBox="0.0 0.0 2337.2495 622.75024" svg:width="23.372494mm" svg:x="43.12788mm" svg:y="72.53182mm"/>
            <draw:path svg:d="M 776.0492 589.1541 C 590.6293 547.08545 440.7426 683.3723 306.7844 751.582 C 192.98724 594.65765 96.22878 420.72043 0.0 246.22769 C 57.73226 86.86889 232.48903 -39.813457 442.17178 11.621545 C 543.0571 214.53065 679.92615 381.45682 776.0492 589.1541 z M 315.80676 300.38782 C 291.59717 201.2482 238.23076 131.29285 180.4985 65.75503 C 184.2289 149.99892 249.3961 248.95282 315.80676 300.38782 z M 478.2605 580.1325 C 471.2753 499.8314 430.50342 453.37103 388.01086 408.68225 C 359.7269 456.86243 424.44437 555.2083 478.2605 580.1325 z" svg:height="7.5158195mm" draw:style-name="style-207" svg:viewBox="0.0 0.0 776.0492 751.582" svg:width="7.760492mm" svg:x="82.7442mm" svg:y="72.59683mm"/>
            <draw:path svg:d="M 126.31173 0.0 C 101.414185 38.232483 54.58323 54.63652 0.0 63.18251 C 22.092482 22.145773 67.73327 4.604047 126.31173 0.0 z" svg:height="0.6318251mm" draw:style-name="style-208" svg:viewBox="0.0 0.0 126.31173 63.18251" svg:width="1.2631173mm" svg:x="81.30037mm" svg:y="72.98345mm"/>
            <draw:path svg:d="M 126.31173 0.0 C 187.13972 131.52458 130.62428 276.8597 0.0 252.67674 C 0.0 186.50427 0.0 120.30596 0.0 54.16013 C 41.486485 35.480713 91.35989 25.188223 126.31173 0.0 z" svg:height="2.5533485mm" draw:style-name="style-209" svg:viewBox="0.0 0.0 150.77306 255.33485" svg:width="1.5077306mm" svg:x="73.72006mm" svg:y="73.073944mm"/>
            <draw:path svg:d="M 0.0 0.0 C 57.784744 65.53702 111.09867 135.49318 135.30827 234.6328 C 68.92425 183.19698 3.7570379 84.24308 0.0 0.0 z" svg:height="2.346328mm" draw:style-name="style-210" svg:viewBox="0.0 0.0 135.30827 234.6328" svg:width="1.3530827mm" svg:x="84.54892mm" svg:y="73.254395mm"/>
            <draw:path svg:d="M 181.02335 75.09958 C 128.1858 103.48932 75.58727 132.06477 9.573058 147.30447 C -6.4078774 130.2125 3.037605 87.69409 0.55067694 57.054817 C 59.870373 40.809845 190.0982 -72.987305 181.02335 75.09958 z" svg:height="1.4730427mm" draw:style-name="style-211" svg:viewBox="0.0 0.0 181.47388 147.30428" svg:width="1.8147389mm" svg:x="69.11212mm" svg:y="73.49611mm"/>
            <draw:path svg:d="M 172.86331 0.0 C 185.11385 48.736526 207.68272 170.4442 181.8857 198.54326 C 142.807 235.9021 56.31439 269.82202 10.462054 270.74817 C 8.398228 203.59706 -4.1163507 146.89671 1.3871891 72.23154 C 60.308815 49.90086 116.37451 24.738476 172.86331 0.0 z" svg:height="2.7074816mm" draw:style-name="style-212" svg:viewBox="0.0 0.0 193.734 270.74817" svg:width="1.9373399mm" svg:x="71.359604mm" svg:y="73.88595mm"/>
            <draw:path svg:d="M 14.341017 0.0 C 40.5878 58.94908 50.37725 196.08298 23.336752 252.7034 C -31.08741 205.44934 28.707872 104.536575 14.341017 0.0 z" svg:height="2.527034mm" draw:style-name="style-213" svg:viewBox="0.0 0.0 39.429565 252.7034" svg:width="0.39429563mm" svg:x="79.53242mm" svg:y="73.88595mm"/>
            <draw:path svg:d="M 50.22384 2.5709023 C 70.80882 15.085481 53.58442 65.40944 59.219574 92.82056 C -29.998167 130.47006 -6.105893 -21.348017 50.22384 2.5709023 z" svg:height="0.9885418mm" draw:style-name="style-214" svg:viewBox="0.0 0.0 60.660446 98.85418" svg:width="0.60660446mm" svg:x="78.54203mm" svg:y="74.040955mm"/>
            <draw:path svg:d="M 928.7224 0.0 C 850.4058 162.05728 598.70764 218.96918 414.3724 297.78867 C 274.91064 357.39902 132.35303 401.31995 8.289928 460.2432 C -22.322401 414.2318 42.20955 386.13354 35.330326 333.87817 C 327.13934 216.64052 625.32465 105.75339 928.7224 0.0 z" svg:height="4.602432mm" draw:style-name="style-215" svg:viewBox="0.0 0.0 928.7224 460.2432" svg:width="9.287225mm" svg:x="15.431473mm" svg:y="74.156624mm"/>
            <draw:path svg:d="M 1102.9192 1082.966 C 1076.7781 1096.9098 1064.6604 1245.4996 1111.9415 1245.3939 C 1067.9944 1328.8965 1120.8314 1426.3688 1111.9415 1561.2798 C 1090.8805 1561.2798 1069.82 1561.2798 1048.7328 1561.2798 C 1031.4026 1500.3993 1029.0215 1424.5964 1030.7146 1344.6393 C 951.0486 1364.6946 1041.1392 1499.05 985.5769 1543.1825 C 948.2972 1492.2239 943.958 1432.5336 949.4878 1380.7021 C 884.08276 1410.9442 950.14905 1439.757 922.44727 1525.0853 C 692.2599 1478.5717 473.92575 1420.1248 281.7322 1335.6436 C 281.62643 1311.6721 285.1453 1284.076 272.6836 1272.4343 C 249.71786 1241.2137 196.69543 1240.076 164.41623 1218.3268 C 175.81976 1184.5392 221.16946 1184.725 236.62112 1155.1176 C 243.18282 1034.2295 162.22038 1000.81256 65.17124 983.6415 C 184.89503 981.4452 234.02841 772.2655 101.26037 739.98627 C 106.86968 712.49603 149.78494 722.3388 155.39426 694.8485 C 160.71248 644.4188 134.73015 625.3163 137.34949 577.53253 C 113.06076 550.7036 65.48857 547.079 38.077858 523.39905 C 32.442303 360.91867 -9.520575 180.94905 1.9887351 0.0 C 78.6386 101.41499 52.65626 331.28467 83.18936 496.35855 C 115.57433 519.90686 127.401375 414.78732 92.23798 406.08307 C 134.78304 292.28592 64.21846 198.17346 83.18936 45.138554 C 119.06693 42.3343 128.51242 65.96092 164.41664 63.183315 C 170.84592 223.33585 179.52432 292.8148 209.52814 424.12784 C 233.79063 319.93524 197.56908 192.08856 209.52814 99.27284 C 254.63965 90.27711 253.7135 127.29196 290.7554 126.33999 C 303.9846 157.13753 289.67062 240.26956 308.80017 288.76788 C 356.6897 252.9432 316.3938 221.59015 326.8712 144.38475 C 355.02274 155.31189 383.17468 166.26569 408.0718 180.47427 C 413.89267 237.83592 390.50345 324.381 435.1123 342.92883 C 486.07092 312.7401 418.81406 242.12265 444.16092 207.54143 C 687.31305 280.35513 939.2494 422.25052 1184.1476 523.4007 C 1182.4277 856.5376 1226.6132 1252.0634 1220.2367 1597.2651 C 1187.878 1596.5505 1168.0875 1583.2689 1139.0361 1579.2203 C 1141.7072 1344.8242 1131.8115 1227.1642 1102.9192 1082.966 z M 335.83905 379.09506 C 349.3593 350.52042 347.05728 308.02786 317.7943 297.8678 C 289.56363 317.2093 301.20496 372.3747 335.83905 379.09506 z M 1021.69183 1326.647 C 1036.5614 1302.9404 1038.043 1230.2067 1003.59424 1227.375 C 994.7838 1253.5692 979.94055 1325.3511 1021.69183 1326.647 z" svg:height="15.9726515mm" draw:style-name="style-216" svg:viewBox="0.0 0.0 1220.8663 1597.2651" svg:width="12.208664mm" svg:x="40.401043mm" svg:y="74.15609mm"/>
            <draw:path svg:d="M 54.547703 0.19136427 C 60.89744 33.60825 15.944601 15.749199 9.436601 36.28089 C -21.228516 13.737856 30.602943 -1.9257544 54.547703 0.19136427 z" svg:height="0.36280954mm" draw:style-name="style-217" svg:viewBox="0.0 0.0 55.16067 36.280952" svg:width="0.5516067mm" svg:x="81.29623mm" svg:y="74.15471mm"/>
            <draw:path svg:d="M 216.88234 0.0 C 306.7081 132.45073 88.903244 133.93239 18.391964 189.52089 C 1.2999852 167.48088 -0.9753926 130.67758 0.2943134 90.27549 C 73.74307 61.409363 147.48251 32.91385 216.88234 0.0 z" svg:height="1.8952088mm" draw:style-name="style-218" svg:viewBox="0.0 0.0 238.26553 189.52089" svg:width="2.3826554mm" svg:x="66.31671mm" svg:y="74.33707mm"/>
            <draw:path svg:d="M 577.53253 0.0 C 558.98535 59.637024 514.1649 93.02726 487.28308 144.38313 C 332.81943 139.32935 175.9744 204.62897 0.0 207.56564 C 21.510717 125.1482 184.33528 38.12671 252.67715 117.315994 C 296.28055 115.834335 325.62286 100.01246 324.88205 54.16013 C 415.5017 24.42115 484.79617 14.287725 577.53253 0.0 z" svg:height="2.0756564mm" draw:style-name="style-219" svg:viewBox="0.0 0.0 577.53253 207.56564" svg:width="5.7753253mm" svg:x="26.613907mm" svg:y="74.42755mm"/>
            <draw:path svg:d="M 0.0 0.0 C 156.05125 108.63758 322.71228 206.6928 460.21622 333.90402 C 391.84787 358.80157 290.4331 350.5729 207.5656 360.997 C 142.29292 236.69662 49.027306 140.49368 0.0 0.0 z" svg:height="3.60997mm" draw:style-name="style-220" svg:viewBox="0.0 0.0 460.21622 360.997" svg:width="4.602162mm" svg:x="4.414308mm" svg:y="74.51778mm"/>
            <draw:path svg:d="M 60.928932 0.0 C 81.53976 12.541224 64.31535 62.811893 69.97796 90.24966 C 44.41912 91.75796 32.380936 106.78611 6.8220963 108.29442 C -9.609393 51.06439 1.8474324 17.806568 60.928932 0.0 z" svg:height="1.0829442mm" draw:style-name="style-221" svg:viewBox="0.0 0.0 71.38729 108.29442" svg:width="0.7138729mm" svg:x="77.351776mm" svg:y="74.51778mm"/>
            <draw:path svg:d="M 189.49504 207.56564 C 128.24394 224.55185 91.91703 266.40894 18.044764 270.74817 C 2.3553147 217.24933 10.16007 140.22884 0.0 81.22727 C 43.47118 43.47118 108.02958 26.802303 162.4279 0.0 C 212.22218 28.389738 180.55179 138.27078 189.49504 207.56564 z" svg:height="2.7074816mm" draw:style-name="style-222" svg:viewBox="0.0 0.0 191.32681 270.74817" svg:width="1.9132681mm" svg:x="69.11763mm" svg:y="74.87867mm"/>
            <draw:path svg:d="M 1093.4575 1507.0139 C 1059.8024 1481.9581 1028.1846 1593.7705 1057.3679 1615.3341 C 1066.0464 1621.6838 1066.7344 1657.7201 1012.2569 1687.5391 C 972.8867 1690.8463 1012.336 1615.3075 976.194 1615.3341 C 943.30597 1633.6171 943.99396 1685.3961 940.1045 1732.6501 C 622.78937 1884.6798 314.4975 2045.5994 1.5745162 2201.9148 C -9.485047 2156.1685 40.494537 2148.5752 64.73038 2120.741 C 186.49176 1980.5912 276.58234 1755.6421 362.5453 1606.3643 C 383.36765 1633.643 365.72015 1699.4448 371.56766 1741.6984 C 551.40485 1966.9115 836.30835 1654.8359 777.6766 1389.7762 C 688.8028 1231.7933 469.59543 1358.5555 425.72778 1479.9993 C 404.82547 1394.0096 460.94366 1297.3835 479.8879 1191.2329 C 502.29773 1065.6616 508.80652 924.45337 506.9284 776.1016 C 853.2154 620.0501 1193.8665 458.33682 1535.7076 297.81448 C 1559.4142 194.17741 1539.8353 130.51851 1553.779 45.137745 C 1587.0369 24.235437 1625.7723 8.83667 1671.1217 0.0 C 1662.7872 344.16986 1619.1045 658.41583 1589.8944 1037.8282 C 1578.5967 1184.6191 1620.0306 1359.2443 1517.6895 1434.8881 C 1504.2754 1170.9661 1576.3213 912.44183 1544.7034 631.7193 C 1521.5524 653.65356 1520.8644 698.0767 1517.6895 739.9871 C 1322.7184 429.52478 958.3866 861.61566 994.3171 1128.0513 C 1020.19324 1319.9275 1276.9452 1306.0361 1373.333 1164.1141 C 1394.6317 1197.187 1396.0609 1265.0793 1391.3511 1317.5463 C 1384.6575 1391.9208 1381.1119 1500.4259 1328.1953 1534.1343 C 1293.9055 1509.475 1341.9009 1377.3949 1310.098 1326.5953 C 1268.1085 1318.0759 1278.9565 1409.2244 1292.0532 1425.8673 C 1255.6198 1446.584 1265.5416 1513.6559 1264.9861 1570.2505 C 1236.1991 1562.4982 1237.0728 1584.4058 1219.9009 1588.3478 C 1188.6002 1586.4955 1203.4702 1538.5793 1192.8079 1516.1162 C 1137.7216 1536.2247 1177.9646 1651.6619 1093.5625 1642.4546 C 1047.9233 1605.1482 1128.092 1555.5913 1093.4575 1507.0139 z M 1183.6805 1507.0139 C 1204.6086 1479.841 1217.6005 1444.7042 1210.7734 1389.6979 C 1152.0367 1380.0667 1144.3903 1500.2936 1183.6805 1507.0139 z" svg:height="22.01915mm" draw:style-name="style-223" svg:viewBox="0.0 0.0 1671.1218 2201.9148" svg:width="16.711218mm" svg:x="65.67314mm" svg:y="74.87866mm"/>
            <draw:path svg:d="M 135.9728 89.04575 C 90.57021 94.76085 65.249565 120.61037 27.679188 134.1835 C -8.436177 128.17773 1.4856974 76.13391 0.6386884 34.911465 C 67.84227 14.988587 161.05525 -55.892902 135.9728 89.04575 z" svg:height="1.3418334mm" draw:style-name="style-224" svg:viewBox="0.0 0.0 140.15273 134.18333" svg:width="1.4015272mm" svg:x="75.60888mm" svg:y="75.07115mm"/>
            <draw:path svg:d="M 204.4356 81.82639 C 136.8081 104.42191 87.62223 145.432 5.945212 154.03128 C -14.295396 107.861626 25.233438 104.63347 5.945212 63.78163 C 72.54079 53.51579 223.56516 -85.20474 204.4356 81.82639 z" svg:height="1.5403135mm" draw:style-name="style-225" svg:viewBox="0.0 0.0 206.09692 154.03136" svg:width="2.0609694mm" svg:x="63.82419mm" svg:y="75.684944mm"/>
            <draw:path svg:d="M 162.45454 80.28579 C 107.81802 98.54211 59.63783 158.86707 0.0 143.44165 C 0.0 110.342094 0.0 77.26918 0.0 44.16962 C 66.59557 24.484938 176.00104 -62.325005 162.45454 80.28579 z" svg:height="1.4593961mm" draw:style-name="style-226" svg:viewBox="0.0 0.0 163.60332 145.9396" svg:width="1.636033mm" svg:x="73.71953mm" svg:y="75.79057mm"/>
            <draw:path svg:d="M 209.01823 0.0 C 274.74097 15.504543 233.57181 137.92763 245.1336 207.56564 C 169.56894 243.23126 84.10823 269.10742 10.527457 306.83768 C -10.45398 252.57178 7.458362 159.49123 1.478834 90.24966 C 66.24959 55.747562 142.60837 32.808075 209.01823 0.0 z" svg:height="3.0683768mm" draw:style-name="style-227" svg:viewBox="0.0 0.0 247.42859 306.83768" svg:width="2.4742858mm" svg:x="66.395355mm" svg:y="75.87138mm"/>
            <draw:path svg:d="M 45.058617 0.0 C 65.61695 12.514578 48.445038 62.811893 54.107643 90.24966 C 41.328224 89.45594 28.548805 88.768 27.040499 99.27203 C 11.774152 75.4597 0.34397122 47.78374 0.0 9.022382 C 28.257318 2.8308995 36.77747 10.054296 45.058617 0.0 z" svg:height="0.99272037mm" draw:style-name="style-228" svg:viewBox="0.0 0.0 55.49448 99.27203" svg:width="0.5549448mm" svg:x="78.05208mm" svg:y="75.87138mm"/>
            <draw:path svg:d="M 19.072035 0.0 C 119.82538 67.310165 107.99849 286.4376 271.74915 261.69913 C 401.76538 386.87317 590.916 492.62738 858.3303 451.22 C 848.85815 559.0114 841.42346 668.94574 831.2899 776.1016 C 536.597 589.4117 280.61264 364.19852 1.0803604 162.45374 C -2.7031717 98.58328 3.4881086 44.582226 19.072035 0.0 z" svg:height="7.7610164mm" draw:style-name="style-229" svg:viewBox="0.0 0.0 858.33026 776.1016" svg:width="8.5833025mm" svg:x="4.404033mm" svg:y="76.05183mm"/>
            <draw:path svg:d="M 81.17398 0.0 C 86.783295 24.50028 69.743805 71.62273 90.196365 81.22727 C 69.7971 102.87001 47.942806 123.163506 0.0 117.3168 C 10.398267 105.88662 18.150537 46.170467 0.0 36.116173 C 16.219131 13.229166 47.518898 5.4502482 81.17398 0.0 z" svg:height="1.1833535mm" draw:style-name="style-230" svg:viewBox="0.0 0.0 90.196365 118.33535" svg:width="0.90196365mm" svg:x="76.698204mm" svg:y="76.3225mm"/>
            <draw:path svg:d="M 0.13242085 0.0 C 9.181448 0.0 18.177183 0.0 27.17292 0.0 C 101.54742 148.24596 199.12543 273.23508 270.82727 424.127 C 264.6358 451.00845 237.62195 457.12082 225.71619 478.2605 C 150.99773 318.37283 -5.1854067 239.95062 0.13242085 0.0 z" svg:height="4.782605mm" draw:style-name="style-231" svg:viewBox="0.0 0.0 270.82727 478.2605" svg:width="2.708273mm" svg:x="82.65239mm" svg:y="76.503204mm"/>
            <draw:path svg:d="M 181.88165 0.0 C 197.8626 17.065334 188.44295 59.584538 190.93068 90.22301 C 138.67531 125.280624 84.594315 158.40602 10.432179 171.45029 C 15.485972 130.28113 -5.5487566 115.252975 1.4364432 72.178246 C 57.15736 43.709377 105.681526 8.017114 181.88165 0.0 z" svg:height="1.7145028mm" draw:style-name="style-232" svg:viewBox="0.0 0.0 191.46677 171.45029" svg:width="1.9146677mm" svg:x="71.44986mm" svg:y="76.59343mm"/>
            <draw:path svg:d="M 234.68527 71.3377 C 173.64572 115.57595 90.937195 138.17146 18.071005 170.60973 C 3.8365712 151.77126 11.800393 110.68122 0.0 89.38246 C 60.98626 62.659286 233.94444 -86.327896 234.68527 71.3377 z" svg:height="1.7060946mm" draw:style-name="style-233" svg:viewBox="0.0 0.0 234.68527 170.60947" svg:width="2.3468528mm" svg:x="61.085674mm" svg:y="76.78229mm"/>
            <draw:path svg:d="M 6.8729653 0.0 C 49.364716 44.688 90.13742 91.14915 97.12262 171.45029 C 43.30646 146.5261 -21.410997 48.180195 6.8729653 0.0 z" svg:height="1.7145028mm" draw:style-name="style-234" svg:viewBox="0.0 0.0 97.12283 171.45029" svg:width="0.97122836mm" svg:x="86.55558mm" svg:y="76.683655mm"/>
            <draw:path svg:d="M 135.28163 108.26777 C 87.709435 108.823296 73.29009 142.55751 36.036236 153.40552 C 9.868583 134.48792 2.8042538 96.38785 0.0 54.133484 C 44.000057 41.01009 78.74034 18.626123 117.315994 0.0 C 155.81252 3.598779 125.861984 75.61877 135.28163 108.26777 z" svg:height="1.5340552mm" draw:style-name="style-235" svg:viewBox="0.0 0.0 137.5874 153.40552" svg:width="1.375874mm" svg:x="74.80326mm" svg:y="76.954315mm"/>
            <draw:path svg:d="M 190.27747 0.0 C 209.90965 69.90287 220.75726 149.33116 199.24695 216.58803 C 141.56798 246.11545 83.2802 275.03488 9.752311 288.76627 C 1.39163 228.04405 -1.5454482 161.71332 0.7565752 90.27549 C 54.916298 51.144325 132.43942 35.480713 190.27747 0.0 z" svg:height="2.8876626mm" draw:style-name="style-236" svg:viewBox="0.0 0.0 211.0482 288.76627" svg:width="2.110482mm" svg:x="63.87608mm" svg:y="77.04454mm"/>
            <draw:path svg:d="M 15.858608 0.0 C 45.06871 10.186716 47.37033 52.65182 33.90337 81.22727 C -0.7573827 74.50691 -12.398709 19.341518 15.858608 0.0 z" svg:height="0.8122727mm" draw:style-name="style-237" svg:viewBox="0.0 0.0 41.814014 81.22727" svg:width="0.41814014mm" svg:x="43.42067mm" svg:y="77.134766mm"/>
            <draw:path svg:d="M 72.20469 0.37142435 C 77.70803 35.957912 22.648205 10.981241 0.0 18.442833 C 9.233932 -2.4328294 41.486687 -0.23658115 72.20469 0.37142435 z" svg:height="0.20096451mm" draw:style-name="style-238" svg:viewBox="0.0 0.0 72.58897 20.09645" svg:width="0.7258896mm" svg:x="25.891596mm" svg:y="77.221275mm"/>
            <draw:path svg:d="M 162.48079 0.0 C 183.11826 31.326412 51.2501 62.018173 0.0 81.20063 C 42.413025 42.332684 108.92907 27.648504 162.48079 0.0 z" svg:height="0.8120063mm" draw:style-name="style-239" svg:viewBox="0.0 0.0 164.6538 81.20063" svg:width="1.646538mm" svg:x="57.746628mm" svg:y="77.58615mm"/>
            <draw:path svg:d="M 167.03436 0.0 C 161.08109 47.01667 177.69748 81.5446 167.03436 108.26777 C 113.456406 132.87383 62.947544 160.62892 4.553985 180.47266 C 3.971818 119.88286 -5.3945346 108.5851 4.553985 54.160934 C 67.81563 45.16439 100.41215 5.5560236 167.03436 0.0 z" svg:height="1.8047266mm" draw:style-name="style-240" svg:viewBox="0.0 0.0 170.69649 180.47266" svg:width="1.7069649mm" svg:x="69.34223mm" svg:y="77.58615mm"/>
            <draw:path svg:d="M 825.3097 72.8355 C 897.7526 79.13276 876.4536 -8.3917675 951.6218 0.6572596 C 969.6135 72.78302 922.2531 79.58251 924.58136 136.01802 C 873.649 148.24191 831.2099 168.95851 789.2206 190.1515 C 846.0003 267.14532 937.3872 309.3989 1014.8044 361.57513 C 1243.0074 515.4304 1484.7837 674.47107 1709.6793 839.83563 C 1896.74 786.36346 2046.1498 695.0294 2224.0293 632.3233 C 2247.0747 638.4615 2244.7197 694.289 2305.23 686.4568 C 2138.0664 780.9923 1943.5709 848.1701 1754.7646 921.08954 C 1391.9415 697.3314 1030.7059 472.0125 698.9449 217.192 C 644.5995 233.56938 597.84766 223.43596 545.5396 253.28152 C 555.779 321.3854 634.28076 349.7485 680.9003 379.64655 C 1032.4258 605.0712 1392.6295 859.0714 1745.716 1092.5398 C 1931.6385 1011.60406 2106.528 940.95996 2314.2527 866.9827 C 2322.5872 888.73126 2340.6582 900.7169 2359.3906 912.0938 C 2237.6558 984.7485 2079.0383 1049.0953 1926.2148 1110.6371 C 1881.5531 1128.6285 1803.2896 1166.438 1772.8093 1164.7448 C 1693.8312 1160.4055 1481.0269 984.19293 1411.8384 939.13434 C 1163.4476 777.68585 942.6792 627.11127 707.94104 469.92203 C 585.01575 387.61035 488.04593 285.48077 365.04108 244.33827 C 353.58466 259.97525 334.53464 267.99234 337.9477 298.47174 C 291.88382 302.46698 306.64752 245.58174 256.77353 253.334 C 223.40952 342.92157 351.28265 374.24878 401.15665 406.73953 C 782.10376 655.23615 1164.7441 923.68225 1565.2704 1191.8644 C 1623.1875 1230.679 1719.3639 1315.5309 1763.7874 1318.1503 C 1802.0728 1320.4257 1811.3329 1294.9459 1845.0146 1282.0874 C 2038.002 1208.3484 2271.5496 1136.0377 2467.6587 1038.4323 C 2518.5115 1044.6761 2559.9717 1060.3922 2603.0195 1074.4951 C 2343.1455 1199.6433 2057.6338 1299.1793 1790.8545 1417.4215 C 1190.3562 1013.3231 572.1309 626.7939 4.096972 190.1515 C -8.179612 164.24869 11.796356 104.955635 4.096972 54.79074 C 137.47343 -55.38179 293.9216 94.63731 473.30905 81.85789 C 569.2734 75.058395 648.2251 33.307076 753.053 36.746784 C 791.3902 34.577183 787.051 74.97927 825.3097 72.8355 z" svg:height="14.1742115mm" draw:style-name="style-241" svg:viewBox="0.0 0.0 2603.0195 1417.4211" svg:width="26.030195mm" svg:x="18.450768mm" svg:y="77.76002mm"/>
            <draw:path svg:d="M 283.59903 0.0 C 283.59903 30.082949 283.59903 60.165897 283.59903 90.27549 C 186.02061 122.02581 109.15919 174.54521 3.8551424 198.54326 C -0.4311752 147.92862 -4.9023976 137.37129 12.877524 99.271225 C 114.45118 77.49688 177.13106 16.907074 283.59903 0.0 z" svg:height="1.9854326mm" draw:style-name="style-242" svg:viewBox="0.0 0.0 283.59888 198.54326" svg:width="2.8359888mm" svg:x="57.889053mm" svg:y="77.85655mm"/>
            <draw:path svg:d="M 136.76651 0.0 C 120.97129 31.856096 129.67554 74.268715 136.76651 108.32026 C 85.30486 116.91954 47.946037 139.75244 10.454787 162.45374 C -10.261808 144.065 7.226626 87.49708 1.4590517 54.16013 C 52.073692 41.672195 77.71166 4.1010094 136.76651 0.0 z" svg:height="1.6245373mm" draw:style-name="style-243" svg:viewBox="0.0 0.0 136.76674 162.45374" svg:width="1.3676674mm" svg:x="72.89346mm" svg:y="77.85655mm"/>
            <draw:path svg:d="M 0.0 0.0 C 319.03455 201.37416 594.7304 446.06125 902.3879 658.7598 C 1093.0466 611.6107 1253.384 486.56912 1443.8577 469.23892 C 1379.2463 522.8702 1285.8485 564.7006 1191.1542 604.5997 C 1108.0221 639.6573 983.2446 712.0737 911.41016 703.8451 C 851.48206 696.9923 735.9385 574.75494 676.77765 532.42145 C 508.6614 412.11548 374.8881 295.4608 216.53496 180.47266 C 135.96935 121.946686 44.264774 79.190094 0.0 0.0 z" svg:height="7.044914mm" draw:style-name="style-244" svg:viewBox="0.0 0.0 1443.8577 704.4914" svg:width="14.438576mm" svg:x="3.8727062mm" svg:y="78.036995mm"/>
            <draw:path svg:d="M 234.63239 0.0 C 234.63239 69.18828 234.63239 138.37737 234.63239 207.539 C 155.94533 231.13979 102.65805 280.14035 9.048624 288.76627 C -1.4287726 199.01965 10.2392 197.43222 0.0 99.27203 C 63.473595 51.46165 141.34029 18.07141 234.63239 0.0 z" svg:height="2.8876626mm" draw:style-name="style-245" svg:viewBox="0.0 0.0 234.63239 288.76627" svg:width="2.346324mm" svg:x="61.086205mm" svg:y="78.217445mm"/>
            <draw:path svg:d="M 704.22943 456.7954 C 658.5624 470.157 605.1694 410.78403 550.8241 375.56815 C 498.35718 341.59573 435.88907 301.6434 379.37402 285.31848 C 264.04214 190.14827 128.41673 115.218254 0.38494903 32.66758 C 0.38494903 26.635162 0.38494903 20.602747 0.38494903 14.596169 C -2.1815124 -1.5171877 8.904495 -3.9249864 9.4073305 5.573787 C 248.88156 148.07962 475.4177 303.54895 704.22943 456.7954 z" svg:height="4.587196mm" draw:style-name="style-246" svg:viewBox="0.0 0.0 704.2295 458.7196" svg:width="7.042295mm" svg:x="28.2346mm" svg:y="78.432625mm"/>
            <draw:path svg:d="M 453.26608 0.0 C 476.36423 78.39637 463.24084 303.02734 444.24368 369.99356 C 295.52145 425.82025 164.10284 498.95126 2.04566 541.44385 C -9.59597 377.48178 32.39335 322.15732 29.138947 171.45029 C 169.31529 113.110016 319.06946 64.34685 453.26608 0.0 z" svg:height="5.4144382mm" draw:style-name="style-247" svg:viewBox="0.0 0.0 465.57214 541.44385" svg:width="4.655721mm" svg:x="13.327507mm" svg:y="78.48837mm"/>
            <draw:path svg:d="M 245.06093 0.0 C 245.06093 39.131977 245.06093 78.21066 245.06093 117.315994 C 173.14752 155.52184 71.203255 205.66008 10.454787 225.6096 C -10.288454 201.29422 7.2799172 138.56146 1.406164 99.271225 C 79.325745 62.865185 156.84846 26.088522 245.06093 0.0 z" svg:height="2.2560961mm" draw:style-name="style-248" svg:viewBox="0.0 0.0 245.06073 225.6096" svg:width="2.4506073mm" svg:x="66.39609mm" svg:y="78.48837mm"/>
            <draw:path svg:d="M 0.0 0.0 C 209.54994 70.22019 385.4979 252.20116 604.6259 342.89975 C 640.1329 400.6845 708.05145 426.00516 767.0801 460.2424 C 947.87006 388.32898 1113.6049 301.38663 1308.5236 243.62772 C 1294.2891 278.92352 1331.9656 262.30713 1335.5902 279.71725 C 1188.4025 382.16415 979.9111 423.35916 821.24023 514.32336 C 532.60614 357.76965 267.33508 177.85332 0.0 0.0 z" svg:height="5.143234mm" draw:style-name="style-249" svg:viewBox="0.0 0.0 1335.5902 514.32336" svg:width="13.355903mm" svg:x="27.877028mm" svg:y="79.300644mm"/>
            <draw:path svg:d="M 254.50641 0.0 C 254.50641 30.082949 254.50641 60.165897 254.50641 90.24966 C 161.34673 111.416 101.762596 166.1058 1.803023 180.47266 C -19.257948 46.22295 149.01706 36.406853 254.50641 0.0 z" svg:height="1.8047266mm" draw:style-name="style-250" svg:viewBox="0.0 0.0 254.50641 180.47266" svg:width="2.5450642mm" svg:x="54.931427mm" svg:y="79.300644mm"/>
            <draw:path svg:d="M 261.72577 0.0 C 317.5262 25.373934 275.9602 148.16682 288.7925 216.61467 C 190.71146 247.8886 121.60231 308.1078 9.048624 324.9083 C -7.249638 255.87827 5.7146864 209.62947 0.0 126.39166 C 76.96719 73.95139 188.93912 56.56793 261.72577 0.0 z" svg:height="3.2490828mm" draw:style-name="style-251" svg:viewBox="0.0 0.0 291.7659 324.9083" svg:width="2.917659mm" svg:x="57.83712mm" svg:y="79.300644mm"/>
            <draw:path svg:d="M 532.44727 250.80025 C 386.87317 227.04039 294.0841 330.33432 243.62852 431.27292 C 149.80754 392.74976 42.148586 368.0371 0.0 277.8674 C 23.998049 268.81836 29.738977 241.46054 45.085262 223.7339 C 111.548416 255.4043 183.33022 371.74167 270.66904 322.9793 C 231.19308 248.20834 142.21353 222.86107 99.24539 151.52902 C 191.90285 55.51179 365.1513 -38.57403 550.4654 16.168262 C 586.63403 100.225624 556.3662 157.26994 532.44727 250.80025 z M 379.01593 187.61774 C 370.36417 130.09703 346.31363 87.94925 297.8153 70.30174 C 304.6939 129.56815 323.2151 177.19283 379.01593 187.61774 z" svg:height="4.3127327mm" draw:style-name="style-252" svg:viewBox="0.0 0.0 567.1843 431.27325" svg:width="5.6718435mm" svg:x="85.36119mm" svg:y="79.31942mm"/>
            <draw:path svg:d="M 0.0 0.0 C 227.99136 48.70988 475.82648 115.62278 749.03534 72.204895 C 832.4055 58.94908 923.0783 15.557835 1001.6858 54.16013 C 929.1636 113.53231 837.0621 130.88913 739.96 171.47612 C 660.3206 204.76059 558.5883 281.27805 478.2605 279.7439 C 400.10272 278.26224 299.561 185.3141 234.60574 144.38313 C 148.90746 90.40791 80.2216 42.650818 0.0 0.0 z" svg:height="2.7976663mm" draw:style-name="style-253" svg:viewBox="0.0 0.0 1001.6858 279.76663" svg:width="10.016858mm" svg:x="30.9454mm" svg:y="79.481094mm"/>
            <draw:path svg:d="M 0.0 0.0 C 272.15048 155.33693 575.9714 356.31464 839.2848 550.4654 C 673.73486 483.28766 516.51965 371.97745 370.01978 270.74817 C 242.38466 182.4832 112.341934 101.25593 0.0 0.0 z" svg:height="5.504654mm" draw:style-name="style-254" svg:viewBox="0.0 0.0 839.2848 550.4654" svg:width="8.392848mm" svg:x="27.154982mm" svg:y="79.661545mm"/>
            <draw:path svg:d="M 207.59189 114.33006 C 134.43462 137.45445 90.699 189.92137 0.0 195.50404 C 0.0 150.41878 0.0 105.25439 0.0 60.14329 C 95.99099 35.404816 245.18932 -88.63154 207.59189 114.33006 z" svg:height="1.9550385mm" draw:style-name="style-255" svg:viewBox="0.0 0.0 213.53944 195.50386" svg:width="2.1353946mm" svg:x="63.973335mm" svg:y="79.87185mm"/>
            <draw:path svg:d="M 181.82837 0.08235931 C 222.442 -3.0925114 158.41248 86.310135 208.92134 90.332016 C 161.27002 138.96277 86.419136 160.34065 19.373816 189.60405 C 31.544422 135.33815 -7.640037 132.40147 1.3556988 81.31044 C 61.918858 54.612297 128.38202 33.895702 181.82837 0.08235931 z" svg:height="1.8960426mm" draw:style-name="style-256" svg:viewBox="0.0 0.0 208.92097 189.60426" svg:width="2.0892098mm" svg:x="68.02087mm" svg:y="79.75094mm"/>
            <draw:path svg:d="M 0.22436856 0.0 C 286.2654 210.29077 574.81995 418.04132 848.50494 640.7417 C 689.3846 562.9275 558.945 446.0346 424.4044 342.9264 C 288.1175 238.52144 157.04295 128.37555 9.299613 36.089527 C 10.410832 19.922878 -1.7864703 17.065334 0.22436856 0.0 z" svg:height="6.407417mm" draw:style-name="style-257" svg:viewBox="0.0 0.0 848.50494 640.7417" svg:width="8.485049mm" svg:x="4.050908mm" svg:y="79.84199mm"/>
            <draw:path svg:d="M 0.0 0.0 C 48.49833 17.647501 72.54887 59.79609 81.20063 117.315994 C 25.426418 106.891884 6.905263 59.267212 0.0 0.0 z" svg:height="1.17316mm" draw:style-name="style-258" svg:viewBox="0.0 0.0 81.20063 117.315994" svg:width="0.8120063mm" svg:x="88.33908mm" svg:y="80.02243mm"/>
            <draw:path svg:d="M 0.0 9.022382 C 0.26463985 0.23819605 11.033119 2.0105362 18.044561 0.0 C 294.87802 159.41129 552.71454 349.80582 821.21375 523.39905 C 908.4999 579.8879 1009.1474 620.0776 1073.8907 703.8451 C 1026.2128 724.8798 972.89923 673.8679 938.52997 649.7374 C 641.5352 441.29813 296.62433 223.99632 0.0 9.022382 z" svg:height="7.088173mm" draw:style-name="style-259" svg:viewBox="0.0 0.0 1073.8907 708.81726" svg:width="10.738907mm" svg:x="24.808655mm" svg:y="80.563774mm"/>
            <draw:path svg:d="M 532.4477 0.0 C 541.2052 0.23819605 539.43286 11.059564 541.4434 18.044764 C 408.94022 96.54691 162.87764 208.94153 0.0 243.65517 C 155.54887 138.85376 350.65244 93.76849 532.4477 0.0 z" svg:height="2.4365518mm" draw:style-name="style-260" svg:viewBox="0.0 0.0 541.4434 243.65517" svg:width="5.4144344mm" svg:x="36.088898mm" svg:y="80.56403mm"/>
            <draw:path svg:d="M 28.562128 0.0 C 35.83801 4.7623057 43.246307 9.392999 55.681755 9.022382 C 55.681755 30.082949 55.681755 51.144325 55.681755 72.23154 C 34.38299 72.01999 29.064762 87.762726 1.494983 81.25392 C -3.1349022 40.507053 2.2095711 9.736162 28.562128 0.0 z" svg:height="0.8283201mm" draw:style-name="style-261" svg:viewBox="0.0 0.0 55.68194 82.83201" svg:width="0.5568194mm" svg:x="53.941788mm" svg:y="80.654mm"/>
            <draw:path svg:d="M 261.72617 0.0 C 261.72617 69.18828 261.72617 138.35072 261.72617 207.56564 C 177.00671 234.1564 112.84518 281.27884 18.044764 297.8153 C 13.785091 211.032 0.9527842 177.536 0.0 99.24539 C 92.340126 71.252106 153.2735 11.906572 261.72617 0.0 z" svg:height="2.978153mm" draw:style-name="style-262" svg:viewBox="0.0 0.0 261.72617 297.8153" svg:width="2.617262mm" svg:x="54.85923mm" svg:y="80.8347mm"/>
            <draw:path svg:d="M 222.56755 0.0 C 243.41658 30.294498 225.71619 99.11297 231.61618 144.38313 C 162.90388 177.98492 82.10012 199.4161 24.024292 243.65517 C -16.298262 187.74855 6.4296784 160.41736 5.979528 90.24966 C 72.99861 58.79082 170.78857 17.435951 222.56755 0.0 z" svg:height="2.4365518mm" draw:style-name="style-263" svg:viewBox="0.0 0.0 233.06017 243.65517" svg:width="2.3306017mm" svg:x="61.116364mm" svg:y="80.8347mm"/>
            <draw:path svg:d="M 0.0 794.1634 C 549.27484 516.19183 1130.0089 269.7332 1687.5128 0.016148884 C 1710.6105 -0.38111368 1698.519 6.736507 1696.5618 18.087559 C 1131.0938 276.82336 584.27954 554.21277 0.0 794.1634 z" svg:height="7.9416304mm" draw:style-name="style-264" svg:viewBox="0.0 0.0 1701.4664 794.163" svg:width="17.014664mm" svg:x="54.31763mm" svg:y="80.834274mm"/>
            <draw:path svg:d="M 0.0 7.7030177 C 2.248934 -3.6738713 17.991674 -1.3984934 18.097448 7.7030177 C 421.56058 261.59738 814.04346 543.0079 1209.278 801.8494 C 1256.1621 832.5412 1321.0116 852.4907 1344.6387 910.1172 C 1102.0951 781.0795 882.0676 618.9165 658.8123 467.91876 C 435.90097 317.21252 215.26503 167.69647 0.0 7.7030177 z" svg:height="9.1011715mm" draw:style-name="style-265" svg:viewBox="0.0 0.0 1344.6387 910.1171" svg:width="13.446386mm" svg:x="22.191662mm" svg:y="80.93812mm"/>
            <draw:path svg:d="M 207.56564 0.0 C 224.47272 48.101067 180.94865 64.66417 216.56139 117.315994 C 132.84718 135.83714 88.66181 193.93922 0.0 207.56564 C 24.553167 182.56233 39.131977 124.88336 18.018118 81.22727 C 83.105385 59.3197 162.82436 13.123391 207.56564 0.0 z" svg:height="2.0756564mm" draw:style-name="style-266" svg:viewBox="0.0 0.0 216.56139 207.56564" svg:width="2.165614mm" svg:x="65.32721mm" svg:y="80.92493mm"/>
            <draw:path svg:d="M 17.309181 0.0 C 52.869026 36.6184 80.20101 81.49131 98.48316 135.36075 C 80.75572 162.74522 52.578346 179.6523 8.260155 180.4985 C -17.747623 124.77758 26.8346 68.60611 17.309181 0.0 z" svg:height="1.804985mm" draw:style-name="style-267" svg:viewBox="0.0 0.0 98.48326 180.4985" svg:width="0.9848326mm" svg:x="82.21021mm" svg:y="80.92493mm"/>
            <draw:path svg:d="M 9.048624 0.0 C 15.107483 0.0 21.06077 0.0 27.119629 0.0 C 612.29865 398.40994 1211.13 783.2459 1768.7393 1209.2252 C 2137.2507 1066.3503 2493.2476 911.0135 2860.6748 767.0268 C 2883.9316 779.8853 2903.749 796.2369 2941.902 794.09393 C 2591.1438 984.7792 2175.7214 1110.8268 1813.8774 1290.3992 C 1226.6876 890.87823 584.544 468.33862 0.0 36.06288 C 7.0114417 28.072412 9.710122 15.716094 9.048624 0.0 z" svg:height="12.903992mm" draw:style-name="style-268" svg:viewBox="0.0 0.0 2941.902 1290.3992" svg:width="29.41902mm" svg:x="18.22106mm" svg:y="81.46626mm"/>
            <draw:path svg:d="M 369.08032 3.642381 C 537.96375 122.09606 388.6334 390.7279 287.85306 481.9029 C 262.79724 438.48502 339.47296 419.48746 314.8669 346.54214 C 264.70203 365.40726 240.80974 472.8014 152.43901 481.9029 C 132.88594 512.3831 148.62868 522.11926 134.39424 554.1344 C -172.86574 489.28455 107.5661 -49.195152 369.08032 3.642381 z M 360.0321 247.29675 C 434.9355 240.36484 415.8063 52.087418 360.0321 39.7311 C 354.02634 39.7311 347.99393 39.7311 342.01398 39.7311 C 364.21225 111.0365 371.409 186.97179 360.0321 247.29675 z" svg:height="5.5413427mm" draw:style-name="style-269" svg:viewBox="0.0 0.0 445.50043 554.1343" svg:width="4.455004mm" svg:x="75.98502mm" svg:y="81.700775mm"/>
            <draw:path svg:d="M 965.5704 701.3816 C 1145.487 634.62695 1300.48 542.9489 1498.018 493.78928 C 1423.1672 546.9175 1314.0531 586.0228 1182.1583 638.2257 C 1100.164 670.58405 982.6625 745.9638 920.43243 737.44446 C 869.5795 730.4592 743.3997 606.502 685.8 566.0208 C 524.5894 452.64676 379.43893 333.55762 225.55727 214.07204 C 134.83162 143.61365 54.133736 71.11807 0.0 6.5063853 C 17.912292 -8.521767 11.482917 7.300103 36.089172 6.5063853 C 236.0877 182.32172 461.7508 325.19736 676.80414 493.78928 C 769.7259 566.70874 846.05817 651.19086 965.5704 701.3816 z" svg:height="7.381108mm" draw:style-name="style-270" svg:viewBox="0.0 0.0 1498.018 738.1108" svg:width="14.98018mm" svg:x="3.5118136mm" svg:y="81.85258mm"/>
            <draw:path svg:d="M 279.71725 0.0 C 300.61914 33.25782 282.86588 105.145386 288.7925 153.40552 C 195.84438 192.88147 110.06635 239.4484 9.048624 270.7215 C 1.269706 218.59856 6.773246 151.36833 0.0 126.33837 C 80.59181 76.25342 207.80344 29.157618 279.71725 0.0 z" svg:height="2.707215mm" draw:style-name="style-271" svg:viewBox="0.0 0.0 290.23462 270.7215" svg:width="2.9023461mm" svg:x="57.837387mm" svg:y="82.00786mm"/>
            <draw:path svg:d="M 59.28861 0.0 C 59.553047 65.90763 63.045647 128.56126 77.306725 180.47266 C 67.72882 197.9619 46.77363 204.0468 32.16898 216.53554 C 1.4243315 174.73093 -31.83389 -0.13242085 59.28861 0.0 z" svg:height="2.1653562mm" draw:style-name="style-272" svg:viewBox="0.0 0.0 77.306854 216.53561" svg:width="0.77306855mm" svg:x="53.905724mm" svg:y="82.09808mm"/>
            <draw:path svg:d="M 0.0 0.0 C 5.979932 0.0 12.012347 0.0 18.018118 0.0 C 73.79233 12.329673 92.921486 200.63374 18.018118 207.56564 C 29.36917 147.24068 22.172419 71.3054 0.0 0.0 z" svg:height="2.0756564mm" draw:style-name="style-273" svg:viewBox="0.0 0.0 67.28198 207.56564" svg:width="0.6728198mm" svg:x="79.40542mm" svg:y="82.09808mm"/>
            <draw:path svg:d="M 234.60614 108.29361 C 152.16205 137.15974 80.67175 176.95302 0.0 207.539 C 15.451656 174.88919 22.489744 133.8258 18.018118 81.22727 C 73.87145 52.837536 137.42458 32.173424 189.49464 0.0 C 227.8329 28.018314 184.20305 87.52372 234.60614 108.29361 z" svg:height="2.07539mm" draw:style-name="style-274" svg:viewBox="0.0 0.0 234.60614 207.539" svg:width="2.3460615mm" svg:x="62.710743mm" svg:y="82.18832mm"/>
            <draw:path svg:d="M 0.0 0.0 C 288.68686 205.42268 564.7796 431.05893 848.28064 649.7641 C 886.1954 678.9742 951.812 696.9923 947.55225 758.03186 C 629.76117 507.31155 295.43372 273.10266 0.0 0.0 z" svg:height="7.5803185mm" draw:style-name="style-275" svg:viewBox="0.0 0.0 947.7499 758.03186" svg:width="9.477499mm" svg:x="3.0604353mm" svg:y="82.45898mm"/>
            <draw:path svg:d="M 550.4658 0.0 C 558.5354 3.995234 566.57874 7.9113383 568.5368 18.044764 C 507.39148 99.40446 387.98502 120.411736 288.76627 162.4279 C 192.61662 203.14731 96.83759 266.8587 0.0 270.74817 C 19.870394 207.9629 104.27213 189.07114 162.45415 162.4279 C 277.62717 109.74863 430.50342 61.409363 550.4658 0.0 z" svg:height="2.7074816mm" draw:style-name="style-276" svg:viewBox="0.0 0.0 568.5368 270.74817" svg:width="5.685368mm" svg:x="36.179386mm" svg:y="82.63943mm"/>
            <draw:path svg:d="M 171.72643 9.9129925 C 178.05032 84.366615 225.83408 184.16753 180.77545 253.54152 C 93.48912 222.24095 67.34892 309.05087 0.2503077 325.77307 C -2.3423955 229.8616 16.231243 155.16978 9.299335 54.998257 C 47.18704 25.549957 102.459015 -20.329023 171.72643 9.9129925 z" svg:height="3.2577293mm" draw:style-name="style-277" svg:viewBox="0.0 0.0 199.91676 325.77292" svg:width="1.9991677mm" svg:x="82.01965mm" svg:y="83.0819mm"/>
            <draw:path svg:d="M 0.0 9.070021 C 7.223396 4.2544236 14.657535 -0.3488159 27.013853 0.02099355 C 74.53275 78.86711 132.63564 147.12926 162.40126 243.67535 C 79.90387 228.0925 39.10533 97.7056 0.0 9.070021 z" svg:height="2.4367523mm" draw:style-name="style-278" svg:viewBox="0.0 0.0 162.40126 243.67523" svg:width="1.6240126mm" svg:x="88.60975mm" svg:y="83.27077mm"/>
            <draw:path svg:d="M 253.30898 0.3375117 C 288.23416 -6.5152674 235.87303 93.17987 280.3495 99.60955 C 215.024 175.6506 85.933464 188.00693 0.5789375 243.96603 C -5.26817 222.71976 35.50413 170.835 18.676588 108.605286 C 102.20548 77.86104 179.54329 40.898663 253.30898 0.3375117 z" svg:height="2.4396605mm" draw:style-name="style-279" svg:viewBox="0.0 0.0 280.34943 243.96606" svg:width="2.8034942mm" svg:x="59.455605mm" svg:y="83.35809mm"/>
            <draw:path svg:d="M 243.68141 0.0 C 243.68141 54.16013 243.68141 108.29361 243.68141 162.4279 C 151.92386 182.03345 100.91236 242.30594 0.0 252.7034 C 0.0 201.53323 0.0 150.3889 0.0 99.271225 C 80.67175 65.6436 148.72275 19.394003 243.68141 0.0 z" svg:height="2.527034mm" draw:style-name="style-280" svg:viewBox="0.0 0.0 243.68141 252.7034" svg:width="2.436814mm" svg:x="55.039677mm" svg:y="83.45169mm"/>
            <draw:path svg:d="M 225.61021 0.0 C 165.6821 51.329227 71.38463 68.36872 0.0 108.29361 C 25.63807 58.631756 155.36337 35.08345 225.61021 0.0 z" svg:height="1.082936mm" draw:style-name="style-281" svg:viewBox="0.0 0.0 225.61021 108.29361" svg:width="2.256102mm" svg:x="15.513844mm" svg:y="83.81259mm"/>
            <draw:path svg:d="M 0.0 0.0 C 305.51434 181.79526 547.34357 427.24942 839.2583 622.6437 C 833.5433 653.01807 850.8999 706.4636 830.23596 721.96814 C 727.57764 706.72845 643.1492 596.6084 568.5367 523.3716 C 361.10333 387.93173 199.23126 206.79776 0.0 63.155056 C 0.0 42.121136 0.0 21.060568 0.0 0.0 z" svg:height="7.2196817mm" draw:style-name="style-282" svg:viewBox="0.0 0.0 840.69275 721.96814" svg:width="8.406927mm" svg:x="3.6020374mm" svg:y="83.90281mm"/>
            <draw:path svg:d="M 0.0 216.97318 C 121.44375 109.79061 314.24557 74.01922 469.23853 0.38515088 C 485.35168 -2.1809068 487.75928 8.904495 478.28735 9.434178 C 341.39185 101.1122 166.07896 154.39948 0.0 216.97318 z" svg:height="2.1697292mm" draw:style-name="style-283" svg:viewBox="0.0 0.0 483.84085 216.97293" svg:width="4.8384085mm" svg:x="13.167518mm" svg:y="84.44029mm"/>
            <draw:path svg:d="M 6.2108607 162.50703 C 14.809738 77.23204 -27.020718 26.802303 33.25136 0.0 C 74.57918 12.752774 86.405815 186.05452 6.2108607 162.50703 z" svg:height="1.6470311mm" draw:style-name="style-284" svg:viewBox="0.0 0.0 65.482635 164.7031" svg:width="0.65482634mm" svg:x="54.075607mm" svg:y="84.71482mm"/>
            <draw:path svg:d="M 1132.0922 703.8927 C 1191.7292 946.78 1243.9845 1114.0502 1186.2524 1353.6826 C 1136.0874 1561.6189 947.65125 1719.0455 698.9429 1633.3999 C 399.5669 1530.3975 87.04101 1056.0264 22.112299 712.9409 C -5.748325 565.6736 -8.949784 436.16037 22.112299 288.84055 C 47.088963 170.43936 166.20438 -3.3121362 265.76706 0.04763921 C 330.66937 2.270533 432.77206 123.608406 491.3773 171.47127 C 713.75946 353.31982 925.74365 521.7002 1132.0922 703.8927 z M 365.03864 333.95245 C 310.9049 336.0163 311.96323 384.8053 274.78928 415.17975 C 232.42949 449.81345 184.80449 445.2627 157.47302 487.38464 C 120.77532 718.5244 269.84158 763.1866 446.2393 758.10614 C 569.05884 663.7022 513.73444 328.21072 365.03864 333.95245 z M 897.4597 712.9409 C 788.3191 613.1667 748.7374 740.74854 698.9428 785.1725 C 666.2933 814.2768 643.22156 839.5441 617.71576 866.34644 C 598.93036 967.6815 636.26306 1047.1099 698.9428 1091.9569 C 799.6697 1100.2646 840.3361 1073.674 915.5043 1091.9569 C 1030.2275 1019.1698 978.66034 787.15717 897.4597 712.9409 z" svg:height="16.572145mm" draw:style-name="style-285" svg:viewBox="0.0 0.0 1211.2941 1657.2146" svg:width="12.112941mm" svg:x="0.40276545mm" svg:y="84.804825mm"/>
            <draw:path svg:d="M 225.66289 0.0 C 216.48184 51.223454 234.18265 75.67044 252.7034 99.27203 C 168.53944 135.3874 90.67275 177.87996 0.0 207.53981 C 12.117719 159.99426 28.442627 130.54596 18.09765 81.25392 C 96.46697 63.31493 141.44606 12.038993 225.66289 0.0 z" svg:height="2.075398mm" draw:style-name="style-286" svg:viewBox="0.0 0.0 252.7034 207.53981" svg:width="2.527034mm" svg:x="56.573208mm" svg:y="84.98575mm"/>
            <draw:path svg:d="M 541.4962 0.0 C 505.88327 52.387787 433.73148 65.51118 379.01562 90.27549 C 258.94766 144.64717 130.81 197.9078 0.0 243.70766 C 131.78893 122.792885 346.52478 84.7986 514.3764 0.026645659 C 523.45166 0.0 532.4476 0.0 541.4962 0.0 z" svg:height="2.4370766mm" draw:style-name="style-287" svg:viewBox="0.0 0.0 541.4962 243.70766" svg:width="5.4149623mm" svg:x="13.07703mm" svg:y="85.07597mm"/>
            <draw:path svg:d="M 608.0846 0.0 C 595.56964 95.77903 461.32034 69.82374 418.58997 135.36075 C 262.40646 168.75099 154.66795 250.56044 3.485333 288.7929 C -19.877258 215.6619 80.02943 209.577 129.8237 189.52089 C 262.40646 136.33937 433.85632 53.049084 581.0441 0.0 C 590.0403 0.0 599.08887 0.0 608.0846 0.0 z" svg:height="2.8879292mm" draw:style-name="style-288" svg:viewBox="0.0 0.0 608.0848 288.7929" svg:width="6.0808477mm" svg:x="36.234756mm" svg:y="85.1662mm"/>
            <draw:path svg:d="M 541.4169 0.0 C 552.50287 3.9161043 559.9376 11.588439 559.4879 27.067144 C 368.06183 94.35066 207.27457 192.27266 0.0 243.65517 C 159.46437 141.44646 359.43652 79.74561 541.4169 0.0 z" svg:height="2.4365518mm" draw:style-name="style-289" svg:viewBox="0.0 0.0 559.5072 243.65517" svg:width="5.5950723mm" svg:x="13.348494mm" svg:y="85.707794mm"/>
            <draw:path svg:d="M 2.8397813 0.0 C 10.883137 5.5826693 18.97938 10.9004965 20.910786 0.0 C 45.4906 56.488796 39.37865 165.15303 29.933168 243.65436 C -21.290285 196.45279 10.486076 75.16821 2.8397813 0.0 z" svg:height="2.4365437mm" draw:style-name="style-290" svg:viewBox="0.0 0.0 38.20508 243.65436" svg:width="0.38205078mm" svg:x="22.253752mm" svg:y="85.888245mm"/>
            <draw:path svg:d="M 144.35689 0.0 C 167.87856 3.862813 104.90759 93.31875 162.37502 117.315994 C 100.14488 121.23209 82.841354 170.0736 8.969494 162.3746 C 21.325409 134.99014 21.510717 90.09059 0.0 72.204895 C 22.754585 22.72794 98.107704 25.876165 144.35689 0.0 z" svg:height="1.6319624mm" draw:style-name="style-291" svg:viewBox="0.0 0.0 162.37502 163.19624" svg:width="1.6237501mm" svg:x="54.498604mm" svg:y="86.2494mm"/>
            <draw:path svg:d="M 9.95175 0.0 C 44.40055 2.8308995 42.892242 75.538826 28.0494 99.27203 C -13.72857 97.97528 1.1146767 26.193491 9.95175 0.0 z" svg:height="0.99272037mm" draw:style-name="style-292" svg:viewBox="0.0 0.0 38.022644 99.27203" svg:width="0.38022643mm" svg:x="50.337734mm" svg:y="86.42985mm"/>
            <draw:path svg:d="M 153.43176 0.0 C 165.8672 220.02774 64.45222 404.30994 0.0 577.53253 C 38.44363 411.84985 112.235954 210.95207 153.43176 0.0 z" svg:height="5.7753253mm" draw:style-name="style-293" svg:viewBox="0.0 0.0 154.47647 577.53253" svg:width="1.5447646mm" svg:x="67.22242mm" svg:y="86.700516mm"/>
            <draw:path svg:d="M 22.69645 0.0 C 49.710304 14.525922 35.84608 89.561714 13.647826 108.26777 C -9.662281 97.498886 -0.7723204 17.462597 22.69645 0.0 z" svg:height="1.0826777mm" draw:style-name="style-294" svg:viewBox="0.0 0.0 37.580746 108.26777" svg:width="0.37580746mm" svg:x="65.010025mm" svg:y="86.790474mm"/>
            <draw:path svg:d="M 577.559 0.0 C 409.31042 105.46271 201.95653 171.82008 0.0 243.60188 C 172.32323 142.21353 368.98807 65.140564 577.559 0.0 z" svg:height="2.4360187mm" draw:style-name="style-295" svg:viewBox="0.0 0.0 577.559 243.60188" svg:width="5.77559mm" svg:x="13.077293mm" svg:y="87.42256mm"/>
            <draw:path svg:d="M 658.7861 0.0 C 650.10767 80.03629 562.1604 76.438324 505.4072 99.27203 C 345.04312 163.80379 164.75616 266.1974 0.0 288.76627 C 50.508865 210.95207 161.9515 190.20883 252.7034 153.43216 C 378.67154 102.262 502.41724 55.245335 631.71893 0.0 C 640.7413 0.0 649.79034 0.0 658.7861 0.0 z" svg:height="2.8876626mm" draw:style-name="style-296" svg:viewBox="0.0 0.0 658.7861 288.76627" svg:width="6.5878606mm" svg:x="36.26908mm" svg:y="87.42256mm"/>
            <draw:path svg:d="M 1055.741 0.3068288 C 1063.44 -1.3338978 1064.2604 3.878962 1064.8158 9.355856 C 1043.9402 175.80482 960.14685 447.55905 884.31696 586.8884 C 800.65564 740.5846 458.81403 809.9852 225.58377 812.49884 C 110.38409 675.0476 41.195805 491.47998 0.0 280.0782 C 397.4842 267.6419 802.0319 186.44128 1055.741 0.3068288 z" svg:height="8.1249895mm" draw:style-name="style-297" svg:viewBox="0.0 0.0 1064.8158 812.49896" svg:width="10.648158mm" svg:x="57.38679mm" svg:y="87.59967mm"/>
            <draw:path svg:d="M 4656.4814 0.0 C 4722.6006 8.572636 4749.032 65.00814 4737.682 108.32026 C 4721.3574 170.73569 4571.9736 185.68472 4530.09 216.58803 C 3098.3767 962.73914 1649.3331 1691.5343 171.42363 2391.3833 C 103.1082 2366.539 29.157215 2347.2507 0.0 2283.1155 C 60.56316 2261.631 93.371635 2329.9465 144.38313 2346.3247 C 1106.3818 1903.968 2048.2454 1436.0525 2977.9912 956.65344 C 3353.303 763.08405 3729.4338 585.86615 4106.042 397.11237 C 4290.695 304.61398 4490.5083 235.71638 4656.5073 108.39938 C 4656.4814 72.204895 4656.4814 36.115364 4656.4814 0.0 z" svg:height="23.913834mm" draw:style-name="style-298" svg:viewBox="0.0 0.0 4740.233 2391.3833" svg:width="47.40233mm" svg:x="35.27689mm" svg:y="88.053856mm"/>
            <draw:path svg:d="M 294.36667 424.22635 C 117.96899 429.28015 -31.09725 384.64462 5.600458 153.50484 C 32.905445 111.38289 80.556915 115.93365 122.9167 81.29994 C 160.09065 50.925507 159.03232 2.1364975 213.16608 0.072669975 C 361.83542 -5.668258 417.15982 329.8232 294.36667 424.22635 z M 303.38898 279.7907 C 352.38977 152.7644 251.16025 14.016424 140.93481 126.35856 C 151.54462 172.8722 180.41064 201.1828 195.09502 243.72784 C 235.28523 245.58012 286.4292 236.58438 276.2692 288.83896 C 251.16025 301.4068 184.59106 267.35446 195.09502 333.95004 C 250.7369 324.45126 284.94754 347.07343 321.40707 315.90527 C 332.5725 286.67014 292.25003 309.0533 303.38898 279.7907 z M 104.84565 351.9956 C 176.68002 320.98654 124.05439 209.94115 95.7969 171.49712 C -5.353305 182.6883 49.5742 330.8026 104.84565 351.9956 z" svg:height="4.2459564mm" draw:style-name="style-299" svg:viewBox="0.0 0.0 361.84256 424.59564" svg:width="3.6184254mm" svg:x="1.9217558mm" svg:y="88.143616mm"/>
            <draw:path svg:d="M 20.393013 0.0 C 49.126724 40.613636 18.329185 113.90292 38.46402 135.3874 C 2.030924 161.68747 -17.151327 20.135237 20.393013 0.0 z" svg:height="1.3863348mm" draw:style-name="style-300" svg:viewBox="0.0 0.0 38.46402 138.63348" svg:width="0.38464022mm" svg:x="17.926907mm" svg:y="88.32479mm"/>
            <draw:path svg:d="M 334.95694 43.43404 C 266.05933 72.53837 293.9727 165.38072 271.7744 223.88005 C 243.2789 299.2332 181.47227 325.00357 109.31987 350.21844 C 97.78391 385.88406 135.61914 372.02023 136.38702 395.32953 C 268.996 359.4782 313.34003 235.38857 343.95267 97.51423 C 376.86652 218.8521 221.31804 462.55975 82.22689 431.4449 C -145.15585 380.56622 151.94485 -153.57428 334.95694 43.43404 z M 55.213036 341.1702 C 64.26206 341.1702 73.31028 341.1702 82.28018 341.1702 C 90.16487 312.27744 68.41637 312.96536 55.213036 305.10733 C 55.213036 317.1455 55.213036 329.13123 55.213036 341.1702 z" svg:height="4.3416376mm" draw:style-name="style-301" svg:viewBox="0.0 0.0 348.41092 434.16376" svg:width="3.4841092mm" svg:x="69.64818mm" svg:y="88.43205mm"/>
            <draw:path svg:d="M 470.99948 8.074442E-4 C 470.99948 21.08802 470.99948 42.12275 470.99948 63.15667 C 311.4822 123.24344 173.23746 204.60313 1.760935 252.7042 C -16.865692 148.66986 116.74886 138.80127 191.28201 108.26777 C 279.28244 72.25819 365.06036 29.36917 434.91034 0.0 C 446.9225 8.074442E-4 458.9611 8.074442E-4 470.99948 8.074442E-4 z" svg:height="2.527042mm" draw:style-name="style-302" svg:viewBox="0.0 0.0 470.9995 252.7042" svg:width="4.7099953mm" svg:x="12.699058mm" svg:y="88.7759mm"/>
            <draw:path svg:d="M 956.5481 19.16065 C 646.95905 163.0674 320.0402 298.48145 0.0 407.14566 C 106.60081 310.5729 272.3356 258.26425 424.127 199.60667 C 581.9246 138.56712 756.1525 73.32078 893.36554 1.0634041 C 925.75055 -4.2285852 937.02167 11.567446 956.5481 19.16065 z" svg:height="4.0714536mm" draw:style-name="style-303" svg:viewBox="0.0 0.0 956.5481 407.14536" svg:width="9.565481mm" svg:x="36.359833mm" svg:y="88.76501mm"/>
            <draw:path svg:d="M 51.464073 0.5514844 C 58.290207 55.531975 45.299236 90.615425 24.371088 117.86748 C -14.919954 111.120476 -7.2734575 -9.106356 51.464073 0.5514844 z" svg:height="1.1786779mm" draw:style-name="style-304" svg:viewBox="0.0 0.0 53.29369 117.86779" svg:width="0.5329369mm" svg:x="77.26624mm" svg:y="88.77039mm"/>
            <draw:path svg:d="M 180.47226 230.87253 C 144.01266 262.04068 109.77563 239.39186 54.16018 248.91728 C 43.682682 182.24258 110.22537 216.37325 135.33437 203.80618 C 145.49438 151.55081 94.32397 160.54655 54.160202 158.69508 C 39.475822 116.22917 10.609792 87.83943 0.0 41.3258 C 110.22542 -71.016335 211.42851 67.73084 162.45415 194.75797 C 151.2887 223.9931 191.6112 201.60994 180.47226 230.87253 z" svg:height="2.4891744mm" draw:style-name="style-305" svg:viewBox="0.0 0.0 182.43845 248.91743" svg:width="1.8243845mm" svg:x="3.331369mm" svg:y="88.99422mm"/>
            <draw:path svg:d="M 27.20764 0.0 C 43.55879 43.550312 54.962524 83.449356 27.20764 117.369286 C -22.931011 101.494125 7.9458566 25.21406 27.20764 0.0 z" svg:height="1.1736928mm" draw:style-name="style-306" svg:viewBox="0.0 0.0 44.015236 117.369286" svg:width="0.44015235mm" svg:x="19.302591mm" svg:y="89.58818mm"/>
            <draw:path svg:d="M 279.66437 1241.707 C 334.32712 1150.558 272.46762 1057.5306 270.64197 970.9856 C 269.42474 911.9832 280.74915 869.86206 270.64197 799.56195 C 261.59335 736.6176 271.4357 650.68054 270.64197 574.0048 C 269.98068 509.55222 244.84494 410.70407 306.75775 375.46155 C 370.97217 438.56494 329.40616 631.5255 351.86926 754.45087 C 449.79166 634.4622 284.95593 358.10474 433.0699 330.29718 C 430.7416 427.08148 443.12418 532.5975 451.14087 591.9963 C 550.333 505.47784 381.55533 294.28677 541.39014 285.23856 C 549.0366 337.67883 523.3987 423.4835 559.4349 447.61316 C 612.1929 421.9219 539.7764 280.4496 604.57263 249.12238 C 642.22296 256.5573 626.242 317.70264 649.68414 339.3454 C 686.6199 323.576 654.8966 238.38014 667.7289 222.02939 C 912.33606 144.29512 1162.8965 -83.98792 1461.9023 32.481865 C 1582.367 495.82 1842.2408 988.55396 2409.428 943.94507 C 1669.0446 1364.6857 852.40796 1709.1729 81.20063 2099.0103 C 31.061975 1941.9009 63.976227 1742.6431 54.16013 1557.593 C 38.047176 1254.7247 12.805661 855.6801 0.0 510.79565 C 27.146275 501.79993 40.24302 478.86044 81.22727 483.72852 C 105.80708 884.0699 114.9086 1320.1027 135.36116 1711.051 C 194.4689 1579.3148 155.33733 1384.7144 144.40979 1232.7372 C 124.169174 952.0405 144.99194 656.7396 126.36502 456.66138 C 153.22021 438.45834 179.1759 419.30255 225.63666 420.5985 C 252.01546 586.6777 241.72336 789.50684 243.70766 980.0863 C 252.7034 980.0863 261.7524 980.0863 270.7215 980.0863 C 244.66003 1065.6002 222.5938 1187.2821 279.66437 1241.707 z M 658.6799 447.58652 C 690.32404 434.91287 678.76184 363.3959 649.65753 357.3635 C 643.2811 378.8738 625.81854 441.0244 658.6799 447.58652 z M 559.40826 582.97394 C 618.2515 582.86816 587.6922 483.33206 568.45685 456.63553 C 544.433 501.79993 551.312 530.42786 559.40826 582.97394 z M 469.18524 682.1927 C 496.30487 674.0173 494.02948 617.2378 460.13663 619.0368 C 465.53397 637.7687 448.99753 678.32983 469.18524 682.1927 z M 378.936 970.9589 C 399.3619 923.62494 384.14844 841.55145 369.9136 799.5353 C 348.4029 826.8931 330.51718 958.68176 378.936 970.9589 z M 1118.896 853.66876 C 1128.9237 844.8313 1163.2401 814.8541 1136.9937 799.50867 C 1134.1628 815.622 1089.21 834.9102 1118.896 853.66876 z M 812.0854 1160.4799 C 870.02924 996.51776 813.7257 754.92645 595.4974 826.6024 C 451.11423 874.0955 363.43146 1070.151 306.75775 1205.6442 C 322.89734 1286.9773 323.34708 1372.1997 378.936 1431.2013 C 562.42444 1505.7607 752.1307 1330.2361 812.0854 1160.4799 z M 1028.673 1268.7734 C 1035.764 1337.1946 1090.9294 1398.2866 1154.9585 1404.1608 C 1387.9506 1425.4596 1604.6177 909.0457 1299.3417 880.7359 C 1173.1357 933.14954 1008.4857 1074.5961 1028.673 1268.7734 z M 153.32558 1918.5642 C 184.96973 1901.8687 174.46568 1795.5856 162.34796 1765.0795 C 138.35031 1785.5579 112.5004 1892.6614 153.32558 1918.5642 z" svg:height="20.9901mm" draw:style-name="style-307" svg:viewBox="0.0 0.0 2409.428 2099.0103" svg:width="24.09428mm" svg:x="36.36063mm" svg:y="89.89492mm"/>
            <draw:path svg:d="M 56.460712 0.0 C 84.66529 38.444035 137.34384 149.48941 65.50946 180.4985 C 10.211545 159.30632 -44.715958 11.191984 56.460712 0.0 z" svg:height="1.804985mm" draw:style-name="style-308" svg:viewBox="0.0 0.0 101.6549 180.4985" svg:width="1.016549mm" svg:x="2.3153822mm" svg:y="89.858574mm"/>
            <draw:path svg:d="M 571.10187 532.47314 C 536.28265 531.9443 514.0313 446.85416 471.85666 424.15286 C 320.56796 475.0057 156.36752 559.03723 47.72964 622.6961 C 26.9863 601.29156 44.501682 541.6804 38.68092 505.38013 C 143.77342 438.96948 292.2311 415.9775 381.63385 333.92987 C 267.8895 304.48157 168.11513 437.0114 29.658638 442.19763 C 19.498667 357.18668 -19.024698 273.3142 11.614076 198.54326 C 168.06224 129.46075 327.31488 63.050087 489.90143 0.0 C 560.5449 127.92581 595.23175 339.8565 571.10187 532.47314 z M 498.9234 252.72923 C 498.9234 267.7049 498.9234 282.8122 498.9234 297.78784 C 526.5194 304.34915 525.46106 282.23 553.05707 288.7921 C 553.05707 273.76395 553.05707 258.65588 553.05707 243.68102 C 525.46106 237.11891 526.5194 259.23804 498.9234 252.72923 z" svg:height="6.226961mm" draw:style-name="style-309" svg:viewBox="0.0 0.0 578.7366 622.6961" svg:width="5.7873654mm" svg:x="12.690488mm" svg:y="89.85858mm"/>
            <draw:path svg:d="M 6037.183 0.0 C 6048.56 2.222894 6046.311 17.938988 6037.183 18.044764 C 4667.6206 715.7242 3202.8076 1452.3773 1768.7661 2147.7815 C 1677.6965 2191.8606 1550.1146 2283.6453 1470.9246 2274.1199 C 1415.018 2267.3462 1345.9088 2184.717 1281.4299 2138.7324 C 843.2271 1826.392 404.97122 1513.6543 0.0 1182.2106 C 120.35905 1227.2692 233.60068 1357.6561 360.97098 1425.8125 C 602.9059 1609.0627 886.9361 1823.666 1155.0913 2021.3898 C 1281.6415 2114.761 1422.056 2257.5566 1579.2448 2210.9373 C 1760.6432 2157.1477 1952.8363 2020.5168 2138.7327 1931.2201 C 3419.713 1315.6674 4768.744 611.05524 6037.183 0.0 z" svg:height="22.74808mm" draw:style-name="style-310" svg:viewBox="0.0 0.0 6044.8955 2274.8079" svg:width="60.448956mm" svg:x="21.920994mm" svg:y="90.31022mm"/>
            <draw:path svg:d="M 18.343517 0.0 C 39.82759 33.072914 32.49882 65.775215 27.392141 108.32026 C -9.993333 96.44033 -5.1781397 24.182955 18.343517 0.0 z" svg:height="1.0832026mm" draw:style-name="style-311" svg:viewBox="0.0 0.0 32.849983 108.32026" svg:width="0.32849982mm" svg:x="54.495354mm" svg:y="91.48312mm"/>
            <draw:path svg:d="M 0.0 0.0 C 13.20252 7.858047 34.95184 7.1701045 27.067144 36.06288 C 18.044764 36.06288 8.995736 36.06288 0.0 36.06288 C 0.0 24.023888 0.0 12.038186 0.0 0.0 z" svg:height="0.3606288mm" draw:style-name="style-312" svg:viewBox="0.0 0.0 28.744493 36.06288" svg:width="0.28744495mm" svg:x="70.20031mm" svg:y="91.48312mm"/>
            <draw:path svg:d="M 302.66006 416.2383 C 227.49196 397.95535 186.82549 424.54608 86.09859 416.2383 C 23.41881 371.39124 -13.913929 291.96375 4.871513 190.62788 C 30.350868 163.79893 53.422527 138.53159 86.09859 109.45391 C 135.89316 65.004105 175.47484 -62.57854 284.61542 37.22237 C 365.81613 111.41196 417.38336 343.4246 302.66006 416.2383 z M 131.23653 136.46776 C 146.10612 181.73793 187.75153 200.23244 194.3926 253.83705 C 222.22672 252.9109 285.88553 222.98703 284.6155 271.8818 C 272.28592 304.6374 210.18823 287.70367 203.41487 326.04193 C 240.03317 351.46835 282.94864 319.05673 329.75345 326.04193 C 354.46548 173.5359 235.87918 -21.409384 131.23653 136.46776 z M 49.982967 199.62363 C 7.4379745 268.8119 50.697353 377.23874 140.23232 371.0739 C 143.01048 281.11575 136.02548 200.8671 49.982967 199.62363 z" svg:height="4.178949mm" draw:style-name="style-313" svg:viewBox="0.0 0.0 369.34015 417.89487" svg:width="3.6934016mm" svg:x="6.531207mm" svg:y="91.56228mm"/>
            <draw:path svg:d="M 5847.5293 0.0 C 5853.5884 0.0 5859.5674 0.0 5865.6265 0.0 C 5851.7095 116.57557 5722.752 141.84291 5640.043 180.44601 C 5375.248 304.21832 5098.362 444.1565 4836.927 586.5816 C 3798.6484 1152.0751 2690.7058 1655.8153 1624.3297 2192.8933 C 1577.2073 2242.0264 1497.3562 2258.4304 1434.8088 2292.112 C 1315.085 2323.9414 1171.5747 2184.982 1064.8154 2102.618 C 790.6013 1891.1102 490.85483 1669.7858 234.60594 1470.9784 C 179.51968 1348.5554 63.102978 1287.4634 0.0 1173.1107 C 377.82495 1415.6807 799.9677 1762.7347 1182.1846 2048.511 C 1288.309 2127.7803 1377.3943 2213.32 1534.1333 2147.7297 C 2972.0642 1434.8098 4399.994 712.2062 5838.639 8.074442E-4 C 5841.5503 0.0 5844.54 0.0 5847.5293 0.0 z" svg:height="22.967646mm" draw:style-name="style-314" svg:viewBox="0.0 0.0 5865.627 2296.7646" svg:width="58.65627mm" svg:x="22.644096mm" svg:y="91.75405mm"/>
            <draw:path svg:d="M 198.51692 248.04929 C 151.68567 241.11737 108.7703 273.529 72.178345 248.04929 C 78.95169 209.76431 141.07585 226.69724 153.37897 193.88916 C 154.62254 144.99437 90.99018 174.97154 63.156067 175.84439 C 56.515038 122.31892 14.86959 103.79857 0.0 58.5284 C 104.64275 -99.3221 223.22905 95.6232 198.51692 248.04929 z" svg:height="2.579821mm" draw:style-name="style-315" svg:viewBox="0.0 0.0 201.8219 257.98212" svg:width="2.018219mm" svg:x="7.8435717mm" svg:y="92.3414mm"/>
            <draw:path svg:d="M 54.133686 1.2313524 C 54.133686 16.20702 54.133686 31.3143 54.133686 46.342453 C 26.537663 39.781162 27.596022 61.900288 0.0 55.33819 C 0.0 40.362522 0.0 25.25524 0.0 10.2795725 C 27.596022 16.78838 26.537663 -5.3307467 54.133686 1.2313524 z" svg:height="0.56569314mm" draw:style-name="style-316" svg:viewBox="0.0 0.0 54.133686 56.569313" svg:width="0.54133683mm" svg:x="17.679722mm" svg:y="92.28308mm"/>
            <draw:path svg:d="M 18.580502 0.0 C 26.914942 36.750824 86.36665 98.79565 18.580502 108.32026 C 12.442311 77.6293 -19.969307 20.53169 18.580502 0.0 z" svg:height="1.0832026mm" draw:style-name="style-317" svg:viewBox="0.0 0.0 50.646927 108.32026" svg:width="0.50646925mm" svg:x="54.763653mm" svg:y="92.836464mm"/>
            <draw:path svg:d="M 10.344975 0.0 C 39.449303 6.085707 51.037743 77.57601 19.367357 90.22301 C -13.467766 83.66091 3.9948301 21.510313 10.344975 0.0 z" svg:height="0.9022301mm" draw:style-name="style-318" svg:viewBox="0.0 0.0 38.287277 90.22301" svg:width="0.38287276mm" svg:x="42.753494mm" svg:y="93.46855mm"/>
            <draw:path svg:d="M 106.74301 171.45029 C 17.207998 177.536 -26.077824 69.135796 16.493664 0.0 C 102.53613 1.1909802 109.521126 81.43963 106.74301 171.45029 z" svg:height="1.7169588mm" draw:style-name="style-319" svg:viewBox="0.0 0.0 107.21504 171.69588" svg:width="1.0721505mm" svg:x="6.866101mm" svg:y="93.55904mm"/>
            <draw:path svg:d="M 16.58329 0.0 C 35.84487 26.775658 66.37797 126.2326 7.5346656 126.33837 C -0.56157744 73.79233 -7.4405985 45.16439 16.58329 0.0 z" svg:height="1.2633837mm" draw:style-name="style-320" svg:viewBox="0.0 0.0 41.873287 126.33837" svg:width="0.41873288mm" svg:x="41.879364mm" svg:y="94.46127mm"/>
            <draw:path svg:d="M 315.80658 0.0 C 417.9622 132.5032 476.9113 308.13364 568.4837 451.24664 C 451.96124 509.16382 345.9426 577.6383 198.51682 604.67883 C 137.68912 451.9346 63.44705 312.60526 0.0 162.4279 C 77.20529 80.24784 213.46574 57.150093 315.80658 0.0 z" svg:height="6.046788mm" draw:style-name="style-321" svg:viewBox="0.0 0.0 568.4837 604.67883" svg:width="5.6848373mm" svg:x="14.160765mm" svg:y="94.55123mm"/>
            <draw:path svg:d="M 1.2309487 2.1114666 C 44.411045 -10.958632 23.667805 39.894203 28.244802 65.320625 C -0.17117818 63.600765 -2.1558762 35.60829 1.2309487 2.1114666 z" svg:height="0.6532092mm" draw:style-name="style-322" svg:viewBox="0.0 0.0 29.31672 65.320915" svg:width="0.2931672mm" svg:x="55.568974mm" svg:y="95.342384mm"/>
            <draw:path svg:d="M 1.3052336 0.0419871 C 35.198513 -1.7569987 37.47389 55.02248 10.353857 63.19785 C -9.833863 59.3092 6.7025943 18.748047 1.3052336 0.0419871 z" svg:height="0.631977mm" draw:style-name="style-323" svg:viewBox="0.0 0.0 28.906853 63.1977" svg:width="0.28906852mm" svg:x="40.948944mm" svg:y="96.08513mm"/>
            <draw:path svg:d="M 5.8523555 0.0 C 36.808556 20.214365 57.28736 50.852837 59.959595 99.32452 C 0.08478164 92.286835 -8.038107 36.67169 5.8523555 0.0 z" svg:height="0.9932452mm" draw:style-name="style-324" svg:viewBox="0.0 0.0 59.959526 99.32452" svg:width="0.59959525mm" svg:x="55.974136mm" svg:y="96.17551mm"/>
            <draw:path svg:d="M 36.79927 0.0 C 70.11038 28.099058 15.738703 44.55558 18.781153 72.204895 C -23.181723 55.69508 15.235664 7.990468 36.79927 0.0 z" svg:height="0.72204894mm" draw:style-name="style-325" svg:viewBox="0.0 0.0 47.640007 72.204895" svg:width="0.47640008mm" svg:x="74.61519mm" svg:y="96.17551mm"/>
            <draw:path svg:d="M 153.42328 1940.1891 C 138.42137 1931.1401 147.02025 1898.4377 126.40943 1895.078 C 124.23982 1950.0585 71.48183 1954.4502 9.013904 1949.1857 C -10.644537 1889.2838 7.7966814 1853.0626 9.013904 1786.7578 C 57.776672 1782.048 92.04016 1722.4109 144.42755 1750.695 C 159.8792 1739.0798 162.55144 1714.6853 180.51666 1705.5837 C 1226.7318 1193.6682 2253.0242 661.72314 3302.8381 153.37888 C 3382.1338 88.317444 3496.0894 57.890522 3582.6086 0.0 C 3589.832 4.7623057 3597.266 9.392999 3609.6223 8.995736 C 3619.465 64.29356 3589.5938 128.42885 3555.489 153.37888 C 3155.4124 446.48434 2690.6985 794.4379 2237.9434 1010.68195 C 2127.5593 1104.8469 1958.7289 1140.5924 1849.9055 1236.2391 C 1291.6342 1478.0945 780.3799 1766.9666 153.42328 1940.1891 z" svg:height="19.508606mm" draw:style-name="style-326" svg:viewBox="0.0 0.0 3611.526 1950.8605" svg:width="36.11526mm" svg:x="38.16438mm" svg:y="96.62716mm"/>
            <draw:path svg:d="M 658.9646 0.0 C 739.1069 118.34791 809.3273 246.69762 848.4327 406.13556 C 769.1106 426.0326 694.89496 451.14087 622.84894 478.3671 C 617.7689 519.5096 638.8298 534.4853 631.8712 577.5858 C 714.28894 643.57263 824.80536 539.4066 929.6598 541.52295 C 986.9421 622.5387 1031.6831 716.2006 1065.0206 821.24023 C 802.50104 606.26624 274.6044 711.4383 144.56168 983.7206 C 95.058136 960.8869 84.21022 851.6938 90.42795 803.2221 C 164.35254 744.82855 295.63873 743.74414 379.2206 694.90186 C 370.43643 655.5317 362.41962 615.4736 352.12732 577.5858 C 249.83939 566.2614 160.19855 643.785 45.316494 649.7907 C 26.531103 584.3595 -2.5466285 529.2199 0.17859657 442.25174 C 365.06552 568.1662 636.3163 331.86685 658.9646 0.0 z" svg:height="9.837206mm" draw:style-name="style-327" svg:viewBox="0.0 0.0 1065.0206 983.7206" svg:width="10.650207mm" svg:x="7.029251mm" svg:y="96.98778mm"/>
            <draw:path svg:d="M 1.0646152 0.0 C 23.130854 17.065334 63.268097 16.007582 55.224743 63.209156 C 9.822155 69.50642 -4.2536163 44.449802 1.0646152 0.0 z" svg:height="0.6417021mm" draw:style-name="style-328" svg:viewBox="0.0 0.0 56.274307 64.17021" svg:width="0.56274307mm" svg:x="57.19465mm" svg:y="97.80005mm"/>
            <draw:path svg:d="M 21.815931 0.0 C 36.07701 42.06865 51.29047 124.062996 30.838312 171.45029 C -17.580482 159.1731 0.3052139 27.38447 21.815931 0.0 z" svg:height="1.7145028mm" draw:style-name="style-329" svg:viewBox="0.0 0.0 40.775837 171.45029" svg:width="0.40775838mm" svg:x="39.841606mm" svg:y="97.89001mm"/>
            <draw:path svg:d="M 28.178995 0.0 C 54.425777 15.345477 20.109398 45.32346 10.081345 54.16013 C -19.5781 35.401585 25.374743 16.113358 28.178995 0.0 z" svg:height="0.5416013mm" draw:style-name="style-330" svg:viewBox="0.0 0.0 37.865154 54.16013" svg:width="0.37865153mm" svg:x="47.44851mm" svg:y="97.89001mm"/>
            <draw:path svg:d="M 72.178246 617.5196 C 16.589346 558.5172 16.16584 473.29553 0.0 391.9625 C 56.72659 256.4693 144.38313 60.466267 288.73962 12.9732065 C 506.94135 -58.755295 563.2715 182.88853 505.32767 346.8506 C 445.3729 516.5544 255.66672 692.079 72.178246 617.5196 z M 45.111504 400.98486 C 33.999054 511.42224 87.2068 603.3909 180.44601 599.52814 C 331.70816 593.1784 572.95557 285.22968 478.26093 112.2186 C 450.16226 60.86272 400.71155 51.70873 342.90015 58.058468 C 198.27882 73.82705 61.674202 236.62556 45.111504 400.98486 z" svg:height="6.3515425mm" draw:style-name="style-331" svg:viewBox="0.0 0.0 526.64343 635.15424" svg:width="5.266434mm" svg:x="39.428207mm" svg:y="98.03174mm"/>
            <draw:path svg:d="M 21.696833 0.0 C 54.743103 18.759352 42.228523 161.89822 21.696833 153.43216 C -8.280745 170.89476 -6.164029 12.250544 21.696833 0.0 z" svg:height="1.547731mm" draw:style-name="style-332" svg:viewBox="0.0 0.0 42.055397 154.7731" svg:width="0.42055398mm" svg:x="34.699036mm" svg:y="98.43161mm"/>
            <draw:path svg:d="M 299.25052 1.7683028 C 357.08856 -4.5814385 406.51263 4.546718 434.6113 55.928432 C 529.33215 228.9395 288.05856 536.88824 136.79639 543.238 C 43.557175 547.10077 -9.676815 455.13208 1.4618777 344.6947 C 18.051224 180.3354 154.65585 17.53688 299.25052 1.7683028 z M 172.9384 425.89532 C 135.31473 437.88104 91.790665 375.04248 82.68915 416.8996 C 78.985 467.06448 126.90116 478.12405 154.89404 480.05545 C 291.47202 488.99872 425.58932 235.58073 380.45117 64.95081 C 371.4554 64.95081 362.4064 64.95081 353.41068 64.95081 C 367.14246 226.37263 301.23483 377.31787 172.9384 425.89532 z M 46.599625 344.6947 C 43.847855 368.40128 59.08796 374.24878 82.662506 371.70856 C 89.54153 340.01154 59.08796 331.3856 46.599625 344.6947 z" svg:height="5.4335566mm" draw:style-name="style-333" svg:viewBox="0.0 0.0 456.02768 543.35565" svg:width="4.560277mm" svg:x="39.864437mm" svg:y="98.59464mm"/>
            <draw:path svg:d="M 272.3691 0.0 C 577.6452 28.31061 361.00467 544.7245 127.98596 523.4249 C 63.90396 517.5249 8.738161 456.4587 1.7004775 388.0375 C -18.54013 193.86009 146.10986 52.413628 272.3691 0.0 z M 55.75483 442.19763 C 254.08655 550.3596 410.71982 307.68307 380.61023 99.271225 C 205.29713 -47.122444 -11.687755 231.88103 55.75483 442.19763 z" svg:height="5.2406588mm" draw:style-name="style-334" svg:viewBox="0.0 0.0 422.7871 524.06586" svg:width="4.227871mm" svg:x="46.63089mm" svg:y="98.70228mm"/>
            <draw:path svg:d="M 337.46567 40.777546 C 367.57526 249.1902 210.94197 491.86594 12.61026 383.70395 C -54.858566 173.38734 162.12631 -105.61613 337.46567 40.777546 z M 274.33603 149.09862 C 253.7781 245.83043 186.1506 295.54556 138.97528 365.68665 C 259.6252 378.4927 358.3942 164.31247 283.35843 40.857483 C 255.73575 59.48361 282.67047 99.33017 274.33603 149.09862 z M 66.770386 338.59283 C 66.770386 344.65192 66.770386 350.63104 66.770386 356.6901 C 91.37644 355.81726 84.92093 371.66577 102.85951 356.6901 C 102.85951 350.63104 102.85951 344.65192 102.85951 338.59283 C 84.89428 323.5647 91.37685 339.4132 66.770386 338.59283 z" svg:height="4.1034126mm" draw:style-name="style-335" svg:viewBox="0.0 0.0 341.18668 410.34128" svg:width="3.411867mm" svg:x="47.062595mm" svg:y="99.28722mm"/>
            <draw:path svg:d="M 270.9246 0.0 C 279.94696 0.0 288.99557 0.0 297.9651 0.0 C 343.1028 170.62991 208.98553 424.0479 72.40797 415.10464 C 44.38844 413.25238 -3.5010781 402.1928 0.20307222 351.9488 C 9.304584 310.09167 52.80241 372.9302 90.452324 360.94452 C 218.74875 312.3937 284.65637 161.44847 270.9246 0.0 z" svg:height="4.1533504mm" draw:style-name="style-336" svg:viewBox="0.0 0.0 306.87988 415.33502" svg:width="3.068799mm" svg:x="40.689297mm" svg:y="99.24388mm"/>
            <draw:path svg:d="M 381.74277 9.04822 C 371.74158 82.36415 280.53973 84.348854 228.36389 108.32026 C 156.23854 141.49895 82.0758 191.61136 2.7536876 207.64478 C -18.36007 138.24495 86.97052 117.10444 147.16327 90.27549 C 220.4794 57.62568 291.62573 24.738476 354.7289 0.0 C 361.92566 4.81479 369.33395 9.418029 381.74277 9.04822 z" svg:height="2.0764477mm" draw:style-name="style-337" svg:viewBox="0.0 0.0 381.7427 207.64478" svg:width="3.8174272mm" svg:x="16.84018mm" svg:y="99.33385mm"/>
            <draw:path svg:d="M 144.38313 0.0 C 219.41893 123.454185 120.64993 337.66107 0.0 324.82916 C 47.17533 254.76723 114.80282 205.05208 135.36075 108.24113 C 143.72185 58.552624 116.78712 18.70606 144.38313 0.0 z" svg:height="3.253805mm" draw:style-name="style-338" svg:viewBox="0.0 0.0 170.47633 325.3805" svg:width="1.7047634mm" svg:x="48.452084mm" svg:y="99.69499mm"/>
            <draw:path svg:d="M 27.939184 0.0 C 46.96257 33.89328 58.498528 148.61656 27.939184 198.54326 C -15.188025 125.33311 -2.9378858 52.572693 27.939184 0.0 z" svg:height="1.9854326mm" draw:style-name="style-339" svg:viewBox="0.0 0.0 46.7779 198.54326" svg:width="0.467779mm" svg:x="34.726833mm" svg:y="100.14664mm"/>
            <draw:path svg:d="M 1407.7684 1064.863 C 934.4025 716.98865 445.98172 384.16983 0.0 9.016729 C 7.223194 4.2544236 14.6314945 -0.34962335 27.040499 0.02099355 C 406.26776 252.46036 750.01434 540.45874 1127.9982 794.19403 C 1195.5992 910.00256 1373.6107 915.5327 1407.7684 1064.863 z" svg:height="10.648631mm" draw:style-name="style-340" svg:viewBox="0.0 0.0 1407.7684 1064.863" svg:width="14.077684mm" svg:x="21.018763mm" svg:y="100.23638mm"/>
            <draw:path svg:d="M 342.89996 0.0 C 422.64536 100.72705 475.03296 228.81192 532.421 351.92215 C 424.0477 403.0923 318.55835 456.9351 207.56564 505.3543 C 98.55724 424.78833 53.022438 280.93488 0.0 144.38313 C 113.85024 95.77903 212.11641 31.643738 342.89996 0.0 z" svg:height="5.053543mm" draw:style-name="style-341" svg:viewBox="0.0 0.0 532.421 505.3543" svg:width="5.3242106mm" svg:x="17.04816mm" svg:y="100.597755mm"/>
            <draw:path svg:d="M 270.66873 56.01806 C 191.02919 62.47357 48.52457 161.375 0.0 83.03191 C 60.060326 59.06051 256.01077 -73.60177 270.66873 56.01806 z" svg:height="1.1307311mm" draw:style-name="style-342" svg:viewBox="0.0 0.0 270.66873 113.07311" svg:width="2.7066872mm" svg:x="13.619427mm" svg:y="101.39118mm"/>
            <draw:path svg:d="M 36.38384 33.055958 C 12.756408 35.59618 -2.430407 29.748667 0.32095906 6.042105 C 12.782649 -7.2936435 43.236214 1.3322829 36.38384 33.055958 z" svg:height="0.33603516mm" draw:style-name="style-343" svg:viewBox="0.0 0.0 37.37571 33.603516" svg:width="0.3737571mm" svg:x="40.32749mm" svg:y="101.98143mm"/>
            <draw:path svg:d="M 36.089123 6.5007334 C 36.089123 12.559794 36.089123 18.53892 36.089123 24.59798 C 18.09765 39.573647 24.553167 23.725134 0.0 24.59798 C 0.0 18.53892 0.0 12.559794 0.0 6.5007334 C 24.606459 7.321097 18.123894 -8.527418 36.089123 6.5007334 z" svg:height="0.31063902mm" draw:style-name="style-344" svg:viewBox="0.0 0.0 36.089123 31.063902" svg:width="0.36089122mm" svg:x="47.7303mm" svg:y="102.60814mm"/>
            <draw:path svg:d="M 6.913741 0.0 C 14.163379 4.815597 21.57168 9.445482 33.980682 9.049027 C 26.704603 58.975727 51.337303 140.78517 15.909678 162.48119 C 3.1036136 99.4303 -7.4795575 58.26114 6.913741 0.0 z" svg:height="1.6248119mm" draw:style-name="style-345" svg:viewBox="0.0 0.0 35.630966 162.48119" svg:width="0.35630968mm" svg:x="32.77121mm" svg:y="103.033775mm"/>
            <draw:path svg:d="M 9.473642 0.0 C 33.286182 3.2015164 41.96449 21.642735 36.51404 54.16013 C -3.9407315 66.410675 -7.248023 17.779922 9.473642 0.0 z" svg:height="0.56114924mm" draw:style-name="style-346" svg:viewBox="0.0 0.0 38.083874 56.114925" svg:width="0.38083872mm" svg:x="10.004674mm" svg:y="103.214745mm"/>
            <draw:path svg:d="M 280.19107 0.0 C 273.68234 27.54273 289.45145 32.861366 289.23978 54.16013 C 206.42519 84.348854 97.416885 130.70422 9.495847 126.36502 C 16.930641 100.832825 -3.2041404 102.949135 0.44707176 81.20063 C 87.15104 47.57219 180.49603 20.558336 280.19107 0.0 z" svg:height="1.2664905mm" draw:style-name="style-347" svg:viewBox="0.0 0.0 289.24188 126.64905" svg:width="2.8924189mm" svg:x="6.7558975mm" svg:y="103.395195mm"/>
            <draw:path svg:d="M 1164.0875 0.0 C 1162.2352 133.48264 1060.4237 245.26845 1037.7491 387.98502 C 1059.8949 429.07504 1156.732 395.41995 1173.1627 442.19843 C 1103.2599 634.02136 1008.6185 801.0267 929.4813 983.5623 C 623.6231 1150.0646 320.3842 1319.0538 0.0 1470.9252 C 59.161034 1262.4067 175.04825 1110.5895 234.60614 902.44165 C 313.82248 840.2644 388.85828 773.93365 469.21228 712.9474 C 513.10657 582.34894 553.08514 447.8352 604.57306 324.8566 C 804.17487 229.65813 976.33936 107.0235 1164.0875 0.0 z" svg:height="14.709251mm" draw:style-name="style-348" svg:viewBox="0.0 0.0 1173.1627 1470.9252" svg:width="11.731627mm" svg:x="54.408382mm" svg:y="104.027016mm"/>
            <draw:path svg:d="M 1434.8352 1064.7622 C 1259.9192 1118.3934 1114.7953 1201.9752 956.5481 1272.3545 C 893.25977 1119.0281 837.06226 958.6906 785.09796 794.09393 C 849.33887 777.0286 904.7162 751.2049 947.5521 712.86664 C 897.3077 674.052 831.2412 753.0305 767.0534 757.9253 C 643.51953 601.8213 538.66504 426.8255 406.08246 279.71725 C 293.07883 173.16933 161.9514 84.64034 0.0 27.013853 C 144.46246 -4.3125596 303.21246 101.38834 388.0379 189.49423 C 566.5259 154.3575 699.082 73.31593 839.2583 0.0 C 1135.856 256.8044 1343.5806 602.5092 1434.8352 1064.7622 z M 1127.9979 640.63513 C 1177.4751 635.9253 1219.3055 623.67554 1227.2695 577.42596 C 1190.281 560.7046 1106.0903 597.1906 1127.9979 640.63513 z" svg:height="12.723544mm" draw:style-name="style-349" svg:viewBox="0.0 0.0 1434.8352 1272.3545" svg:width="14.348352mm" svg:x="14.160501mm" svg:y="104.3887mm"/>
            <draw:path svg:d="M 11.988932 0.0032297769 C 60.539948 -0.65806705 39.346756 101.76219 21.037758 117.31922 C -14.125429 112.636856 3.5222735 19.635427 11.988932 0.0032297769 z" svg:height="1.1731918mm" draw:style-name="style-350" svg:viewBox="0.0 0.0 41.78631 117.31918" svg:width="0.41786307mm" svg:x="31.99841mm" svg:y="104.38787mm"/>
            <draw:path svg:d="M 1544.9679 1574.8788 C 1443.897 1516.5385 1359.5477 1441.5027 1265.224 1376.3354 C 1247.6292 1304.0515 1264.7478 1245.9486 1247.1794 1141.7294 C 1191.6963 812.90497 908.93604 378.8827 588.4198 347.55627 C 405.03708 329.72308 345.5323 439.8431 272.5602 555.14856 C 184.45403 1078.7859 467.6904 1550.5376 859.1415 1737.36 C 870.1217 1845.8392 862.1577 1939.1047 841.0969 2053.1667 C 600.88165 1965.5631 456.57797 1781.9155 326.72043 1584.0077 C 83.46253 1309.3435 -210.56888 369.46466 218.45297 67.918976 C 400.61853 -60.192543 685.01917 11.21863 868.1902 131.07484 C 1111.3687 290.08966 1388.1228 715.38104 1490.8606 1042.4847 C 1547.2168 1222.0837 1551.0796 1409.5675 1544.9679 1574.8788 z" svg:height="20.53167mm" draw:style-name="style-351" svg:viewBox="0.0 0.0 1547.1049 2053.167" svg:width="15.471049mm" svg:x="7.6444774mm" svg:y="105.06287mm"/>
            <draw:path svg:d="M 30.439838 0.0 C 42.55756 30.42692 53.0616 136.73663 21.417458 153.43216 C -19.407728 127.52935 6.4421935 20.425917 30.439838 0.0 z" svg:height="1.5343217mm" draw:style-name="style-352" svg:viewBox="0.0 0.0 42.3439 153.43216" svg:width="0.42343897mm" svg:x="37.67971mm" svg:y="107.54624mm"/>
            <draw:path svg:d="M 243.68141 0.0 C 204.68185 69.29405 188.70093 161.58089 153.4584 234.60614 C 80.30113 223.49329 38.047176 181.58371 0.0 135.3341 C 62.336308 71.3054 150.33643 32.914658 243.68141 0.0 z" svg:height="2.3460615mm" draw:style-name="style-353" svg:viewBox="0.0 0.0 243.68141 234.60614" svg:width="2.436814mm" svg:x="56.934624mm" svg:y="108.087845mm"/>
            <draw:path svg:d="M 261.69934 9.464053 C 186.98097 49.627945 82.70873 106.30164 0.0 108.73609 C 32.755386 24.094942 142.95436 -20.831253 261.69934 9.464053 z" svg:height="1.087359mm" draw:style-name="style-354" svg:viewBox="0.0 0.0 261.69934 108.7359" svg:width="2.6169932mm" svg:x="11.2725725mm" svg:y="108.98592mm"/>
            <draw:path svg:d="M 559.48816 397.1132 C 616.79694 355.81158 644.73694 416.9569 694.8225 433.22855 C 708.3161 536.94556 677.307 596.1587 667.782 676.83044 C 627.59186 683.9214 613.6219 664.8447 577.53253 667.83466 C 566.7376 642.51404 567.61066 605.5517 568.5102 568.5626 C 537.9508 580.15106 551.18 635.4231 532.421 658.78564 C 418.20038 643.65173 312.52594 619.971 207.5392 595.6298 C 155.628 379.83548 92.604164 175.0749 0.0 0.0 C 215.26503 46.56692 384.3073 217.19684 559.488 333.93066 C 559.48816 354.99124 559.48816 376.02597 559.48816 397.1132 z" svg:height="6.784221mm" draw:style-name="style-355" svg:viewBox="0.0 0.0 698.1717 678.4221" svg:width="6.9817166mm" svg:x="26.974796mm" svg:y="109.35043mm"/>
            <draw:path svg:d="M 488.7271 72.642525 C 360.85397 176.41203 171.94151 219.14197 19.462132 298.19965 C -19.537424 267.4021 10.651502 192.049 19.462132 153.81651 C 72.246475 142.09564 136.6461 103.88981 208.98311 72.642525 C 323.5212 23.13893 429.9896 -62.50668 488.7271 72.642525 z" svg:height="2.981995mm" draw:style-name="style-356" svg:viewBox="0.0 0.0 488.7271 298.19952" svg:width="4.887271mm" svg:x="10.716795mm" svg:y="109.436806mm"/>
            <draw:path svg:d="M 388.01166 119.8336 C 349.96448 172.08897 296.33365 208.6016 243.60188 246.11949 C 147.47888 200.84932 64.558395 142.40248 0.0 65.620995 C 141.68466 -21.189758 294.82535 -39.287006 388.01166 119.8336 z" svg:height="2.4611917mm" draw:style-name="style-357" svg:viewBox="0.0 0.0 388.01166 246.11917" svg:width="3.8801167mm" svg:x="54.137714mm" svg:y="109.86766mm"/>
            <draw:path svg:d="M 102.85527 4.153493 C 94.89125 50.402283 53.060593 62.652824 3.5836394 67.36265 C -18.323936 23.891466 65.86665 -12.594515 102.85527 4.153493 z" svg:height="0.67362475mm" draw:style-name="style-358" svg:viewBox="0.0 0.0 102.8553 67.36248" svg:width="1.028553mm" svg:x="25.404644mm" svg:y="110.1217mm"/>
            <draw:path svg:d="M 0.0 0.0 C 214.41823 179.62566 371.10458 416.98358 379.01553 803.11633 C 170.9737 617.11426 2.9633203 391.08075 0.0 0.0 z" svg:height="8.031163mm" draw:style-name="style-359" svg:viewBox="0.0 0.0 379.01553 803.11633" svg:width="3.7901552mm" svg:x="16.055445mm" svg:y="110.25372mm"/>
            <draw:path svg:d="M 433.17606 0.0 C 495.45908 88.053406 609.5473 124.4861 676.8575 207.59229 C 604.4939 411.98306 503.8993 588.14233 433.17606 794.1739 C 388.9378 790.91986 379.80963 719.7727 360.97116 685.85364 C 292.86728 563.2723 184.86435 446.85577 81.25352 361.02444 C 80.724236 321.39026 111.15156 312.65854 117.3164 279.79718 C 95.43546 261.40845 57.52071 303.87436 45.111504 324.96158 C 22.648407 326.31082 17.144867 310.75378 0.0 306.86432 C 35.559845 240.16298 48.39215 150.70705 144.40938 144.43643 C 128.90483 183.09201 109.087326 217.40839 90.24925 252.7042 C 191.90204 258.07532 165.62901 57.362453 306.81064 72.205696 C 280.90784 100.41053 276.9126 150.60207 252.7034 180.57924 C 319.03455 194.523 338.5872 95.06606 360.97076 36.14282 C 380.2065 19.235743 418.4386 21.405346 433.17606 0.0 z M 198.54367 297.76202 C 211.00536 297.3914 218.36078 302.0479 225.61041 306.86353 C 236.0878 279.53235 291.2536 227.01213 252.67715 207.59149 C 231.21973 234.20969 207.1159 258.23358 198.54367 297.76202 z" svg:height="7.9417386mm" draw:style-name="style-360" svg:viewBox="0.0 0.0 676.8575 794.1739" svg:width="6.7685747mm" svg:x="49.264088mm" svg:y="110.88502mm"/>
            <draw:path svg:d="M 469.29172 0.0 C 515.6997 23.151041 497.49637 80.24784 505.38086 117.315994 C 575.4955 447.56876 763.1378 688.7628 992.66394 866.3779 C 944.53625 912.36273 871.035 943.266 803.1693 974.64575 C 737.4732 1005.02014 653.75903 1062.276 595.60364 1064.9213 C 486.09262 1069.8425 296.22766 899.3976 234.60614 821.21356 C 174.5986 745.0401 134.93765 637.0372 99.271736 559.5144 C 156.73926 547.7936 200.15735 522.0498 234.60605 487.30954 C 196.58542 441.37808 150.36276 524.2986 90.22291 514.3767 C 22.912945 449.31525 20.081844 319.8553 0.0 207.56564 C 143.53673 125.41223 308.68967 65.00814 469.29172 0.0 z M 415.15805 415.078 C 459.68738 390.41864 538.34796 399.94406 541.49664 333.90402 C 508.7147 331.5495 400.1297 369.59628 415.15805 415.078 z" svg:height="10.650256mm" draw:style-name="style-361" svg:viewBox="0.0 0.0 992.66394 1065.0256" svg:width="9.92664mm" svg:x="10.730702mm" svg:y="110.9755mm"/>
            <draw:path svg:d="M 126.39166 0.0 C 155.60176 29.818914 106.57456 57.917168 108.3469 90.27549 C 75.856155 77.5752 27.939993 80.353615 0.0 63.155865 C 33.02043 32.96714 89.74702 26.511623 126.39166 0.0 z" svg:height="0.9027549mm" draw:style-name="style-362" svg:viewBox="0.0 0.0 135.7004 90.27549" svg:width="1.357004mm" svg:x="48.00044mm" svg:y="112.870445mm"/>
            <draw:path svg:d="M 54.133484 0.0 C 92.70953 19.420649 37.51749 71.99334 27.066742 99.27203 C 19.817102 94.456436 12.408803 89.879036 0.0 90.22301 C 8.519344 50.69377 32.62317 26.669882 54.133484 0.0 z" svg:height="0.99272037mm" draw:style-name="style-363" svg:viewBox="0.0 0.0 67.64976 99.27203" svg:width="0.6764976mm" svg:x="51.250053mm" svg:y="112.96041mm"/>
            <draw:path svg:d="M 144.35649 40.99798 C 135.57231 41.315304 137.37129 52.057545 135.36075 59.095226 C 86.06871 54.227146 48.02194 38.060497 0.0 32.028084 C 31.193993 -8.29326 122.89866 -16.045532 144.35649 40.99798 z" svg:height="0.5909544mm" draw:style-name="style-364" svg:viewBox="0.0 0.0 144.35649 59.09544" svg:width="1.4435649mm" svg:x="46.376698mm" svg:y="113.9043mm"/>
            <draw:path svg:d="M 36.062477 0.0 C 89.243576 28.072412 119.51224 79.00438 180.47226 99.21874 C 193.46323 139.17108 185.55229 164.99396 180.47226 207.539 C 122.74 225.82196 52.96955 211.37517 0.0 198.48997 C 20.584175 140.91759 5.6880407 47.837032 36.062477 0.0 z" svg:height="2.1618474mm" draw:style-name="style-365" svg:viewBox="0.0 0.0 187.5477 216.18474" svg:width="1.8754771mm" svg:x="34.01378mm" svg:y="114.134094mm"/>
            <draw:path svg:d="M 586.55493 920.5114 C 553.7202 923.2632 527.8174 919.0564 505.32767 911.4624 C 460.58676 498.9771 283.97733 218.4395 0.0 45.1111 C 13.361587 34.47464 13.996642 11.059564 27.040499 0.0 C 365.3899 116.28408 562.0809 489.18765 586.55493 920.5114 z" svg:height="9.213575mm" draw:style-name="style-366" svg:viewBox="0.0 0.0 586.55493 921.35754" svg:width="5.865549mm" svg:x="48.09119mm" svg:y="114.22379mm"/>
            <draw:path svg:d="M 127.757355 0.10173797 C 124.608826 66.14179 45.89523 56.64302 1.4187804 81.27572 C -13.609472 35.82065 94.975525 -2.2261238 127.757355 0.10173797 z" svg:height="0.8127545mm" draw:style-name="style-367" svg:viewBox="0.0 0.0 127.75732 81.27545" svg:width="1.2775732mm" svg:x="14.868094mm" svg:y="114.31326mm"/>
            <draw:path svg:d="M 1010.6557 0.0 C 1128.4219 120.75571 1108.4194 323.5857 1109.8745 559.4878 C 754.67126 730.6466 432.17078 934.561 63.10338 1091.9084 C 57.679375 1035.3138 69.95616 996.4734 72.17865 947.52527 C 169.70418 897.65106 254.90004 835.5005 369.96732 803.14215 C 415.13168 730.99054 543.4548 741.91766 568.51056 649.70996 C 392.69485 678.497 252.78333 821.31854 81.22727 884.3161 C 47.14909 773.98456 47.96905 628.78186 0.0 532.394 C 332.317 350.41464 664.2371 167.95728 1010.6557 0.0 z M 730.88556 559.4878 C 783.2201 579.75464 828.808 528.5312 875.29535 505.32767 C 940.75323 472.62537 1039.7605 451.64392 1064.8163 378.9893 C 953.4531 403.48956 814.20294 477.01706 730.88556 559.4878 z" svg:height="10.919085mm" draw:style-name="style-368" svg:viewBox="0.0 0.0 1110.3385 1091.9084" svg:width="11.103385mm" svg:x="53.68686mm" svg:y="114.40477mm"/>
            <draw:path svg:d="M 145.6258 4.211629 C 134.69865 56.255447 151.97594 84.301216 127.55479 139.54575 C 88.449455 139.54575 49.344128 139.54575 10.238393 139.54575 C -8.705864 111.79065 1.189769 50.46042 19.234129 31.225483 C 84.48087 44.560425 100.59382 -16.135159 145.6258 4.211629 z" svg:height="1.3954612mm" draw:style-name="style-369" svg:viewBox="0.0 0.0 145.62578 139.54611" svg:width="1.4562578mm" svg:x="36.43763mm" svg:y="114.813774mm"/>
            <draw:path svg:d="M 268.04404 1263.4645 C 397.2137 1236.2391 491.85504 1174.4325 538.7393 1064.9213 C 567.4201 950.09216 571.83887 818.4351 538.7393 667.88715 C 471.32336 361.02365 244.86674 151.73814 6.318251 18.097248 C 0.78846925 10.080133 -4.5826497 1.9314065 6.318251 0.0 C 45.688423 2.7517698 86.16964 -5.476894 132.63039 9.049027 C 368.74442 82.841354 617.453 508.291 647.00665 821.18774 C 668.3587 1047.3802 585.43823 1277.9646 394.30328 1308.5505 C 335.8568 1317.9686 276.66956 1319.98 268.04404 1263.4645 z" svg:height="13.136513mm" draw:style-name="style-370" svg:viewBox="0.0 0.0 650.2817 1313.6512" svg:width="6.5028167mm" svg:x="46.1328mm" svg:y="115.03554mm"/>
            <draw:path svg:d="M 0.0 0.0 C 18.388735 2.6459947 24.050533 18.044764 36.089123 27.013853 C 33.337353 39.264397 13.520249 34.501286 0.0 36.06288 C 0.0 24.077179 0.0 12.038186 0.0 0.0 z" svg:height="0.3606288mm" draw:style-name="style-371" svg:viewBox="0.0 0.0 36.089123 36.06288" svg:width="0.36089122mm" svg:x="45.564423mm" svg:y="115.39749mm"/>
            <draw:path svg:d="M 478.58652 0.0 C 532.45575 24.34202 509.1723 125.83614 514.67566 198.54326 C 333.09213 248.62903 211.80714 358.90735 27.3661 406.08228 C 36.282505 321.94498 -3.8282948 286.86072 0.29915807 207.59149 C 159.52554 138.16501 314.54495 64.63753 478.58652 0.0 z" svg:height="4.0608225mm" draw:style-name="style-372" svg:viewBox="0.0 0.0 515.1265 406.08228" svg:width="5.151265mm" svg:x="23.632763mm" svg:y="115.48744mm"/>
            <draw:path svg:d="M 803.2437 334.11316 C 730.7215 564.00946 477.4357 343.50613 342.97464 261.90826 C 294.47653 232.51324 230.57962 197.77296 171.55101 162.68951 C 97.4676 118.66281 -3.1268277 90.696175 0.074486725 0.20912805 C 351.30887 -7.9404063 539.9038 224.44284 803.2437 334.11316 z" svg:height="4.3577228mm" draw:style-name="style-373" svg:viewBox="0.0 0.0 803.2437 435.77228" svg:width="8.032437mm" svg:x="29.049181mm" svg:y="115.93621mm"/>
            <draw:path svg:d="M 18.178394 0.39322534 C 32.783447 -2.1994781 33.709583 8.8600855 45.245136 9.388961 C 38.286583 48.70584 47.8116 64.36945 18.178394 90.56294 C -21.985495 75.87876 16.722977 28.438993 18.178394 0.39322534 z" svg:height="0.9056287mm" draw:style-name="style-374" svg:viewBox="0.0 0.0 45.245205 90.56287" svg:width="0.45245206mm" svg:x="42.94609mm" svg:y="116.38627mm"/>
            <draw:path svg:d="M 0.0 0.0 C 148.9341 0.82036334 305.9376 2.8841908 406.1091 9.049027 C 402.00812 81.14814 408.72845 158.80328 397.08673 216.64133 C 251.5659 157.55981 128.34952 76.22677 0.0 0.0 z" svg:height="2.1664133mm" draw:style-name="style-375" svg:viewBox="0.0 0.0 406.1091 216.64133" svg:width="4.061091mm" svg:x="33.29146mm" svg:y="116.66034mm"/>
            <draw:path svg:d="M 36.089123 0.0 C 273.47327 92.33932 505.85693 549.0104 424.10037 857.3031 C 401.13464 944.00726 310.62054 1045.2632 180.47226 1037.7491 C 203.6762 822.72186 96.73182 680.191 126.31213 514.3767 C 99.66849 453.81354 33.152447 433.09692 0.0 379.04257 C 19.23534 259.95343 4.603643 106.91853 36.089123 0.0 z" svg:height="10.381436mm" draw:style-name="style-376" svg:viewBox="0.0 0.0 440.81503 1038.1437" svg:width="4.40815mm" svg:x="47.00852mm" svg:y="116.66034mm"/>
            <draw:path svg:d="M 0.5115159 0.0 C 9.533897 0.0 18.556278 0.0 27.52537 0.0 C 33.45201 32.91385 21.466309 48.048584 9.480606 63.209156 C 9.480606 84.24388 9.480606 105.3311 9.480606 126.36502 C 16.941795 147.82285 -3.2459257 167.9048 0.4582246 135.41405 C 0.4582246 99.351166 0.4582246 63.209156 0.4582246 27.09379 C 0.5115159 18.044764 0.5115159 8.995736 0.5115159 0.0 z" svg:height="1.524884mm" draw:style-name="style-377" svg:viewBox="0.0 0.0 29.089455 152.4884" svg:width="0.29089454mm" svg:x="37.978996mm" svg:y="116.75083mm"/>
            <draw:path svg:d="M 758.0581 0.0 C 980.20215 102.685104 1162.3678 245.40086 1380.7284 351.92215 C 1380.2257 549.989 1358.0537 726.3074 1326.5945 893.3918 C 1161.4153 684.42365 986.0757 336.4176 622.69696 379.06842 C 430.53006 401.55817 306.09644 656.35205 216.61447 812.21783 C 162.58656 819.9168 157.32143 812.2711 108.32046 803.11633 C 146.12944 767.7147 159.86124 740.01294 144.38313 667.83466 C 94.29758 640.82086 68.024345 645.45074 0.0 640.7675 C 15.3458805 613.9919 44.00026 600.55115 81.20063 595.65643 C 81.20063 517.4191 81.20063 439.2351 81.20063 360.9978 C 122.60798 352.7425 124.77758 383.61996 162.40126 379.09506 C 343.5879 283.50092 524.5099 187.69525 721.88904 108.37355 C 737.7646 75.98777 737.18243 27.25205 758.0581 0.0 z" svg:height="8.933918mm" draw:style-name="style-378" svg:viewBox="0.0 0.0 1380.7284 893.3918" svg:width="13.807284mm" svg:x="21.740278mm" svg:y="117.5631mm"/>
            <draw:path svg:d="M 36.63213 0.42875287 C 40.574474 31.43784 33.086643 51.016747 27.583506 72.660286 C -14.723342 72.31632 -5.7276053 -6.4773173 36.63213 0.42875287 z" svg:height="0.7266034mm" draw:style-name="style-379" svg:viewBox="0.0 0.0 37.733986 72.66034" svg:width="0.37733987mm" svg:x="41.2275mm" svg:y="117.64877mm"/>
            <draw:path svg:d="M 460.21616 0.0 C 478.9751 5.000502 479.37195 14.049529 469.23853 27.013853 C 307.63098 84.93102 166.29071 211.34933 0.0 234.60614 C 25.585283 198.01439 67.25707 173.43417 108.26757 153.37888 C 219.89511 98.84813 345.96906 54.609875 460.21616 0.0 z" svg:height="2.3460615mm" draw:style-name="style-380" svg:viewBox="0.0 0.0 475.85428 234.60614" svg:width="4.7585425mm" svg:x="23.90669mm" svg:y="118.01448mm"/>
            <draw:path svg:d="M 333.93066 0.0 C 308.87445 72.65464 209.86768 93.63608 144.40979 126.33837 C 97.92239 149.54271 52.3349 200.73952 0.0 180.4985 C 83.317345 98.02776 222.56755 24.50028 333.93066 0.0 z" svg:height="1.851351mm" draw:style-name="style-381" svg:viewBox="0.0 0.0 333.93066 185.1351" svg:width="3.3393066mm" svg:x="60.995716mm" svg:y="118.194664mm"/>
            <draw:path svg:d="M 45.111504 0.0 C 60.510273 39.740788 65.35211 146.44696 18.044764 153.48465 C 17.806568 144.64717 7.0114417 146.44696 0.0 144.43562 C 18.09765 99.37701 16.086712 34.18396 45.111504 0.0 z" svg:height="1.5348464mm" draw:style-name="style-382" svg:viewBox="0.0 0.0 55.863247 153.48465" svg:width="0.5586325mm" svg:x="39.87932mm" svg:y="118.55529mm"/>
            <draw:path svg:d="M 541.4433 81.17398 C 521.0705 145.36176 539.803 219.70961 541.4433 288.76627 C 367.18878 379.25412 199.7075 476.46152 0.0 541.46967 C 0.0 430.15945 0.0 318.8492 0.0 207.59229 C 156.7127 141.7113 292.92026 55.297817 460.26913 0.0 C 491.64865 22.701294 521.99646 46.51363 541.4433 81.17398 z" svg:height="5.4146967mm" draw:style-name="style-383" svg:viewBox="0.0 0.0 541.4433 541.46967" svg:width="5.414433mm" svg:x="16.867716mm" svg:y="120.18009mm"/>
            <draw:path svg:d="M 29.371187 0.0 C 55.43266 50.32396 35.615154 144.06581 11.326424 198.54326 C -9.151977 141.79044 -1.1086209 35.79804 29.371187 0.0 z" svg:height="1.9854326mm" draw:style-name="style-384" svg:viewBox="0.0 0.0 41.673584 198.54326" svg:width="0.41673583mm" svg:x="38.77334mm" svg:y="120.36054mm"/>
            <draw:path svg:d="M 1055.8197 0.0 C 1065.0007 103.66373 914.98206 156.104 821.1873 207.539 C 556.04846 352.79498 275.32556 492.9447 0.0 613.67456 C 9.868987 514.191 123.69278 494.18896 207.539 451.24664 C 471.43478 315.93918 797.24255 123.136856 1055.8197 0.0 z" svg:height="6.1367455mm" draw:style-name="style-385" svg:viewBox="0.0 0.0 1056.2222 613.67456" svg:width="10.562222mm" svg:x="53.686337mm" svg:y="120.902145mm"/>
            <draw:path svg:d="M 84.95564 0.0 C 84.82323 171.1588 67.41392 388.19656 21.746895 523.4249 C -20.612839 517.4716 11.798375 463.0208 12.724513 433.2019 C 17.540112 279.61148 38.0714 199.0455 39.791256 36.115364 C 56.35436 25.585485 70.37724 12.567869 84.95564 0.0 z" svg:height="5.234249mm" draw:style-name="style-386" svg:viewBox="0.0 0.0 84.95556 523.4249" svg:width="0.8495556mm" svg:x="35.690723mm" svg:y="120.99184mm"/>
            <draw:path svg:d="M 1290.425 360.99863 C 1272.9362 389.99716 1217.1091 353.90765 1209.2244 406.1097 C 1230.1796 441.29895 1275.2378 410.39563 1281.4293 379.04257 C 1314.5288 507.25986 1312.6766 573.5115 1290.4779 694.90186 C 1212.0024 704.45306 1113.8156 770.3082 1046.8499 821.24023 C 726.1221 957.712 458.919 1147.736 135.41324 1281.43 C 147.63713 1213.1146 124.909195 1108.3132 126.36462 1001.7654 C 225.50383 926.35895 370.97177 897.4403 451.24664 803.2221 C 336.76157 812.11206 240.26794 917.125 117.342636 947.6052 C 73.44836 847.0897 57.308758 718.8466 0.0 631.746 C 7.9109344 585.4439 73.58077 597.05896 81.22727 550.5187 C 444.5267 381.37042 774.6737 179.12343 1128.0245 0.0 C 1136.0413 5.5826693 1144.1113 10.9004965 1146.0427 0.0 C 1223.1415 91.3615 1247.5098 235.4798 1290.425 360.99863 z M 1100.9304 442.2251 C 997.71643 510.4872 872.9917 562.63684 767.02637 613.64874 C 733.4242 629.8146 659.87006 651.1666 667.781 703.9242 C 745.833 676.53973 828.3037 626.6655 911.4091 586.55493 C 988.1381 549.5659 1116.858 518.79504 1118.9481 442.2251 C 1117.07 453.12637 1108.9475 447.75528 1100.9304 442.2251 z" svg:height="12.8143015mm" draw:style-name="style-387" svg:viewBox="0.0 0.0 1306.7787 1281.43" svg:width="13.067787mm" svg:x="35.36739mm" svg:y="120.99209mm"/>
            <draw:path svg:d="M 269.9597 2.7800305 C 397.30374 -13.041839 519.17065 41.170773 603.8639 102.05206 C 851.6197 280.09027 1121.2832 734.2211 1027.9645 1184.939 C 999.8392 1321.0942 847.28046 1462.1434 694.11334 1455.6613 C 420.45477 1444.1261 168.25401 1096.1984 71.44307 823.96857 C -23.145792 558.0352 -78.52294 45.960533 269.9597 2.7800305 z M 53.398304 634.4727 C 103.483864 928.16034 367.24704 1345.4338 649.00183 1365.4374 C 901.70544 1383.324 999.57477 1130.3549 973.85724 887.1769 C 935.81006 527.2377 622.9933 64.13772 315.12408 84.03395 C 69.775894 99.88246 7.9163847 367.6673 53.398304 634.4727 z" svg:height="14.558764mm" draw:style-name="style-388" svg:viewBox="0.0 0.0 1046.8726 1455.8765" svg:width="10.468726mm" svg:x="24.184715mm" svg:y="123.31088mm"/>
            <draw:path svg:d="M 1100.9574 0.0 C 1094.8192 141.02255 1057.9626 282.41653 1046.7974 460.2424 C 1025.5776 451.4049 1031.822 415.078 1001.65955 415.1313 C 987.7425 534.9084 956.9978 611.1876 956.5481 758.0577 C 939.7205 759.30115 926.35895 764.011 920.4589 776.15497 C 903.94916 750.173 907.62665 667.33167 920.4589 640.7675 C 862.35645 629.4431 879.1311 766.6037 857.2764 821.21356 C 567.2138 982.4505 285.5914 1200.0446 0.0 1335.5902 C 28.919018 1068.52 56.753235 784.0396 90.24925 487.30954 C 116.15206 474.08038 156.20978 475.059 171.47652 451.24664 C 190.94966 495.0618 179.86385 585.867 171.47652 631.6927 C 250.74574 599.6517 179.73143 417.38004 279.77054 406.13556 C 300.48755 427.43433 282.97205 487.12463 288.74002 523.45154 C 342.39752 496.78168 320.72815 395.9755 352.00208 370.01938 C 387.56192 364.4892 362.559 419.57547 370.0202 442.25092 C 407.4852 444.20898 415.6081 377.45435 424.18033 324.88165 C 665.6651 232.48903 857.9115 90.85766 1100.9574 0.0 z M 1019.7306 397.03406 C 1027.4033 371.66013 1048.9141 360.045 1046.7974 324.82916 C 1034.6001 322.05075 1029.5729 311.9706 1010.7082 315.78012 C 998.802 330.41183 991.1555 395.31418 1019.7306 397.03406 z M 388.0379 532.42145 C 402.93405 525.542 402.93405 458.04697 388.0379 451.24747 C 367.82355 451.90875 353.19226 534.48444 388.0379 532.42145 z M 288.73962 703.8976 C 301.6777 656.4578 330.4643 577.2944 306.86353 523.39905 C 279.63812 568.4835 234.89723 660.0558 288.73962 703.8976 z M 911.4366 613.6479 C 908.8701 597.87854 940.2498 565.1762 902.4142 568.4835 C 899.63617 589.57074 883.1526 607.40393 911.4366 613.6479 z M 153.37888 803.1688 C 147.31981 867.46234 101.17639 960.1723 144.35649 965.5967 C 186.53091 917.68054 172.45514 707.09906 207.56525 649.7374 C 195.0769 650.1605 187.7215 645.504 180.47186 640.7417 C 152.50562 681.03723 159.64949 737.6318 153.37888 803.1688 z M 135.33452 1109.9532 C 164.20064 1105.3491 158.32689 1019.0955 144.38313 1001.6854 C 126.39126 1024.1227 84.90478 1099.6874 135.33452 1109.9532 z" svg:height="13.355903mm" draw:style-name="style-389" svg:viewBox="0.0 0.0 1100.9574 1335.5902" svg:width="11.009575mm" svg:x="51.34001mm" svg:y="123.60936mm"/>
            <draw:path svg:d="M 37.972084 117.342636 C 30.74909 122.10494 23.314144 126.735634 10.931583 126.39166 C -13.7540045 99.32452 8.232701 33.231983 29.002588 0.0 C 49.692944 21.377893 32.177864 81.014915 37.972084 117.342636 z" svg:height="1.2640971mm" draw:style-name="style-390" svg:viewBox="0.0 0.0 39.429367 126.409706" svg:width="0.3942937mm" svg:x="37.33372mm" svg:y="124.06021mm"/>
            <draw:path svg:d="M 84.30767 12.656688 C 87.56207 79.11984 82.27049 136.93123 57.267174 175.13707 C 46.789776 167.59634 33.057976 163.25714 12.129427 166.08804 C -7.4232383 105.86886 -15.281285 -44.281857 84.30767 12.656688 z" svg:height="1.7513698mm" draw:style-name="style-391" svg:viewBox="0.0 0.0 85.17158 175.13698" svg:width="0.8517158mm" svg:x="53.113663mm" svg:y="124.023865mm"/>
            <draw:path svg:d="M 180.47226 28.698183 C 148.51059 69.99976 47.91596 30.814493 0.0 28.698183 C 31.405947 2.1873665 156.84503 -19.7735 180.47226 28.698183 z" svg:height="0.47533444mm" draw:style-name="style-392" svg:viewBox="0.0 0.0 180.47226 47.533443" svg:width="1.8047225mm" svg:x="20.206493mm" svg:y="124.40558mm"/>
            <draw:path svg:d="M 56.97528 0.0 C 74.9934 9.101511 71.23636 39.95234 102.11323 36.115364 C 78.98863 58.075424 54.72635 79.00438 2.841598 72.178246 C -11.657678 15.662803 32.845215 17.991472 56.97528 0.0 z" svg:height="0.73492086mm" draw:style-name="style-393" svg:viewBox="0.0 0.0 102.11319 73.49208" svg:width="1.0211319mm" svg:x="19.004915mm" svg:y="124.872215mm"/>
            <draw:path svg:d="M 451.75818 0.0 C 449.6681 76.59658 320.97482 107.34164 244.21918 144.32985 C 161.08714 184.44044 78.6164 234.28801 0.59104913 261.69913 C -7.3198857 208.94153 66.234245 187.58948 99.83644 171.42363 C 205.80219 120.411736 330.5265 68.34208 433.74045 0.0 C 441.75717 5.530185 449.87967 10.901304 451.75818 0.0 z" svg:height="2.6169913mm" draw:style-name="style-394" svg:viewBox="0.0 0.0 451.75803 261.69913" svg:width="4.51758mm" svg:x="42.03929mm" svg:y="125.414345mm"/>
            <draw:path svg:d="M 0.0 0.0 C 41.4338 17.779922 109.32593 0.0 153.40532 8.995736 C 115.78165 38.364098 20.45236 36.803307 0.0 0.0 z" svg:height="0.29470405mm" draw:style-name="style-395" svg:viewBox="0.0 0.0 153.40532 29.470406" svg:width="1.5340532mm" svg:x="20.11627mm" svg:y="125.86546mm"/>
            <draw:path svg:d="M 63.18251 0.0 C 71.17298 7.037684 83.52889 9.657033 99.27163 9.049027 C 100.67376 70.69659 70.8819 101.04437 27.040499 117.369286 C 20.452562 108.90242 10.662704 103.66373 0.0 99.27203 C 12.77942 57.917168 35.454067 26.458332 63.18251 0.0 z" svg:height="1.1736928mm" draw:style-name="style-396" svg:viewBox="0.0 0.0 99.31909 117.369286" svg:width="0.99319094mm" svg:x="52.42295mm" svg:y="126.135864mm"/>
            <draw:path svg:d="M 243.68082 0.35931268 C 291.14703 -2.1809068 297.17963 9.91057 333.93027 0.35931268 C 311.22897 32.29454 312.68417 93.01677 324.88144 135.69342 C 471.1431 138.6301 742.9496 220.04227 658.78564 18.37743 C 686.9903 20.229708 725.0373 12.318369 739.98627 27.373167 C 734.4036 200.9664 795.7605 402.94937 767.0532 586.86096 C 803.85675 581.54315 773.6149 509.17917 803.14233 496.63794 C 853.8894 583.1564 761.65564 716.61237 767.0532 812.4972 C 830.1035 820.0379 812.9849 672.9821 839.2581 614.0064 C 922.0462 687.90454 810.78906 809.5072 839.2581 893.7237 C 886.85675 866.1276 859.049 763.07275 902.4406 731.2433 C 936.78345 718.0141 904.18695 771.5921 938.5033 758.3629 C 937.6038 806.22577 901.9114 840.3306 938.5033 875.6789 C 911.0395 874.4354 883.8139 993.6562 902.4406 1038.106 C 967.4488 975.479 918.05096 887.3731 965.62317 830.5137 C 1001.95044 824.3222 987.79517 868.5605 1019.75684 866.6291 C 1002.7177 959.17993 965.7818 1045.6992 965.62317 1137.3506 C 1040.9501 1096.6311 991.076 980.8227 1046.8502 929.705 C 1079.1559 936.5844 1085.056 969.7623 1110.0062 983.9184 C 1111.9641 1025.9879 1053.4912 1079.9364 1100.9839 1110.2043 C 1075.0017 1138.5682 1038.9126 1204.3168 1064.8948 1254.5867 C 1124.3202 1214.6876 1097.8619 1097.7938 1137.0996 1019.98047 C 1178.4541 1032.7333 1195.2286 1070.1454 1236.3713 1083.1372 C 1207.9816 1133.0114 1224.5181 1227.7327 1191.2334 1272.6313 C 1148.6354 1256.9686 1138.5284 1280.5961 1110.0327 1299.6985 C 1099.1847 1448.3151 1052.6182 1561.1862 1028.832 1696.785 C 1062.0637 1753.7761 1135.8031 1770.2593 1182.264 1814.1536 C 1216.1307 1802.9349 1232.2439 1773.9105 1272.4604 1769.0416 C 1328.3405 1579.2292 1323.2339 1406.8011 1380.7809 1245.616 C 1369.0598 1206.484 1374.6953 1171.4005 1416.8435 1164.3887 C 1503.23 1196.3763 1389.909 1339.4635 1425.9188 1381.0292 C 1417.1611 1404.7357 1387.5278 1437.4114 1407.8214 1462.2031 C 1445.0746 1467.0188 1440.5503 1400.1849 1434.8883 1389.9983 C 1461.373 1329.2769 1489.3925 1270.0621 1489.022 1182.4592 C 1510.2946 1182.6708 1515.586 1166.9014 1543.1556 1173.411 C 1555.5647 1248.9491 1523.3649 1279.9581 1516.0887 1335.8914 C 1595.4109 1334.0392 1555.988 1213.2568 1597.3158 1173.411 C 1624.3563 1173.411 1651.4495 1173.411 1678.5165 1173.411 C 1689.0734 1250.1925 1656.5295 1283.7418 1651.4495 1344.8605 C 1736.4865 1377.1664 1674.8652 1198.1495 1741.699 1164.3612 C 1858.0626 1577.4028 1908.7039 2056.193 2039.4875 2454.867 C 1346.782 2028.5446 678.33875 1577.9584 0.0 1137.3215 C 56.646854 714.28455 158.2732 391.86316 243.68082 0.35931268 z M 270.74756 812.498 C 276.17157 962.30475 210.44904 1041.0193 216.61386 1191.4865 C 273.71088 1240.6727 382.08423 1311.0254 460.2422 1236.65 C 450.3732 1103.4847 509.24295 1038.9264 514.37585 920.76337 C 468.0209 846.0473 362.34644 734.2074 270.74756 812.498 z M 730.99036 1092.2952 C 709.42676 1218.0789 684.42365 1340.5536 649.78973 1453.2664 C 705.5904 1502.7174 752.68616 1560.9519 866.37756 1552.5383 C 864.86945 1529.9429 880.24176 1524.3344 893.47095 1516.4763 C 870.95496 1355.0812 974.48627 1273.245 938.55597 1128.438 C 874.5798 1092.2952 791.1036 1007.0194 730.99036 1092.2952 z M 1543.1553 1417.1235 C 1536.5671 1396.671 1559.4271 1346.7451 1525.1107 1353.9669 C 1506.59 1368.8643 1492.17 1428.4471 1543.1553 1417.1235 z M 1705.583 1525.4438 C 1483.28 1387.1464 1502.6741 1819.8993 1461.9547 1958.6456 C 1496.8268 1998.8629 1538.8954 2032.0149 1597.3154 2048.8162 C 1745.2969 1992.2742 1712.6737 1755.076 1759.7429 1597.5696 C 1724.8712 1574.8949 1731.618 1541.6105 1705.583 1525.4438 z" svg:height="24.548672mm" draw:style-name="style-397" svg:viewBox="0.0 0.0 2039.4875 2454.8672" svg:width="20.394876mm" svg:x="16.325853mm" svg:y="126.49342mm"/>
            <draw:path svg:d="M 10.673605 0.8599281 C 29.538328 -2.9762394 34.565475 7.103894 46.76273 9.908956 C 48.826553 45.098183 27.368725 56.739914 19.695986 82.140495 C -8.879061 80.36735 -1.2325636 15.464979 10.673605 0.8599281 z" svg:height="0.82140344mm" draw:style-name="style-398" svg:viewBox="0.0 0.0 46.90193 82.14035" svg:width="0.4690193mm" svg:x="61.34036mm" svg:y="126.75883mm"/>
            <draw:path svg:d="M 27.066742 0.0 C 39.18446 6.00577 43.894283 19.314873 45.111504 36.115364 C 23.389236 32.38497 25.532194 52.59853 0.0 45.16439 C 0.0 33.126205 0.0 21.087214 0.0 9.049027 C 12.805661 9.816099 25.558435 10.556525 27.066742 0.0 z" svg:height="0.46821085mm" draw:style-name="style-399" svg:viewBox="0.0 0.0 45.111504 46.821083" svg:width="0.45111504mm" svg:x="33.923286mm" svg:y="126.85765mm"/>
            <draw:path svg:d="M 21.452784 0.0 C 36.375362 15.557835 36.375362 92.76323 21.452784 108.32026 C -12.175653 105.11874 -1.6453694 5.000502 21.452784 0.0 z" svg:height="1.0832026mm" draw:style-name="style-400" svg:viewBox="0.0 0.0 32.644623 108.32026" svg:width="0.32644624mm" svg:x="25.225952mm" svg:y="127.03862mm"/>
            <draw:path svg:d="M 144.40958 9.728087 C 128.4022 56.691467 43.100563 23.724325 0.0 18.777115 C 40.98405 -22.418688 90.778534 18.300722 144.40958 9.728087 z" svg:height="0.34628314mm" draw:style-name="style-401" svg:viewBox="0.0 0.0 144.40958 34.628315" svg:width="1.4440958mm" svg:x="19.93556mm" svg:y="127.12179mm"/>
            <draw:path svg:d="M 45.084858 0.0 C 70.193954 17.01285 25.637968 39.95234 0.0 36.115364 C 10.133425 19.155806 34.92479 16.93372 45.084858 0.0 z" svg:height="0.3654063mm" draw:style-name="style-402" svg:viewBox="0.0 0.0 52.508137 36.54063" svg:width="0.5250814mm" svg:x="51.52046mm" svg:y="127.67018mm"/>
            <draw:path svg:d="M 21.00001 0.0 C 35.896145 6.8261333 35.896145 74.321205 21.00001 81.1215 C -13.84565 83.23781 0.7856432 0.66210425 21.00001 0.0 z" svg:height="0.81161493mm" draw:style-name="style-403" svg:viewBox="0.0 0.0 32.17217 81.16149" svg:width="0.3217217mm" svg:x="55.01039mm" svg:y="128.12183mm"/>
            <draw:path svg:d="M 1155.0647 0.0 C 1200.1495 18.70606 1143.8464 42.12194 1155.0647 81.22727 C 751.2578 263.94867 392.64154 491.8603 0.0 685.8528 C 1.4816601 649.5259 12.303027 650.0814 18.044764 604.67883 C 393.03842 399.09787 783.669 209.15308 1155.0647 0.0 z" svg:height="6.858528mm" draw:style-name="style-404" svg:viewBox="0.0 0.0 1172.8313 685.8528" svg:width="11.7283125mm" svg:x="36.450058mm" svg:y="128.39197mm"/>
            <draw:path svg:d="M 532.4743 18.07141 C 531.01935 328.13644 477.62625 657.88696 433.17606 929.4813 C 443.83878 963.956 467.96884 984.9915 460.26944 1037.8016 C 308.92776 924.42834 174.86334 793.7241 36.11577 667.80804 C 32.7027 525.1181 12.0385895 434.60443 0.0 315.8859 C 133.48224 256.88354 201.05684 131.81526 261.7524 0.0 C 375.99973 9.896036 419.86777 34.23725 532.4743 18.07141 z" svg:height="10.3780155mm" draw:style-name="style-405" svg:viewBox="0.0 0.0 532.4743 1037.8016" svg:width="5.3247433mm" svg:x="46.10549mm" svg:y="128.4822mm"/>
            <draw:path svg:d="M 1543.1562 0.0 C 1849.0941 238.5481 2129.4993 502.54926 2409.4546 767.0276 C 2198.3435 947.12964 1958.1814 1099.265 1723.6282 1254.3363 C 1489.8157 1408.9054 1255.2891 1563.4227 1028.7267 1723.6019 C 708.15765 1544.5851 353.13977 1322.4943 36.06288 1109.954 C 30.797537 985.8902 6.852779 880.4541 0.0 757.9794 C 158.74998 858.8114 312.6844 1040.2893 478.26093 1164.1141 C 855.6095 918.81903 1240.1285 680.69403 1606.3118 424.1012 C 1530.324 305.25024 1498.8647 179.78471 1543.1562 0.0 z" svg:height="17.23602mm" draw:style-name="style-406" svg:viewBox="0.0 0.0 2409.4546 1723.6019" svg:width="24.094547mm" svg:x="46.647095mm" svg:y="128.48245mm"/>
            <draw:path svg:d="M 0.81309634 0.0 C 50.687107 91.51977 60.58254 222.99106 109.080666 315.8859 C 40.579926 281.70193 -6.859844 125.12155 0.81309634 0.0 z" svg:height="3.158859mm" draw:style-name="style-407" svg:viewBox="0.0 0.0 109.08063 315.8859" svg:width="1.0908062mm" svg:x="25.432348mm" svg:y="128.84308mm"/>
            <draw:path svg:d="M 43.382362 0.0 C 67.03603 53.895287 38.24944 133.05873 25.25847 180.4985 C -28.531042 136.68335 16.209846 45.1111 43.382362 0.0 z" svg:height="1.804985mm" draw:style-name="style-408" svg:viewBox="0.0 0.0 52.418564 180.4985" svg:width="0.5241856mm" svg:x="53.974297mm" svg:y="128.84308mm"/>
            <draw:path svg:d="M 110.72704 1.6479937 C 132.44931 46.097797 176.31715 68.40263 164.88718 146.08443 C 132.5022 170.84955 95.96313 191.40788 47.57098 200.19206 C 17.143858 161.43071 -8.097454 117.45649 2.4330313 37.764164 C 32.992573 20.221632 53.947567 -6.9771256 110.72704 1.6479937 z M 119.74943 128.01302 C 145.65204 93.24689 100.48785 67.18501 83.6603 46.83903 C 88.34328 81.18205 103.55694 105.126816 119.74943 128.01302 z M 65.615746 137.06204 C 65.82749 106.76754 65.615746 76.8695 29.52662 82.90191 C 25.9016 116.58364 36.723167 135.87106 65.615746 137.06204 z" svg:height="2.0019166mm" draw:style-name="style-409" svg:viewBox="0.0 0.0 166.75552 200.19168" svg:width="1.6675552mm" svg:x="27.942919mm" svg:y="129.27771mm"/>
            <draw:path svg:d="M 7.2940474 0.23335138 C 45.12927 -3.07394 13.749968 29.628359 16.31643 45.397743 C -11.967534 39.153778 4.5160356 21.320564 7.2940474 0.23335138 z" svg:height="0.45397618mm" draw:style-name="style-410" svg:viewBox="0.0 0.0 26.103613 45.397617" svg:width="0.26103613mm" svg:x="60.291214mm" svg:y="129.29185mm"/>
            <draw:path svg:d="M 0.0 0.0 C 16.853985 20.399271 62.018375 46.407856 36.089123 81.17398 C 19.896637 58.31443 4.6829743 34.36967 0.0 0.0 z" svg:height="0.8117398mm" draw:style-name="style-411" svg:viewBox="0.0 0.0 43.942528 81.17398" svg:width="0.43942526mm" svg:x="28.779522mm" svg:y="129.74583mm"/>
            <draw:path svg:d="M 54.387424 0.0 C 61.637062 4.815597 69.045364 9.392999 81.48081 9.049027 C 46.396957 66.410675 60.446484 276.99292 18.272058 324.9083 C -24.90804 319.4314 21.182491 226.77394 27.294441 162.4279 C 33.591293 96.94337 26.447432 40.348793 54.387424 0.0 z" svg:height="3.2490828mm" draw:style-name="style-412" svg:viewBox="0.0 0.0 81.480965 324.9083" svg:width="0.8148096mm" svg:x="52.600594mm" svg:y="130.01624mm"/>
            <draw:path svg:d="M 0.6665452 0.78806555 C 36.75567 -5.2709956 36.96742 24.653694 36.75567 54.948193 C 7.889739 53.757214 -2.93183 34.469795 0.6665452 0.78806555 z" svg:height="0.54948014mm" draw:style-name="style-413" svg:viewBox="0.0 0.0 36.781902 54.948017" svg:width="0.367819mm" svg:x="28.231253mm" svg:y="130.09885mm"/>
            <draw:path svg:d="M 0.0 596.2717 C 325.19937 367.90955 713.7928 203.07465 1064.8683 0.6419181 C 1080.2142 -2.7186646 1081.9075 7.6796017 1082.9131 18.686682 C 717.68225 206.93826 367.0827 409.76746 0.0 596.2717 z" svg:height="5.9627175mm" draw:style-name="style-414" svg:viewBox="0.0 0.0 1082.9131 596.2718" svg:width="10.829131mm" svg:x="36.0889mm" svg:y="130.37097mm"/>
            <draw:path svg:d="M 63.18251 803.1688 C 25.135334 765.9682 14.949022 700.9609 0.0 640.6884 C 339.6191 423.86218 673.8409 201.53323 1028.7529 0.0 C 1065.7682 23.627432 1104.5825 63.870453 1091.9354 117.315994 C 1081.2461 162.48038 912.17737 247.54382 857.32935 279.7439 C 606.31915 427.11618 295.01065 676.3016 63.18251 803.1688 z" svg:height="8.031688mm" draw:style-name="style-415" svg:viewBox="0.0 0.0 1094.3762 803.1688" svg:width="10.943762mm" svg:x="51.159565mm" svg:y="131.37012mm"/>
            <draw:path svg:d="M 1118.976 0.0 C 1181.4438 339.6191 1236.2657 729.00586 1245.3143 1046.7449 C 926.862 1278.8108 576.58014 1479.0214 243.65477 1696.5355 C 140.17635 1376.4954 78.26355 959.48596 0.0 586.5824 C 383.1432 401.21417 724.27057 173.83144 1118.976 0.0 z" svg:height="16.965355mm" draw:style-name="style-416" svg:viewBox="0.0 0.0 1245.3143 1696.5355" svg:width="12.453143mm" svg:x="34.464622mm" svg:y="132.00168mm"/>
            <draw:path svg:d="M 0.0 0.0 C 36.274433 20.875662 57.890923 56.488796 63.18251 108.32026 C 39.793476 74.50691 6.2970557 50.800354 0.0 0.0 z" svg:height="1.0832026mm" draw:style-name="style-417" svg:viewBox="0.0 0.0 63.18251 108.32026" svg:width="0.6318251mm" svg:x="26.613642mm" svg:y="132.54327mm"/>
            <draw:path svg:d="M 559.4614 0.0 C 545.5708 35.559845 542.73975 116.46979 523.3723 171.45029 C 370.36377 253.04736 220.29218 337.58194 45.111504 397.05988 C 22.80717 362.188 28.231075 299.48187 0.0 270.66904 C 162.26894 156.26306 359.88626 77.15291 559.4614 0.0 z" svg:height="3.970599mm" draw:style-name="style-418" svg:viewBox="0.0 0.0 559.4614 397.05988" svg:width="5.5946145mm" svg:x="11.182613mm" svg:y="133.44551mm"/>
            <draw:path svg:d="M 33.169807 0.0 C 47.11316 17.409306 52.98691 103.66373 24.121185 108.26777 C -26.308552 98.00112 15.177933 22.436453 33.169807 0.0 z" svg:height="1.0826777mm" draw:style-name="style-419" svg:viewBox="0.0 0.0 44.72096 108.26777" svg:width="0.4472096mm" svg:x="52.452145mm" svg:y="133.62622mm"/>
            <draw:path svg:d="M 112.21254 8.893998 C 122.08153 66.91694 93.79756 86.76069 85.1458 126.2108 C 49.770863 125.54869 28.868958 110.33644 3.9451723 99.196945 C -17.24822 -6.3465114 50.988083 -10.1560335 112.21254 8.893998 z" svg:height="1.2621087mm" draw:style-name="style-420" svg:viewBox="0.0 0.0 114.27507 126.21088" svg:width="1.1427507mm" svg:x="34.966774mm" svg:y="134.52946mm"/>
            <draw:path svg:d="M 54.133686 2.3561223 C 112.89766 -11.243661 108.293816 38.471485 153.43176 38.418194 C 146.31454 147.29398 117.68661 207.3016 99.27163 318.18793 C 43.65629 322.63373 22.568872 292.60324 0.0 264.0278 C 11.641529 170.445 41.751125 95.2768 54.133686 2.3561223 z" svg:height="3.1862805mm" draw:style-name="style-421" svg:viewBox="0.0 0.0 153.43176 318.62805" svg:width="1.5343176mm" svg:x="18.852886mm" svg:y="135.3169mm"/>
            <draw:path svg:d="M 333.90402 1056.1047 C 236.43137 923.5482 101.52036 1095.4741 0.0 1056.1047 C 98.239716 937.2538 246.5652 870.78986 369.9669 785.38324 C 744.32587 526.171 1136.9937 263.91638 1515.9829 0.31167346 C 1523.7086 -1.3290532 1524.5023 3.777224 1525.032 9.254926 C 1599.0891 -3.2071683 1642.2422 144.32419 1597.2369 225.9229 C 1178.1628 504.6607 755.7819 780.09125 333.90402 1056.1047 z" svg:height="10.62117mm" draw:style-name="style-422" svg:viewBox="0.0 0.0 1615.5636 1062.117" svg:width="16.155636mm" svg:x="57.476494mm" svg:y="135.6088mm"/>
            <draw:path svg:d="M 3744.9917 803.22125 C 3677.9727 755.9939 3618.3623 701.2508 3555.497 649.7891 C 3561.3442 562.76764 3518.085 524.7742 3528.4304 433.2019 C 3888.2373 626.93036 4212.881 855.71484 4557.2363 1064.8945 C 4052.173 1411.075 3543.7764 1754.1079 3023.1028 2084.6255 C 3012.8103 2122.5142 2980.8755 2138.6807 2987.0398 2192.9458 C 2467.0276 1887.5365 1983.5017 1524.5032 1479.9998 1200.2286 C 974.35455 874.60583 481.70044 533.6641 0.0 180.55098 C 143.00725 127.95245 274.6904 16.060066 424.15356 0.0 C 428.99542 34.581223 412.2473 118.586105 388.0379 153.48546 C 412.1943 177.66841 407.4848 208.73079 442.1717 234.65944 C 598.1701 351.1817 784.1722 460.58716 965.5968 577.5858 C 1386.1255 848.78375 1826.4978 1143.186 2265.0713 1434.8881 C 2340.9275 1485.2645 2486.8452 1594.8282 2526.7708 1597.3152 C 2609.9558 1602.4747 2770.6108 1455.3132 2842.6304 1407.8209 C 3146.2925 1207.2664 3467.4436 1017.3216 3744.9917 803.22125 z" svg:height="21.929459mm" draw:style-name="style-423" svg:viewBox="0.0 0.0 4557.2363 2192.9458" svg:width="45.57236mm" svg:x="11.904662mm" svg:y="136.0617mm"/>
            <draw:path svg:d="M 180.44582 10.248082 C 157.63875 92.66553 92.26039 132.61787 0.0 145.58218 C 62.415237 100.576866 77.78736 -38.59422 180.44582 10.248082 z" svg:height="1.4558214mm" draw:style-name="style-424" svg:viewBox="0.0 0.0 180.44582 145.58214" svg:width="1.8044581mm" svg:x="33.56266mm" svg:y="136.14073mm"/>
            <draw:path svg:d="M 24.970413 0.0 C 44.94638 1.0852051 28.83343 38.232483 34.045685 54.10684 C 26.743158 52.41282 25.023302 45.058617 15.974678 45.058617 C 25.87011 69.39983 17.641647 91.360695 6.925853 117.26351 C -3.710408 226.35083 -5.165624 30.506857 24.970413 17.991472 C 24.970413 11.985702 24.970413 5.979932 24.970413 0.0 z" svg:height="1.5019208mm" draw:style-name="style-425" svg:viewBox="0.0 0.0 35.298416 150.19208" svg:width="0.35298416mm" svg:x="20.58835mm" svg:y="136.3337mm"/>
            <draw:path svg:d="M 288.76627 72.75718 C 324.69675 217.6159 221.16522 299.452 243.68121 460.8488 C 230.45204 468.65353 215.07973 474.3428 216.58783 496.91086 C 102.896454 505.32443 55.85354 447.08994 0.0 397.63882 C 34.686794 284.87277 59.637024 162.45131 81.20063 36.667656 C 141.34029 -48.58069 224.81648 36.69511 288.76627 72.75718 z M 54.133686 388.5906 C 71.754944 413.09167 109.51103 417.48257 135.3343 433.75418 C 164.14735 319.18915 174.38675 239.86745 207.5392 135.8864 C 170.39172 124.93261 163.38028 83.7901 108.26757 90.82778 C 96.30831 190.78777 44.555782 296.9392 54.133686 388.5906 z" svg:height="4.977279mm" draw:style-name="style-426" svg:viewBox="0.0 0.0 296.41742 497.72794" svg:width="2.964174mm" svg:x="22.823486mm" svg:y="137.04942mm"/>
            <draw:path svg:d="M 1296.6404 0.0 C 1343.4979 13.282457 1402.1564 14.790763 1431.9745 45.111908 C 1413.9563 126.2326 1328.8662 149.59518 1269.5199 189.49423 C 865.2899 461.30096 441.18872 767.4499 6.1345572 1019.73096 C -26.594387 935.8585 80.24421 903.4461 123.477196 875.34863 C 500.87903 629.20734 910.05707 355.28354 1296.6395 108.26858 C 1296.6404 72.179054 1296.6404 36.062073 1296.6404 0.0 z" svg:height="10.1973095mm" draw:style-name="style-427" svg:viewBox="0.0 0.0 1431.9746 1019.73096" svg:width="14.319746mm" svg:x="61.02432mm" svg:y="136.96526mm"/>
            <draw:path svg:d="M 126.31213 24.011776 C 119.38002 112.11848 104.96028 145.03151 81.20063 222.55585 C 52.043613 212.58069 24.712032 200.80653 0.0 186.44049 C 14.12886 97.75081 17.991877 -60.33708 126.31213 24.011776 z" svg:height="2.2255576mm" draw:style-name="style-428" svg:viewBox="0.0 0.0 126.31213 222.55574" svg:width="1.2631214mm" svg:x="28.599075mm" svg:y="137.71786mm"/>
            <draw:path svg:d="M 55.315178 0.8042144 C 110.42789 -6.2334695 117.43933 34.909042 154.5868 45.86283 C 121.40812 149.84389 111.16872 229.16559 82.38212 343.73062 C 56.5324 327.459 18.802752 323.0665 1.1814927 298.56702 C -8.423057 206.8882 43.329475 100.73674 55.315178 0.8042144 z" svg:height="3.4373102mm" draw:style-name="style-429" svg:viewBox="0.0 0.0 154.58679 343.73102" svg:width="1.5458679mm" svg:x="23.353275mm" svg:y="137.94994mm"/>
            <draw:path svg:d="M 17.060287 0.6992467 C 51.376667 -6.470858 28.543154 43.375904 35.104847 63.907593 C -15.880409 75.17951 -1.4604647 15.596592 17.060287 0.6992467 z" svg:height="0.6531732mm" draw:style-name="style-430" svg:viewBox="0.0 0.0 36.562252 65.31732" svg:width="0.3656225mm" svg:x="31.406359mm" svg:y="140.02611mm"/>
            <draw:path svg:d="M 72.178246 0.17117818 C 129.38123 -2.8712716 145.33551 35.307922 180.47226 54.331306 C 142.29286 148.54874 151.79144 290.39246 99.245186 370.19055 C 60.510273 357.78177 39.84616 327.30237 0.0 316.03043 C 27.119629 213.84999 48.101067 105.42315 72.178246 0.17117818 z" svg:height="3.7019098mm" draw:style-name="style-431" svg:viewBox="0.0 0.0 180.47226 370.19098" svg:width="1.8047225mm" svg:x="26.9748mm" svg:y="140.21184mm"/>
            <draw:path svg:d="M 8.289828 0.0 C 17.312109 0.0 26.334389 0.0 35.330227 0.0 C 47.18361 28.071606 32.896084 25.796228 35.330227 63.208347 C 24.85273 61.700043 19.296503 65.21889 17.285666 72.25657 C -19.650164 62.018173 15.16895 32.252552 8.289828 0.0 z" svg:height="0.72256565mm" draw:style-name="style-432" svg:viewBox="0.0 0.0 40.09755 72.25657" svg:width="0.4009755mm" svg:x="12.723728mm" svg:y="140.66466mm"/>
            <draw:path svg:d="M 1146.0424 0.0 C 1152.7627 161.02538 1003.379 209.12643 875.3475 297.81448 C 632.40686 466.00998 358.96024 634.1796 117.3164 794.17303 C 87.577415 791.951 51.964283 762.7942 0.0 758.0577 C 154.04057 622.6703 332.1313 511.20102 505.38055 397.08652 C 677.4921 283.7133 849.8944 167.13773 1028.7797 63.208347 C 1048.0679 31.325605 1089.5809 21.775156 1119.0293 0.0 C 1127.9717 0.0 1137.0208 0.0 1146.0424 0.0 z" svg:height="7.9417305mm" draw:style-name="style-433" svg:viewBox="0.0 0.0 1146.2611 794.17303" svg:width="11.462611mm" svg:x="61.71803mm" svg:y="140.93533mm"/>
            <draw:path svg:d="M 53.720173 0.0 C 66.18206 45.74656 35.860817 126.390854 8.582224 162.4271 C -16.553211 103.98105 18.080795 27.595213 53.720173 0.0 z" svg:height="1.6242709mm" draw:style-name="style-434" svg:viewBox="0.0 0.0 56.60386 162.4271" svg:width="0.5660386mm" svg:x="9.832877mm" svg:y="141.11632mm"/>
            <draw:path svg:d="M 1060.9752 0.0 C 1298.6771 24.845058 1078.0405 161.2902 997.8194 216.64052 C 696.30035 424.44437 310.98755 683.73566 5.1026435 857.3814 C -21.48811 778.61523 62.464287 758.7715 104.400925 731.04224 C 401.8456 533.4784 715.77344 308.58258 1033.8822 126.3634 C 1044.3596 85.64561 1068.8866 59.02902 1060.9752 0.0 z" svg:height="8.573814mm" draw:style-name="style-435" svg:viewBox="0.0 0.0 1168.0786 857.3814" svg:width="11.680787mm" svg:x="62.839104mm" svg:y="141.47693mm"/>
            <draw:path svg:d="M 220.17188 861.1118 C 60.416508 723.95123 -144.76788 155.41525 147.96707 12.831903 C 162.6779 5.661799 223.34685 -6.0865145 274.30566 3.7836835 C 466.8165 40.87767 702.45435 486.27844 572.09424 779.807 C 551.3244 826.6646 478.27292 906.8858 409.6665 915.2477 C 316.29507 926.518 303.88608 874.57996 220.17188 861.1118 z M 572.09424 653.5728 C 598.7642 434.0481 445.9673 177.85251 355.5327 85.0368 C -104.92162 -124.46107 21.8667 699.2144 247.21227 788.9344 C 361.3007 960.2256 552.0388 818.8324 572.09424 653.5728 z" svg:height="9.168354mm" draw:style-name="style-436" svg:viewBox="0.0 0.0 609.6638 916.83545" svg:width="6.096638mm" svg:x="10.06357mm" svg:y="141.89021mm"/>
            <draw:path svg:d="M 54.133686 0.05975087 C 82.70873 -1.3952636 84.32261 24.084446 117.342636 18.157804 C 125.01558 132.7745 97.78997 241.14806 63.18251 352.03598 C 40.85163 338.27713 9.551459 333.5423 0.0 306.92407 C 22.14557 216.40958 22.304234 120.28658 54.133686 0.05975087 z" svg:height="3.5203638mm" draw:style-name="style-437" svg:viewBox="0.0 0.0 118.64705 352.03638" svg:width="1.1864705mm" svg:x="31.396252mm" svg:y="142.82994mm"/>
            <draw:path svg:d="M 1146.0427 126.25844 C 810.6833 377.506 442.066 595.36414 90.22301 830.156 C 51.27634 781.8434 22.515985 723.34406 0.0 658.70654 C 321.60098 420.84637 673.9995 213.73048 1019.7306 0.0 C 1072.9912 30.795921 1109.3185 78.71289 1146.0427 126.25844 z" svg:height="8.30156mm" draw:style-name="style-438" svg:viewBox="0.0 0.0 1146.0427 830.156" svg:width="11.460427mm" svg:x="36.9017mm" svg:y="143.01233mm"/>
            <draw:path svg:d="M 7.4971194 0.0 C 36.49547 29.607365 12.206739 62.468727 7.4971194 90.2222 C -8.404284 184.44125 5.6450443 85.51318 7.4971194 0.0 z" svg:height="1.2850066mm" draw:style-name="style-439" svg:viewBox="0.0 0.0 21.497164 128.50066" svg:width="0.21497163mm" svg:x="33.03604mm" svg:y="143.6428mm"/>
            <draw:path svg:d="M 7.3426957 0.0 C 14.592233 4.7623057 22.000635 9.392191 34.43598 9.04822 C 13.4281 177.87834 82.48436 249.29033 79.547485 370.01938 C 11.81412 295.93637 -14.08859 133.32358 7.3426957 0.0 z" svg:height="3.700194mm" draw:style-name="style-440" svg:viewBox="0.0 0.0 79.638756 370.01938" svg:width="0.79638755mm" svg:x="10.83799mm" svg:y="144.1844mm"/>
            <draw:path svg:d="M 993.9154 0.0 C 1030.9044 10.186716 986.8777 38.655582 993.9154 72.204895 C 752.0067 233.78578 510.04556 401.24002 262.97733 568.5635 C 185.66614 620.87134 101.95194 698.47314 1.2515385 694.84937 C -9.622716 629.7887 53.136288 638.4671 82.42552 613.6221 C 371.82684 403.64944 686.1782 218.75763 975.844 8.943253 C 986.348 10.451558 991.93066 6.986007 993.9154 0.0 z" svg:height="6.9497185mm" draw:style-name="style-441" svg:viewBox="0.0 0.0 1008.8986 694.9718" svg:width="10.088986mm" svg:x="62.427032mm" svg:y="145.35783mm"/>
            <draw:path svg:d="M 947.5257 0.053291317 C 1003.22076 -1.5599822 1021.7411 34.104828 1046.7711 63.20996 C 987.9011 148.9347 848.54517 220.76978 748.9824 288.81958 C 520.2238 445.24088 277.73294 614.2842 36.089123 767.13336 C 28.575047 747.50116 2.0109398 747.0248 0.0 721.9698 C 56.964787 649.316 140.70523 603.01385 216.58803 550.5203 C 441.00787 395.1309 682.4926 239.6349 920.48517 90.3304 C 915.93445 46.646053 948.58344 40.189728 947.5257 0.053291317 z" svg:height="7.671329mm" draw:style-name="style-442" svg:viewBox="0.0 0.0 1046.7711 767.13293" svg:width="10.4677105mm" svg:x="63.43253mm" svg:y="145.62772mm"/>
            <draw:path svg:d="M 1768.7396 233.9069 C 1226.0265 602.6295 687.01715 975.11 117.3164 1316.8462 C 81.20063 1229.5599 65.66984 1121.8226 0.0 1064.1421 C 417.27426 757.2777 927.1264 434.11594 1389.6708 125.58503 C 1500.9282 51.369602 1588.6376 -48.088146 1714.5529 26.312992 C 1723.5486 104.65769 1767.7869 147.65248 1768.7396 233.9069 z" svg:height="13.168466mm" draw:style-name="style-443" svg:viewBox="0.0 0.0 1768.7396 1316.8466" svg:width="17.687397mm" svg:x="43.30832mm" svg:y="146.17685mm"/>
            <draw:path svg:d="M 153.52905 2.0137658 C 363.5554 -35.504936 584.2707 461.30417 397.15738 642.75464 C 376.83743 662.38684 314.8984 689.05676 252.77425 678.8167 C 133.07669 659.1845 -3.5541675 426.90707 0.07065137 236.6183 C 2.2668996 122.47798 45.68499 21.301992 153.52905 2.0137658 z M 45.235245 146.39609 C -26.54614 348.24747 155.67221 658.20593 315.9305 633.70483 C 407.07947 619.8668 443.67142 496.36017 424.22452 363.03662 C 401.6292 208.3077 279.86783 51.277554 180.54332 56.17228 C 120.21815 59.16305 65.316986 89.88146 45.235245 146.39609 z" svg:height="6.8108273mm" draw:style-name="style-444" svg:viewBox="0.0 0.0 467.7819 681.0827" svg:width="4.6778193mm" svg:x="19.39325mm" svg:y="147.77373mm"/>
            <draw:path svg:d="M 151.41779 0.11304219 C 250.74231 -4.807523 372.5037 152.24844 395.099 306.97736 C 414.51944 440.30093 377.98038 563.8076 286.805 577.64557 C 126.520454 602.14667 -55.69811 292.1866 16.109724 90.33524 C 36.165226 33.82061 91.06638 3.1022007 151.41779 0.11304219 z M 115.32867 388.15134 C 100.776505 332.4829 75.21787 212.49509 43.150425 144.497 C 39.816486 192.75632 29.074451 372.80505 115.32867 388.15134 z M 160.46642 469.35117 C 153.42853 471.3617 149.98882 476.94437 151.41759 487.44922 C 168.24513 521.7656 204.81044 536.3965 259.73804 532.56116 C 259.73804 517.53296 259.73804 502.4774 259.73804 487.44922 C 218.30446 491.54944 184.64937 453.97903 160.46642 469.35117 z" svg:height="5.7901397mm" draw:style-name="style-445" svg:viewBox="0.0 0.0 400.16074 579.014" svg:width="4.0016074mm" svg:x="19.684767mm" svg:y="148.33434mm"/>
            <draw:path svg:d="M 0.0071660676 0.0 C 62.978024 15.239702 61.258167 95.19767 153.41258 81.22727 C 160.5828 112.39462 143.41138 119.3015 135.34158 135.3341 C 55.754932 124.75013 -0.733664 91.01672 0.0071660676 0.0 z" svg:height="1.3533411mm" draw:style-name="style-446" svg:viewBox="0.0 0.0 155.12408 135.3341" svg:width="1.5512409mm" svg:x="12.174729mm" svg:y="148.78658mm"/>
            <draw:path svg:d="M 2328.2537 13.004697 C 1769.6388 419.9598 1162.6583 778.6023 595.6036 1177.118 C 471.7521 1240.6187 353.06024 1189.8175 216.61427 1150.0509 C 137.5566 1126.9531 46.275436 1119.7556 0.0 1068.8768 C 110.91336 1062.7386 261.27603 1097.8221 388.06454 1141.0818 C 418.6768 1151.5333 452.4114 1189.606 487.33618 1186.1937 C 532.2095 1181.8545 541.4434 1134.0441 586.5816 1095.9714 C 693.28815 1006.0125 853.0168 922.24664 1001.7129 825.25 C 1387.2638 573.78925 1879.9707 223.16466 2247.054 13.1112795 C 2269.8071 -0.06621043 2293.7258 -8.161646 2328.2537 13.004697 z" svg:height="12.071755mm" draw:style-name="style-447" svg:viewBox="0.0 0.0 2328.2537 1207.1755" svg:width="23.282537mm" svg:x="38.706158mm" svg:y="149.01768mm"/>
            <draw:path svg:d="M 2.2683127 0.0 C 34.33576 67.99811 59.894596 187.9601 74.446556 243.65436 C -11.807459 228.3097 -1.0654227 48.26094 2.2683127 0.0 z" svg:height="2.4365437mm" draw:style-name="style-448" svg:viewBox="0.0 0.0 74.44657 243.65436" svg:width="0.7444657mm" svg:x="20.093586mm" svg:y="149.77928mm"/>
            <draw:path svg:d="M 2120.7146 0.0016148884 C 1572.0745 389.8389 982.98016 739.3266 442.19803 1137.1011 C 313.50476 1229.7585 129.51364 1201.3413 0.0 1119.003 C 114.72329 1160.3038 260.72052 1204.6744 379.01553 1146.0168 C 938.15936 748.6122 1523.2855 377.16367 2102.6436 0.0 C 2108.6765 0.0016148884 2114.656 0.0016148884 2120.7146 0.0016148884 z" svg:height="11.948155mm" draw:style-name="style-449" svg:viewBox="0.0 0.0 2120.7146 1194.8156" svg:width="21.207148mm" svg:x="41.14244mm" svg:y="149.95972mm"/>
            <draw:path svg:d="M 64.57858 0.0 C 49.76198 18.230474 34.389454 35.957108 1.4227167 36.062073 C -9.663492 -8.069597 47.14263 15.716094 64.57858 0.0 z" svg:height="0.36062074mm" draw:style-name="style-450" svg:viewBox="0.0 0.0 64.57846 36.062073" svg:width="0.6457846mm" svg:x="62.33536mm" svg:y="150.95245mm"/>
            <draw:path svg:d="M 866.3779 721.91486 C 588.14197 922.0464 312.2609 1124.4258 0.0 1290.5042 C 0.0 1233.3549 0.0 1176.1506 0.0 1119.0547 C 555.59875 739.086 1115.6421 363.5905 1687.5123 0.0 C 1836.6316 141.8954 1619.0116 232.33076 1525.0848 297.81448 C 1315.1111 444.20898 1063.5453 614.8381 866.3779 721.91486 z" svg:height="12.905042mm" draw:style-name="style-451" svg:viewBox="0.0 0.0 1738.2908 1290.5042" svg:width="17.382908mm" svg:x="44.75189mm" svg:y="151.1329mm"/>
            <draw:path svg:d="M 91.36918 10.957018 C 379.6857 -88.73812 464.93445 524.4076 244.77449 534.38275 C 90.892784 541.3671 -37.694725 256.83508 10.141903 92.18429 C 19.693563 59.45535 54.618553 23.737246 91.36918 10.957018 z M 253.82332 480.24844 C 430.37967 454.50388 298.45844 82.950356 199.6632 56.094765 C 163.60051 56.094765 127.4583 56.094765 91.36918 56.094765 C -40.472736 186.16434 103.275345 502.20932 253.82332 480.24844 z" svg:height="5.3450937mm" draw:style-name="style-452" svg:viewBox="0.0 0.0 369.0919 534.5094" svg:width="3.690919mm" svg:x="27.05356mm" svg:y="152.4669mm"/>
            <draw:path svg:d="M 108.63899 21.800993 C 108.63899 36.829144 108.63899 51.88475 108.63899 66.9129 C 53.711594 70.74988 17.146078 56.117374 0.31853673 21.800993 C -1.1102358 11.323598 2.3292747 5.7942195 9.367362 3.7029393 C 33.550114 -11.643346 67.2052 25.927034 108.63899 21.800993 z" svg:height="0.6751017mm" draw:style-name="style-453" svg:viewBox="0.0 0.0 108.639084 67.51017" svg:width="1.0863909mm" svg:x="21.19576mm" svg:y="152.99055mm"/>
            <draw:path svg:d="M 51.836506 0.0 C 87.95207 0.0 124.0414 0.0 160.13052 0.0 C 258.87308 26.881433 390.8472 398.43658 214.29065 424.1537 C 63.742676 446.11453 -80.00541 130.06958 51.836506 0.0 z M 105.996635 297.78867 C 83.480644 224.04962 57.630726 153.66956 33.818386 81.20143 C 16.40868 160.0209 25.510393 287.0997 105.996635 297.78867 z M 151.10814 360.99863 C 147.40399 382.74792 167.5917 380.63083 160.13052 406.05722 C 193.57385 403.41205 219.39713 393.25116 214.29065 351.9504 C 190.2928 352.00208 162.74966 348.53653 151.10814 360.99863 z" svg:height="4.2524247mm" draw:style-name="style-454" svg:viewBox="0.0 0.0 300.96692 425.24246" svg:width="3.009669mm" svg:x="27.448887mm" svg:y="153.02785mm"/>
            <draw:path svg:d="M 2986.9346 10.85528 C 2508.0125 342.7746 1949.609 711.339 1443.8315 1048.6827 C 1332.257 1123.0564 1231.8209 1241.3259 1082.8604 1229.0754 C 997.2148 1222.0911 851.72064 1166.6067 757.97833 1138.9049 C 508.4232 1065.0593 245.16287 984.07104 0.0 904.29877 C 127.42338 910.80676 247.01515 958.14075 415.07822 994.52094 C 618.5957 1038.601 832.1938 1141.7875 1010.6551 1184.0153 C 1118.6581 1209.5482 1124.9816 1179.8342 1200.176 1129.8551 C 1269.2056 1084.0294 1343.7916 1043.4957 1416.764 994.52094 C 1881.3193 682.60364 2492.4805 311.31335 2923.8308 1.8038304 C 2934.4678 -5.8410516 2967.3552 13.447176 2986.9346 10.85528 z" svg:height="12.299569mm" draw:style-name="style-455" svg:viewBox="0.0 0.0 2986.9346 1229.9569" svg:width="29.869347mm" svg:x="33.021317mm" svg:y="153.10002mm"/>
            <draw:path svg:d="M 7.4056764 0.0 C 31.191772 72.3906 57.067936 142.82234 79.58392 216.58722 C -0.8758751 205.87244 -9.977588 78.79363 7.4056764 0.0 z" svg:height="2.165872mm" draw:style-name="style-456" svg:viewBox="0.0 0.0 79.58389 216.58722" svg:width="0.7958389mm" svg:x="27.71275mm" svg:y="153.84012mm"/>
            <draw:path svg:d="M 36.336807 0.0 C 67.47832 16.113358 49.433754 114.98813 0.24768351 108.32026 C -3.536 56.382214 37.28919 49.107143 36.336807 0.0 z" svg:height="1.086424mm" draw:style-name="style-457" svg:viewBox="0.0 0.0 51.753517 108.6424" svg:width="0.5175352mm" svg:x="24.35533mm" svg:y="155.19398mm"/>
            <draw:path svg:d="M 1786.784 0.0 C 1786.784 18.098055 1786.784 36.115364 1786.784 54.16013 C 1293.1772 422.2481 756.0997 752.2102 234.63239 1100.9049 C 163.72426 1148.3456 91.06961 1218.1685 0.0 1218.2734 C 0.0 1194.2488 0.0 1170.1191 0.0 1146.0686 C 622.3263 790.7608 1165.2515 356.0506 1786.784 0.0 z" svg:height="12.1827345mm" draw:style-name="style-458" svg:viewBox="0.0 0.0 1786.784 1218.2734" svg:width="17.86784mm" svg:x="44.75215mm" svg:y="155.19398mm"/>
            <draw:path svg:d="M 20.010284 0.0 C 68.64063 7.699788 28.31828 62.308853 10.987903 81.22727 C -11.184112 64.240265 4.558628 9.208094 20.010284 0.0 z" svg:height="0.8122727mm" draw:style-name="style-459" svg:viewBox="0.0 0.0 43.181847 81.22727" svg:width="0.43181846mm" svg:x="23.34543mm" svg:y="155.46466mm"/>
            <draw:path svg:d="M 37.931107 0.0 C 46.953487 0.0 55.975666 0.0 64.9716 0.0 C 53.594513 68.68605 42.34964 131.73615 10.811476 198.54407 C -24.801456 155.25699 39.068794 67.70743 37.931107 0.0 z" svg:height="1.9854407mm" draw:style-name="style-460" svg:viewBox="0.0 0.0 64.97167 198.54407" svg:width="0.64971673mm" svg:x="25.422325mm" svg:y="156.00574mm"/>
            <draw:path svg:d="M 1877.0332 0.053291317 C 1395.1211 346.07544 857.2236 703.63275 333.90402 1046.7981 C 220.39795 1121.1992 144.83289 1202.2408 0.0 1191.1804 C 641.6941 828.14545 1232.6936 366.36813 1840.9441 0.0 C 1852.9828 0.053291317 1864.9946 0.053291317 1877.0332 0.053291317 z" svg:height="11.921991mm" draw:style-name="style-461" svg:viewBox="0.0 0.0 1877.0332 1192.1991" svg:width="18.770332mm" svg:x="44.57171mm" svg:y="156.27666mm"/>
            <draw:path svg:d="M 55.756645 0.0 C 94.41223 51.83146 47.95149 163.72385 1.6229628 189.54753 C -8.537107 129.75143 31.362143 54.16013 55.756645 0.0 z" svg:height="1.8954753mm" draw:style-name="style-462" svg:viewBox="0.0 0.0 70.14507 189.54753" svg:width="0.7014507mm" svg:x="23.799973mm" svg:y="156.36662mm"/>
            <draw:path svg:d="M 162.45415 0.32782236 C 172.93175 -1.1271921 178.5144 2.3383584 180.52515 9.376042 C 172.32314 85.44375 152.6116 149.9763 117.342636 198.87029 C 94.72067 322.69507 65.53722 464.43222 0.0 568.86383 C 29.95073 355.21246 96.3612 177.94295 162.45415 0.32782236 z" svg:height="5.6886315mm" draw:style-name="style-463" svg:viewBox="0.0 0.0 180.52515 568.86316" svg:width="1.8052515mm" svg:x="21.650324mm" svg:y="156.45357mm"/>
            <draw:path svg:d="M 63.62963 0.4037221 C 68.736115 41.704494 42.912834 51.86537 9.469503 54.51056 C 16.930693 29.08414 -3.2039387 31.20126 0.44712225 9.4519415 C 12.088651 -3.008537 39.631783 0.45701343 63.62963 0.4037221 z" svg:height="0.54510534mm" draw:style-name="style-464" svg:viewBox="0.0 0.0 64.27562 54.510532" svg:width="0.64275616mm" svg:x="28.955496mm" svg:y="156.54329mm"/>
            <draw:path svg:d="M 28.831612 0.0 C 74.49864 21.457022 19.544792 58.605915 28.831612 99.27203 C 21.158672 100.912766 20.33851 95.699905 19.80923 90.223816 C 12.136291 88.58309 11.342572 93.74266 10.813495 99.27203 C -15.19509 69.76964 11.712988 16.323292 28.831612 0.0 z" svg:height="0.99579036mm" draw:style-name="style-465" svg:viewBox="0.0 0.0 47.215828 99.57903" svg:width="0.47215828mm" svg:x="26.866665mm" svg:y="156.63783mm"/>
            <draw:path svg:d="M 1714.6053 0.0 C 1733.3376 5.106277 1733.735 14.154497 1723.6277 27.120436 C 1140.8564 394.8386 601.8738 806.39777 0.0 1155.1716 C 556.10095 754.6987 1148.7412 390.79007 1714.6053 0.0 z" svg:height="11.551717mm" draw:style-name="style-466" svg:viewBox="0.0 0.0 1730.2241 1155.1716" svg:width="17.302242mm" svg:x="46.286472mm" svg:y="157.0884mm"/>
            <draw:path svg:d="M 44.56345 0.0 C 70.99534 53.737026 33.10703 120.703224 8.500772 153.43216 C -24.75745 87.78857 50.728085 43.70857 44.56345 0.0 z" svg:height="1.5343217mm" draw:style-name="style-467" svg:viewBox="0.0 0.0 53.55261 153.43216" svg:width="0.5355261mm" svg:x="20.39242mm" svg:y="160.60817mm"/>
            <draw:path svg:d="M 1985.3275 610.754 C 1343.9512 418.21735 624.28436 222.55746 0.0 15.176722 C 3.2015164 4.778455 15.901402 -7.7094774 18.044561 6.1285014 C 572.5054 151.27951 1113.8167 338.04782 1660.4454 484.4423 C 1771.4121 514.15625 1890.5537 547.2292 1985.3275 610.754 z" svg:height="6.1075425mm" draw:style-name="style-468" svg:viewBox="0.0 0.0 1985.3275 610.7542" svg:width="19.853275mm" svg:x="24.08687mm" svg:y="161.9907mm"/>
            <draw:path svg:d="M 920.4323 276.86453 C 616.4788 222.86267 306.7844 96.47182 0.0 15.165417 C 3.1748707 4.8204417 15.901402 -7.7207813 18.044764 6.1171975 C 258.9744 65.966576 470.32333 155.47499 721.9423 204.66127 C 732.6579 223.97534 761.0743 225.74849 776.1025 240.77664 C 840.15784 236.85892 876.1412 260.9902 920.4323 276.86453 z" svg:height="2.768651mm" draw:style-name="style-469" svg:viewBox="0.0 0.0 920.4323 276.8651" svg:width="9.204323mm" svg:x="34.013775mm" svg:y="163.16373mm"/>
            <draw:path svg:d="M 99.245186 22.401731 C 73.025055 48.0397 35.58649 8.298912 0.0 13.353513 C 12.7000885 -22.127201 63.6587 24.570528 99.245186 22.401731 z" svg:height="0.31093478mm" draw:style-name="style-470" svg:viewBox="0.0 0.0 99.245186 31.093477" svg:width="0.9924519mm" svg:x="26.43346mm" svg:y="163.63297mm"/>
            <draw:path svg:d="M 0.0 9.200019 C 22.595318 -12.812525 78.87236 8.061523 81.22707 36.213875 C 55.85354 25.524927 29.315878 15.91957 0.0 9.200019 z" svg:height="0.36213335mm" draw:style-name="style-471" svg:viewBox="0.0 0.0 81.22707 36.213337" svg:width="0.8122707mm" svg:x="27.516136mm" svg:y="163.94595mm"/>
            <draw:path svg:d="M 0.0 8.411954 C 11.879927 -8.680025 72.204895 1.7440795 72.204895 26.456717 C 54.42497 14.101206 20.637466 17.831598 0.0 8.411954 z" svg:height="0.26456162mm" draw:style-name="style-472" svg:viewBox="0.0 0.0 72.204895 26.456161" svg:width="0.72204894mm" svg:x="36.179386mm" svg:y="166.57056mm"/>
            <draw:path svg:d="M 54.151245 0.0 C 45.97547 18.918417 27.534252 27.490246 0.01736005 27.067144 C -0.80259955 -0.87203974 27.269814 0.15987395 54.151245 0.0 z" svg:height="0.27082053mm" draw:style-name="style-473" svg:viewBox="0.0 0.0 54.151424 27.082054" svg:width="0.5415142mm" svg:x="45.564247mm" svg:y="168.73007mm"/>
            <draw:path svg:d="M 2942.0337 2301.1343 C 2952.7493 2307.7488 2925.6558 2391.807 2960.1313 2400.353 C 2991.114 2388.3145 2978.0437 2318.3586 2969.127 2292.0857 C 3251.0671 2176.9656 3559.042 2087.8274 3835.4521 1967.2302 C 3856.1953 1945.8519 3838.6536 1886.215 3844.4744 1849.9138 C 3845.7446 1818.587 3798.7278 1835.4674 3799.3896 1804.7761 C 3782.6677 1542.9446 3763.3533 1394.8042 3790.3672 1146.0165 C 3689.164 1080.929 3562.4023 1157.1024 3456.4895 1182.1056 C 3188.1492 1245.3939 2892.4243 1286.4044 2644.2715 1272.3286 C 2310.235 1253.4374 1946.4594 1161.9974 1633.5896 1091.8563 C 1609.2743 1118.685 1612.079 1172.5808 1597.4739 1209.1725 C 1633.563 1254.284 1697.936 1271.1644 1750.9323 1299.422 C 1873.355 1559.3486 2011.4408 1850.5756 2057.743 2156.6982 C 2094.0437 2237.7136 2191.7544 2257.3457 2247.2375 2319.1523 C 1563.6072 2208.6357 1021.7934 1956.3822 487.5203 1696.482 C 372.8763 1592.051 239.47342 1511.0092 108.50476 1389.6448 C 69.55809 1353.5822 4.6028357 1302.3323 0.23718673 1263.3326 C -4.2342377 1223.4598 55.667423 1122.1246 81.41137 1073.8115 C 175.70894 897.04346 296.6764 736.071 406.26675 586.5285 C 488.65796 624.46967 499.47955 733.9543 586.739 766.9743 C 579.0661 780.3621 564.0377 786.3948 541.6275 785.01886 C 467.12082 972.2381 319.53635 1134.4805 279.90173 1326.4885 C 319.32462 1326.9912 326.75955 1268.5183 343.1107 1236.2391 C 392.72006 1138.0258 469.07886 997.92896 523.5565 920.37964 C 552.18445 955.3839 528.31903 1020.63025 541.6275 1064.7892 C 565.41364 1143.7938 669.31555 1181.9996 676.9883 1263.3325 C 1173.6642 1487.6196 1777.9457 853.20184 1462.0864 478.23447 C 1397.2637 401.26727 1237.9579 352.66318 1110.1377 369.94046 C 1073.8633 328.00403 1053.6227 270.03378 1019.9147 225.55733 C 1023.83057 163.30095 1101.6708 174.94247 1092.1196 99.245186 C 1038.1974 102.47315 1040.2612 161.66043 992.8744 171.45007 C 919.9022 150.89194 900.482 118.74517 812.4021 126.31213 C 854.5503 78.21086 907.3081 40.745857 956.7853 0.0 C 1188.3485 120.38549 1409.2491 251.40704 1651.6869 360.97098 C 1970.6952 465.87814 2334.2854 561.7367 2698.458 586.5812 C 3432.1475 636.5874 4072.5447 399.33545 4575.491 171.47632 C 4706.1157 317.60574 4809.7007 490.74905 4900.294 676.83044 C 4769.5103 717.4705 4680.769 800.17926 4548.3447 839.2581 C 4546.546 895.29675 4535.1685 923.23694 4548.3447 974.6453 C 4585.2017 996.3676 4592.9536 959.32587 4638.594 965.6229 C 4705.957 1172.0244 4721.6206 1430.0725 4810.071 1615.3602 C 4964.0586 1594.9342 5062.695 1519.0519 5216.153 1498.044 C 5092.6724 1702.4346 4931.488 1869.1221 4746.888 2012.4204 C 4696.8022 1988.8197 4720.774 1942.7557 4710.825 1895.1041 C 4600.0176 1363.4238 4381.922 927.3906 4133.3193 523.4247 C 4032.0107 511.54498 3974.9133 616.13464 3844.5002 604.6518 C 3846.1406 750.4901 3945.095 860.10693 3997.9587 983.6673 C 4151.999 1344.1091 4295.535 1784.2435 4268.654 2310.2087 C 3787.668 2449.9617 3249.6643 2468.3503 2698.4314 2400.4316 C 2765.742 2353.4421 2860.3037 2333.704 2942.0337 2301.1343 z M 2987.1714 748.956 C 2992.9922 688.3928 3025.4038 655.71674 2969.0737 631.6398 C 2960.3958 670.40137 2927.799 739.6956 2987.1714 748.956 z M 2978.1228 1091.8562 C 2996.3262 1063.6251 3000.877 1020.1012 2978.1228 992.58453 C 2961.7188 1019.0693 2950.9236 1068.8373 2978.1228 1091.8562 z" svg:height="24.386034mm" draw:style-name="style-474" svg:viewBox="0.0 0.0 5216.153 2438.6035" svg:width="52.16153mm" svg:x="18.490412mm" svg:y="16.041685mm"/>
            <draw:path svg:d="M 622.6703 1055.8463 C 658.3363 1078.0979 646.1387 1008.8563 658.8123 1037.8018 C 725.61945 1176.073 765.33356 1387.6339 758.0577 1570.2228 C 683.1543 1582.5525 626.4273 1613.0852 577.58545 1651.4235 C 544.5125 1479.9736 526.75885 1293.1511 478.28717 1137.0734 C 476.17044 1098.8412 504.61307 1091.1947 514.3763 1064.8685 C 503.26382 1037.4312 483.34055 1074.6582 460.26904 1064.8685 C 341.4181 696.3833 156.05112 394.44073 0.0 63.18251 C 71.01431 55.959316 109.61701 16.324705 171.42363 0.0 C 375.70822 289.18958 554.88416 651.166 658.7861 1010.7084 C 650.2663 1016.6351 609.706 1006.28986 622.6703 1055.8463 z" svg:height="16.514235mm" draw:style-name="style-475" svg:viewBox="0.0 0.0 758.9121 1651.4235" svg:width="7.5891213mm" svg:x="57.746895mm" svg:y="21.816216mm"/>
            <draw:path svg:d="M 207.539 633.2131 C 119.59137 602.3631 156.36844 509.73227 144.38313 425.6741 C 128.4022 313.9674 63.870453 172.12369 54.10724 73.72531 C 36.168655 72.72004 19.182049 27.396582 0.0 1.5204175 C 27.701796 -11.047452 49.292046 57.162205 72.204895 100.79205 C 140.54657 231.41754 214.9473 430.86032 207.539 633.2131 z" svg:height="6.3321304mm" draw:style-name="style-476" svg:viewBox="0.0 0.0 208.05061 633.213" svg:width="2.080506mm" svg:x="64.695915mm" svg:y="65.83932mm"/>
            <draw:path svg:d="M 126.42154 0.0 C 97.76696 34.475445 37.945034 37.861866 0.109812416 63.155865 C -3.6738713 32.067646 91.205666 22.039997 126.42154 0.0 z" svg:height="0.63155866mm" draw:style-name="style-477" svg:viewBox="0.0 0.0 126.42169 63.155865" svg:width="1.2642169mm" svg:x="72.18464mm" svg:y="71.53989mm"/>
            <draw:path svg:d="M 198.51662 0.0 C 143.58942 41.328224 70.43175 64.45262 0.0 90.24966 C 62.944313 56.938545 122.42227 20.108591 198.51662 0.0 z" svg:height="0.9024965mm" draw:style-name="style-478" svg:viewBox="0.0 0.0 198.51662 90.24966" svg:width="1.9851662mm" svg:x="69.56875mm" svg:y="72.3519mm"/>
            <draw:path svg:d="M 90.24966 0.0 C 63.050087 17.885696 44.556385 44.582226 0.0 45.137745 C 23.627432 23.600786 49.741795 4.6032395 90.24966 0.0 z" svg:height="0.45137745mm" draw:style-name="style-479" svg:viewBox="0.0 0.0 90.24966 45.137745" svg:width="0.9024965mm" svg:x="67.9442mm" svg:y="73.52506mm"/>
            <draw:path svg:d="M 7011.0063 602.31226 C 7018.5205 639.8831 7072.5225 631.0196 7083.1846 665.4948 C 7072.6807 715.1042 7034.263 736.9058 7020.002 782.81104 C 6994.0728 778.5248 6966.768 748.4681 6947.7974 764.7665 C 6912.4487 828.71625 6882.8423 898.3017 6857.574 972.3321 C 6916.021 1010.194 6981.452 1117.9323 6884.6147 1161.8531 C 6846.912 1169.4467 6842.043 1144.2847 6812.4097 1143.8086 C 6775.395 1206.0121 6751.7407 1281.63 6722.1606 1351.3478 C 6759.176 1392.5168 6821.0884 1408.8417 6857.5215 1450.6194 C 6831.1167 1517.4531 6774.866 1554.4419 6749.175 1622.0693 C 6889.457 1868.37 7279.823 1897.3684 7480.2188 2055.245 C 7479.9536 2112.157 7483.764 2173.117 7471.1436 2217.6729 C 7439.2617 2230.9285 7420.8467 2257.572 7380.868 2262.8108 C 7364.5435 2323.0034 7361.0776 2419.444 7426.006 2425.2385 C 7507.8154 2644.2869 7652.0127 2800.8674 7714.8247 3038.913 C 7814.7847 3017.27 7895.826 2972.6877 8012.6133 2993.7751 C 8412.637 3066.0327 8708.943 3596.5488 8806.707 4031.5767 C 8834.145 4153.338 8851.211 4393.5 8833.801 4545.953 C 8795.647 4881.18 8609.381 5076.231 8319.424 5195.69 C 8318.868 5257.0996 8298.363 5263.291 8310.401 5322.0283 C 8394.988 5363.303 8442.508 5448.8433 8400.624 5547.6387 C 8388.665 5571.742 8340.326 5559.466 8319.424 5574.7056 C 8347.522 5615.795 8395.068 5637.3853 8427.717 5673.977 C 8427.717 5701.0176 8427.717 5728.111 8427.717 5755.1777 C 8387.051 5792.7485 8316.989 5800.8716 8274.339 5836.405 C 8348.157 5867.8374 8419.225 5902.074 8427.717 5998.8594 C 8400.359 6052.702 8322.837 6056.4062 8274.339 6089.082 C 8407.291 6255.955 8527.968 6489.2114 8563.1045 6765.886 C 8571.889 6835.2603 8569.825 6931.7275 8563.1045 6991.4966 C 8557.072 7044.704 8524.819 7089.313 8536.037 7135.88 C 8556.146 7219.462 8664.89 7198.1895 8725.559 7208.085 C 8858.803 7438.775 8999.508 7662.083 9131.641 7893.9375 C 9163.364 8028.1875 9096.583 8133.306 9104.601 8227.815 C 9119.231 8399.715 9469.275 8612.017 9194.823 8805.4 C 8913.782 8815.745 8902.617 8556.162 8770.696 8417.336 C 8494.365 8356.8 8399.962 8114.256 8265.342 7911.9814 C 8186.5225 8024.8003 8391.336 8170.506 8427.77 8354.153 C 8442.004 8425.936 8413.138 8523.223 8427.77 8588.812 C 8438.406 8636.357 8488.624 8700.228 8518.02 8751.24 C 8598.348 8890.622 8711.535 9060.67 8527.068 9184.39 C 8409.223 9187.908 8351.755 9131.05 8301.458 9067.073 C 8262.724 9088.478 8232.666 9118.535 8184.142 9130.2295 C 8169.7754 9170.022 8157.9746 9212.355 8157.0747 9265.616 C 8044.4946 9393.834 7777.768 9431.299 7633.729 9545.334 C 7593.6445 9577.004 7591.687 9621.349 7561.5244 9662.649 C 7511.068 9731.732 7388.8306 9865.638 7317.8433 9924.349 C 7114.0347 10093.074 6898.4517 10188.509 6686.1504 10348.503 C 6643.05 10458.781 6599.6055 10568.794 6559.8384 10682.434 C 6585.2915 10732.148 6642.177 10750.432 6668.1323 10799.749 C 6656.914 10916.431 6592.4355 11004.325 6550.763 11097.564 C 6509.647 11189.746 6467.2075 11280.974 6424.504 11377.282 C 6560.8438 11704.492 6574.972 12193.654 6271.098 12342.852 C 6261.997 12499.221 6228.421 12631.115 6216.9116 12785.05 C 6525.654 13047.887 6802.1963 13342.845 7137.3706 13579.171 C 7223.704 13489.266 7380.469 13492.149 7399.123 13642.327 C 7453.654 13657.065 7516.9688 13662.938 7561.5776 13687.491 C 7562.133 13746.413 7606.1074 13801.289 7588.618 13867.99 C 7562.5303 13967.632 7377.9565 13973.612 7353.9854 14075.529 C 7493.791 14096.035 7516.9688 14218.166 7480.35 14373.344 C 7421.1895 14410.4375 7365.9976 14451.528 7308.874 14490.661 C 7340.7036 14531.011 7399.362 14544.556 7426.19 14589.933 C 7426.19 14644.093 7426.19 14698.253 7426.19 14752.413 C 7279.0283 14897.511 7017.277 15033.269 6839.6353 15158.496 C 6700.068 15256.895 6583.201 15357.596 6433.5527 15447.263 C 6391.828 15472.266 6326.846 15498.327 6316.2363 15555.583 C 6320.205 15590.613 6378.44 15571.59 6397.3574 15591.698 C 6396.3525 15653.77 6417.5454 15707.56 6397.3574 15763.122 C 5749.102 16188.73 5100.2114 16613.65 4466.243 17053.574 C 3661.0103 16806.506 2777.6196 16553.088 1984.5841 16313.562 C 1938.5203 16299.67 1895.8428 16265.091 1849.2499 16250.404 C 1792.9995 16232.571 1737.9661 16234.397 1686.7693 16205.241 C 1587.0214 16148.355 1502.0901 16045.248 1407.0254 15970.688 C 1123.736 15748.226 835.36664 15511.239 549.74896 15293.832 C 535.6731 14979.428 655.0266 14597.344 739.26996 14337.311 C 778.90454 14214.835 795.2293 14101.144 847.5639 13958.27 C 858.8087 13927.63 889.8972 13898.262 901.6977 13868.047 C 931.93964 13790.683 946.33295 13699.904 982.9248 13651.406 C 1057.2197 13553.272 1212.4243 13515.543 1325.8247 13461.912 C 1448.5385 13403.995 1561.3304 13331.949 1704.8402 13272.418 C 1738.1249 13081.68 1782.8658 12876.31 1831.1523 12676.788 C 1798.8997 12636.995 1764.107 12635.248 1795.0632 12568.5205 C 1671.1324 12664.167 1512.7 12595.64 1397.9767 12505.364 C 1202.2115 12351.219 955.8314 12025.754 847.4846 11747.333 C 817.1898 11669.52 812.21564 11585.885 793.3509 11512.675 C 748.5834 11339.24 690.85126 10971.973 793.3509 10781.764 C 800.0977 10666.723 764.14087 10594.386 739.2171 10511.095 C 706.8586 10515.328 687.06775 10525.727 657.99005 10511.095 C 664.5782 10465.348 633.22504 10457.622 630.94965 10420.819 C 634.20404 10375.972 683.52234 10377.163 712.12384 10357.609 C 686.35345 10281.065 668.75867 10196.426 648.9678 10113.954 C 344.90863 9913.559 67.14906 9544.678 8.252824 9085.228 C -31.01134 8778.946 70.085945 8522.804 306.04135 8435.49 C 306.7822 8395.088 323.8478 8361.089 324.08594 8345.215 C 302.68115 8318.492 273.3124 8299.76 251.90762 8273.01 C 240.55699 8198.557 264.95157 8159.7686 306.04138 8137.676 C 220.21056 8098.1475 254.23596 7929.2373 342.13055 7948.1553 C 324.11243 7900.239 196.50389 7838.38 278.9216 7758.6606 C 310.56577 7754.189 337.68555 7745.1934 378.19327 7749.612 C 493.0489 7513.524 302.8399 7333.475 197.74742 7172.079 C 122.97619 7057.277 69.609726 6944.141 8.226393 6847.1978 C -6.114023 6795.26 50.400974 6750.757 62.36014 6720.8853 C 105.16972 6614.2583 80.642845 6449.132 116.52034 6305.781 C 224.92014 5871.7847 763.1355 5828.975 1091.113 5556.772 C 1087.1178 5450.489 1148.2894 5409.3984 1199.407 5358.2285 C 1253.3555 4572.522 1388.4781 3870.2117 1623.534 3246.5627 C 1635.1757 3210.844 1593.8213 3228.121 1605.4895 3192.429 C 1633.6941 3046.2202 1721.1389 2959.1458 1758.8948 2822.4355 C 1770.4836 2810.0266 1798.0532 2813.5193 1822.0509 2813.44 C 1883.0374 2658.0764 1970.7732 2535.0984 2056.6833 2407.331 C 2138.9158 2285.0142 2247.183 2165.8193 2282.2405 2001.2485 C 2194.928 1980.2935 2187.6785 1879.2755 2119.7864 1838.8208 C 2122.4587 1784.2638 2112.6162 1717.2711 2128.8352 1676.3667 C 2091.2644 1633.2395 2044.5391 1636.9967 2011.519 1604.1619 C 1861.8708 1455.4926 1984.505 1170.0599 2192.0178 1180.0347 C 2309.44 1185.6704 2405.3247 1277.5337 2408.6057 1450.7565 C 2525.6838 1413.1062 2623.2886 1537.5662 2670.3313 1649.2733 C 2715.4692 1628.2389 2743.5415 1590.1124 2787.6477 1568.0726 C 2867.1812 1381.0651 3179.3367 1240.7301 3374.2288 1134.8967 C 3686.199 965.4841 4012.9329 846.89777 4366.8926 755.88116 C 4517.3877 717.1726 4690.0547 665.1026 4818.113 665.6318 C 4977.207 666.2933 5123.6274 744.02783 5260.338 791.9439 C 5321.959 813.5603 5381.464 822.7943 5440.81 846.10406 C 5594.4004 906.45544 5770.428 980.2214 5928.093 1053.6697 C 5979.448 1032.8206 5985.428 966.59534 6027.3643 936.3535 C 6072.1055 951.77875 6108.1416 975.88226 6144.707 999.5096 C 6216.1973 965.77515 6255.3823 899.6029 6316.1836 855.12646 C 6267.553 802.39496 6304.727 732.67725 6343.1973 692.6987 C 6388.5474 686.4546 6385.1074 728.92017 6433.447 719.73914 C 6506.6567 681.6921 6545.7095 609.4608 6604.8706 557.31146 C 6608.363 514.7664 6552.5093 531.40875 6550.6836 494.12894 C 6550.7896 440.0746 6588.863 423.98785 6613.946 394.85727 C 6656.9136 393.95767 6668.0527 424.9404 6704.1157 430.9729 C 6748.3276 411.94937 6771.346 371.865 6803.441 340.72354 C 6784.4697 282.35645 6799.9487 213.53833 6803.441 151.2025 C 6852.5737 103.04833 6875.857 40.712505 6938.749 15.868142 C 7077.47 -38.97998 7181.6895 59.44501 7263.604 142.20668 C 7340.994 344.71875 7212.142 513.73456 7028.998 539.2669 C 7018.071 555.26935 7027.384 591.6231 7011.0063 602.31226 z M 5179.1104 8994.763 C 5208.215 8998.784 5227.979 9012.066 5260.311 9012.859 C 5266.6875 8667.6045 5222.4224 8272.105 5224.2217 7938.9688 C 4979.3237 7837.8184 4727.387 7695.9224 4484.2354 7623.1094 C 4458.888 7657.691 4526.145 7728.308 4475.1865 7758.497 C 4430.5513 7739.9497 4453.941 7653.405 4448.146 7596.0425 C 4423.2754 7581.8345 4395.1235 7570.881 4366.919 7559.9526 C 4356.468 7637.158 4396.7373 7668.511 4348.874 7704.336 C 4329.7446 7655.8374 4344.0586 7572.7056 4330.829 7541.908 C 4293.7876 7542.861 4294.7134 7505.845 4249.602 7514.841 C 4237.643 7607.6567 4273.8647 7735.53 4249.602 7839.696 C 4219.598 7708.383 4210.9463 7638.904 4204.4907 7478.7515 C 4168.613 7481.53 4159.1406 7457.9023 4123.263 7460.7065 C 4104.293 7613.7417 4174.857 7707.854 4132.312 7821.6514 C 4167.4487 7830.3296 4155.6216 7935.475 4123.263 7911.927 C 4092.7302 7746.8794 4118.739 7516.983 4042.0627 7415.568 C 4030.5266 7596.516 4072.516 7776.5127 4078.1255 7938.9673 C 4105.5894 7962.647 4153.1084 7966.2725 4177.397 7993.1006 C 4174.751 8040.8843 4200.76 8059.988 4195.4683 8110.4165 C 4189.859 8137.9067 4146.9434 8128.064 4141.3345 8155.554 C 4274.1025 8187.8335 4224.9688 8397.014 4105.245 8399.21 C 4202.347 8416.381 4283.257 8449.798 4276.695 8570.66 C 4261.1904 8600.319 4215.867 8600.055 4204.49 8633.869 C 4236.7954 8655.617 4289.792 8656.809 4312.7573 8687.977 C 4325.219 8699.592 4321.6743 8727.1875 4321.78 8751.186 C 4513.9995 8835.721 4732.334 8894.166 4962.521 8940.68 C 4990.276 8855.299 4924.2095 8826.539 4989.5615 8796.297 C 4984.0317 8848.076 4988.371 8907.767 5025.651 8958.725 C 5081.2134 8914.593 4991.123 8780.29 5070.7886 8760.182 C 5069.095 8840.112 5071.397 8915.941 5088.8066 8976.822 C 5109.894 8976.822 5130.955 8976.822 5151.9893 8976.822 C 5160.906 8841.885 5108.0684 8744.491 5151.9893 8660.963 C 5104.735 8661.068 5116.8525 8512.479 5142.9937 8498.508 C 5171.887 8642.655 5181.783 8760.315 5179.1104 8994.763 z M 7011.0063 51.846703 C 6808.2563 67.16608 6770.7646 376.2523 6956.846 439.8846 C 7322.897 492.19272 7281.384 31.367954 7011.0063 51.846703 z M 6758.3027 457.9292 C 6762.695 489.52045 6880.725 538.1508 6911.7344 530.10754 C 6911.7344 515.07916 6911.7344 500.02444 6911.7344 484.9961 C 6883.927 478.24924 6894.4307 509.78754 6866.5967 503.04065 C 6866.65 493.96542 6859.321 492.29855 6857.574 484.9961 C 6897.1294 438.9586 6844.3716 391.67752 6803.441 385.72443 C 6807.6206 431.20627 6753.4077 422.3427 6758.3027 457.9292 z M 6613.9463 457.9292 C 6660.989 513.0948 6733.617 542.78107 6803.441 575.2454 C 6776.427 505.18375 6683.0283 456.10355 6613.9463 457.9292 z M 6641.0127 575.2454 C 6592.832 644.3281 6515.918 684.7565 6478.532 764.74005 C 6558.0127 808.608 6625.9844 863.95874 6722.2134 891.05206 C 6742.9834 809.56036 6789.8145 754.1037 6812.463 674.4641 C 6761.1865 635.5175 6714.223 592.28455 6641.0127 575.2454 z M 6830.507 584.2413 C 6830.507 593.29004 6830.507 602.2858 6830.507 611.3346 C 6898.1343 622.1825 6947.7705 677.7715 6992.9614 683.51294 C 6967.72 626.41583 6889.6943 577.70605 6830.507 584.2413 z M 6767.351 936.21643 C 6843.392 897.9842 6831.195 771.43396 6884.667 710.6327 C 6872.232 711.0031 6864.85 706.3729 6857.6265 701.584 C 6836.3813 783.3931 6759.07 854.7777 6767.351 936.21643 z M 4944.4517 764.74005 C 4797.502 787.38837 4634.5186 746.96 4538.343 782.7846 C 4689.1025 804.61273 4904.076 799.95605 5016.63 755.7177 C 4986.838 732.56665 4969.693 760.8506 4944.4517 764.74005 z M 6343.224 755.7177 C 6343.224 764.74 6343.224 773.76227 6343.224 782.7846 C 6528.4854 865.57275 6694.6436 1014.37445 6875.645 1071.5508 C 6810.4253 1000.93353 6705.7295 923.2254 6604.9233 918.1453 C 6559.2036 828.0548 6434.7173 770.111 6343.224 755.7177 z M 5088.808 782.7846 C 4927.333 880.04535 4696.0083 828.9279 4484.209 836.91833 C 4451.6914 836.2833 4459.2056 795.7227 4421.0264 800.82916 C 4393.245 806.12085 4357.13 803.13104 4357.8438 836.91833 C 4607.0815 891.1315 4971.4917 889.88794 5206.1245 809.85144 C 5158.5786 809.2958 5139.8994 779.8477 5088.808 782.7846 z M 4339.8257 882.0562 C 4311.145 877.6641 4325.2476 830.48895 4285.692 836.94476 C 4264.393 836.7331 4259.128 852.4758 4231.558 845.96704 C 4243.544 904.3077 4313.367 908.88495 4357.8965 918.1719 C 4581.919 964.87085 4908.653 956.03375 5142.9946 918.1719 C 5194.668 909.811 5298.7017 897.164 5296.4263 836.9448 C 5018.297 944.3391 4677.355 952.30316 4339.8257 882.0562 z M 5278.356 936.21643 C 5032.7695 1032.2338 4511.3555 1003.4471 4249.603 945.2387 C 4218.144 938.2273 4194.8604 889.9937 4177.425 873.03394 C 4176.869 867.5306 4176.049 862.3448 4168.376 864.01166 C 4144.7754 882.55896 4089.9534 869.8061 4096.171 918.1719 C 4144.7754 964.2623 4224.4673 976.4596 4294.7144 990.37665 C 4613.643 1053.4534 5007.449 1033.7418 5260.311 981.3544 C 5330.0815 966.9081 5405.0645 947.30255 5449.832 909.176 C 5436.3384 874.48914 5382.8394 879.86017 5350.5073 864.0381 C 5342.359 903.88434 5310.37 923.70166 5278.356 936.21643 z M 6343.224 873.03394 C 6304.8066 930.8983 6242.524 964.87085 6198.841 1017.41705 C 6302.5845 1106.1583 6421.4087 1179.8712 6559.812 1234.005 C 6580.0796 1160.9535 6626.064 1113.7253 6641.0127 1035.4617 C 6552.113 970.98267 6463.8213 905.7893 6343.224 873.03394 z M 5052.719 1071.5509 C 4733.7373 1117.5354 4374.6187 1067.0795 4123.238 1008.3948 C 4082.598 985.85223 4065.929 939.3385 4033.015 909.1496 C 3998.4336 916.69025 3968.4565 928.80817 3960.8098 963.2834 C 4007.35 1028.3444 4098.684 1035.4088 4177.398 1053.5327 C 4435.552 1112.9846 4708.152 1129.9445 4962.496 1125.711 C 5071.2134 1089.0398 5189.138 1074.4878 5314.4185 1044.5105 C 5405.6465 1022.6823 5522.0635 1018.7136 5567.1484 945.23883 C 5555.4272 923.9134 5518.3325 927.8292 5494.9434 918.172 C 5414.881 1012.3106 5206.8125 1049.3523 5052.719 1071.5509 z M 3816.4272 1026.4658 C 4241.2686 1254.1133 4848.0376 1275.3064 5359.5566 1161.8267 C 5450.0967 1086.8966 5656.7627 1128.1453 5684.4116 990.3502 C 5674.834 972.86127 5642.872 977.75604 5630.2515 963.2834 C 5600.248 981.1692 5583.3145 1016.4382 5549.0513 1035.4882 C 5417.1562 1108.8042 5076.1084 1170.214 4809.091 1179.8977 C 4543.555 1189.5021 4197.0566 1140.2102 4014.9443 1071.6039 C 3957.6882 1050.0403 3940.5435 989.927 3915.6726 954.28766 C 3867.0156 962.72766 3818.9407 971.8294 3816.4272 1026.4658 z M 6027.3384 999.3725 C 6019.3745 1033.5566 5977.332 1033.6096 5991.249 1089.6218 C 6133.198 1156.4026 6227.3633 1224.1888 6361.1895 1288.1653 C 6374.313 1277.1586 6373.3335 1252.129 6397.2783 1252.076 C 6397.2783 1276.1267 6397.2783 1300.2039 6397.2783 1324.2809 C 6464.3765 1356.4542 6509.9116 1410.2175 6586.773 1432.5483 C 6595.028 1398.6288 6612.7817 1374.3136 6631.9106 1351.3478 C 6435.458 1228.9514 6257.738 1087.8226 6027.3384 999.3725 z M 3708.1333 1089.6218 C 3986.9248 1247.1018 4418.857 1349.9983 4836.1577 1333.2766 C 5080.527 1323.487 5316.0063 1259.2462 5503.9136 1224.9827 C 5591.57 1153.2278 5761.432 1163.6523 5819.773 1062.555 C 5807.1787 1030.0377 5762.7285 1029.4028 5729.55 1017.41705 C 5712.934 1042.9493 5702.642 1074.7258 5684.4385 1098.6442 C 5144.9004 1335.896 4315.458 1350.1306 3798.4094 1080.5996 C 3802.4048 1043.4521 3760.2302 1052.5802 3771.3428 1008.3948 C 3765.3367 1008.3948 3759.3042 1008.3948 3753.298 1008.3948 C 3727.8184 1025.037 3704.482 1043.8225 3708.1333 1089.6218 z M 3581.795 1152.778 C 3852.8604 1295.7058 4217.033 1405.3756 4610.521 1432.522 C 5011.259 1460.1444 5398.053 1366.7994 5702.483 1252.0497 C 5762.887 1229.2955 6013.2627 1164.896 5882.955 1080.5997 C 5840.1455 1082.9016 5844.088 1131.9552 5819.746 1152.8044 C 5248.14 1437.8931 4272.7007 1468.2936 3690.0618 1143.8086 C 3678.3408 1110.4182 3669.0803 1074.5143 3644.9502 1053.5328 C 3605.2898 1067.9789 3574.2012 1091.0507 3581.795 1152.778 z M 6577.857 1279.1165 C 6630.1123 1277.7671 6636.462 1318.698 6668.053 1315.2056 C 6697.5547 1245.4349 6710.6514 1159.3131 6749.227 1098.644 C 6651.702 1023.0262 6643.579 1236.3333 6577.857 1279.1165 z M 3699.1108 1324.2544 C 4095.4832 1493.9581 4662.935 1581.694 5142.9946 1513.7489 C 5301.7974 1491.2594 5389.533 1450.0902 5512.9614 1414.4773 C 5598.3955 1389.8181 5706.61 1369.6832 5792.7056 1333.2766 C 5889.5957 1292.3191 6021.226 1243.3182 6018.2627 1143.7821 C 5966.06 1130.6588 5974.765 1178.469 5955.08 1197.9159 C 5532.858 1402.2272 4955.167 1538.9637 4375.835 1459.6152 C 4081.5918 1419.2927 3785.0732 1308.0354 3554.6477 1197.9159 C 3551.3137 1159.1544 3540.0164 1128.2776 3518.5586 1107.6401 C 3382.7222 1209.24 3585.9749 1275.8091 3699.1108 1324.2544 z M 5747.6206 1387.4104 C 5314.8945 1548.8591 4733.7637 1635.4573 4231.5317 1522.7712 C 4140.7534 1502.3983 4048.6785 1495.4133 3960.8367 1468.6375 C 3784.2537 1414.8213 3478.1572 1317.9309 3419.367 1170.8489 C 3389.5747 1152.6456 3330.3083 1222.866 3347.162 1252.076 C 3415.5833 1336.5575 3535.863 1385.9022 3654.0256 1432.5482 C 3767.5845 1477.3951 3897.4158 1526.4489 4023.9924 1558.8868 C 4711.0356 1734.8611 5425.676 1623.2599 5955.1597 1378.4146 C 6018.104 1349.3104 6204.6616 1278.164 6081.5244 1179.8977 C 6017.919 1297.9283 5901.1587 1330.128 5747.6206 1387.4104 z M 3193.7302 1315.2056 C 3271.2795 1403.4971 3394.1787 1451.4396 3509.5898 1504.7266 C 4094.557 1774.7869 4916.0884 1866.4648 5603.2114 1649.1097 C 5728.888 1609.3694 5847.5537 1557.1141 5964.182 1504.7266 C 6076.0747 1454.4293 6236.968 1431.8604 6261.971 1297.161 C 6246.2812 1270.7291 6213.129 1261.7861 6189.766 1243.0272 C 6060.914 1430.2992 5728.8354 1534.0688 5476.873 1604.0247 C 4707.9673 1817.4113 3838.7583 1622.9424 3338.1401 1333.303 C 3332.0813 1288.218 3315.968 1253.2136 3293.0022 1225.009 C 3249.9807 1245.0911 3206.0068 1264.2998 3193.7302 1315.2056 z M 1984.5317 1360.317 C 1984.5317 1402.4387 1984.5317 1444.5603 1984.5317 1486.6556 C 2025.1453 1617.6244 2242.7385 1668.1863 2336.4805 1549.8116 C 2327.273 1501.34 2380.031 1472.3417 2381.6184 1432.4955 C 2385.0845 1344.5745 2321.3992 1258.6378 2228.1865 1242.9744 C 2218.7144 1248.4248 2237.923 1289.2765 2201.1194 1288.1123 C 2191.0122 1259.696 2200.3257 1267.6865 2201.1194 1233.9785 C 2077.956 1225.168 2031.8126 1293.3246 1984.5317 1360.317 z M 6135.6323 1477.6598 C 6014.797 1547.2188 5877.108 1613.8143 5747.621 1658.1321 C 4919.1577 1941.7124 3765.8125 1815.4797 3175.7124 1360.3435 C 3165.1555 1346.8497 3164.494 1323.4341 3148.6455 1315.2056 C 3148.1162 1309.7021 3147.296 1304.5428 3139.623 1306.2097 C 3073.6094 1331.8479 3102.1316 1396.0886 3121.5784 1450.5928 C 3499.9062 1648.0249 3959.7522 1840.1918 4466.164 1883.7422 C 4960.0093 1926.2079 5367.626 1853.6061 5801.7544 1721.3145 C 5870.996 1680.9655 5981.5127 1637.1505 6099.543 1576.9049 C 6224.6646 1513.0608 6463.1865 1430.1405 6325.127 1324.2543 C 6278.4277 1403.7351 6221.225 1428.3944 6135.6323 1477.6598 z M 3193.7302 1613.0206 C 3293.981 1661.6246 3388.5432 1719.3302 3455.4827 1748.3813 C 3826.4548 1909.5127 4197.8506 1985.9507 4619.596 2010.1072 C 5265.8145 2047.0696 5918.7007 1851.5422 6361.216 1594.976 C 6412.307 1565.422 6481.2046 1516.3418 6478.5586 1450.5928 C 6451.915 1441.1472 6461.3345 1395.6653 6424.451 1396.4326 C 6392.3574 1400.4542 6406.83 1451.0161 6388.3623 1468.6373 C 6156.799 1604.0775 5920.394 1734.676 5621.282 1802.5415 C 4976.7837 2047.334 4120.9624 1925.1495 3545.785 1694.2474 C 3327.8477 1606.7498 3140.4167 1539.8896 3040.4043 1378.388 C 2853.4497 1455.5405 3089.4314 1562.4323 3193.7302 1613.0206 z M 6641.0127 1486.682 C 6694.1147 1485.6237 6684.59 1421.965 6722.2134 1405.4814 C 6692.95 1390.9823 6693.5327 1380.9281 6668.053 1378.3882 C 6666.9946 1419.7689 6615.4805 1447.4973 6641.0127 1486.682 z M 6695.1465 1576.9049 C 6716.128 1525.7345 6765.0234 1502.3983 6776.3467 1441.5441 C 6763.9116 1441.9409 6756.556 1437.2843 6749.2534 1432.5219 C 6746.608 1490.1481 6670.937 1522.4272 6695.1465 1576.9049 z M 6478.532 1576.9049 C 6021.8613 1841.4618 5410.9385 2068.871 4718.815 2064.2146 C 4032.6443 2059.6108 3434.5276 1817.3848 2986.191 1558.8341 C 2962.1404 1528.7245 2950.578 1486.1796 2923.0347 1459.5889 C 2895.809 1486.497 2860.937 1505.8116 2850.83 1549.8118 C 3342.32 1896.2307 4101.0654 2172.641 4899.3135 2136.393 C 5352.942 2115.782 5721.4272 2013.2825 6090.494 1874.6937 C 6151.5864 1830.376 6258.769 1791.641 6370.238 1730.2842 C 6488.824 1665.0115 6727.7427 1543.3824 6532.692 1468.5848 C 6517.373 1509.251 6510.944 1538.2228 6478.532 1576.9049 z M 2453.77 1504.7266 C 2446.7585 1506.711 2443.2925 1512.2672 2444.7476 1522.7711 C 2471.1794 1547.4568 2487.5042 1582.3024 2498.8813 1622.0428 C 2471.7615 1699.3275 2365.0815 1822.5706 2264.2754 1802.515 C 2206.014 1790.9263 2215.4597 1747.7992 2174.026 1703.2699 C 2114.4946 1756.6099 2164.6067 1846.7269 2219.1375 1865.6976 C 2415.855 1864.5599 2517.349 1759.9965 2571.0862 1594.9758 C 2554.206 1547.0334 2506.475 1487.37 2453.77 1504.7266 z M 2426.7034 1640.0875 C 2433.2385 1612.4915 2411.1194 1613.5233 2417.6545 1585.9537 C 2392.1487 1593.3884 2394.2917 1573.2273 2372.543 1576.9049 C 2382.9412 1605.6387 2407.6267 1620.085 2426.7034 1640.0875 z M 4547.3916 4004.404 C 5098.6245 4072.2961 5636.628 4053.934 6117.6143 3914.1812 C 6144.496 3388.216 6000.9595 2948.0815 5846.919 2587.6396 C 5794.055 2464.0793 5695.1006 2354.4626 5693.4604 2208.6243 C 5823.8735 2220.107 5880.9707 2115.5173 5982.28 2127.3972 C 6230.882 2531.3628 6449.0312 2967.3962 6559.7856 3499.0764 C 6569.734 3546.7278 6545.8154 3592.792 6595.8486 3616.3928 C 6780.501 3473.0945 6941.6323 3306.407 7065.1133 3102.0164 C 6911.6553 3123.0242 6813.0713 3198.907 6659.031 3219.3325 C 6570.528 3034.045 6554.8647 2775.9968 6487.554 2569.5955 C 6441.861 2563.2983 6434.1084 2600.34 6397.305 2578.6177 C 6384.129 2527.2356 6395.5063 2499.2693 6397.305 2443.2305 C 6529.729 2404.1516 6618.4175 2321.4429 6749.254 2280.8027 C 6658.608 2094.7214 6555.0234 1921.578 6424.451 1775.4487 C 5921.4785 2003.3079 5281.1074 2240.5862 4547.418 2190.5535 C 4183.219 2165.7092 3819.6287 2069.8508 3500.647 1964.9434 C 3258.2092 1855.4059 3037.3088 1724.3577 2805.7454 1603.9724 C 2756.2683 1644.7183 2703.5105 1682.2097 2661.3623 1730.2845 C 2749.4685 1722.7174 2768.8625 1754.8644 2841.8345 1775.4225 C 2889.2478 1765.6328 2887.184 1706.472 2941.0798 1703.2177 C 2950.631 1778.9149 2872.8438 1767.326 2868.8748 1829.5298 C 2902.5828 1874.0062 2922.8499 1931.9764 2959.098 1973.9128 C 3086.9446 1956.662 3246.2236 2005.2659 3311.0466 2082.2068 C 3626.9062 2457.1743 3022.6772 3091.5923 2525.9485 2867.3052 C 2518.249 2785.9722 2414.3735 2747.7664 2390.5876 2668.7617 C 2377.2793 2624.6294 2401.1182 2559.383 2372.5166 2524.3523 C 2317.986 2601.8752 2241.6802 2741.9983 2192.0708 2840.2117 C 2175.7727 2872.491 2168.3113 2930.9639 2128.8618 2930.4612 C 2168.523 2738.4531 2316.0544 2576.2104 2390.5876 2388.9912 C 2412.9978 2390.3672 2428.0527 2384.3345 2435.6992 2370.9468 C 2348.4397 2337.9001 2337.5918 2228.4155 2255.227 2190.501 C 2145.5571 2340.0698 2024.6691 2501.0422 1930.3716 2677.784 C 1904.6012 2726.097 1844.6995 2827.4324 1849.1974 2867.3052 C 1853.563 2906.331 1918.5447 2957.5544 1957.465 2993.6172 C 2088.4072 3114.9814 2221.8364 3196.0234 2336.4805 3300.4546 C 2870.7007 3560.3284 3412.5674 3812.6082 4096.1978 3923.1248 C 4040.7146 3861.318 3943.0042 3841.7126 3906.7031 3760.6707 C 3860.4011 3454.5479 3722.3152 3163.2944 3599.8926 2903.3943 C 3546.9229 2875.163 3482.5232 2858.2563 3446.434 2813.1448 C 3461.0125 2776.5527 3458.2344 2722.6572 3482.5498 2695.8286 C 3795.4194 2765.943 4159.2217 2857.3833 4493.232 2876.3008 C 4741.3843 2890.3765 5037.162 2849.3398 5305.4497 2786.078 C 5411.3623 2761.0747 5538.1245 2684.8748 5639.327 2749.9888 C 5612.3135 2998.7764 5631.628 3146.8901 5648.3496 3408.748 C 5647.741 3439.44 5694.7046 3422.5593 5693.4346 3453.8857 C 5687.614 3490.1865 5705.1553 3549.824 5684.412 3571.2021 C 5408.002 3691.7993 5100.027 3780.9636 4818.0874 3896.0576 C 4827.004 3922.3306 4840.0737 3992.313 4809.0913 4004.325 C 4774.616 3995.7524 4801.7627 3911.721 4790.9937 3905.1062 C 4709.3164 3937.7554 4614.7544 3957.4932 4547.3916 4004.404 z M 6641.0127 1658.1321 C 6788.677 1766.1349 6879.6934 1930.8115 7020.002 2046.1965 C 7057.017 1931.9493 6964.095 1904.6974 6911.7344 1856.7018 C 6830.057 1781.8247 6732.241 1657.2854 6641.0127 1622.0693 C 6641.0127 1634.0814 6641.0127 1646.12 6641.0127 1658.1321 z M 2228.1865 1658.1321 C 2216.0686 1752.5088 2333.279 1773.8607 2363.547 1703.2699 C 2372.5696 1703.2699 2381.6182 1703.2699 2390.6143 1703.2699 C 2372.305 1673.4249 2361.6687 1635.96 2318.4094 1631.0651 C 2312.3503 1678.2668 2268.7734 1639.5319 2228.1865 1658.1321 z M 6559.7593 1676.1766 C 6535.1 1702.635 6484.247 1702.9524 6478.532 1748.3813 C 6595.028 1902.6599 6710.9688 2057.3882 6785.369 2253.7356 C 6853.235 2213.3071 6922.6616 2174.4397 6965.8677 2109.3523 C 6842.731 1952.7455 6727.161 1788.5187 6559.7593 1676.1766 z M 2516.926 1856.6754 C 2553.2798 1850.6166 2600.402 1808.1244 2571.0598 1766.3995 C 2569.2078 1777.3004 2561.0586 1771.9557 2553.0151 1766.3995 C 2548.3586 1803.8645 2507.507 1805.1079 2516.926 1856.6754 z M 2679.4067 2082.2856 C 2614.1338 2119.3008 2548.782 2156.2366 2471.8145 2181.5308 C 2425.195 2167.9841 2396.4612 2136.5518 2363.5205 2109.3262 C 2372.3577 2067.416 2351.8523 2054.8484 2345.4495 2028.099 C 2268.297 2070.2737 2307.5083 2210.0266 2372.49 2235.6648 C 2576.8013 2264.0544 2867.9487 2075.2744 2841.7551 1892.7383 C 2833.95 1838.4457 2790.6375 1776.7449 2697.3718 1793.4667 C 2770.053 1886.5732 2773.413 2008.7314 2679.4067 2082.2856 z M 2715.4695 1955.947 C 2716.9248 1879.3236 2663.5847 1857.4163 2607.202 1838.6309 C 2627.178 1893.8229 2666.204 1929.9913 2715.4695 1955.947 z M 2282.32 1946.8982 C 2387.307 1955.603 2457.8184 1929.8591 2498.908 1874.72 C 2443.7688 1849.3729 2349.7622 1925.9961 2282.32 1946.8982 z M 2571.0864 2010.1072 C 2545.2632 1993.8088 2540.7651 1956.1586 2507.9304 1946.9247 C 2467.8723 1964.0168 2431.1748 1984.4425 2390.6143 2001.0583 C 2389.0793 2163.1157 2566.4297 2126.815 2616.1978 2037.1741 C 2637.1262 2040.0581 2650.8845 2035.7189 2661.3357 2028.1252 C 2649.7205 1964.5724 2604.1326 1934.939 2553.0417 1910.8091 C 2560.0269 1939.3842 2613.155 1989.0992 2571.0864 2010.1072 z M 6857.574 2289.8513 C 6877.6826 2276.8604 6899.2466 2265.3508 6920.757 2253.7356 C 7025.452 2229.3677 7126.4966 2200.0781 7227.568 2163.4863 C 7291.8613 2140.2559 7370.813 2115.544 7417.062 2064.241 C 7294.983 2014.8699 7193.2246 1945.1786 7056.091 1910.8357 C 7126.656 2105.0398 6908.4805 2189.5742 6857.574 2289.8513 z M 2895.9683 2028.1252 C 2910.8376 2026.9347 2910.8376 1966.1863 2895.9683 1964.9692 C 2885.5435 1971.3987 2856.4922 2028.7604 2895.9683 2028.1252 z M 2769.6296 2750.0674 C 3006.961 2699.2146 3292.3406 2432.25 3302.0771 2226.6687 C 3307.0515 2121.4705 3204.5254 1991.1631 3004.2622 2037.1741 C 3002.3044 2048.4983 2990.213 2055.6155 3013.311 2055.2188 C 3392.1416 2314.669 2725.709 2847.3018 2526.0015 2560.5464 C 2500.284 2523.69 2517.9846 2474.2393 2471.8413 2425.1855 C 2321.8489 2661.7231 2514.2803 2804.7568 2769.6296 2750.0674 z M 2733.5142 2226.6687 C 2632.1787 2220.557 2570.954 2327.3955 2417.6545 2298.8735 C 2569.6045 2372.1895 2787.0657 2263.8164 2841.8079 2127.4236 C 2839.9028 2117.3164 2831.7803 2113.3743 2823.7368 2109.379 C 2788.23 2142.981 2741.6633 2165.5764 2733.5142 2226.6687 z M 3076.467 2298.847 C 3110.36 2213.8364 3007.3843 2133.7207 2923.035 2109.326 C 2923.2202 2189.8386 3034.213 2231.0078 3076.467 2298.847 z M 6433.4736 3192.239 C 6329.572 2832.6968 6150.396 2470.6936 5946.1113 2181.5305 C 5884.252 2197.8552 5845.649 2237.4634 5774.6875 2244.7131 C 5930.7124 2575.9978 6116.0796 2877.9138 6234.9565 3246.3992 C 6258.0283 3256.1887 6277.9517 3218.9617 6289.064 3246.3992 C 6279.301 3272.7253 6250.8584 3280.3716 6252.975 3318.6038 C 6301.447 3474.7078 6319.2 3661.504 6352.273 3832.9539 C 6401.1685 3794.6155 6457.8423 3764.083 6532.7456 3751.7532 C 6540.0215 3569.1643 6500.3076 3357.6301 6433.5 3219.3323 C 6420.826 3190.3604 6432.9707 3259.6018 6397.358 3237.3767 C 6384.367 3187.794 6424.9272 3198.1392 6433.4736 3192.239 z M 7335.8613 2181.5308 C 7041.38 2302.2073 6706.8145 2382.7197 6424.425 2515.435 C 6730.7593 2441.1401 7096.387 2305.3293 7371.9507 2199.5754 C 7354.0117 2199.4695 7360.4673 2174.969 7335.8613 2181.5308 z M 2796.6965 2262.7578 C 2807.5447 2303.292 2877.2092 2332.3962 2841.8345 2389.07 C 2811.7249 2365.046 2797.2524 2325.3848 2769.63 2298.847 C 2685.2805 2322.818 2636.7031 2382.5083 2526.0015 2380.074 C 2515.3652 2444.844 2562.7258 2451.6438 2553.042 2515.4348 C 2571.616 2552.7146 2616.119 2514.3235 2607.2021 2569.5686 C 2718.4858 2603.0117 2863.7686 2561.6045 2923.0615 2488.3413 C 2883.9033 2490.7227 2919.2253 2453.3372 2932.084 2452.2522 C 2925.8928 2476.5146 2950.7373 2469.6882 2959.1775 2479.3193 C 2994.8696 2445.8494 3032.8904 2414.708 3049.3738 2362.003 C 2971.3215 2307.5254 2887.4224 2121.5234 2796.6965 2262.7578 z M 7290.75 2407.1145 C 7247.041 2395.8696 7275.642 2331.0999 7272.653 2307.8958 C 7007.461 2367.5063 6789.5234 2474.4773 6532.6665 2542.5017 C 6587.8584 2688.8428 6644.77 2833.4905 6731.2095 2948.6106 C 6908.692 2876.4324 7081.439 2799.5178 7263.604 2732.023 C 7289.136 2629.3645 7248.5757 2544.9888 7308.7417 2479.3457 C 7335.597 2518.6628 7299.9043 2620.501 7326.813 2659.8179 C 7334.0366 2583.0623 7334.433 2409.4163 7344.858 2298.847 C 7332.052 2296.6775 7329.671 2283.9775 7317.8174 2280.8025 C 7310.99 2325.0938 7336.7607 2402.0874 7290.75 2407.1145 z M 3311.073 2407.1145 C 3289.483 2428.387 3256.3835 2490.088 3293.002 2515.435 C 3311.602 2527.0767 3377.6423 2423.2012 3311.073 2407.1145 z M 3085.4626 2704.9294 C 2955.6052 2712.4436 2791.537 2865.5579 2580.1086 2822.2456 C 2599.714 2859.6313 2671.8662 2874.2893 2706.3943 2876.3794 C 2934.4387 2890.3757 3167.1396 2710.1416 3265.9084 2569.5686 C 3252.547 2567.875 3257.627 2547.7405 3256.8862 2533.4795 C 3180.6597 2571.5266 3115.4136 2620.554 3085.4626 2704.9294 z M 7389.9956 2659.8179 C 7313.743 2795.4697 7137.98 2839.0732 6974.9175 2903.4727 C 6871.4653 2944.2979 6717.557 2961.0461 6695.174 3065.9004 C 6977.0083 2971.7617 7261.2236 2879.8984 7525.3574 2768.112 C 7515.249 2697.0713 7455.241 2675.7725 7389.9956 2659.8179 z M 6650.035 3038.8337 C 6713.641 2944.0334 6614.872 2836.6128 6577.83 2759.0632 C 6602.1455 2869.2356 6590.795 2961.3901 6650.035 3038.8337 z M 4060.082 3065.9004 C 3929.0603 3006.4485 3804.2827 2929.1108 3681.0664 2867.3835 C 3619.9478 2836.7449 3554.172 2781.5527 3491.5718 2795.179 C 3731.893 2924.904 3982.797 3091.9355 4240.607 3174.1943 C 4214.3604 3101.434 4124.2695 3095.0312 4060.082 3065.9004 z M 5558.0996 2795.179 C 5275.234 2883.4702 4981.758 2990.0708 4718.815 3074.9229 C 4662.644 3093.0732 4593.1646 3107.202 4556.387 3156.1235 C 4781.971 3112.9963 5066.451 2975.069 5332.4897 2912.495 C 5396.995 2853.6252 5536.8276 2870.1619 5585.167 2795.179 C 5576.1177 2795.179 5567.1484 2795.179 5558.0996 2795.179 z M 6153.703 3923.2036 C 6244.8525 3968.2092 6220.2725 4164.186 6252.9487 4239.0366 C 6324.545 4110.82 6282.767 3836.3406 6261.997 3688.571 C 6214.822 3352.8413 6117.4287 3042.3792 5982.306 2795.1792 C 6070.2534 3140.3013 6181.67 3462.0613 6153.703 3923.2036 z M 3762.2932 2831.2944 C 3999.598 2944.0598 4257.355 3170.5696 4556.414 3074.9229 C 4700.612 3028.806 4857.007 2965.359 4989.5894 2903.4727 C 4548.6616 2969.698 4120.9097 2891.9634 3744.2751 2804.2012 C 3743.7725 2819.7322 3751.181 2827.3257 3762.2932 2831.2944 z M 7480.271 2876.3796 C 7507.8403 2882.9148 7513.079 2867.172 7534.379 2867.3838 C 7532.7915 2853.8635 7537.607 2834.0728 7525.3037 2831.2947 C 7511.8623 2847.8574 7487.706 2853.784 7480.271 2876.3796 z M 6668.053 3156.15 C 6804.4727 3144.905 6934.118 3086.9878 7065.1396 3038.86 C 7194.6274 2991.288 7327.104 2943.0015 7453.1514 2894.4504 C 7451.7754 2883.8408 7454.7656 2868.8389 7444.1826 2867.4102 C 7187.377 2965.5703 6894.1133 3027.2449 6668.053 3156.15 z M 1659.6498 3174.1943 C 1908.2522 3418.881 2175.1108 3645.3643 2417.6545 3896.1365 C 2447.9758 3739.953 2460.3318 3565.804 2516.8997 3435.9202 C 2226.837 3298.8396 1991.94 3106.5933 1785.9618 2885.4282 C 1746.5125 2984.303 1676.292 3052.4597 1659.6498 3174.1943 z M 4529.3203 3228.3547 C 4524.082 3277.2498 4548.3706 3355.672 4493.2314 3354.6934 C 4490.5327 3305.719 4505.64 3294.6858 4493.2314 3255.4216 C 4459.8145 3249.0454 4454.5493 3270.847 4421.053 3264.4705 C 4389.0386 3364.139 4394.2773 3555.6711 4394.0127 3733.7087 C 4815.891 3671.32 5132.544 3503.6536 5503.9663 3390.7825 C 5538.9443 3239.282 5532.5415 3046.3215 5558.1265 2885.4285 C 5207.818 2992.3198 4866.0024 3107.7576 4529.3203 3228.3547 z M 7651.695 3147.1274 C 7655.875 3062.2756 7610.2607 2955.7544 7534.379 2921.5173 C 7563.9585 3006.237 7616.0815 3068.4668 7651.695 3147.1274 z M 3906.6765 3598.3215 C 4063.9182 3627.5579 4174.62 3703.3872 4339.8257 3724.66 C 4333.7935 3554.321 4354.5894 3398.6401 4348.848 3282.4883 C 4272.966 3293.8125 4352.367 3460.4734 4285.6655 3481.0051 C 4285.6655 3405.8105 4285.6655 3330.616 4285.6655 3255.3948 C 4064.2625 3166.9976 3870.2434 3051.1628 3662.9954 2948.584 C 3753.536 3155.859 3858.6282 3348.608 3906.6765 3598.3215 z M 7507.3384 2966.6553 C 7479.001 2971.1 7483.4995 2935.5403 7462.2007 2957.6064 C 7520.6997 3082.622 7620.501 3244.5205 7678.7886 3399.8044 C 7695.2974 3242.404 7564.3027 3107.3342 7507.3384 2966.6553 z M 7696.8325 3535.139 C 7608.1445 3350.116 7530.859 3153.6628 7426.111 2984.6997 C 7401.505 2985.52 7407.9336 2969.645 7390.0483 2984.6997 C 7481.224 3182.2642 7601.794 3428.6707 7687.837 3661.504 C 7708.553 3637.189 7690.959 3574.4563 7696.8325 3535.139 z M 7669.765 3914.1812 C 7668.4688 3864.7832 7680.1904 3828.35 7687.81 3787.8428 C 7668.8394 3773.7402 7653.229 3756.2249 7642.6724 3733.7087 C 7579.913 3450.552 7476.8315 3207.691 7326.839 3011.7668 C 7324.881 3004.729 7319.2715 3001.2893 7308.7676 3002.7712 C 7436.429 3263.2266 7587.11 3578.663 7669.765 3914.1812 z M 8698.492 3814.9094 C 8522.333 3445.0222 8295.268 2942.3137 7750.966 3083.945 C 7778.9326 3306.7244 7955.859 3423.8025 8048.7812 3589.3257 C 8109.953 3698.3076 8142.2324 3824.3816 8202.187 3932.2258 C 8269.364 3949.2122 8316.037 3866.6094 8355.619 3914.1812 C 8329.028 3979.7976 8259.602 3947.7566 8220.285 3995.4084 C 8272.037 4145.189 8305.983 4312.8027 8319.53 4500.7627 C 8499.605 4455.2017 8630.944 4360.9043 8788.77 4293.1973 C 8803.135 4124.419 8724.501 3973.1301 8698.492 3814.9094 z M 5576.1177 3399.805 C 5585.14 3399.805 5594.2153 3399.805 5603.2114 3399.805 C 5618.134 3300.5596 5579.8486 3176.4963 5576.1177 3065.9006 C 5581.568 3157.7373 5522.0107 3325.8801 5576.1177 3399.805 z M 6992.935 3291.5107 C 6901.2036 3392.7139 6793.0947 3493.4143 6695.1465 3580.3032 C 6655.75 3615.255 6589.6836 3659.2815 6595.848 3715.664 C 6828.0728 3538.8164 7029.553 3331.092 7173.4336 3065.9268 C 7080.856 3108.7102 7048.868 3212.1091 6992.935 3291.5107 z M 7236.5903 3092.9673 C 7421.1636 3417.3994 7558.376 3758.9238 7624.6284 4184.903 C 7671.486 4102.485 7630.37 4016.2307 7615.5796 3941.2478 C 7552.979 3622.5574 7443.521 3315.3232 7290.777 3074.9229 C 7278.289 3075.3196 7270.933 3070.6628 7263.684 3065.9004 C 7258.6035 3078.8916 7249.581 3087.9402 7236.5903 3092.9673 z M 4393.986 3183.2168 C 4394.912 3242.5364 4509.794 3204.41 4511.3022 3156.1235 C 4465.741 3158.7427 4433.0386 3174.168 4393.986 3183.2168 z M 7299.746 3508.0984 C 7432.937 3784.4026 7507.1 4063.2207 7597.587 4338.308 C 7559.116 3913.3875 7431.164 3446.3713 7200.5005 3156.1235 C 7101.6523 3237.721 7236.6426 3377.1829 7299.746 3508.0984 z M 4267.621 3201.2878 C 4294.0264 3198.933 4295.3755 3221.6873 4321.755 3219.3323 C 4326.4907 3205.971 4335.1426 3196.5781 4339.8257 3183.2432 C 4310.0073 3170.5432 4268.9707 3154.0332 4267.621 3201.2878 z M 7723.873 3390.7825 C 7789.5425 3532.996 7833.7017 3725.745 7868.2563 3914.1812 C 7894.661 4057.9822 7924.9033 4207.604 7940.488 4347.357 C 8008.1943 4954.972 7973.5605 5567.165 7940.488 6052.914 C 7935.355 6128.0293 7900.456 6240.556 7967.5283 6296.595 C 8114.4775 5134.3867 8055.714 4096.9287 7732.8955 3246.3994 C 7732.34 3240.8962 7731.5195 3235.7104 7723.8203 3237.3772 C 7723.873 3288.5208 7723.873 3339.6384 7723.873 3390.7825 z M 1307.7009 4681.2344 C 1280.0785 4879.5664 1232.0302 5083.1895 1262.616 5285.8604 C 1356.6489 5196.405 1468.4883 5124.8086 1551.3558 5024.161 C 1549.7418 4966.614 1530.93 4834.799 1587.445 4807.5728 C 1608.5852 4838.4233 1544.8206 4930.9746 1596.4673 4960.9785 C 1674.9955 4925.7886 1723.1497 4852.129 1804.0592 4816.595 C 2085.9993 4692.7705 2371.1936 4834.9575 2580.1614 4979.023 C 2967.8818 5246.358 3296.2563 5816.323 3392.2998 6305.564 C 3510.8066 6909.238 3441.5652 7470.286 3040.351 7704.31 C 3020.9834 7727.038 3013.1782 7761.3545 2986.191 7776.515 C 2954.8643 7725.583 2912.8218 7774.8745 2850.83 7767.466 C 3132.3733 7949.764 3639.9763 8066.7886 4033.0415 7929.9204 C 4027.9353 7735.9546 3988.0886 7503.2534 3996.9524 7316.2725 C 4245.1846 7386.5728 4479.4995 7431.446 4773.0283 7442.6377 C 4771.4937 7366.2793 4764.879 7254.3604 4782.024 7153.8447 C 4821.87 7216.3125 4789.75 7350.695 4800.0947 7442.6377 C 5493.25 7479.335 6110.153 7371.6494 6586.8525 7208.005 C 6573.6235 6929.6104 6516.606 6689.8447 6370.2915 6522.178 C 6279.3276 6417.9062 6139.389 6360.968 6018.3164 6278.497 C 5921.32 6212.4834 5828.0547 6140.5166 5729.55 6080.0063 C 5521.323 5952.001 5307.593 5839.315 5088.8086 5737.08 C 4426.2656 5427.412 3779.1213 5078.929 3220.824 4672.238 C 3027.255 4531.215 2835.7495 4391.515 2679.3806 4230.0664 C 2357.9648 3898.1726 2043.9044 3570.354 1686.6904 3264.4958 C 1677.6682 3264.4958 1668.6194 3264.4958 1659.65 3264.4958 C 1483.3314 3691.9314 1378.5829 4172.7847 1307.7009 4681.2344 z M 7128.296 3435.9202 C 7299.7983 3793.4517 7436.6406 4235.4116 7507.3115 4663.19 C 7534.193 4596.8325 7546.338 4515.738 7579.5166 4455.624 C 7535.225 4376.5933 7520.276 4268.246 7507.3115 4157.8354 C 7398.7266 3839.2507 7286.3843 3524.4758 7119.2476 3264.4434 C 7038.6025 3322.0967 7094.3765 3365.2766 7128.296 3435.9202 z M 7047.0684 3598.3215 C 7118.0566 3777.8147 7191.636 3989.64 7263.6562 4211.969 C 7340.253 4448.4014 7367.9814 4679.5938 7426.111 4915.8667 C 7450.479 4877.026 7455.506 4818.9233 7480.324 4780.4795 C 7468.815 4764.843 7449.7915 4756.8257 7453.2046 4726.3457 C 7427.4077 4198.8193 7252.148 3766.6228 7047.1226 3390.7554 C 7045.1377 3383.7175 7039.582 3380.2778 7029.0513 3381.733 C 6936.817 3443.3813 7018.9966 3527.2542 7047.0684 3598.3215 z M 5512.9883 3453.965 C 5273.2227 3484.3127 4966.2266 3620.7583 4736.9126 3697.5935 C 4648.383 3727.2534 4561.7847 3778.4502 4493.231 3787.8164 C 4325.3267 3810.8088 4190.336 3719.2896 4014.97 3679.549 C 4151.1245 3738.7363 4252.7246 3867.906 4430.0747 3850.999 C 4612.1343 3833.642 4802.8726 3728.2585 4998.558 3661.478 C 5203.663 3591.5225 5404.244 3525.9849 5558.046 3453.9392 C 5551.987 3453.9392 5546.0073 3453.9392 5539.975 3453.9392 C 5536.6685 3441.4238 5527.9106 3452.0598 5512.9883 3453.965 z M 2607.202 3887.1143 C 2620.5369 3990.5398 2594.6343 4123.202 2679.407 4148.814 C 2682.6614 3962.362 2593.9463 3679.2842 2625.2732 3490.0544 C 2600.667 3478.5186 2578.8918 3464.2312 2553.0686 3453.9653 C 2560.503 3612.4768 2587.8079 3736.9365 2607.202 3887.1143 z M 7940.5137 3805.8872 C 7974.3535 3817.132 8009.861 3826.736 8021.6875 3860.021 C 8018.645 3902.1162 8003.1406 3931.7231 7976.55 3950.2703 C 7982.2915 3983.6604 8001.05 4003.9807 7994.621 4049.542 C 8047.0615 4062.771 8079.4463 4012.5796 8102.9414 4049.542 C 8095.0566 4095.8174 8036.505 4091.4253 8012.7183 4121.72 C 8026.3184 4166.964 8018.3013 4244.9365 8030.763 4266.1294 C 8043.86 4280.0728 8076.9595 4274.067 8102.9683 4275.152 C 8144.2163 4340.2397 8100.3486 4418.7676 8048.808 4428.5576 C 8048.385 4516.1875 8065.9 4585.8784 8075.875 4663.1636 C 8176.3906 4654.9614 8136.3325 4792.0684 8093.92 4816.595 C 8167.289 4799.715 8225.974 4768.1504 8283.414 4735.368 C 8287.542 4648.849 8300.4795 4627.1533 8265.369 4554.896 C 8277.566 4546.0586 8283.414 4530.8184 8292.41 4518.8066 C 8234.545 4083.3022 8096.063 3728.4963 7877.305 3453.9646 C 7878.0454 3556.1204 7941.2017 3672.352 7940.5137 3805.8872 z M 2715.4695 4202.9473 C 2744.6794 4207.1543 2784.2612 4286.0796 2796.6702 4248.059 C 2779.975 3996.1226 2743.2773 3745.906 2697.425 3517.0945 C 2680.9414 3514.6606 2646.81 3484.6038 2634.2424 3508.0723 C 2673.9033 3769.2688 2699.277 3916.4565 2715.4695 4202.9473 z M 7399.044 5006.09 C 7408.1455 4963.8887 7362.8228 4976.113 7371.9766 4933.9116 C 7304.1377 4373.8945 7146.5254 3945.9048 6956.899 3499.0498 C 6903.7437 3500.0552 6904.5376 3555.0623 6866.649 3571.2546 C 7035.9297 4035.44 7228.837 4507.9326 7290.8027 5042.1797 C 7296.888 5095.2812 7273.657 5161.1626 7317.8164 5204.634 C 7342.0527 5135.6035 7375.7344 5076.0195 7399.044 5006.09 z M 4583.4805 3896.1365 C 4674.5767 3921.7214 4766.3076 3864.7566 4854.202 3832.9539 C 5037.3203 3766.7021 5218.11 3696.5083 5395.6455 3634.4368 C 5483.9634 3603.5598 5581.118 3575.4348 5648.349 3517.1204 C 5639.3267 3517.1204 5630.2515 3517.1204 5621.2554 3517.1204 C 5278.594 3646.7136 4904.314 3744.689 4583.4805 3896.1365 z M 2850.8567 4329.2856 C 2889.0098 4324.2056 2881.575 4364.7397 2914.0393 4365.375 C 2914.251 4162.6777 2853.132 3915.1597 2823.7898 3706.6155 C 2816.8313 3657.2705 2841.5962 3584.7222 2778.6782 3562.2324 C 2769.6294 3562.2324 2760.5808 3562.2324 2751.585 3562.2324 C 2780.451 3841.1826 2825.4038 4048.2983 2850.8567 4329.2856 z M 2525.9749 4022.4485 C 2550.978 4027.502 2555.079 4053.5105 2580.1086 4058.5642 C 2572.7268 3872.668 2546.533 3712.886 2516.8997 3571.281 C 2443.1338 3697.937 2537.1138 3852.5332 2525.9749 4022.4485 z M 2959.1506 4401.464 C 2988.3606 4422.3657 3046.4634 4504.043 3067.4448 4473.669 C 3041.357 4183.924 2983.3337 3926.0605 2950.102 3643.4592 C 2916.103 3622.8218 2878.982 3600.6497 2850.857 3598.3215 C 2885.3584 3867.6409 2932.375 4124.419 2959.1506 4401.464 z M 7209.55 4762.435 C 7173.302 4582.254 7118.956 4440.5166 7074.162 4293.197 C 6999.7085 4048.3513 6932.2134 3805.3315 6839.556 3616.3662 C 6791.6133 3622.61 6771.717 3656.7944 6749.2803 3688.571 C 6956.3955 4274.835 7131.1265 4815.9077 7173.46 5520.493 C 7320.5684 5382.433 7262.2017 5024.399 7209.55 4762.435 z M 7534.379 4735.3687 C 7619.9185 5200.2417 7592.402 5913.558 7606.5835 6422.907 C 7709.824 6345.6753 7723.106 6178.459 7778.0596 6052.9146 C 7837.4062 6044.659 7820.499 6112.7627 7868.2295 6116.0967 C 7969.935 5232.018 7931.491 4349.5005 7741.97 3634.4644 C 7708.501 4040.1755 7649.5776 4383.843 7534.379 4735.3687 z M 3121.552 4545.874 C 3165.6846 4558.8916 3181.189 4600.5103 3229.8726 4609.03 C 3177.1675 4283.6187 3124.039 3991.3599 3085.463 3688.5708 C 3052.39 3688.1738 3020.0315 3640.2314 2986.1912 3670.4998 C 3036.7002 3956.9377 3070.9106 4259.6475 3121.552 4545.874 z M 3130.6006 3724.6602 C 3125.0974 3725.1628 3119.9114 3726.0095 3121.5518 3733.6826 C 3161.795 3901.2168 3184.946 4215.1714 3229.8723 4428.5576 C 3258.8442 4566.2207 3270.8032 4701.1313 3392.2998 4735.3687 C 3354.385 4435.331 3268.9246 4079.2546 3229.872 3742.7046 C 3186.5867 3748.737 3162.0068 3702.091 3130.6006 3724.6602 z M 7128.296 5655.8535 C 7114.776 5409.2354 7120.067 5166.613 7074.1357 4924.889 C 7062.5996 4864.1147 7032.173 4805.4033 7019.9756 4744.417 C 6948.326 4386.33 6841.7256 4047.6104 6722.187 3733.7087 C 6716.1543 3733.7087 6710.148 3733.7087 6704.0894 3733.7087 C 6703.5864 3728.2058 6702.766 3723.0195 6695.0933 3724.6865 C 6680.515 3737.2014 6666.492 3750.2454 6649.982 3760.7756 C 6834.2905 4364.8457 6968.4346 5104.7793 7056.064 5782.1924 C 7082.3374 5742.2666 7102.287 5696.0176 7128.296 5655.8535 z M 4258.625 3923.2036 C 4195.178 3830.2554 4075.9834 3793.0286 3960.8367 3751.7537 C 4024.8923 3844.093 4146.68 3878.727 4258.625 3923.2036 z M 3284.006 3905.1853 C 3301.0984 4067.375 3392.1416 4469.118 3419.367 4645.1455 C 3427.6748 4699.0146 3421.7747 4748.6504 3437.4116 4771.484 C 3471.9397 4821.807 3547.108 4828.263 3581.8215 4861.733 C 3527.476 4486.2363 3463.3145 4175.06 3392.3005 3814.9358 C 3340.5745 3818.5076 3335.7327 3775.2483 3284.0066 3778.82 C 3289.0066 3819.1428 3278.0 3848.0881 3284.006 3905.1853 z M 6343.224 3869.043 C 6349.2305 3959.3452 6331.2383 4073.5396 6352.2466 4148.8135 C 6414.371 4126.668 6460.038 4088.171 6532.7188 4076.6086 C 6548.938 3958.0754 6559.7593 3890.6328 6532.7188 3796.8381 C 6464.5093 3815.9148 6405.2427 3843.8813 6343.224 3869.043 z M 6586.826 3823.932 C 6561.426 3981.703 6618.073 4110.687 6641.0127 4211.9697 C 6720.1763 4561.6167 6804.4194 4958.518 6857.6274 5321.9497 C 6893.399 5566.213 6886.1763 5806.693 6947.8506 6043.8916 C 7036.565 5899.958 7014.5786 5770.868 6992.9614 5574.627 C 6923.72 4945.8706 6769.2563 4314.3105 6613.999 3796.8647 C 6604.95 3796.8647 6595.875 3796.8647 6586.8794 3796.8647 C 6586.826 3805.8872 6586.826 3814.9094 6586.826 3823.932 z M 2480.837 3950.2703 C 2477.1328 3911.8262 2476.683 3870.234 2462.7659 3841.9763 C 2458.7708 3874.1497 2434.9583 3945.296 2480.837 3950.2703 z M 3635.9548 4906.8184 C 3675.6423 4921.2646 3695.3008 4955.7925 3744.249 4960.952 C 3697.788 4589.345 3603.6758 4227.2627 3554.7544 3887.0876 C 3513.691 3879.9705 3491.8628 3853.7236 3446.434 3850.9985 C 3491.5981 4194.0576 3567.5867 4582.9946 3635.9548 4906.8184 z M 4439.0977 3932.2256 C 4449.6016 3933.734 4448.9136 3946.4866 4448.1196 3959.2922 C 4503.8413 3957.8635 4558.5566 3955.4294 4556.414 3896.1096 C 4514.4243 3909.392 4468.4395 3892.5647 4439.0977 3932.2256 z M 3798.3823 5015.1387 C 3841.2185 5023.3936 3858.0723 5057.6836 3906.6765 5060.25 C 3859.3953 4668.349 3755.917 4332.646 3717.182 3932.2256 C 3671.4353 3926.8015 3644.871 3902.2483 3590.8435 3905.185 C 3667.4666 4267.691 3719.14 4655.1997 3798.3823 5015.1387 z M 4285.6655 3932.2256 C 4310.8276 3942.1206 4359.7227 3979.8767 4366.866 3932.2256 C 4354.8013 3916.4565 4292.386 3899.1792 4285.6655 3932.2256 z M 3960.8367 5114.384 C 4010.102 5113.246 4019.8123 5151.6636 4069.104 5150.473 C 3996.2905 4760.08 3926.996 4366.1157 3852.5159 3977.3635 C 3805.817 3981.9143 3807.1133 3938.5227 3753.2444 3950.2969 C 3800.9756 4309.8657 3885.1658 4745.2373 3960.8367 5114.384 z M 5458.8013 4094.68 C 5621.2026 4088.568 5760.3735 4059.358 5910.048 4040.5461 C 5939.6553 4028.0312 5972.992 4019.2737 6018.3423 4022.475 C 6024.136 4007.3408 6112.719 3998.7686 6063.4536 3986.386 C 5872.636 4033.164 5661.763 4059.9663 5458.8013 4094.68 z M 4123.2646 5195.611 C 4162.4756 5209.819 4213.461 5252.681 4249.5767 5240.7485 C 4183.087 4838.0 4095.1392 4456.682 4042.0376 4040.5457 C 4006.028 4019.4055 3950.9417 4017.3418 3906.6768 4004.43 C 3948.1367 4357.8877 4033.6765 4811.1187 4123.2646 5195.611 z M 4078.1262 4049.542 C 4125.857 4448.745 4229.3354 4902.4526 4294.7407 5285.8604 C 4331.1475 5312.636 4371.2847 5335.6553 4421.079 5349.016 C 4371.8135 4932.0063 4275.7695 4483.6436 4204.4907 4058.5642 C 4155.3584 4065.205 4106.2783 4035.0693 4078.1262 4049.542 z M 6162.699 4049.542 C 6157.8833 4033.8787 6119.2544 4059.358 6099.5166 4058.5642 C 6299.674 4861.3364 6461.44 5600.45 6505.652 6477.041 C 6564.4424 6535.54 6590.0273 6627.271 6640.9863 6693.629 C 6609.7124 5827.648 6465.7 5115.019 6289.0117 4419.5356 C 6251.1763 4418.3184 6227.3105 4403.0786 6207.8374 4383.4463 C 6195.5605 4253.456 6220.8013 4161.3813 6162.699 4049.542 z M 4556.414 4058.5642 C 4523.394 4052.4524 4490.8237 4045.9963 4448.1196 4049.542 C 4446.1885 4097.6167 4542.0205 4076.4766 4556.414 4058.5642 z M 6054.4316 4076.6353 C 6038.9004 4067.5867 5971.2466 4083.3027 5946.1113 4094.68 C 6110.841 4814.9023 6265.8867 5526.076 6325.127 6314.6133 C 6354.416 6346.9453 6434.638 6419.759 6460.514 6395.841 C 6412.6245 5604.8154 6263.9287 4768.468 6054.4316 4076.6353 z M 4258.625 4085.631 C 4306.2764 4543.3335 4401.712 4953.2524 4475.2134 5385.1055 C 4530.273 5386.296 4559.589 5454.2676 4610.548 5430.243 C 4525.8813 5016.779 4456.2163 4547.382 4375.9414 4103.6753 C 4348.3457 4086.1335 4306.303 4083.091 4258.625 4085.631 z M 5377.6274 4103.676 C 5408.9805 4088.7534 5425.385 4111.2427 5449.8325 4085.631 C 5427.157 4093.0923 5372.1245 4068.1155 5377.6274 4103.676 z M 5774.661 4121.72 C 5914.467 4839.032 6066.92 5470.0103 6144.6543 6215.3413 C 6178.9443 6231.1104 6256.811 6293.0234 6270.9927 6269.475 C 6306.685 6240.292 6266.8647 6158.5884 6261.9175 6107.0474 C 6198.0996 5439.213 6078.746 4750.608 5909.9688 4103.6753 C 5838.664 4109.3906 5842.103 4103.8345 5774.661 4121.72 z M 4421.0527 4112.7246 C 4476.6943 4577.465 4577.58 4996.962 4637.6406 5457.3105 C 4664.8667 5484.2183 4703.1514 5500.0938 4745.9346 5511.4443 C 4688.0176 5030.6963 4590.2275 4613.7925 4529.3203 4121.7207 C 4502.2534 4109.7344 4460.2905 4112.566 4421.0527 4112.7246 z M 4574.458 4130.769 C 4614.5693 4607.389 4733.2876 5072.7915 4781.997 5538.5376 C 4821.0234 5559.7046 4868.0396 5572.854 4908.3623 5592.6714 C 4837.1895 5095.3345 4750.9614 4635.991 4682.7256 4148.814 C 4651.5317 4137.886 4622.9565 4124.366 4574.458 4130.769 z M 5585.14 4148.8135 C 5704.4673 4691.368 5845.49 5369.9185 5910.0225 5926.5757 C 5915.4463 5973.248 5899.254 6030.795 5919.0444 6070.9585 C 5946.0054 6125.4365 6038.531 6154.3022 6090.4946 6170.204 C 6039.853 5481.3086 5890.39 4772.781 5720.5015 4130.7427 C 5666.923 4128.3345 5628.082 4140.585 5585.14 4148.8135 z M 6478.532 4356.353 C 6649.321 4979.579 6760.948 5668.845 6839.556 6359.725 C 6873.555 6292.2563 6876.4917 6242.2236 6902.739 6161.208 C 6856.7803 5425.4814 6744.3853 4800.3765 6586.879 4148.8135 C 6574.47 4149.184 6567.088 4144.5537 6559.865 4139.7646 C 6556.611 4235.8877 6523.2993 4301.8486 6478.532 4356.353 z M 4944.4517 5601.6934 C 4979.6147 5638.867 5061.3975 5677.126 5106.9326 5673.8984 C 5039.5693 5196.1406 4971.6777 4658.7983 4890.2915 4166.8584 C 4839.6772 4154.317 4781.945 4148.893 4718.842 4148.8135 C 4785.1987 4641.944 4868.1987 5118.485 4944.4517 5601.6934 z M 5612.207 4392.4683 C 5585.934 4269.7544 5572.387 4099.865 5431.7607 4157.836 C 5546.3516 4756.085 5690.2324 5363.251 5747.6206 5989.7314 C 5794.399 6009.0986 5820.9365 6048.7334 5882.955 6052.887 C 5841.4688 5698.822 5806.464 5317.2134 5720.474 4997.0674 C 5730.0254 4906.289 5682.4272 4872.7397 5693.4336 4780.4795 C 5685.9727 4757.884 5668.6953 4745.052 5666.3936 4717.3237 C 5666.3936 4693.2466 5666.3936 4669.196 5666.3936 4645.1187 C 5627.6587 4597.732 5635.014 4498.619 5612.207 4392.4683 z M 6334.1753 4220.9917 C 6320.814 4252.5303 6296.631 4328.624 6325.127 4347.33 C 6408.5234 4317.935 6561.453 4266.8174 6496.5767 4148.813 C 6442.4697 4172.8643 6395.0825 4203.7144 6334.1753 4220.9917 z M 4935.429 4166.8584 C 4973.9263 4697.0303 5113.2295 5174.0215 5124.924 5700.939 C 5196.5996 5716.5493 5238.6685 5761.6875 5314.4185 5773.1436 C 5270.868 5222.8633 5156.4893 4676.843 5043.7236 4166.8584 C 4989.484 4165.244 4986.5205 4162.0957 4935.429 4166.8584 z M 5097.857 4184.903 C 5176.359 4763.0435 5332.648 5242.151 5350.534 5800.21 C 5408.0015 5830.0024 5469.2793 5855.9316 5531.033 5881.4375 C 5481.715 5259.984 5353.9736 4716.927 5233.1914 4166.8315 C 5177.444 4182.204 5110.9805 4131.6157 5097.857 4184.903 z M 5287.3516 4166.8584 C 5268.6724 4240.9946 5303.4385 4305.897 5314.392 4356.353 C 5427.7925 4876.1797 5515.396 5398.864 5585.0874 5917.527 C 5636.364 5917.368 5644.063 5960.892 5702.4565 5953.616 C 5654.223 5333.274 5517.3276 4748.757 5386.597 4166.832 C 5350.984 4161.0376 5333.521 4157.4653 5287.3516 4166.8584 z M 8048.7812 4383.446 C 8081.166 4388.6846 8076.2183 4356.723 8075.8486 4329.312 C 8066.7993 4329.312 8057.751 4329.312 8048.7812 4329.312 C 8048.7812 4347.3306 8048.7812 4365.4014 8048.7812 4383.446 z M 6325.127 4401.464 C 6426.674 4876.206 6554.785 5369.892 6613.9463 5872.415 C 6652.469 6200.075 6646.8076 6570.518 6695.12 6874.1006 C 6714.382 6994.751 6763.991 7108.628 6749.227 7235.072 C 6831.7773 7241.316 6825.0835 7179.4033 6830.4546 7126.7783 C 6851.7007 6918.8164 6815.0557 6738.82 6803.441 6585.335 C 6739.359 5741.2876 6646.8604 5031.2256 6433.4736 4365.4014 C 6432.9443 4359.8984 6432.098 4354.7124 6424.4253 4356.3794 C 6391.3784 4371.4604 6349.4688 4377.625 6325.127 4401.464 z M 8319.477 4581.9897 C 8325.456 4669.249 8307.517 4780.4536 8328.525 4852.685 C 8483.042 4781.5913 8635.521 4708.4604 8779.72 4627.0747 C 8769.321 4521.6914 8833.218 4426.5474 8779.72 4356.3535 C 8629.806 4435.0664 8460.288 4494.121 8319.477 4581.9897 z M 8301.433 4933.9116 C 8308.682 4965.212 8287.991 4968.5723 8292.41 4997.0674 C 8461.055 4940.1294 8578.001 4831.465 8734.582 4762.435 C 8728.179 4739.9194 8774.322 4725.367 8743.604 4708.3013 C 8593.426 4780.6914 8441.502 4851.388 8301.433 4933.9116 z M 8084.8706 4933.9116 C 8171.495 4977.9116 8115.324 5049.1904 8093.893 5123.4062 C 8158.8223 5122.136 8184.2744 5081.4434 8238.303 5069.2725 C 8254.23 4987.675 8283.864 4886.1807 8274.393 4807.547 C 8201.737 4840.1963 8090.2676 4834.0312 8084.8706 4933.9116 z M 3392.3 6513.1567 C 3376.0813 6364.9897 3301.8657 6172.2676 3256.9658 6034.843 C 3147.4285 5699.7744 2947.033 5390.609 2733.5671 5159.522 C 2647.0486 5065.886 2542.2205 5012.758 2417.7078 4942.934 C 2151.0342 4793.3916 1896.6638 4757.408 1659.7029 4979.0234 C 1669.4661 5033.9243 1648.5905 5058.16 1623.6138 5078.2686 C 1583.6617 5082.581 1578.7405 5065.86 1551.409 5078.2686 C 1530.9568 5133.0903 1437.0032 5162.221 1443.1151 5213.6294 C 1732.1194 5161.136 1978.2877 5296.629 2147.0125 5448.2617 C 2233.9546 5526.3667 2300.365 5633.7876 2372.5962 5737.028 C 2489.701 5904.298 2585.824 6040.505 2652.34 6224.3374 C 2719.2798 6236.9585 2746.3994 6162.2134 2805.7454 6197.297 C 2793.31 6251.034 2721.1846 6245.054 2679.4597 6269.475 C 2780.1602 6541.2285 2858.5825 6952.947 2832.865 7217.0015 C 2856.6511 7245.8145 2907.5305 7194.75 2932.1104 7226.024 C 2935.047 7286.1104 2864.0596 7272.2466 2823.8162 7289.206 C 2814.0266 7351.7007 2768.333 7426.102 2778.7048 7478.727 C 2819.424 7469.7837 2917.214 7452.084 2959.1506 7415.5444 C 3067.0476 7441.9497 3198.0957 7385.1445 3302.0505 7361.411 C 3318.931 7284.9995 3356.925 7229.781 3365.233 7144.7964 C 3222.5432 7168.9795 3110.8625 7202.8994 3004.2356 7244.0684 C 2905.7842 7161.6245 3053.1306 6994.619 3094.485 7162.8413 C 3197.7256 7136.7534 3298.9814 7108.708 3392.2734 7072.618 C 3407.9104 6875.186 3416.6152 6734.7983 3392.3 6513.1567 z M 8265.343 5123.4326 C 8390.094 5094.725 8521.433 4994.475 8626.313 4915.8936 C 8640.151 4913.6978 8627.637 4901.024 8617.318 4897.8228 C 8508.601 4981.669 8352.443 5017.996 8265.343 5123.4326 z M 7471.222 4942.934 C 7402.43 5068.849 7371.183 5200.7705 7317.79 5339.994 C 7188.938 5676.2266 6955.1787 5991.372 6884.6406 6359.725 C 6838.3916 6601.157 6883.5293 6842.4307 6902.712 7054.6 C 7170.5234 6931.3574 7387.4814 6757.288 7561.4717 6540.2236 C 7513.582 6433.5703 7556.7617 6263.523 7561.4717 6125.119 C 7574.436 5740.5474 7534.8545 5311.42 7489.267 4924.89 C 7488.7114 4919.413 7487.8643 4914.2275 7480.218 4915.8945 C 7480.6416 4928.3022 7476.011 4935.6846 7471.222 4942.934 z M 8139.031 5168.571 C 8117.996 5207.438 8080.584 5252.761 8102.9414 5285.8604 C 8160.1973 5270.938 8174.061 5212.5977 8193.164 5159.522 C 8165.5684 5152.96 8166.627 5175.0796 8139.031 5168.571 z M 8084.8706 5448.288 C 8137.6025 5454.1885 8205.68 5401.88 8265.344 5385.1055 C 8259.443 5336.845 8277.196 5264.958 8256.295 5231.6997 C 8173.347 5278.055 8118.2344 5352.2705 8084.8706 5448.288 z M 2769.6296 7226.05 C 2789.5264 7054.441 2748.3042 6882.1704 2742.5627 6702.651 C 2657.6316 6422.8013 2551.4807 6089.0024 2363.547 5818.2812 C 2210.7502 5598.1475 1941.2722 5295.1206 1632.5829 5258.7935 C 1449.3325 5237.2295 1309.0239 5288.532 1226.5005 5367.0605 C 1184.1141 5407.3564 1137.3094 5483.742 1145.2733 5529.5146 C 1528.284 5222.281 1976.8323 5554.1743 2174.0264 5800.2363 C 2365.8757 6039.6846 2551.375 6390.68 2607.2021 6702.6504 C 2674.8826 7080.714 2584.051 7502.327 2318.4094 7641.1807 C 2234.3777 7685.075 2139.763 7689.8906 2065.7324 7758.497 C 2479.4612 7866.1035 2727.2964 7591.0425 2769.6296 7226.05 z M 8084.8706 5529.515 C 8185.5713 5503.8774 8280.504 5472.4707 8346.57 5412.1987 C 8337.759 5399.975 8316.195 5400.531 8310.507 5385.1323 C 8272.91 5470.91 8143.317 5464.6396 8084.8706 5529.515 z M 2038.6654 5709.9873 C 1858.4313 5590.5283 1627.3971 5355.737 1316.7234 5484.377 C 1202.4762 5531.711 1076.7198 5631.4062 946.75653 5700.9653 C 806.5274 5776.001 667.14484 5839.8716 576.7632 5917.553 C 1069.1263 5984.6514 1255.4459 6357.8726 1452.0842 6720.696 C 1472.5365 6721.516 1550.9061 6674.658 1578.4227 6684.6064 C 1577.8936 6747.2334 1514.5259 6747.0215 1470.1289 6765.807 C 1557.8381 6945.8037 1608.1355 7163.264 1641.5524 7397.5 C 1942.9921 7265.7373 2261.9736 7151.6226 2580.109 7036.529 C 2611.6733 6448.863 2310.8687 6052.49 2038.6654 5709.9873 z M 8084.8706 5610.716 C 8158.2925 5593.121 8281.006 5548.724 8346.57 5493.3994 C 8244.44 5517.6353 8165.515 5564.996 8084.8706 5610.716 z M 8075.8486 5700.9653 C 8111.197 5694.086 8208.644 5671.4375 8238.303 5628.787 C 8252.141 5626.591 8239.626 5613.9175 8229.254 5610.742 C 8187.7144 5650.377 8106.698 5650.589 8075.8486 5700.9653 z M 8265.343 5691.943 C 8294.658 5691.202 8313.974 5680.3804 8319.477 5655.8535 C 8285.504 5651.938 8278.387 5674.904 8265.343 5691.943 z M 8157.049 5755.099 C 8163.875 5725.836 8215.283 5741.182 8220.258 5709.9873 C 8199.382 5719.6445 8130.9346 5728.376 8157.049 5755.099 z M 8066.7993 5863.393 C 8180.12 5826.3247 8287.594 5783.357 8373.663 5718.9834 C 8261.586 5757.3745 8137.1255 5783.303 8066.7993 5863.393 z M 8057.777 5944.62 C 8104.264 5944.1963 8195.148 5914.8276 8220.258 5863.3926 C 8168.082 5892.4707 8081.299 5886.914 8057.777 5944.62 z M 8048.7812 6025.847 C 8128.3677 6015.1313 8244.784 5963.247 8310.507 5908.5044 C 8213.59 5937.979 8133.6064 5984.3604 8048.7812 6025.847 z M 8039.759 6116.07 C 8153.265 6108.767 8283.308 6041.1396 8364.614 5971.6865 C 8238.857 6002.3784 8129.8496 6049.765 8039.759 6116.07 z M 1190.3848 8020.1704 C 1302.4623 8011.1743 1365.0363 7939.869 1443.0618 7893.8584 C 1478.8335 7811.547 1536.4069 7721.3237 1551.3557 7623.1104 C 1601.6266 7292.5137 1494.6555 7079.206 1388.9016 6801.9233 C 1366.4913 6743.186 1361.5437 6683.178 1334.7678 6630.4736 C 1278.6497 6519.984 1198.1105 6424.1777 1127.2286 6332.685 C 1008.9069 6179.9673 806.5801 6005.2363 612.8522 5980.71 C 346.33737 5947.002 184.25366 6139.6187 143.61363 6368.774 C 133.29488 6426.665 107.73613 6512.9717 143.61363 6567.291 C 195.6307 6429.8135 278.57758 6323.2393 324.05945 6179.253 C 431.7978 6035.4785 568.7196 6204.7593 666.9859 6269.476 C 859.49677 6396.264 1129.8744 6544.431 1280.634 6666.5366 C 1339.6096 7030.2065 1405.0675 7331.6987 1452.0575 7704.3115 C 1330.3757 7853.3516 1016.1301 7809.8276 793.32446 7857.7173 C 872.43494 7940.822 1037.0852 8032.473 1190.3848 8020.1704 z M 8048.7812 6206.3193 C 8116.1973 6228.888 8243.965 6162.7954 8211.235 6116.0703 C 8161.15 6150.254 8080.769 6154.091 8048.7812 6206.3193 z M 7787.082 6170.2036 C 7652.0386 6561.6284 7403.595 6839.5728 7056.092 7018.484 C 7027.331 7085.952 6909.6714 7064.601 6902.686 7153.8716 C 7033.39 7144.3726 7148.5366 7063.6484 7272.653 7009.4883 C 7429.2334 6941.146 7612.484 6880.425 7732.922 6801.9224 C 7852.2227 6758.7954 7948.636 6692.8086 8075.8486 6657.5127 C 7998.034 6470.664 7900.5884 6303.3413 7796.078 6143.1626 C 7795.6016 6154.699 7784.515 6155.6514 7787.082 6170.2036 z M 459.44684 6170.2036 C 443.7306 6169.5425 431.37454 6172.2407 423.35767 6179.2524 C 416.31976 6181.237 412.8802 6186.793 414.3354 6197.297 C 463.3627 6235.503 512.07245 6274.0 576.78955 6296.569 C 608.22205 6340.331 657.4874 6366.26 712.1504 6386.7915 C 772.7135 6451.8794 871.0327 6500.774 955.7787 6558.2417 C 1030.0737 6608.565 1122.0428 6715.6157 1208.4558 6666.5356 C 962.97534 6496.911 707.41437 6337.341 459.44684 6170.2036 z M 8166.097 6242.4087 C 8251.664 6297.0186 8450.974 6400.973 8283.388 6522.179 C 8375.568 6546.0977 8294.13 6668.996 8346.57 6711.674 C 8333.658 6737.841 8305.586 6748.8745 8274.392 6756.8115 C 8312.438 6781.894 8330.483 6827.0317 8319.477 6901.195 C 8297.861 6927.706 8254.892 6932.865 8238.303 6964.377 C 8308.734 7051.081 8412.928 6920.2715 8508.972 6919.266 C 8549.93 6851.718 8510.216 6747.922 8499.977 6675.6113 C 8499.129 6705.2974 8433.698 6717.0713 8418.775 6702.678 C 8410.362 6657.0107 8462.961 6638.4106 8490.98 6657.54 C 8460.262 6450.6357 8381.205 6292.045 8265.396 6170.2305 C 8248.277 6210.3145 8200.256 6219.416 8166.097 6242.4087 z M 1145.2733 6765.807 C 1049.6263 6679.3677 905.64014 6599.305 766.2312 6504.108 C 642.1681 6419.3613 477.9412 6299.3994 351.1529 6242.408 C 331.6531 6274.0522 297.7864 6291.3564 306.01495 6350.702 C 600.2581 6537.7627 868.8101 6750.4346 1172.3401 6928.2607 C 1174.0864 6879.2603 1167.5247 6785.916 1145.2733 6765.807 z M 7994.621 6395.8403 C 8013.936 6415.6045 8022.72 6445.979 8048.7812 6458.996 C 8113.948 6430.924 8182.66 6406.3438 8247.298 6377.769 C 8211.949 6316.888 8121.6475 6310.935 8048.7812 6287.5195 C 8017.8516 6310.75 8016.2114 6363.27 7994.621 6395.8403 z M 269.9523 6395.8403 C 250.92877 6418.9385 239.07544 6449.1807 224.81438 6477.041 C 552.2098 6697.148 887.25165 6957.6567 1217.5046 7144.823 C 1224.7806 7083.413 1189.8027 7064.2573 1199.4336 7000.44 C 874.0754 6814.411 600.1787 6576.9736 269.9523 6395.8403 z M 8084.8706 6540.197 C 8140.724 6499.7417 8275.133 6489.979 8283.388 6431.903 C 8233.486 6478.3374 8081.881 6470.9556 8084.8706 6540.197 z M 6460.5137 6567.29 C 6455.1167 6521.5435 6428.3145 6497.176 6397.2783 6477.041 C 6410.1904 6515.3525 6439.0566 6537.6304 6460.5137 6567.29 z M 1226.5004 7217.0273 C 871.00616 7000.9424 563.6662 6736.782 197.74747 6531.2007 C 191.5033 6564.062 161.12914 6572.7935 161.65831 6612.4014 C 520.1687 6870.502 876.6947 7130.667 1253.5938 7370.4062 C 1260.0231 7303.8374 1242.1637 7261.5303 1226.5004 7217.0273 z M 8111.9106 6594.3574 C 8139.0303 6605.2583 8203.218 6586.3667 8211.208 6549.2197 C 8171.6543 6557.792 8132.125 6566.4434 8111.9106 6594.3574 z M 6541.7676 6684.6064 C 6518.907 6640.9766 6497.264 6572.767 6469.5625 6585.335 C 6488.745 6611.185 6505.731 6656.534 6523.67 6657.54 C 6533.433 6755.938 6598.0176 6897.7817 6613.946 7009.4883 C 6625.931 7093.573 6589.1274 7186.1772 6677.1016 7217.0273 C 6684.5103 7014.6743 6610.1094 6815.2314 6541.7676 6684.6064 z M 8129.982 6684.6064 C 8181.602 6691.962 8259.099 6660.979 8283.388 6612.402 C 8234.837 6604.914 8149.217 6633.1978 8129.982 6684.6064 z M 134.565 6666.562 C 116.36167 6693.4966 102.60334 6724.8496 89.42709 6756.811 C 481.69833 7047.35 887.4104 7324.5273 1289.6564 7605.0913 C 1286.1903 7554.3975 1275.7922 7510.715 1280.6342 7451.686 C 885.9552 7202.608 539.1129 6905.692 134.565 6666.562 z M 8093.8926 6747.789 C 8084.8433 6747.789 8083.177 6740.4604 8075.8477 6738.74 C 7141.4717 7133.975 6213.128 7535.1104 5296.4 7947.9917 C 5313.042 8261.312 5317.54 8694.99 5332.4624 8994.763 C 6188.3896 8641.411 7063.0493 8228.6875 7886.2744 7812.6304 C 7039.8457 8172.384 6252.208 8591.061 5395.593 8940.602 C 5352.0425 8674.113 5373.9497 8274.011 5368.5522 7957.0137 C 6139.654 7610.251 6924.17 7283.967 7678.682 6946.3047 C 7789.939 6896.5366 7894.688 6820.4165 8021.6616 6810.9443 C 8066.4287 6916.063 8035.208 7055.366 8030.684 7180.911 C 8025.2603 7332.3584 8040.3945 7527.4097 8057.7246 7677.2695 C 8100.4277 7292.831 8086.3257 7137.996 8093.8926 6747.789 z M 1379.9058 7668.248 C 1432.9283 7611.2827 1373.5823 7490.739 1361.8612 7388.4775 C 1334.8737 7153.6333 1291.7996 6938.395 1253.5408 6756.7847 C 1244.5184 6756.7847 1235.4962 6756.7847 1226.5004 6756.7847 C 1258.5414 7047.694 1308.4684 7372.788 1379.9058 7668.248 z M 8129.982 6828.963 C 8160.224 6826.1055 8186.8403 6819.676 8202.187 6801.9224 C 8188.2163 6788.8784 8167.0234 6782.9517 8148.053 6774.8555 C 8140.036 6790.863 8122.8384 6797.769 8129.982 6828.963 z M 134.565 6991.4175 C 393.645 7165.5396 681.9614 7368.8193 955.75226 7559.9546 C 1058.2518 7631.498 1189.6704 7793.317 1316.7498 7731.405 C 1303.9175 7654.0146 1230.5221 7637.134 1172.3667 7605.0664 C 1146.9137 7557.6533 1096.2725 7527.6226 1055.0239 7496.7983 C 738.15894 7259.5464 406.42435 7045.287 89.42711 6819.9683 C 80.404816 6819.9683 71.38253 6819.9683 62.386696 6819.9683 C 59.18522 6904.3696 119.113335 6925.6416 134.565 6991.4175 z M 8139.031 6919.2393 C 8180.2 6936.967 8300.639 6876.615 8256.347 6838.0386 C 8222.665 6870.503 8148.582 6862.618 8139.031 6919.2393 z M 7976.55 7325.322 C 8001.738 7220.017 8016.5547 6973.928 7967.554 6883.123 C 7952.1816 7014.3037 7967.5806 7188.823 7976.55 7325.322 z M 8436.818 7009.4883 C 8477.379 7008.033 8477.035 7047.5093 8509.023 7054.599 C 8503.468 7030.099 8520.506 6982.9766 8500.001 6973.399 C 8484.788 6991.285 8448.196 6987.7397 8436.818 7009.4883 z M 7841.189 7090.689 C 7875.215 7097.6206 7884.3687 7079.6826 7913.394 7081.6665 C 7943.874 6949.031 7795.4165 6992.1846 7841.189 7090.689 z M 8129.982 7081.6665 C 8160.9644 7073.5435 8202.901 7076.3745 8211.183 7045.577 C 8218.458 7034.729 8181.893 6991.0195 8148.0 6991.417 C 8120.483 7000.016 8132.019 7047.5884 8129.982 7081.6665 z M 7732.922 7135.801 C 7762.2114 7141.0396 7774.885 7129.6626 7796.078 7126.7783 C 7807.217 7101.273 7807.217 7071.0835 7796.078 7045.5776 C 7733.874 7031.211 7707.389 7091.5093 7732.922 7135.801 z M 8319.477 7117.756 C 8319.477 7132.811 8319.477 7147.839 8319.477 7162.867 C 8291.086 7158.5547 8284.207 7175.7256 8265.343 7180.9116 C 8290.742 7221.7104 8323.233 7255.392 8310.454 7334.3174 C 8390.517 7299.2075 8457.879 7237.5063 8527.068 7217.0015 C 8501.801 7100.003 8420.495 7024.596 8319.477 7117.756 z M 7552.449 7135.801 C 7554.275 7164.058 7546.364 7202.0522 7561.4985 7217.028 C 7612.6426 7210.9956 7649.631 7190.8604 7687.784 7171.917 C 7685.3496 7141.252 7694.796 7098.7593 7678.7354 7081.6675 C 7627.247 7090.2656 7592.5864 7115.798 7552.449 7135.801 z M 1632.5829 7442.6377 C 1631.7362 7541.7505 1616.5227 7582.3643 1605.5425 7659.2256 C 1924.3654 7562.917 2204.85 7428.324 2526.028 7334.344 C 2553.227 7246.952 2583.072 7191.152 2580.1616 7090.7153 C 2246.2046 7189.934 1954.66 7331.539 1632.5829 7442.6377 z M 8129.982 7180.9116 C 8182.3164 7158.0513 8255.977 7156.4907 8274.392 7099.7114 C 8231.793 7098.1772 8135.38 7115.6924 8129.982 7180.9116 z M 333.1083 7316.2725 C 561.4437 7469.9688 773.5602 7639.8315 1009.9124 7785.5376 C 1042.0328 7763.4976 1121.3284 7788.6855 1136.2245 7749.4478 C 828.5935 7539.7124 539.5627 7311.3506 224.78786 7108.733 C 243.04417 7195.8076 311.5183 7232.612 333.1083 7316.2725 z M 3022.2803 7189.961 C 3036.1973 7187.7915 3054.533 7145.379 3031.3025 7135.801 C 3017.4119 7137.97 2999.0762 7180.383 3022.2803 7189.961 z M 7850.238 7153.8716 C 7838.014 7210.3335 7827.4844 7329.317 7868.2827 7361.437 C 7880.374 7358.606 7889.3433 7345.9326 7913.394 7334.344 C 7910.1655 7251.6885 7921.6494 7204.2485 7913.394 7135.8276 C 7880.374 7129.874 7878.7603 7155.326 7850.238 7153.8716 z M 7218.5454 7217.0273 C 7256.434 7191.7065 7316.203 7188.346 7344.857 7153.8716 C 7309.641 7175.911 7214.7617 7185.939 7218.5454 7217.0273 z M 7362.955 7217.0273 C 7358.087 7251.9526 7379.0684 7261.0806 7371.9775 7298.228 C 7431.8794 7297.963 7450.955 7256.9263 7507.3384 7253.1167 C 7507.3384 7223.0073 7507.3384 7192.9507 7507.3384 7162.8413 C 7446.881 7168.609 7405.2354 7193.1626 7362.955 7217.0273 z M 7741.97 7406.549 C 7770.492 7408.031 7772.1064 7382.551 7805.126 7388.4775 C 7805.126 7322.305 7805.126 7256.1323 7805.126 7189.961 C 7679.952 7168.2383 7730.461 7338.445 7741.97 7406.549 z M 8129.982 7271.188 C 8163.7163 7259.811 8219.517 7270.421 8211.183 7217.028 C 8173.0034 7223.933 8131.173 7227.2407 8129.982 7271.188 z M 6956.846 7325.322 C 7027.278 7299.5244 7100.4355 7276.3735 7155.363 7235.072 C 7079.2686 7255.1807 7019.7905 7292.0107 6956.846 7325.322 z M 7552.449 7289.232 C 7549.327 7361.516 7568.43 7411.575 7561.4985 7487.7485 C 7619.601 7482.695 7652.0386 7451.9775 7696.8325 7433.615 C 7693.5254 7364.718 7707.813 7278.2515 7678.7354 7235.0986 C 7630.8716 7247.269 7586.554 7263.1978 7552.449 7289.232 z M 7128.296 7307.277 C 7126.7607 7344.848 7125.1733 7382.5776 7146.393 7397.5 C 7215.3174 7388.266 7255.772 7350.4834 7317.8164 7334.3174 C 7339.724 7165.4863 7199.178 7305.98 7128.296 7307.277 z M 4312.7593 7442.6377 C 4531.57 7569.585 4791.7344 7658.246 5034.701 7767.4927 C 5104.551 7798.899 5211.4956 7875.4956 5278.356 7875.813 C 5320.9272 7875.9976 5386.4644 7830.5425 5449.8325 7803.608 C 5760.162 7671.5547 6033.6616 7548.6294 6316.157 7424.6187 C 6430.9863 7374.162 6558.013 7347.4927 6650.0083 7262.164 C 6632.9165 7264.175 6630.0854 7251.9775 6613.946 7253.1416 C 5916.3984 7478.172 5067.6943 7566.912 4312.7593 7442.6377 z M 8716.563 7271.188 C 8506.882 7219.753 8332.124 7346.4355 8274.392 7505.7944 C 8370.62 7680.2603 8467.379 7854.224 8581.176 8011.1484 C 8715.135 7942.939 8865.048 7806.652 9050.44 7848.7207 C 8954.317 7641.0225 8817.449 7474.0967 8716.563 7271.188 z M 8129.982 7361.41 C 8184.565 7352.8643 8231.396 7336.4604 8256.294 7298.228 C 8197.742 7302.832 8152.101 7320.3735 8129.982 7361.41 z M 7371.9507 7361.41 C 7371.9507 7427.556 7371.9507 7493.7554 7371.9507 7559.927 C 7502.6016 7584.11 7559.091 7438.774 7498.2627 7307.25 C 7463.3374 7332.4653 7413.464 7342.758 7371.9507 7361.41 z M 6911.7344 7406.549 C 6914.221 7437.1875 6904.7227 7479.7065 6920.757 7496.7983 C 6986.77 7481.5845 7039.3696 7452.9834 7092.207 7424.5938 C 7101.2817 7276.506 6971.054 7390.303 6911.7344 7406.549 z M 6794.3916 7397.5 C 6839.0005 7396.9443 6857.442 7370.2744 6884.641 7352.3623 C 6844.1333 7356.992 6818.019 7375.9897 6794.3916 7397.5 z M 7137.318 7460.6826 C 7131.8145 7535.374 7144.33 7592.048 7146.393 7659.199 C 7192.2188 7658.273 7278.7637 7624.354 7317.8164 7586.994 C 7343.666 7558.895 7321.045 7437.1875 7308.794 7388.4507 C 7252.306 7413.216 7196.2407 7438.3784 7137.318 7460.6826 z M 7976.55 7641.1807 C 8003.5903 7584.5596 7993.801 7447.427 7967.554 7388.4775 C 7981.921 7493.014 7922.1255 7593.927 7976.55 7641.1807 z M 7913.367 7496.798 C 7907.7314 7469.361 7924.9556 7419.0635 7904.3716 7406.5483 C 7848.0684 7382.63 7824.1763 7534.448 7913.367 7496.798 z M 1578.4226 7749.4487 C 1585.3018 7801.704 1520.7435 7829.8022 1551.3558 7875.8135 C 1675.419 7816.8647 1818.0029 7772.97 1957.4647 7713.3594 C 2141.8264 7634.5396 2393.498 7577.628 2471.8147 7415.5703 C 2168.4434 7521.298 1870.2582 7632.185 1578.4226 7749.4487 z M 8139.031 7451.66 C 8145.5396 7431.1284 8190.4927 7448.9873 8184.142 7415.5703 C 8160.1973 7413.4277 8108.3657 7429.0913 8139.031 7451.66 z M 6631.9644 7523.8647 C 6630.641 7564.267 6632.969 7601.097 6650.062 7623.1104 C 6720.573 7567.548 6938.3516 7566.066 6848.5786 7433.5894 C 6779.1255 7466.5034 6705.3857 7494.9985 6631.9644 7523.8647 z M 2986.1912 7496.798 C 2986.932 7542.65 2957.6423 7558.4985 2913.9863 7559.9536 C 2845.6445 7480.7637 2682.8464 7567.785 2661.3093 7650.203 C 2837.2837 7647.2666 2994.155 7581.967 3148.5923 7587.021 C 3175.5005 7535.6914 3220.2944 7502.3013 3238.8418 7442.6377 C 3146.1582 7456.9253 3076.8638 7467.0586 2986.1912 7496.798 z M 648.9414 7812.6313 C 731.80896 7802.206 833.2237 7810.435 901.59204 7785.538 C 764.11456 7658.326 597.45355 7560.272 441.37585 7451.6343 C 490.4296 7592.154 583.6952 7688.3564 648.9414 7812.6313 z M 7741.97 7559.9536 C 7767.5293 7558.4185 7779.5674 7543.417 7805.126 7541.9087 C 7799.4644 7514.4717 7816.7144 7464.175 7796.077 7451.659 C 7736.9966 7469.467 7725.5396 7502.7246 7741.97 7559.9536 z M 7074.162 7487.7495 C 7019.7637 7514.552 6955.2056 7531.2207 6911.7344 7568.977 C 6921.8945 7627.979 6914.089 7704.999 6929.7793 7758.4976 C 7003.6504 7754.1587 7039.978 7712.275 7101.2295 7695.3154 C 7092.286 7626.0205 7123.9565 7516.139 7074.162 7487.7495 z M 7660.743 9130.177 C 7745.145 9139.384 7704.902 9023.92 7759.9883 9003.838 C 7770.6514 9026.328 7755.834 9074.218 7787.0815 9076.07 C 7804.2524 9072.207 7803.3794 9050.221 7832.1665 9057.973 C 7832.722 9001.378 7822.8003 8934.306 7859.234 8913.59 C 7846.137 8896.947 7835.289 8805.798 7877.2783 8814.317 C 7909.029 8865.118 7861.086 8997.197 7895.376 9021.856 C 7948.2925 8988.175 7951.838 8879.643 7958.5317 8805.269 C 7963.294 8752.881 7961.8125 8684.909 7940.5137 8651.836 C 7844.0464 8793.732 7587.3213 8807.649 7561.4976 8615.773 C 7525.6206 8349.338 7889.898 7917.2734 8084.87 8227.709 C 8088.045 8185.799 8088.733 8141.349 8111.884 8119.4414 C 8143.448 8400.164 8071.455 8658.689 8084.87 8922.61 C 8187.1577 8846.966 8145.7773 8672.341 8157.0747 8525.523 C 8186.285 8146.1636 8229.941 7831.9185 8238.302 7487.722 C 8192.953 7496.5327 8154.2173 7511.9575 8120.9595 7532.86 C 8107.069 7618.2407 8126.5957 7681.8994 8102.888 7785.5366 C 7761.046 7946.059 7420.395 8107.7725 7074.109 8263.824 C 7075.9346 8412.176 7069.426 8553.384 7047.0684 8678.955 C 7028.124 8785.105 6972.006 8881.731 6992.908 8967.722 C 7036.776 8846.277 7255.9307 8719.516 7344.857 8877.498 C 7403.5415 9142.558 7118.5854 9454.607 6938.748 9229.421 C 6932.901 9187.141 6950.549 9121.364 6929.7256 9094.086 C 6843.7627 9243.443 6753.672 9468.366 6631.9106 9608.463 C 6607.675 9636.324 6557.6953 9643.917 6568.755 9689.637 C 6881.678 9533.321 7189.9697 9372.401 7507.285 9220.372 C 7511.1743 9173.197 7510.4863 9121.365 7543.3745 9103.057 C 7579.5166 9102.95 7540.0674 9178.568 7579.4106 9175.261 C 7633.915 9145.442 7633.227 9109.486 7624.5483 9103.057 C 7595.365 9081.571 7626.983 8969.68 7660.638 8994.736 C 7695.3774 9043.34 7615.209 9092.896 7660.743 9130.177 z M 7561.4985 7541.9097 C 7562.345 7583.1323 7552.4233 7635.1753 7588.539 7641.1816 C 7626.11 7627.6084 7651.4307 7601.7593 7696.8325 7596.044 C 7721.915 7451.1045 7628.702 7521.986 7561.4985 7541.9097 z M 6388.3354 7632.133 C 6407.624 7672.9844 6368.095 7676.212 6388.3354 7722.3823 C 6470.0127 7713.8096 6519.1987 7672.773 6586.826 7650.1772 C 6605.9556 7483.1724 6454.931 7621.8926 6388.3354 7632.133 z M 6334.1753 7596.043 C 6230.7764 7620.4644 6118.4077 7685.7104 6036.3867 7722.3813 C 6015.961 7731.51 5965.0024 7723.4927 5973.178 7758.497 C 6106.0254 7692.8276 6261.6533 7649.9116 6379.3135 7568.976 C 6352.9873 7566.727 6348.1724 7585.9624 6334.1753 7596.043 z M 7371.9507 7623.1104 C 7371.9507 7656.183 7371.9507 7689.2827 7371.9507 7722.3823 C 7431.588 7737.8076 7479.716 7677.483 7534.4053 7659.2266 C 7547.9253 7516.6147 7438.52 7603.425 7371.9507 7623.1104 z M 6641.0127 7677.2705 C 6646.992 7746.512 6629.08 7839.593 6650.0615 7893.8584 C 6723.642 7856.129 6809.1025 7830.253 6884.667 7794.5864 C 6873.0786 7724.948 6914.274 7602.5254 6848.552 7587.021 C 6782.115 7619.8286 6705.7563 7642.7686 6641.0127 7677.2705 z M 7805.126 7596.043 C 7805.5234 7634.8047 7816.9004 7662.4795 7832.1665 7686.293 C 7833.7275 7675.7886 7846.454 7676.4766 7859.234 7677.2705 C 7853.572 7649.8335 7870.7964 7599.536 7850.1846 7587.021 C 7841.957 7597.075 7833.4365 7589.8516 7805.126 7596.043 z M 441.40228 7767.4937 C 720.90814 7969.2383 976.91895 8194.505 1271.6118 8381.142 C 1281.7982 8273.959 1289.1802 8164.0513 1298.6522 8056.26 C 1031.2644 8097.667 842.0872 7991.9395 712.071 7866.739 C 548.34686 7891.4775 560.1473 7672.35 459.39392 7605.0396 C 443.8629 7649.648 437.67163 7703.649 441.40228 7767.4937 z M 7669.765 7668.248 C 7687.916 7678.3022 7680.1636 7738.045 7669.765 7749.4487 C 7717.708 7755.2964 7739.5625 7735.003 7759.962 7713.3594 C 7739.5625 7703.7544 7756.549 7656.6323 7750.9395 7632.132 C 7717.311 7637.583 7686.011 7645.362 7669.765 7668.248 z M 8490.953 8128.464 C 8502.859 8107.323 8529.873 8101.212 8536.064 8074.33 C 8464.362 7923.4116 8366.783 7798.4224 8292.409 7650.203 C 8283.36 7650.203 8274.364 7650.203 8265.368 7650.203 C 8260.024 7890.154 8416.208 7968.576 8490.953 8128.464 z M 7146.367 7731.404 C 7139.3555 7774.478 7160.4165 7789.507 7155.363 7830.676 C 7229.578 7817.632 7283.659 7784.5063 7335.8613 7749.4487 C 7333.3745 7718.81 7342.8467 7676.291 7326.8125 7659.2256 C 7250.6387 7667.2427 7202.1147 7702.935 7146.367 7731.404 z M 6108.5654 7767.4937 C 6120.313 7788.792 6112.402 7829.8555 6126.6367 7848.7207 C 6199.503 7816.282 6282.2114 7793.6875 6343.251 7749.4487 C 6342.4834 7591.783 6169.525 7740.77 6108.5654 7767.4937 z M 7597.587 7695.3154 C 7559.0107 7713.942 7524.271 7736.352 7480.271 7749.4487 C 7483.075 7791.702 7490.1396 7829.8022 7516.307 7848.7207 C 7553.5605 7837.8726 7567.9805 7804.1387 7615.5527 7803.583 C 7606.1597 7770.933 7636.1104 7698.913 7597.587 7695.3154 z M 6388.3354 7794.5864 C 6386.0337 7866.0244 6388.918 7932.355 6397.3315 7993.077 C 6470.8594 7979.345 6529.1465 7950.4263 6586.826 7920.899 C 6608.337 7853.642 6597.489 7774.24 6577.8564 7704.311 C 6520.019 7739.8174 6442.4956 7755.481 6388.3354 7794.5864 z M 2589.1575 7740.453 C 2611.7527 7733.018 2666.839 7757.968 2661.362 7722.3813 C 2630.6177 7721.7734 2598.365 7719.577 2589.1575 7740.453 z M 7832.1665 7767.4937 C 7835.712 7749.2637 7909.319 7755.3755 7877.278 7731.404 C 7866.9067 7742.781 7806.2637 7749.608 7832.1665 7767.4937 z M 5774.661 7839.698 C 5825.9106 7820.516 5957.7793 7789.824 5937.142 7758.4976 C 5883.5635 7786.146 5817.0474 7800.8306 5774.661 7839.698 z M 6938.775 7812.6313 C 6928.826 7867.083 6938.193 7878.354 6938.775 7938.943 C 6997.1685 7919.126 7047.6245 7891.3706 7101.2554 7866.738 C 7111.9185 7839.989 7095.302 7805.487 7101.2554 7758.47 C 7034.607 7764.0537 7002.0107 7803.662 6938.775 7812.6313 z M 2598.153 7812.6313 C 2493.3252 7809.165 2414.3735 7850.916 2318.4092 7857.742 C 2139.0217 7870.5215 1982.5736 7720.4766 1849.1971 7830.6753 C 1856.8966 7880.84 1836.8942 7940.1333 1849.1971 7966.036 C 2417.2312 8402.651 3035.43 8789.155 3635.9548 9193.306 C 3902.7346 9075.063 4188.246 8975.58 4448.1196 8850.38 C 4405.0723 8836.277 4363.612 8820.561 4312.7593 8814.316 C 4116.65 8911.921 3883.1023 8984.231 3690.115 9057.971 C 3656.4338 9070.829 3647.173 9096.31 3608.8877 9094.034 C 3564.438 9091.388 3468.3147 9006.536 3410.3708 8967.748 C 3009.8445 8699.54 2627.204 8431.094 2246.257 8182.623 C 2196.383 8150.106 2068.51 8118.7793 2101.874 8029.191 C 2151.7744 8021.4385 2136.9841 8078.3237 2183.048 8074.3286 C 2179.635 8043.8486 2198.7114 8035.832 2210.1416 8020.1953 C 2333.1462 8061.3643 2430.0896 8163.4673 2553.0415 8245.779 C 2787.7534 8402.941 3008.548 8553.542 3256.939 8714.991 C 3326.101 8760.05 3538.9053 8936.263 3617.9102 8940.602 C 3648.3638 8942.295 3726.654 8904.486 3771.3157 8886.494 C 3924.1392 8824.952 4082.7566 8760.605 4204.491 8687.951 C 4185.7593 8676.574 4167.6875 8664.588 4159.3535 8642.84 C 3951.6025 8716.896 3776.7659 8787.54 3590.817 8868.396 C 3237.7302 8634.929 2877.5266 8380.928 2526.0015 8155.5034 C 2479.3552 8125.6055 2400.88 8097.242 2390.6406 8029.1387 C 2442.975 7999.294 2489.727 8009.4004 2544.046 7993.049 C 2875.8335 8247.843 3237.0425 8473.188 3599.8655 8696.946 C 3788.6455 8624.027 3983.1143 8556.85 4150.3306 8462.313 C 4089.8206 8470.1455 4092.1755 8414.345 4069.1301 8408.181 C 3891.1978 8470.913 3741.8408 8562.221 3554.78 8615.692 C 3329.8843 8450.328 3088.0815 8291.313 2859.905 8137.432 C 2782.4614 8085.203 2691.1008 8042.9756 2634.3213 7966.0083 C 2676.3105 7944.8154 2718.7498 7924.1245 2769.682 7911.875 C 2767.3538 7855.4395 2814.714 7848.639 2796.7224 7776.514 C 2721.5278 7767.4653 2742.8533 7854.9897 2670.3838 7848.6924 C 2632.0994 7850.864 2636.4385 7810.4614 2598.153 7812.6313 z M 5801.7544 7884.8096 C 5783.9746 7922.883 5788.446 7933.466 5792.732 7984.0815 C 5898.036 7960.0576 5974.8975 7907.564 6072.476 7875.8135 C 6072.476 7845.704 6072.476 7815.648 6072.476 7785.538 C 5966.008 7802.4443 5903.328 7863.034 5801.7544 7884.8096 z M 7290.75 7839.698 C 7296.5176 7873.062 7279.0293 7929.604 7299.746 7947.9917 C 7337.2373 7925.2905 7374.5967 7902.457 7426.0576 7893.8584 C 7418.967 7859.807 7410.2627 7817.3936 7426.0576 7785.538 C 7367.0293 7789.638 7341.3916 7827.2095 7290.75 7839.698 z M 603.82996 7984.0815 C 762.1566 8099.095 895.95636 8215.697 1064.0728 8336.03 C 1123.2335 8378.391 1238.8036 8500.628 1298.7052 8507.454 C 1370.5132 8515.709 1495.3435 8443.239 1578.4492 8408.208 C 1673.1436 8368.31 1766.4886 8326.479 1831.1528 8272.848 C 1640.7058 8290.151 1480.3418 8415.193 1289.683 8462.368 C 981.999 8249.644 706.3033 8004.957 387.2952 7803.609 C 431.50687 7882.7725 523.2114 7925.529 603.82996 7984.0815 z M 6108.5654 7920.899 C 6118.8047 8019.059 6107.1367 8020.6733 6117.6143 8110.393 C 6211.2236 8101.768 6264.564 8052.7666 6343.1978 8029.166 C 6343.1978 7960.0034 6343.1978 7890.8154 6343.1978 7821.627 C 6249.932 7839.698 6172.0654 7873.0884 6108.5654 7920.899 z M 2832.7856 7848.7197 C 2832.2832 7839.221 2821.1968 7841.602 2823.7634 7857.742 C 2823.7634 7863.775 2823.7634 7869.7803 2823.7634 7875.8135 C 2951.7952 7958.364 3087.4207 8033.2935 3202.7524 8128.465 C 3259.3203 8144.7896 3321.7356 8184.7417 3374.2024 8218.714 C 3428.5742 8253.93 3481.941 8313.303 3527.6082 8299.941 C 3298.849 8146.6943 3072.313 7991.225 2832.7856 7848.7197 z M 1361.8612 8020.1704 C 1365.1156 8170.8774 1323.0997 8226.201 1334.768 8390.164 C 1496.8252 8347.672 1628.2437 8274.515 1776.9661 8218.714 C 1795.9631 8151.747 1809.0599 7927.116 1785.9884 7848.7197 C 1651.7916 7913.067 1502.0375 7961.83 1361.8612 8020.1704 z M 5522.0107 7947.9917 C 5607.445 7925.1313 5684.5703 7893.911 5747.621 7848.7197 C 5663.589 7873.009 5586.41 7904.0977 5522.0107 7947.9917 z M 6641.0127 7947.9917 C 6646.8867 7987.282 6629.3184 8049.9893 6650.0615 8074.33 C 6710.81 8054.381 6812.754 8004.2686 6884.667 7966.0366 C 6884.667 7926.931 6884.667 7887.826 6884.667 7848.7207 C 6796.4287 7874.8086 6718.9062 7911.585 6641.0127 7947.9917 z M 7056.091 8056.2856 C 7090.0107 8045.914 7158.088 8005.592 7209.549 7984.0806 C 7212.433 7950.9287 7201.823 7904.177 7218.5444 7884.8086 C 7150.7847 7880.258 7136.418 7928.968 7074.1616 7929.9463 C 7086.8623 7985.033 7058.366 8046.1255 7056.091 8056.2856 z M 3608.8616 8444.297 C 3767.5586 8353.334 3976.0237 8312.138 4123.2114 8209.691 C 4119.5605 8192.255 4081.8838 8208.897 4096.145 8173.6016 C 3901.2263 8231.36 3735.5176 8318.302 3554.7014 8390.216 C 3495.6995 8355.979 3427.7542 8330.658 3392.2473 8272.874 C 3173.146 8182.1484 2997.1714 8000.1675 2787.6216 7930.0005 C 3055.0093 8107.8003 3320.2803 8287.717 3608.8616 8444.297 z M 5494.917 8110.42 C 5594.8237 8096.053 5654.4346 8041.364 5747.6206 8020.197 C 5747.6206 7990.114 5747.6206 7960.031 5747.6206 7929.9473 C 5642.1313 7966.354 5473.8564 7976.17 5494.917 8110.42 z M 5783.6836 8056.2856 C 5789.3984 8139.5234 5776.4336 8185.773 5792.732 8254.802 C 5905.2856 8238.027 5974.395 8177.7817 6072.476 8146.509 C 6059.6436 8078.114 6101.2095 7955.2944 6045.409 7929.894 C 5972.6226 7986.515 5860.651 8003.8984 5783.6836 8056.2856 z M 9086.529 7947.9917 C 8901.216 7893.2495 8727.966 7987.3086 8635.31 8083.3525 C 8678.251 8154.6846 8767.23 8180.0312 8806.733 8254.803 C 8719.315 8303.565 8647.561 8187.229 8581.149 8155.5576 C 8565.804 8173.285 8560.0625 8200.669 8536.064 8209.691 C 8578.212 8299.86 8685.871 8324.573 8779.692 8363.097 C 8830.149 8262.158 8922.938 8158.8384 9068.512 8182.624 C 9092.457 8089.094 9122.725 8032.0503 9086.529 7947.9917 z M 3329.1174 8092.375 C 3394.0725 8133.2793 3494.6409 8226.254 3572.7725 8227.735 C 3653.0735 8229.297 3754.832 8152.7524 3834.472 8119.4683 C 3931.574 8078.881 4023.649 8061.5244 4096.1978 8002.152 C 4017.5903 7963.5757 3926.9436 8006.941 3843.547 8020.197 C 3570.365 8063.6147 3322.5298 7996.7017 3094.512 7947.9917 C 3174.7332 7990.6426 3243.419 8038.4 3329.1174 8092.375 z M 3085.4626 8236.758 C 3231.9626 8337.987 3389.1777 8449.298 3554.7278 8516.476 C 3291.4146 8322.324 2987.5933 8121.347 2715.4429 7966.0103 C 2827.8115 8067.2925 2957.8542 8148.52 3085.4626 8236.758 z M 6397.3315 8047.2373 C 6397.3315 8092.375 6397.3315 8137.5127 6397.3315 8182.598 C 6488.0303 8177.0156 6531.766 8124.5483 6604.9233 8101.4243 C 6642.4946 7898.436 6493.296 8022.472 6397.3315 8047.2373 z M 6803.441 8056.2856 C 6794.3916 8107.3765 6833.6294 8110.3135 6821.459 8164.579 C 6888.504 8135.3423 6963.355 8113.938 7011.0063 8065.307 C 6960.4976 8061.285 7024.5264 7971.909 6983.9136 7975.0576 C 6930.4404 8008.8726 6863.977 8029.589 6803.441 8056.2856 z M 414.30896 8020.1704 C 562.05225 8112.43 693.1533 8222.576 829.4137 8327.008 C 963.9543 8430.116 1094.4203 8547.009 1253.5143 8624.823 C 979.8557 8402.124 691.2747 8194.372 405.23367 7984.0815 C 403.27582 8001.147 415.47314 8004.0044 414.30896 8020.1704 z M 7164.4116 8083.3525 C 7226.4033 8049.063 7297.947 8024.377 7353.9062 7984.1074 C 7286.067 8006.5703 7181.239 8039.908 7164.4116 8083.3525 z M 694.0529 8128.464 C 669.4731 8104.7305 623.6473 8054.8037 594.8077 8065.308 C 631.2408 8077.2144 665.3721 8138.8096 694.0529 8128.464 z M 3554.7278 9247.467 C 3532.741 9191.243 3478.1572 9167.5625 3419.367 9148.194 C 3139.4377 8900.307 2781.6418 8715.416 2471.8413 8498.457 C 2254.9624 8346.612 2054.858 8178.1265 1840.1486 8065.2812 C 2392.6514 8478.35 2970.369 8866.255 3554.7278 9247.467 z M 3419.367 8705.996 C 3453.736 8730.126 3507.0498 8781.191 3554.7278 8760.156 C 3489.984 8676.337 3389.363 8636.12 3302.0505 8579.711 C 3033.5776 8406.091 2775.6885 8215.724 2498.8813 8056.2856 C 2491.8699 8058.296 2481.1013 8056.524 2480.8367 8065.308 C 2777.4612 8280.256 3122.372 8497.558 3419.367 8705.996 z M 3608.8616 8299.94 C 3771.7393 8265.228 4017.8013 8152.8057 4150.305 8074.33 C 4148.2676 8067.345 4150.067 8056.524 4141.309 8056.2856 C 3959.5137 8150.054 3764.41 8195.14 3608.8616 8299.94 z M 5395.6455 8146.509 C 5423.2153 8153.0176 5428.533 8137.2744 5449.8325 8137.4595 C 5449.8325 8116.4517 5449.8325 8095.3643 5449.8325 8074.277 C 5437.344 8074.6475 5429.989 8070.017 5422.713 8065.255 C 5396.36 8075.018 5391.015 8105.789 5395.6455 8146.509 z M 5485.9214 8182.6245 C 5486.821 8260.889 5499.706 8294.411 5503.9663 8381.194 C 5598.766 8364.658 5662.9277 8317.536 5747.6475 8290.945 C 5747.6475 8221.757 5747.6475 8152.594 5747.6475 8083.3794 C 5639.168 8095.2593 5578.2344 8154.605 5485.9214 8182.6245 z M 6117.6143 8173.6025 C 6118.064 8243.7705 6095.2837 8271.102 6135.6587 8327.008 C 6193.6816 8282.743 6274.5386 8261.339 6343.251 8227.735 C 6337.3506 8182.466 6355.0513 8113.647 6334.202 8083.3525 C 6282.3965 8100.7886 6184.6064 8142.1436 6117.6143 8173.6025 z M 7128.296 8101.3975 C 7130.254 8090.0474 7142.345 8082.956 7119.2466 8083.326 C 6561.743 8353.016 5980.983 8599.502 5431.7344 8877.474 C 6016.014 8637.522 6562.8286 8360.133 7128.296 8101.3975 z M 2877.9236 8561.613 C 3101.179 8712.611 3321.2065 8874.774 3563.75 9003.812 C 3540.0964 8946.186 3475.2734 8926.235 3428.3894 8895.544 C 3033.1545 8636.702 2640.6985 8355.291 2237.2087 8101.3965 C 2237.1294 8092.295 2221.3604 8090.0195 2219.1113 8101.3965 C 2434.4026 8261.391 2655.0386 8410.907 2877.9236 8561.613 z M 6550.7104 8173.6025 C 6571.8247 8217.259 6557.2456 8274.9375 6532.6924 8299.94 C 6621.3545 8286.288 6665.5396 8228.239 6749.254 8209.691 C 6713.641 8157.039 6757.165 8140.476 6740.2583 8092.375 C 6695.517 8105.4985 6615.798 8151.695 6550.7104 8173.6025 z M 8229.254 8272.847 C 8273.571 8272.0 8301.75 8255.119 8319.477 8227.709 C 8301.194 8173.84 8273.81 8128.9937 8238.303 8092.3486 C 8247.827 8160.981 8203.245 8217.152 8229.254 8272.847 z M 1822.0774 8182.6245 C 2406.6213 8614.901 3048.7385 9037.467 3635.9548 9436.987 C 3997.8257 9257.415 4413.221 9131.367 4763.9795 8940.629 C 4725.8267 8942.745 4706.0093 8926.421 4682.7524 8913.615 C 4315.3257 9057.522 3959.3286 9212.912 3590.817 9355.813 C 3033.2075 8929.782 2434.376 8544.972 1849.1971 8146.562 C 1843.1383 8146.562 1837.1586 8146.562 1831.1262 8146.562 C 1831.7876 8162.2246 1829.089 8174.581 1822.0774 8182.6245 z M 7732.922 8724.041 C 7747.1562 8692.053 7731.3613 8682.343 7750.967 8651.836 C 7839.3374 8642.682 7863.1763 8535.313 7913.3945 8516.449 C 7938.001 8589.342 7861.272 8608.418 7886.381 8651.836 C 7987.214 8560.6875 8136.4917 8291.977 7967.608 8173.549 C 7706.0396 8120.7646 7425.608 8659.244 7732.922 8724.041 z M 1027.9835 8678.93 C 812.9302 8510.337 587.2406 8367.463 387.26855 8191.647 C 362.63586 8192.44 369.06522 8176.619 351.17938 8191.647 C 405.36606 8256.232 486.0375 8328.754 576.73663 8399.213 C 730.59186 8518.725 875.7687 8637.787 1036.9794 8751.161 C 1094.5792 8791.616 1220.7589 8915.6 1271.6118 8922.585 C 1333.8419 8931.1045 1451.3433 8855.725 1533.3376 8823.366 C 1665.206 8771.164 1774.3467 8732.059 1849.1971 8678.93 C 1651.6593 8728.0625 1496.6663 8819.741 1316.7496 8886.522 C 1197.2109 8836.331 1120.8788 8751.849 1027.9835 8678.93 z M 883.5739 8281.8955 C 869.5775 8244.5625 814.7822 8200.511 784.32874 8209.691 C 826.90015 8224.243 847.2466 8261.073 883.5739 8281.8955 z M 5783.6836 8327.008 C 5790.4565 8352.011 5784.9536 8419.268 5792.732 8471.391 C 5893.75 8440.117 5979.5806 8393.604 6072.476 8354.075 C 6066.5493 8305.788 6084.303 8233.928 6063.401 8200.67 C 5991.5137 8229.826 5864.302 8276.922 5783.6836 8327.008 z M 5422.7124 8426.279 C 5437.3174 8413.765 5458.272 8407.679 5467.85 8390.216 C 5453.589 8338.305 5450.096 8275.625 5449.832 8209.743 C 5358.71 8209.559 5391.9683 8384.422 5422.7124 8426.279 z M 6460.5137 8218.714 C 6408.391 8250.887 6344.891 8271.551 6289.0376 8299.94 C 6293.509 8352.54 6286.4707 8393.604 6271.019 8426.253 C 6351.6904 8395.666 6423.181 8355.847 6505.6255 8327.007 C 6455.249 8306.238 6498.879 8246.732 6460.5137 8218.714 z M 8833.88 8381.142 C 8919.313 8467.21 8951.698 8654.2705 9059.463 8687.952 C 9050.018 8669.563 9011.124 8628.738 9050.414 8615.721 C 9095.844 8654.588 9143.997 8690.598 9194.797 8724.041 C 9320.606 8539.574 9099.415 8380.373 9050.414 8227.709 C 8927.462 8228.106 8866.186 8290.151 8833.88 8381.142 z M 1253.5673 9003.812 C 1257.827 8942.772 1192.2104 8924.754 1154.2957 8895.544 C 870.82104 8676.786 594.7284 8451.202 306.01505 8245.78 C 601.4487 8518.883 935.7762 8753.092 1253.5673 9003.812 z M 3780.3381 8426.279 C 3722.209 8452.922 3637.7805 8471.814 3617.884 8534.6 C 3714.7214 8530.736 3810.5005 8466.998 3906.6501 8426.279 C 4005.869 8384.263 4125.302 8363.256 4186.421 8281.923 C 4184.4893 8271.763 4176.4194 8267.873 4168.3496 8263.852 C 4048.4136 8325.234 3895.5374 8373.574 3780.3381 8426.279 z M 6938.775 8724.041 C 6910.914 8936.793 6817.252 9208.255 6722.187 9373.831 C 6678.345 9450.216 6610.9824 9511.044 6541.7407 9545.255 C 6544.7837 9587.773 6502.6616 9632.117 6514.6475 9653.575 C 6818.4155 9346.103 7068.288 8835.377 7020.028 8290.944 C 7007.9897 8305.945 6979.9175 8304.94 6965.8945 8317.984 C 6963.381 8408.26 6970.737 8505.548 6929.8047 8534.6 C 6890.197 8487.9795 6927.8203 8418.686 6911.7603 8354.127 C 6875.883 8351.349 6866.3843 8374.976 6830.5327 8372.172 C 6836.5127 8450.436 6818.6006 8552.591 6839.582 8615.8 C 6870.22 8601.327 6873.0522 8559.0205 6902.764 8543.595 C 6964.3604 8581.404 6946.1562 8667.817 6938.775 8724.041 z M 8211.183 8363.097 C 8218.114 8463.269 8199.594 8537.96 8202.134 8633.871 C 8269.232 8617.123 8295.372 8530.313 8382.658 8561.64 C 8427.717 8492.24 8379.934 8392.465 8373.609 8318.012 C 8304.3955 8287.743 8249.123 8333.622 8211.183 8363.097 z M 2011.5984 8390.164 C 1967.651 8382.967 1952.8345 8346.64 1912.3533 8336.03 C 1905.2625 8386.116 1855.8118 8393.842 1849.1971 8444.298 C 1865.469 8458.083 1876.8196 8476.815 1912.3533 8471.339 C 1940.5844 8434.43 1885.7627 8368.046 1948.4688 8363.045 C 1969.027 8459.962 1951.6439 8607.652 1957.4645 8733.064 C 1961.4069 8818.843 1998.819 8938.275 1930.3976 8949.599 C 1930.3976 8898.534 1930.3976 8847.391 1930.3976 8796.22 C 1835.0419 8794.051 1875.3643 8909.965 1876.2639 8976.719 C 1877.7456 9089.59 1869.1731 9204.261 1876.2639 9319.593 C 1883.0107 9429.659 1858.7219 9567.03 1876.2639 9635.452 C 1877.2958 9639.526 1898.727 9647.067 1903.3308 9662.519 C 1928.9955 9748.509 1981.0656 9819.576 2011.6249 9888.129 C 2043.9569 9883.844 2063.7742 9873.445 2092.852 9888.129 C 2082.4802 9925.488 2111.8228 9923.267 2110.8965 9951.339 C 2443.266 10199.545 2765.3962 10457.883 3121.605 10682.304 C 3128.6428 10638.171 3101.6025 10559.986 3148.6455 10555.965 C 3170.6323 10617.349 3125.4414 10724.531 3202.779 10745.406 C 3205.5308 10676.007 3187.9097 10586.128 3238.8682 10565.014 C 3273.7402 10638.33 3199.3926 10788.983 3284.006 10808.668 C 3299.4314 10703.761 3251.5154 10535.513 3311.073 10474.791 C 3335.5208 10600.468 3269.56 10851.875 3383.2778 10871.825 C 3395.131 10659.63 3354.1208 10504.398 3392.3 10348.4 C 3355.1792 10330.461 3345.2573 10166.445 3392.3 10131.865 C 3415.213 10344.061 3424.5793 10606.475 3419.367 10925.986 C 3456.4612 10927.996 3457.758 10965.832 3500.5942 10962.049 C 3517.6333 10693.126 3469.5852 10443.995 3509.6165 10222.036 C 3548.1926 10495.88 3521.5757 10760.357 3545.7056 11007.213 C 3574.519 11032.48 3601.6387 11059.521 3644.9512 11070.369 C 3622.8054 10502.97 3612.5396 9968.564 3581.7686 9482.102 C 3277.286 9263.212 2978.7566 9038.369 2652.261 8841.414 C 2631.1472 8853.346 2648.16 8903.485 2616.1719 8904.569 C 2595.349 8886.022 2609.9805 8826.649 2616.1719 8805.298 C 2589.4224 8794.82 2558.8367 8754.127 2534.9712 8769.234 C 2532.8018 8806.144 2543.782 8856.256 2516.9001 8868.507 C 2487.1875 8847.049 2502.4275 8780.7705 2498.8557 8733.173 C 2466.6824 8704.228 2425.1958 8670.811 2390.5881 8670.017 C 2383.471 8765.505 2394.1865 8793.471 2372.517 8823.3955 C 2359.8965 8786.46 2350.5037 8675.176 2381.566 8651.945 C 2299.5452 8607.548 2243.1094 8537.725 2146.9333 8507.535 C 2140.9802 8644.801 2168.8408 8747.38 2137.911 8850.462 C 2119.5488 8777.808 2106.4255 8589.795 2119.8135 8462.397 C 2087.1638 8465.017 2084.9414 8437.13 2056.6575 8435.384 C 2006.122 8582.89 2097.6416 8828.343 2029.5905 8949.681 C 2013.7944 8822.837 2007.0212 8605.588 2011.5984 8390.164 z M 5964.182 8444.297 C 5981.063 8506.554 5940.2905 8558.412 5946.085 8579.658 C 6031.492 8523.699 6160.5293 8511.343 6225.8555 8435.302 C 6181.3257 8428.872 6233.7397 8329.15 6198.815 8336.029 C 6125.075 8376.591 6047.7373 8413.553 5964.182 8444.297 z M 5503.9395 8444.297 C 5503.9395 8495.441 5503.9395 8546.585 5503.9395 8597.7295 C 5604.825 8587.331 5655.8633 8527.085 5747.621 8507.454 C 5747.621 8453.32 5747.621 8399.187 5747.621 8345.026 C 5652.662 8364.446 5584.611 8410.695 5503.9395 8444.297 z M 1100.1619 8444.297 C 1091.3777 8404.954 1045.9222 8402.281 1027.957 8372.093 C 1034.5717 8413.632 1075.4232 8420.908 1100.1619 8444.297 z M 1551.3557 8489.435 C 1622.7404 8449.509 1717.0642 8432.523 1776.9661 8381.142 C 1706.7192 8416.225 1576.9939 8439.773 1551.3557 8489.435 z M 360.1752 8453.347 C 559.4065 8597.015 721.2521 8778.096 928.71185 8913.589 C 1003.2715 8986.772 1087.7529 9096.944 1190.4113 9112.132 C 1211.0751 9096.68 1193.7185 9043.234 1199.4335 9012.859 C 907.5187 8817.465 665.6896 8572.012 360.1752 8390.189 C 360.1752 8411.225 360.1752 8432.285 360.1752 8453.347 z M 6776.3735 8426.279 C 6692.104 8422.733 6609.289 8492.002 6532.7188 8525.577 C 6547.1914 8569.736 6558.7803 8589.791 6532.7188 8624.822 C 6505.149 8605.904 6527.7446 8563.598 6487.581 8543.595 C 6143.1465 8680.491 5830.5146 8849.163 5485.974 8985.794 C 5474.2534 9004.183 5480.1274 9040.165 5449.8853 9039.954 C 5448.4033 9029.37 5451.42 9014.315 5440.8364 9012.887 C 5355.72 9073.185 5234.4087 9081.096 5152.044 9039.954 C 5180.4604 9198.095 5232.107 9332.848 5314.4717 9436.987 C 5384.189 9628.44 5578.4463 9850.822 5792.785 9879.238 C 5829.6685 9884.16 5851.4434 9883.789 5883.0083 9861.142 C 5925.4478 9942.315 6080.2026 9872.862 6162.726 9879.238 C 6197.281 9865.586 6197.6245 9817.855 6234.931 9807.034 C 6236.4653 9820.527 6231.677 9840.318 6243.953 9843.097 C 6348.199 9810.791 6439.7715 9690.908 6496.6304 9581.344 C 6416.938 9591.928 6345.2627 9610.501 6298.0874 9653.576 C 6305.2046 9667.228 6281.762 9775.072 6252.949 9752.848 C 6249.4834 9718.849 6279.1436 9671.303 6252.949 9644.527 C 6181.6973 9679.215 6034.1655 9683.448 5955.1606 9680.591 C 5857.953 9470.987 5703.304 9270.751 5702.484 8994.737 C 6049.9873 9001.828 6560.0513 8917.056 6794.419 8696.976 C 6794.551 8551.189 6788.4385 8545.289 6776.3735 8426.279 z M 1795.0106 8453.347 C 1804.4827 8452.817 1802.1013 8441.758 1785.9618 8444.297 C 1630.9689 8517.904 1438.1405 8553.703 1316.7233 8660.885 C 1482.8022 8598.312 1658.1151 8545.024 1795.0106 8453.347 z M 5440.783 8471.391 C 5380.511 8498.193 5422.342 8548.649 5413.7427 8633.871 C 5493.938 8657.419 5482.1113 8484.117 5440.783 8471.391 z M 531.6252 8651.836 C 473.02 8603.974 370.9173 8482.636 306.01498 8480.412 C 206.45229 8477.026 87.31042 8650.805 62.360214 8769.205 C 31.298134 8916.525 34.49959 9046.039 62.360214 9193.306 C 127.28896 9536.392 439.78836 10010.763 739.1908 10113.765 C 987.89905 10199.384 1176.3353 10041.983 1226.5004 9834.048 C 1284.2324 9594.414 1232.0037 9427.145 1172.3401 9184.258 C 965.9917 9002.065 754.0075 8833.685 531.6252 8651.836 z M 8048.7812 8651.836 C 8042.722 8604.237 8057.962 8489.964 8048.7812 8498.457 C 7957.553 8623.314 8006.1836 8834.107 7985.5986 8967.749 C 8047.379 8965.844 8016.1055 8926.5 8021.6885 8868.424 C 8040.8706 8805.269 8044.7334 8759.178 8048.729 8697.001 C 8047.697 8679.936 8018.8843 8690.703 8021.6885 8669.934 C 8035.8696 8669.061 8052.9883 8671.124 8048.7812 8651.836 z M 5675.416 8579.658 C 5685.8145 8628.95 5669.4365 8658.478 5657.3184 8705.996 C 5747.991 8676.284 5825.858 8633.845 5910.022 8597.729 C 5891.501 8574.102 5873.8003 8549.68 5882.9814 8498.431 C 5798.7383 8510.496 5753.7593 8561.772 5675.416 8579.658 z M 1822.0774 8507.4795 C 1654.1992 8592.278 1439.5164 8630.247 1307.7008 8751.161 C 1438.5109 8705.388 1566.675 8652.101 1686.7164 8597.729 C 1741.4058 8572.911 1813.5577 8559.84 1849.1971 8507.453 C 1840.1221 8507.4795 1831.1262 8507.4795 1822.0774 8507.4795 z M 1361.8612 8570.662 C 1391.6797 8546.32 1437.9288 8538.462 1470.1287 8516.502 C 1428.5626 8523.302 1352.8918 8543.331 1361.8612 8570.662 z M 4204.491 8516.502 C 4057.33 8569.524 3885.8538 8652.843 3753.271 8706.023 C 3703.45 8726.078 3603.5696 8732.164 3626.9326 8805.295 C 3778.1418 8767.0625 3885.8804 8685.254 4042.037 8651.863 C 4084.7676 8586.326 4219.017 8612.281 4231.5317 8516.502 C 4222.536 8516.502 4213.4873 8516.502 4204.491 8516.502 z M 1127.2286 8615.774 C 1088.0968 8597.571 1051.6107 8529.176 1009.886 8543.569 C 1047.8273 8561.27 1087.9116 8612.413 1127.2286 8615.774 z M 1100.1619 8669.935 C 1045.3138 8634.532 1003.4037 8586.22 946.7564 8552.618 C 977.9508 8605.64 1056.8231 8658.98 1100.1619 8669.935 z M 1334.768 8814.317 C 1542.0953 8762.962 1702.8562 8665.013 1894.2557 8597.7295 C 1894.7584 8582.225 1887.2972 8574.578 1876.1848 8570.662 C 1694.2573 8650.408 1494.2852 8712.108 1334.768 8814.317 z M 8472.908 9094.034 C 8404.593 9072.127 8376.943 9009.554 8337.574 8958.7 C 8346.676 9030.8 8397.952 9060.697 8436.819 9103.084 C 8494.923 9101.337 8504.288 9100.332 8554.162 9085.039 C 8637.586 8911.552 8458.172 8752.669 8382.738 8624.797 C 8312.782 8594.158 8256.982 8655.276 8238.329 8705.971 C 8324.318 8769.841 8336.198 8894.274 8400.757 8976.692 C 8429.358 9013.231 8489.815 9019.422 8491.007 9075.964 C 8489.021 9086.123 8480.926 9090.013 8472.908 9094.034 z M 5449.8325 8697.001 C 5471.3164 8714.887 5471.1577 8759.786 5458.802 8787.17 C 5532.674 8794.869 5549.977 8746.027 5612.2075 8742.111 C 5554.7397 8718.193 5617.7104 8628.737 5594.1895 8624.796 C 5547.9395 8650.698 5472.5864 8647.551 5449.8325 8697.001 z M 1253.5673 8705.996 C 1234.8347 8700.043 1209.8845 8654.2705 1190.3848 8678.982 C 1200.9152 8695.519 1224.9922 8698.509 1235.5227 8714.992 C 1237.6658 8698.139 1250.3922 8720.151 1253.5673 8705.996 z M 6722.2134 9247.467 C 6786.666 9074.244 6888.081 8889.962 6875.6455 8669.987 C 6834.4497 8880.887 6760.657 9081.784 6722.2134 9247.467 z M 1280.6342 8814.317 C 1235.0464 8757.617 1168.7418 8721.607 1109.1577 8678.983 C 1153.5547 8736.848 1217.9279 8774.735 1280.6342 8814.317 z M 1307.7009 8985.74 C 1509.6573 8913.958 1717.0112 8847.601 1885.2599 8742.139 C 1676.689 8807.279 1480.024 8884.352 1307.7009 8985.74 z M 4258.625 8742.139 C 4129.297 8797.384 4005.604 8844.399 3879.6096 8895.57 C 3788.858 8932.427 3677.4153 8953.091 3626.9062 9030.904 C 3791.6626 9008.31 3971.9495 8905.942 4132.3135 8841.41 C 4189.067 8818.577 4277.0405 8822.176 4285.6924 8742.139 C 4276.67 8742.139 4267.621 8742.139 4258.625 8742.139 z M 5738.572 9039.927 C 5779.821 9251.329 5848.956 9434.897 5964.156 9572.348 C 6197.3857 9569.755 6539.2275 9500.407 6622.8887 9346.737 C 6698.7183 9207.408 6782.5117 8935.654 6803.387 8769.205 C 6802.832 8763.675 6802.0117 8758.516 6794.3125 8760.155 C 6540.6826 8946.291 6136.135 9027.491 5738.572 9039.927 z M 8184.142 8913.589 C 8018.1953 9040.959 7818.3296 9109.804 7633.677 9202.302 C 7257.1216 9391.135 6880.9365 9568.326 6505.626 9761.843 C 5575.8535 10241.294 4634.043 10709.236 3672.0178 11151.566 C 3621.0063 11135.136 3588.1978 11066.82 3527.6348 11088.305 C 3556.818 11152.44 3630.769 11171.701 3699.0583 11196.625 C 5176.968 10496.723 6626.011 9767.928 8057.7246 9021.83 C 8099.6084 8990.927 8248.992 8976.004 8265.316 8913.51 C 8276.667 8870.197 8250.235 8813.814 8184.116 8805.242 C 8184.142 8841.384 8184.142 8877.474 8184.142 8913.589 z M 1831.1262 8967.749 C 1811.0178 8946.265 1841.8153 8872.975 1813.0552 8832.361 C 1775.5109 8852.497 1794.6931 8994.049 1831.1262 8967.749 z M 7047.0684 9274.56 C 7186.1597 9305.675 7341.708 9061.967 7308.794 8940.629 C 7278.235 9078.504 7233.8374 9202.566 7101.2285 9238.497 C 7100.4614 9215.187 7062.6255 9228.998 7074.1616 9193.333 C 7146.313 9168.117 7208.0938 9142.32 7236.6157 9067.047 C 7258.814 9008.547 7230.874 8915.626 7299.7983 8886.601 C 7116.734 8689.513 6819.6333 9223.653 7047.0684 9274.56 z M 1704.7876 8877.474 C 1634.9111 8906.815 1549.1862 8949.705 1461.1593 8985.741 C 1386.6261 9016.273 1253.0116 9026.144 1271.6382 9130.178 C 1443.0881 9082.076 1581.3595 9000.717 1740.8767 8940.63 C 1740.8767 8919.595 1740.8767 8898.562 1740.8767 8877.474 C 1728.8384 8877.474 1716.7997 8877.474 1704.7876 8877.474 z M 4529.3203 8877.474 C 4392.0547 8949.705 4217.8794 9014.977 4060.082 9076.017 C 3908.2905 9134.675 3742.5554 9186.956 3635.9548 9283.556 C 3956.0215 9174.892 4282.914 9039.478 4592.503 8895.57 C 4572.9766 8887.95 4561.7056 8872.154 4529.3203 8877.474 z M 3906.6765 9969.382 C 3897.654 9969.382 3888.6316 9969.382 3879.636 9969.382 C 3877.7046 9778.803 3887.9705 9576.025 3861.591 9409.921 C 3815.1304 9408.571 3789.1748 9427.754 3762.3196 9445.983 C 3780.946 9646.062 3760.1238 9941.362 3780.3643 10222.006 C 3791.2915 10374.035 3830.4502 10568.61 3771.3157 10700.319 C 3750.89 10309.45 3741.7617 9873.338 3717.182 9472.997 C 3676.224 9468.182 3663.1008 9491.147 3635.9546 9500.117 C 3648.734 9845.001 3674.0017 10243.992 3690.0884 10546.861 C 3699.9307 10731.964 3667.0698 10931.169 3717.1553 11088.279 C 4488.3623 10698.495 5304.999 10353.954 6045.383 9933.214 C 5478.169 9977.822 5218.2954 9485.0625 5097.857 9021.804 C 4798.8774 8905.281 4548.3174 9133.643 4303.71 9211.298 C 4290.878 9227.623 4322.6016 9312.898 4285.6655 9328.667 C 4262.197 9306.972 4278.2305 9245.826 4240.5537 9238.444 C 4175.7573 9269.7705 4248.174 9411.19 4195.416 9436.936 C 4159.4326 9412.752 4184.9917 9327.027 4177.345 9274.507 C 4017.5369 9283.608 4186.3145 9494.799 4087.122 9581.318 C 4079.1055 9521.893 4066.723 9416.43 4069.051 9319.619 C 3920.911 9347.427 4085.7727 9623.731 3987.8503 9743.72 C 3965.3872 9620.794 4006.98 9427.834 3942.739 9364.73 C 3880.7998 9399.973 3905.909 9498.821 3906.623 9563.273 C 3907.417 9640.003 3897.5745 9725.939 3906.623 9788.831 C 3916.7302 9859.1045 3905.406 9901.278 3906.623 9960.281 C 3908.422 10046.8 3970.3083 10139.801 3915.6455 10231.003 C 3858.6282 10176.656 3880.6946 10054.975 3906.6765 9969.382 z M 1758.9215 8985.74 C 1596.3086 9048.79 1437.0823 9115.201 1280.6342 9184.283 C 1249.9955 9259.055 1288.5188 9342.928 1298.6788 9427.938 C 1437.1088 9422.779 1536.9097 9290.224 1650.654 9319.671 C 1561.2249 9401.798 1412.7671 9424.737 1307.701 9491.121 C 1313.522 9527.3955 1296.0065 9587.032 1316.7498 9608.4375 C 1425.3612 9544.778 1589.5881 9460.747 1740.877 9409.894 C 1783.0515 9432.516 1805.3029 9517.686 1840.1221 9518.214 C 1864.252 9325.598 1829.5652 9113.667 1758.9215 8985.74 z M 4330.8037 10962.046 C 4144.881 11051.3955 3952.714 11187.974 3771.3157 11241.763 C 3614.153 11288.436 3473.7124 11145.587 3347.162 11052.269 C 3079.0334 10854.492 2794.9768 10639.941 2553.0417 10456.639 C 2425.6978 10388.535 2312.4297 10258.096 2192.0708 10213.037 C 2597.042 10544.533 3035.298 10857.298 3473.5007 11169.559 C 3538.0063 11215.543 3607.0889 11298.173 3662.9954 11304.946 C 3742.185 11314.445 3869.7407 11222.74 3960.837 11178.607 C 5394.8784 10483.256 6859.6914 9746.603 8229.254 9048.924 C 8238.382 9048.817 8240.631 9033.102 8229.254 9030.826 C 6960.815 9641.96 5611.7837 10346.572 4330.8037 10962.046 z M 8102.9146 9175.288 C 6664.2695 9887.493 5236.2866 10610.097 3798.4087 11323.017 C 3641.6697 11388.607 3552.5842 11303.067 3446.4336 11223.798 C 3064.296 10938.021 2642.1267 10590.968 2264.2754 10348.397 C 2327.3787 10462.75 2443.7952 10523.843 2498.8813 10646.266 C 2755.1301 10845.073 3054.903 11066.397 3329.0908 11277.905 C 3435.85 11360.27 3579.3604 11499.229 3699.0842 11467.399 C 3761.6316 11433.718 3841.483 11417.313 3888.605 11368.181 C 4954.9814 10831.103 6062.9243 10327.362 7101.2017 9761.868 C 7362.6895 9619.443 7639.5757 9479.505 7904.3184 9355.733 C 7987.0273 9317.077 8115.985 9291.862 8129.902 9175.287 C 8123.843 9175.287 8117.8896 9175.287 8111.8047 9175.287 C 8108.9214 9175.288 8105.931 9175.288 8102.9146 9175.288 z M 1416.0214 9617.433 C 1479.442 9767.61 1553.7369 9906.86 1614.5382 10059.684 C 1761.9641 10032.67 1868.009 9964.195 1984.505 9906.252 C 1892.9327 9763.218 1834.0099 9587.508 1731.8279 9455.005 C 1629.5137 9512.156 1493.2533 9535.254 1416.0214 9617.433 z M 7480.271 9689.664 C 7477.2285 9661.963 7531.547 9645.585 7498.289 9617.46 C 7476.7256 9625.424 7438.308 9673.128 7480.271 9689.664 z M 5666.3936 10898.89 C 5775.217 10803.243 5944.0474 10767.418 6054.4316 10673.333 C 6507.1865 10457.01 6971.901 10109.082 7371.9775 9816.029 C 7406.0825 9791.079 7435.9536 9726.892 7426.111 9671.646 C 7413.702 9672.069 7406.3203 9667.36 7399.097 9662.598 C 7312.5522 9720.488 7198.6226 9750.916 7119.3267 9816.029 C 6069.4863 10324.32 5043.1943 10856.266 3997.0051 11368.181 C 3979.0137 11377.282 3976.3677 11401.73 3960.916 11413.346 C 3908.555 11385.088 3874.2915 11444.726 3825.5024 11449.408 C 3824.2852 11515.66 3805.844 11551.881 3825.5024 11611.836 C 3887.9175 11617.048 3940.7021 11612.709 3942.898 11557.676 C 3963.5093 11561.089 3954.91 11593.791 3969.9119 11602.841 C 4596.7896 11429.564 5108.0435 11140.692 5666.3936 10898.89 z M 703.0752 10140.911 C 700.35 10227.827 729.4277 10283.019 748.2131 10348.397 C 863.0951 10342.392 952.70953 10264.948 1055.0239 10276.246 C 1065.3427 10314.081 1073.3331 10354.112 1082.1172 10393.562 C 998.56177 10442.351 867.2756 10443.437 793.32446 10501.83 C 787.10675 10550.302 797.95465 10659.495 847.45825 10682.328 C 977.5274 10410.046 1505.3976 10304.874 1767.9172 10519.848 C 1734.5797 10414.781 1689.8386 10321.1455 1632.5564 10240.131 C 1527.7019 10238.066 1417.159 10342.233 1334.7678 10276.246 C 1341.7528 10233.092 1320.6655 10218.117 1325.7455 10176.974 C 1397.818 10149.801 1472.0072 10124.666 1551.3292 10104.77 C 1512.1974 9945.357 1442.0034 9816.981 1361.8612 9698.634 C 1339.2129 10030.527 1067.962 10266.826 703.0752 10140.911 z M 2038.6654 9933.319 C 1975.5621 9958.085 1904.4159 9990.946 1831.0997 10023.543 C 1770.907 10050.371 1665.5764 10071.485 1686.6902 10140.912 C 1766.0122 10124.931 1840.1749 10074.766 1912.3003 10041.64 C 1964.4762 10017.616 2055.678 10015.71 2065.6792 9942.368 C 2053.3232 9942.686 2045.915 9938.082 2038.6654 9933.319 z M 3229.8723 10817.662 C 2851.862 10563.9795 2508.1418 10275.981 2128.9146 10023.542 C 2116.4792 10023.119 2109.0974 10027.722 2101.874 10032.537 C 2547.8557 10407.717 3036.2766 10740.51 3509.6423 11088.331 C 3475.4585 10939.054 3297.4468 10933.523 3229.8723 10817.662 z M 1704.7876 10204.041 C 1757.81 10340.513 1803.3448 10484.446 1912.3533 10565.013 C 2023.346 10516.594 2128.8882 10462.751 2237.2087 10411.58 C 2179.8206 10288.496 2127.4329 10160.385 2047.6875 10059.658 C 1916.9039 10091.302 1818.6378 10155.4375 1704.7876 10204.041 z M 1361.8612 10222.032 C 1410.4122 10300.376 1552.9169 10201.527 1632.5299 10195.019 C 1617.9249 10065.398 1421.9745 10198.062 1361.8612 10222.032 z M 1036.9794 10375.465 C 1042.4033 10343.001 1033.725 10324.559 1009.93896 10321.305 C 993.19086 10339.137 996.4981 10387.768 1036.9794 10375.465 z M 676.0083 10420.576 C 672.3042 10442.324 692.4918 10440.208 685.0571 10465.74 C 772.97815 10470.079 881.9865 10423.724 964.8011 10393.535 C 965.01276 10372.236 949.2436 10366.918 955.7524 10339.375 C 856.05725 10359.96 762.7122 10386.974 676.0083 10420.576 z M 6045.409 10727.439 C 5993.9214 10850.364 5953.943 10984.879 5910.0483 11115.53 C 5829.6943 11176.464 5754.6587 11242.821 5675.4424 11305.024 C 5615.8843 11513.172 5499.997 11664.964 5440.8364 11873.455 C 5761.167 11721.585 6064.459 11552.595 6370.3174 11386.1455 C 6449.454 11203.636 6544.0957 11036.552 6613.999 10844.729 C 6597.5684 10797.95 6500.7305 10831.658 6478.5854 10790.568 C 6501.26 10647.8 6603.072 10536.066 6604.95 10402.53 C 6417.149 10509.607 6244.9844 10632.242 6045.409 10727.439 z M 2255.2532 10438.673 C 2115.0771 10511.989 1982.5208 10593.084 1804.0327 10628.167 C 1719.2338 10540.114 1560.4573 10434.439 1415.9949 10465.687 C 1577.9463 10523.366 1708.9944 10611.816 1822.0774 10718.391 C 1954.66 10865.552 2059.488 11040.494 2183.0483 11196.65 C 2247.2627 11191.677 2313.3025 11112.726 2363.547 11151.54 C 2320.711 11189.931 2265.3337 11215.781 2201.0928 11232.767 C 2253.0835 11397.364 2309.281 11557.755 2372.543 11711.027 C 2530.764 11640.648 2675.8877 11557.1455 2850.83 11503.436 C 2759.602 11041.263 2551.8774 10695.558 2255.2532 10438.673 z M 2255.2532 11548.627 C 2152.5154 11221.47 1875.7612 10796.179 1632.5828 10637.217 C 1449.4382 10517.388 1165.0376 10445.95 982.8456 10574.008 C 553.85016 10875.527 847.8287 11815.485 1091.113 12090.097 C 1220.997 12288.058 1365.3007 12471.679 1605.4895 12559.309 C 1626.5504 12445.247 1634.5143 12351.929 1623.534 12243.502 C 1232.0831 12056.653 948.8466 11584.928 1036.9529 11061.291 C 1109.8986 10946.012 1169.4298 10835.84 1352.8125 10853.698 C 1673.3552 10884.973 1956.1152 11318.995 2011.572 11647.819 C 2029.1667 11752.038 2012.0217 11810.142 2029.6166 11882.478 C 2123.9407 11947.592 2208.2896 12022.628 2309.3604 12081.021 C 2315.4988 11915.736 2311.636 11728.253 2255.2532 11548.627 z M 5693.434 10944.001 C 5731.4814 10990.25 5773.7354 11032.16 5846.8926 11043.272 C 5882.1353 10970.247 5898.169 10877.962 5937.1157 10808.667 C 5843.77 10841.581 5755.77 10879.972 5693.434 10944.001 z M 1127.2286 11007.21 C 1209.9374 11004.775 1314.1832 10948.102 1388.928 10907.886 C 1270.1831 10877.644 1159.9841 10922.569 1127.2286 11007.21 z M 3256.9392 11268.909 C 3081.7585 11152.175 2912.6897 10981.598 2697.4512 10934.979 C 2790.0554 11110.105 2853.0793 11314.788 2904.9905 11530.608 C 3010.03 11554.95 3115.6516 11578.604 3229.8723 11593.817 C 3248.6047 11570.401 3235.3755 11515.104 3265.9614 11503.542 C 3265.0352 11540.531 3264.1887 11577.546 3274.984 11602.866 C 3311.0464 11599.876 3325.0693 11618.874 3365.2332 11611.862 C 3374.7583 11531.19 3405.7937 11471.978 3392.2734 11368.208 C 3342.1616 11351.937 3314.2214 11290.791 3256.9392 11332.145 C 3256.9392 11310.952 3256.9392 11289.917 3256.9392 11268.909 z M 1280.6342 11016.206 C 1208.297 11047.4795 1143.8975 11085.659 1091.113 11097.38 C 1082.3024 11135.612 1052.1135 11210.965 1091.113 11241.763 C 1243.6189 11162.705 1432.4784 11119.948 1560.378 11016.206 C 1501.6406 10881.057 1395.1722 10966.702 1280.6342 11016.206 z M 5413.743 11052.269 C 5478.302 11129.051 5561.222 11187.497 5657.345 11232.82 C 5710.0767 11195.249 5763.734 11158.711 5801.7544 11106.482 C 5708.5684 10947.361 5555.4272 10965.459 5413.743 11052.269 z M 1984.5317 11828.397 C 1976.6205 11442.212 1819.9343 11204.934 1605.5161 11025.255 C 1608.4792 11416.335 1776.4896 11642.369 1984.5317 11828.397 z M 5287.3516 11124.474 C 5264.968 11183.3955 5245.415 11282.906 5179.084 11268.91 C 5203.2935 11238.933 5207.262 11188.82 5233.1914 11160.59 C 5092.01 11145.72 5118.2827 11346.407 5016.63 11341.088 C 5035.4688 11305.74 5055.2856 11271.476 5070.79 11232.768 C 4974.773 11239.012 4961.9404 11328.468 4926.381 11395.195 C 4943.5522 11399.059 4949.0293 11414.616 4971.492 11413.293 C 4983.901 11392.206 5021.763 11349.793 5043.6973 11368.182 C 5037.532 11401.043 5007.1055 11409.774 5007.6343 11449.355 C 5111.245 11535.187 5219.248 11651.656 5287.352 11774.237 C 5306.217 11808.077 5315.3447 11879.304 5359.5566 11882.505 C 5430.2803 11676.475 5530.8745 11500.314 5603.2383 11295.977 C 5535.928 11212.818 5421.8926 11176.438 5359.5566 11088.332 C 5344.819 11109.789 5306.587 11107.62 5287.3516 11124.474 z M 1073.0685 11305.025 C 1093.1503 11417.314 1095.9814 11546.774 1163.3179 11611.783 C 1223.4312 11621.758 1269.6803 11538.758 1307.6746 11584.716 C 1273.2258 11619.482 1229.8076 11645.226 1172.3401 11656.947 C 1208.0588 11734.418 1247.6934 11842.421 1307.6744 11918.646 C 1369.2694 11996.83 1559.1609 12167.223 1668.6719 12162.302 C 1726.8009 12159.709 1810.5149 12102.453 1876.2374 12072.079 C 1944.0767 12040.646 2017.578 12009.796 2065.7322 11963.759 C 1836.2059 11786.196 1648.5636 11545.029 1578.449 11214.75 C 1570.5645 11177.708 1588.7677 11120.531 1542.3599 11097.381 C 1381.7313 11162.441 1216.5785 11222.845 1073.0685 11305.025 z M 4800.042 11350.084 C 4827.982 11367.281 4875.898 11364.504 4908.3887 11377.151 C 4906.616 11344.845 4955.6436 11316.747 4926.4336 11286.876 C 4889.762 11313.438 4833.0356 11319.895 4800.042 11350.084 z M 4637.6406 11422.262 C 4685.6626 11428.348 4723.71 11444.54 4773.0015 11449.329 C 4775.012 11442.292 4773.213 11431.549 4781.997 11431.232 C 4760.54 11374.267 4668.835 11382.02 4637.6406 11422.262 z M 3401.322 11611.783 C 3454.2654 11624.589 3524.0889 11639.114 3581.7944 11620.832 C 3586.8745 11578.313 3594.7854 11552.463 3581.7944 11512.512 C 3520.8345 11492.298 3490.5662 11441.365 3437.385 11413.293 C 3407.0374 11461.129 3421.9333 11554.21 3401.322 11611.783 z M 4836.184 11422.262 C 4823.14 11433.321 4822.452 11456.737 4809.1436 11467.373 C 5093.068 11640.701 5269.6772 11921.239 5314.471 12333.725 C 5337.0137 12341.317 5362.8633 12345.499 5395.698 12342.773 C 5371.1714 11911.45 5174.4805 11538.546 4836.184 11422.262 z M 5368.605 11972.781 C 5416.574 12069.169 5415.754 12214.425 5449.8325 12324.703 C 5621.388 12261.759 5761.3 12118.937 5937.115 12090.15 C 5912.059 12182.278 5783.7363 12171.377 5738.572 12243.582 C 5623.505 12275.888 5538.309 12338.039 5440.783 12387.912 C 5438.561 12436.86 5426.284 12475.7 5431.708 12532.295 C 5800.7754 12375.0 6123.3286 12171.086 6478.479 11999.875 C 6477.024 11764.025 6497.0264 11561.143 6379.2603 11440.413 C 6032.8945 11608.316 5700.9746 11790.774 5368.605 11972.781 z M 3662.9954 11512.511 C 3644.9243 11531.746 3635.0554 11593.077 3653.9998 11620.831 C 3693.105 11620.831 3732.2104 11620.831 3771.3162 11620.831 C 3795.7373 11565.586 3778.486 11537.54 3789.3872 11485.497 C 3744.3281 11465.124 3728.215 11525.82 3662.9954 11512.511 z M 4664.7075 12044.985 C 4647.7744 11863.03 4698.918 11792.97 4673.73 11647.898 C 4635.524 11617.365 4539.904 11651.867 4502.28 11602.787 C 4502.28 11563.655 4502.28 11524.55 4502.28 11485.418 C 4437.7744 11484.121 4409.8613 11519.363 4357.897 11530.582 C 4338.6084 11550.373 4350.753 11601.649 4321.7812 11611.756 C 4306.8057 11582.52 4305.059 11596.04 4285.7183 11575.693 C 4250.264 11671.816 4310.139 11712.06 4240.607 11783.232 C 4225.6846 11702.243 4264.287 11645.94 4249.6025 11584.689 C 4216.133 11578.34 4210.867 11600.142 4177.4243 11593.738 C 4170.5713 11650.121 4198.7764 11741.429 4141.335 11747.17 C 4131.44 11721.083 4147.5 11654.037 4150.3306 11611.783 C 4113.395 11607.92 4092.5457 11620.145 4069.1301 11629.88 C 4059.658 11707.614 4066.7224 11801.913 4023.9924 11846.468 C 3987.03 11780.852 4049.71 11693.777 4023.9924 11638.93 C 3994.7295 11633.717 3982.0295 11645.015 3960.8367 11647.925 C 3951.92 11787.758 3958.7727 11910.233 3906.6765 11990.852 C 3895.0876 11866.312 3922.4988 11738.307 3924.7212 11656.974 C 3886.7798 11646.841 3886.8064 11651.127 3852.5164 11656.974 C 3847.304 11828.953 3814.4692 12024.639 3798.3823 12171.351 C 3788.8574 12258.213 3821.2424 12348.198 3744.2224 12387.938 C 3767.5586 12246.387 3785.0476 12053.373 3789.36 11945.794 C 3722.4204 11991.487 3705.9104 12033.953 3699.1108 12144.284 C 3690.856 12278.375 3645.956 12486.946 3653.9993 12586.482 C 4005.022 12420.032 4333.9253 12231.569 4664.7075 12044.985 z M 5007.6074 12812.064 C 5198.7427 12781.427 5281.6104 12550.895 5260.311 12324.702 C 5230.757 12011.753 4981.996 11586.355 4745.9346 11512.511 C 4699.4473 11497.985 4658.9927 11506.267 4619.6226 11503.516 C 4608.7217 11505.367 4614.093 11513.543 4619.6226 11521.56 C 4858.1445 11655.201 5084.628 11864.486 5152.0435 12171.35 C 5185.143 12321.871 5180.7246 12453.607 5152.0435 12568.437 C 5105.1597 12677.947 5010.4653 12739.754 4881.3486 12766.9795 C 4889.921 12823.416 4949.1084 12821.404 5007.6074 12812.064 z M 4556.414 11575.693 C 4569.9604 11574.133 4589.7515 11578.895 4592.503 11566.697 C 4580.4644 11557.648 4574.8022 11542.25 4556.414 11539.631 C 4556.414 11551.67 4556.414 11563.709 4556.414 11575.693 z M 2363.547 11756.192 C 2359.4463 11835.462 2399.5305 11870.546 2390.6143 11954.684 C 2575.0552 11907.562 2696.34 11797.23 2877.9236 11747.145 C 2872.4204 11674.4375 2895.7036 11572.942 2841.8345 11548.602 C 2677.7927 11613.265 2522.7734 11686.792 2363.547 11756.192 z M 2904.9905 11593.738 C 2901.8154 11684.226 3002.41 11712.191 3076.467 11756.219 C 3135.4692 11791.302 3199.3926 11826.042 3247.8904 11855.4375 C 3382.3252 11937.035 3635.611 12157.592 3708.1594 11927.669 C 3444.7932 11817.946 3256.1985 11585.5625 2904.9905 11593.738 z M 3726.1775 11882.505 C 3737.7927 11824.666 3731.1252 11747.064 3735.2 11674.966 C 3635.055 11668.827 3478.025 11666.71 3329.091 11665.916 C 3457.467 11742.144 3580.6833 11823.477 3726.1775 11882.505 z M 4700.797 12044.985 C 4733.9497 12099.039 4800.5186 12119.756 4827.1094 12180.319 C 4797.529 12346.16 4904.473 12488.664 4881.269 12703.691 C 5011.418 12711.179 5101.9316 12609.949 5124.8975 12523.245 C 5206.6533 12214.953 4974.2705 11758.282 4736.886 11665.942 C 4705.427 11772.835 4720.0586 11925.87 4700.797 12044.985 z M 3798.3823 11702.059 C 3798.3823 11738.174 3798.3823 11774.264 3798.3823 11810.379 C 3794.6516 11842.896 3814.866 11822.735 3807.4048 11801.33 C 3807.4048 11780.242 3807.4048 11759.208 3807.4048 11738.174 C 3819.3906 11723.04 3831.3232 11707.879 3825.4495 11674.965 C 3816.4539 11674.965 3807.4048 11674.965 3798.4358 11674.965 C 3798.3823 11683.961 3798.3823 11693.01 3798.3823 11702.059 z M 2895.9683 11864.46 C 2698.5627 11943.781 2517.6406 12039.587 2336.4805 12135.182 C 2298.8833 12139.732 2296.6873 12108.829 2255.2798 12117.084 C 2255.2798 12195.321 2255.2798 12273.505 2255.2798 12351.742 C 2218.053 12356.664 2189.425 12370.078 2174.079 12396.854 C 2242.1035 12401.616 2268.3503 12396.907 2318.4624 12423.921 C 2333.9404 12496.126 2320.1558 12523.801 2282.3997 12559.202 C 2331.4268 12568.357 2336.6921 12576.004 2390.6936 12568.304 C 2480.1755 12412.438 2604.6094 12157.645 2796.7761 12135.154 C 3160.155 12092.583 3335.4941 12440.51 3500.6738 12649.478 C 3532.1062 12482.42 3554.3044 12306.075 3554.8076 12108.009 C 3336.447 12001.566 3154.2812 11858.7705 2932.1372 11756.086 C 2911.1816 11783.444 2911.764 11832.181 2895.9683 11864.46 z M 2498.8816 11954.683 C 2457.871 11974.738 2416.1992 11999.371 2390.614 12035.91 C 2556.9045 12012.653 2698.2449 11886.314 2859.8525 11828.317 C 2869.9597 11815.354 2869.589 11806.305 2850.83 11801.304 C 2736.6096 11855.94 2610.5356 11900.179 2498.8816 11954.683 z M 2146.9595 12017.892 C 1979.637 12073.189 1843.403 12159.576 1686.6902 12225.484 C 1686.6902 12336.741 1686.6902 12448.052 1686.6902 12559.309 C 1886.4242 12494.3545 2053.879 12397.146 2228.1335 12306.658 C 2226.4932 12237.628 2207.7607 12163.254 2228.1335 12099.065 C 2208.7395 12064.405 2178.3918 12040.593 2146.9595 12017.892 z M 5576.1177 12541.316 C 5492.271 12584.258 5378.4478 12604.261 5368.5786 12703.745 C 5643.9043 12583.041 5924.6274 12442.945 6189.766 12297.609 C 6283.561 12246.253 6433.5796 12193.733 6424.3984 12090.07 C 6165.8477 12213.233 5840.04 12406.036 5576.1177 12541.316 z M 3608.8616 12135.208 C 3607.1685 12298.138 3586.5837 12378.704 3581.795 12532.294 C 3580.8425 12562.113 3548.4575 12616.644 3590.8171 12622.518 C 3636.4841 12487.289 3653.8672 12270.251 3654.0264 12099.093 C 3639.421 12111.634 3625.398 12124.651 3608.8616 12135.208 z M 4682.7256 12099.065 C 4680.847 12109.967 4672.724 12104.648 4664.7075 12099.065 C 4311.3564 12278.188 3981.2092 12480.437 3617.9102 12649.585 C 3610.2637 12696.151 3544.5942 12684.51 3536.6829 12730.812 C 3593.9917 12817.886 3610.1045 12946.156 3654.0256 13046.671 C 3776.951 13016.19 3873.4446 12911.178 3987.9294 12902.288 C 3907.655 12996.506 3762.187 13025.425 3663.0476 13100.831 C 3661.5393 13207.379 3684.32 13312.181 3672.0962 13380.496 C 3995.6284 13246.802 4262.805 13056.857 4583.5327 12920.306 C 4650.525 12869.348 4748.712 12803.519 4827.161 12793.968 C 4849.36 12672.524 4851.212 12606.325 4818.113 12478.108 C 4811.9746 12509.488 4766.863 12540.392 4745.9077 12505.176 C 4753.845 12452.974 4809.6196 12489.0625 4827.1084 12460.064 C 4784.22 12334.571 4759.852 12190.453 4682.7256 12099.065 z M 3608.8616 13001.507 C 3522.2637 12650.378 3201.1387 12207.439 2859.8262 12180.319 C 2767.5396 12172.99 2669.8025 12221.145 2661.3093 12279.645 C 2725.656 12254.535 2817.149 12280.067 2877.9238 12288.588 C 2894.4868 12265.992 2903.9854 12236.491 2932.0576 12225.432 C 2940.9211 12267.395 2920.363 12279.909 2914.013 12306.659 C 3233.1533 12450.777 3411.9324 12735.204 3500.5942 13109.775 C 3534.0376 13103.214 3572.5342 13090.91 3581.795 13127.872 C 3556.448 13144.62 3517.369 13147.663 3509.5898 13181.98 C 3515.5693 13246.273 3521.5757 13306.679 3518.6123 13398.621 C 3549.833 13409.521 3586.3455 13415.104 3626.9062 13416.665 C 3645.215 13290.696 3638.9446 13123.4 3608.8616 13001.507 z M 2489.8857 13154.938 C 2586.6968 13427.169 2838.8977 13775.096 3112.5562 13786.631 C 3265.7236 13793.087 3418.2825 13652.011 3446.4075 13515.909 C 3539.6995 13065.191 3270.0625 12611.061 3022.307 12433.022 C 2937.6138 12372.142 2815.7732 12317.929 2688.4026 12333.75 C 2339.92 12376.932 2395.297 12889.006 2489.8857 13154.938 z M 5558.0996 12685.647 C 5549.527 12738.193 5541.405 12805.027 5503.9395 12803.017 C 5496.5312 12780.395 5521.4814 12725.282 5485.895 12730.812 C 5454.6475 12756.715 5476.3696 12857.573 5422.659 12884.19 C 5416.8916 12847.864 5434.4067 12788.226 5413.69 12766.875 C 5313.6772 12778.199 5384.665 12960.444 5305.396 12992.432 C 5313.783 12946.606 5324.869 12855.801 5305.396 12812.039 C 5290.1294 12835.852 5250.0454 12834.873 5224.1685 12848.049 C 5190.619 13144.778 5162.8384 13429.259 5133.9194 13696.355 C 5419.5107 13560.81 5701.1333 13343.137 5991.196 13181.979 C 6013.024 13127.369 5996.223 12990.209 6054.3784 13001.532 C 6041.52 13028.044 6037.8687 13110.938 6054.3784 13136.866 C 6060.3315 13124.722 6073.6665 13120.065 6090.4673 13118.77 C 6090.944 12971.899 6121.6616 12895.62 6135.579 12775.843 C 6165.741 12775.843 6159.4707 12812.117 6180.717 12821.008 C 6191.882 12643.181 6228.6855 12501.814 6234.877 12360.765 C 5991.8843 12451.676 5799.6377 12593.308 5558.0996 12685.647 z M 5323.4673 12568.357 C 5344.396 12565.526 5358.1543 12569.865 5368.605 12577.406 C 5393.6084 12539.279 5398.9263 12481.389 5395.6455 12414.926 C 5296.0566 12357.987 5303.9146 12508.138 5323.4673 12568.357 z M 2020.6208 12469.139 C 2068.5632 12471.255 2169.1313 12510.44 2201.093 12469.139 C 2177.4658 12420.667 2052.0269 12442.628 2020.6208 12469.139 z M 1903.3044 12559.309 C 1955.1892 12566.135 1979.4514 12545.26 2002.576 12523.246 C 1971.6992 12527.082 1975.4827 12496.232 1957.4381 12487.184 C 1933.3082 12505.096 1888.8053 12502.767 1903.3044 12559.309 z M 2165.004 12595.425 C 2120.9243 12586.429 2053.0586 12604.209 2011.5986 12586.429 C 2032.0508 12623.232 2127.3801 12624.793 2165.004 12595.425 z M 5242.24 12712.74 C 5252.903 12717.132 5262.6924 12722.345 5269.281 12730.838 C 5313.122 12714.513 5342.914 12684.165 5341.4854 12622.518 C 5325.7163 12623.126 5313.3867 12620.507 5305.4224 12613.469 C 5277.7207 12639.928 5255.046 12671.387 5242.24 12712.74 z M 1632.5829 13786.631 C 2310.8953 14227.268 2979.365 14677.854 3672.0703 15104.176 C 3541.3132 14705.556 3490.6719 14226.712 3374.2817 13813.724 C 3307.4746 13847.459 3369.0696 14026.476 3284.0325 13994.223 C 3289.1125 13933.078 3321.6826 13899.502 3311.0994 13822.773 C 3284.0325 13822.773 3256.9656 13822.773 3229.8987 13822.773 C 3188.5708 13862.619 3227.9673 13983.322 3148.6716 13985.2 C 3155.9478 13929.347 3188.1475 13898.337 3175.7385 13822.773 C 3148.169 13816.266 3142.8508 13832.033 3121.605 13831.821 C 3121.9753 13919.425 3093.956 13978.64 3067.4712 14039.36 C 3073.1333 14049.548 3077.6577 14116.302 3040.4043 14111.565 C 3020.0579 14086.721 3049.744 14054.045 3058.5017 14030.392 C 3022.545 13988.852 3135.813 13845.739 3049.4265 13813.751 C 3007.2517 13820.789 3001.6162 13855.926 3013.3638 13894.979 C 2955.817 14056.11 2960.9497 14228.592 2905.0432 14418.351 C 2864.8 14423.271 2848.7136 14452.298 2814.847 14463.515 C 2768.3862 14419.6455 2694.673 14403.163 2661.415 14346.1455 C 2685.2012 14210.547 2731.7676 14097.623 2742.6157 13949.06 C 2771.1377 13929.878 2781.2183 13906.329 2823.8162 13921.992 C 2857.0745 13877.04 2840.538 13782.372 2868.954 13732.498 C 2827.8115 13719.48 2811.0632 13682.122 2769.6826 13669.342 C 2730.4712 13747.104 2756.9297 13864.049 2697.4778 13903.947 C 2671.5222 13853.676 2707.585 13787.928 2733.567 13759.565 C 2686.1008 13729.244 2744.5737 13675.27 2742.5894 13633.279 C 2717.6655 13619.071 2711.739 13585.892 2679.4333 13579.065 C 2623.6592 13630.184 2673.5066 13745.992 2598.2063 13786.658 C 2598.365 13694.9795 2635.3274 13608.487 2652.3398 13515.937 C 2620.3782 13517.842 2634.5334 13473.604 2598.2063 13479.874 C 2550.6606 13536.653 2600.032 13624.786 2535.0237 13687.414 C 2516.397 13643.017 2543.649 13523.796 2571.1128 13524.985 C 2534.4944 13489.689 2570.1868 13455.532 2571.1128 13407.67 C 2536.77 13420.898 2569.3665 13367.321 2535.0237 13380.55 C 2491.632 13412.38 2519.44 13515.435 2471.8413 13543.03 C 2443.372 13458.787 2554.6294 13337.211 2471.8413 13263.313 C 2445.5947 13322.315 2462.6865 13469.397 2399.6362 13461.856 C 2394.2388 13365.998 2486.499 13232.516 2435.7253 13145.997 C 2406.198 13158.565 2436.387 13230.902 2399.6362 13236.221 C 2428.3435 13052.309 2366.9868 12850.246 2372.5693 12676.732 C 2357.6467 12661.651 2319.5735 12669.589 2291.3687 12667.736 C 2375.559 12869.322 2103.726 12787.937 1957.4645 12785.053 C 1945.2673 12742.375 1943.7592 12681.654 1966.5133 12649.719 C 1929.7627 12659.218 1923.7303 12647.126 1876.2639 12649.719 C 1790.8301 13041.089 1689.2037 13363.51 1632.5829 13786.631 z M 1993.5538 12730.812 C 2036.6279 12735.786 2121.956 12768.806 2137.9634 12721.763 C 2084.306 12730.362 2034.5115 12689.643 1993.5538 12730.812 z M 5151.9907 12803.017 C 5177.629 12806.853 5222.1846 12783.888 5197.0757 12766.901 C 5186.9424 12783.834 5162.151 12786.057 5151.9907 12803.017 z M 3662.9954 13443.758 C 3657.2542 13489.187 3646.4324 13488.6045 3644.9507 13524.932 C 4037.5923 13330.939 4396.261 13103.054 4800.0156 12920.253 C 4788.7974 12881.121 4845.1006 12857.785 4800.0156 12839.079 C 4428.6465 13048.231 4038.0156 13238.177 3662.9954 13443.758 z M 4872.273 12848.128 C 4811.5776 12979.891 4744.03 13104.959 4610.5205 13163.987 C 4622.559 13282.679 4643.223 13373.272 4646.6367 13515.963 C 4785.3843 13641.904 4919.4746 13772.581 5070.79 13885.902 C 5078.4897 13833.093 5054.3594 13812.058 5043.697 13777.636 C 5088.1465 13505.962 5141.5396 13176.237 5142.995 12866.226 C 5030.3887 12882.339 4986.5205 12857.997 4872.273 12848.128 z M 6271.0195 13272.229 C 5904.8364 13528.794 5520.3174 13766.919 5142.9688 14012.242 C 4977.3926 13888.417 4823.458 13706.939 4664.708 13606.107 C 4671.614 13728.584 4695.5317 13833.992 4700.771 13958.082 C 5017.7944 14170.622 5372.812 14392.738 5693.4346 14571.7295 C 5919.9707 14411.524 6154.524 14257.008 6388.336 14102.464 C 6622.889 13947.392 6863.0254 13795.256 7074.162 13615.155 C 6794.2065 13350.678 6513.8013 13086.598 6207.8633 12848.129 C 6163.5454 13027.912 6195.005 13153.378 6271.0195 13272.229 z M 4691.7744 13055.667 C 4690.7695 13044.66 4689.0757 13034.263 4673.73 13037.622 C 4322.628 13239.976 3934.061 13404.891 3608.861 13633.252 C 3975.9443 13446.748 4326.544 13243.918 4691.7744 13055.667 z M 5973.2046 13416.611 C 6028.079 13384.411 6197.148 13299.348 6207.837 13254.184 C 6220.5103 13200.738 6181.722 13160.495 6144.6543 13136.867 C 5789.742 13338.4 5455.5205 13560.73 5115.9014 13777.557 C 5130.7974 13837.802 5141.0103 13902.811 5179.084 13940.037 C 5410.9385 13813.195 5722.247 13564.011 5973.2046 13416.611 z M 3446.4336 13786.631 C 3524.6973 14159.534 3586.61 14576.544 3690.0884 14896.584 C 4023.014 14679.069 4373.2954 14478.887 4691.748 14246.793 C 4682.6465 13929.028 4627.8774 13539.588 4565.4097 13200.049 C 4170.704 13373.882 3829.577 13601.264 3446.4336 13786.631 z M 1118.2064 13615.155 C 1146.4375 13643.996 1141.0134 13706.621 1163.3179 13741.494 C 1338.4985 13682.07 1488.5702 13597.482 1641.5787 13515.884 C 1660.9462 13460.957 1663.7773 13379.968 1677.6678 13344.434 C 1478.1191 13421.586 1280.5018 13500.696 1118.2064 13615.155 z M 3500.5942 13552.024 C 3525.4912 13563.189 3546.3936 13578.324 3581.795 13579.038 C 3590.4465 13539.616 3618.7305 13519.772 3608.8616 13461.723 C 3547.6372 13442.673 3479.401 13446.482 3500.5942 13552.024 z M 7344.857 13786.631 C 7389.8364 13705.033 7346.7095 13557.554 7272.6523 13569.99 C 7272.1235 13564.514 7271.3296 13559.3545 7263.603 13560.994 C 6884.614 13824.599 6491.946 14086.906 6117.587 14346.118 C 5994.1855 14431.553 5845.8335 14497.936 5747.62 14616.84 C 5849.141 14656.157 5984.105 14484.23 6081.5244 14616.84 C 6503.403 14340.854 6925.7837 14065.424 7344.857 13786.631 z M 4033.015 15013.875 C 3960.995 15061.421 3800.287 15208.582 3717.1553 15203.369 C 3677.2295 15200.882 3531.3118 15091.397 3455.4556 15040.942 C 3016.8823 14749.292 2576.4834 14454.89 2155.9812 14183.691 C 1974.5828 14066.692 1788.5543 13957.234 1632.5559 13840.712 C 1597.869 13814.809 1602.5522 13783.721 1578.4221 13759.538 C 1602.6316 13724.719 1619.3533 13640.687 1614.5378 13606.105 C 1465.1012 13622.166 1333.3916 13734.058 1190.3843 13786.6045 C 1672.0582 14139.718 2164.6858 14480.713 2670.3574 14806.336 C 3173.9124 15130.608 3657.4119 15493.644 4177.424 15799.0 C 4171.2856 15744.786 4203.2207 15728.621 4213.487 15690.732 C 4734.1865 15360.162 5242.5835 15017.183 5747.62 14670.95 C 5403.2383 14461.823 5078.621 14232.986 4718.8145 14039.258 C 4708.4688 14130.883 4751.702 14168.797 4745.881 14255.897 C 4808.746 14307.359 4868.3564 14362.05 4935.3755 14409.33 C 4657.8813 14623.375 4336.73 14813.32 4033.015 15013.875 z M 3356.211 13759.538 C 3448.4712 13746.573 3513.8496 13706.621 3536.6567 13624.204 C 3434.025 13575.361 3418.6528 13714.532 3356.211 13759.538 z M 576.76306 15221.467 C 640.951 15334.789 771.57574 15403.05 883.60034 15492.188 C 1169.6678 15719.862 1457.2964 15945.764 1713.8364 16168.993 C 1785.3798 16175.661 1821.31 16217.94 1903.331 16214.105 C 2635.8564 16455.115 3423.415 16693.107 4168.376 16899.957 C 4206.582 16910.541 4244.3906 16942.424 4285.6924 16926.973 C 3645.2422 16708.215 2999.6057 16546.951 2363.5737 16331.395 C 2355.0542 16282.764 2353.943 16226.699 2336.5068 16187.012 C 2372.8079 16184.234 2368.9712 16141.266 2408.7117 16141.849 C 2932.2427 16298.165 3451.117 16459.137 3987.9565 16602.117 C 3994.3596 16625.744 4039.4446 16610.69 4042.0906 16638.18 C 4167.503 16636.777 4305.801 16754.357 4394.039 16701.336 C 4030.8193 16538.14 3579.5723 16463.0 3202.8323 16313.298 C 3182.9885 16282.289 3196.9849 16220.959 3202.8323 16187.012 C 3276.651 16128.036 3331.208 16174.974 3410.424 16187.012 C 3740.5977 16237.098 4071.671 16397.225 4385.017 16448.764 C 4407.136 16386.535 4399.913 16348.99 4394.0654 16268.266 C 4218.038 16208.628 4002.8262 16153.065 3798.462 16096.815 C 3796.319 16039.718 3776.5544 16054.642 3780.3909 15997.544 C 3904.5598 15768.627 4180.0176 16067.367 4385.017 15997.544 C 4383.3765 15908.193 4345.356 15779.051 4267.6743 15735.845 C 4215.7627 15771.14 4234.707 15877.396 4150.358 15880.227 C 3384.8125 15385.43 2647.4717 14862.349 1885.313 14364.138 C 1849.7264 14365.223 1857.7169 14403.349 1822.1304 14382.235 C 1812.4996 14348.5 1844.5406 14356.491 1840.1749 14328.075 C 1803.0275 14323.102 1787.3905 14296.615 1759.0009 14282.912 C 1739.4746 14293.972 1725.3722 14356.969 1704.8671 14337.125 C 1682.1658 14309.899 1722.6206 14288.071 1713.8895 14246.85 C 1687.9868 14230.632 1663.3011 14213.222 1632.6625 14201.738 C 1614.168 14228.3545 1611.3634 14270.661 1578.5287 14282.912 C 1564.5322 14255.315 1588.5299 14200.018 1596.5732 14165.648 C 1546.3289 14149.667 1528.0197 14101.831 1470.2612 14093.418 C 1464.1229 14138.423 1465.3663 14190.837 1416.1274 14192.743 C 1407.6608 14130.116 1428.9069 14097.308 1461.2654 14075.374 C 1419.4612 14060.901 1382.3931 14000.708 1343.9226 14012.166 C 1328.9736 14024.257 1337.1493 14059.554 1307.8069 14057.278 C 1290.3708 14025.344 1308.0714 14005.182 1307.8069 13967.107 C 1271.5326 13964.276 1272.0616 13924.643 1226.6327 13930.992 C 1198.1371 13991.344 1196.1263 14103.792 1136.3834 14156.55 C 1142.3364 14079.927 1178.161 13996.001 1190.5172 13885.882 C 1157.5502 13890.645 1150.0095 13846.248 1127.3611 13867.784 C 1084.9749 13933.771 1101.8817 14058.944 1028.116 14093.394 C 1030.5237 13958.112 1150.9884 13808.966 1064.1786 13696.307 C 995.0959 13834.657 990.9949 14044.815 901.7245 14183.615 C 913.20734 14251.323 886.19336 14303.208 856.613 14355.039 C 857.4067 14369.3 879.6052 14362.184 874.68396 14382.159 C 818.3806 14428.092 857.4331 14569.432 775.4123 14589.698 C 847.67 14288.205 936.99335 14013.86 1000.96954 13714.352 C 806.1304 14184.882 643.3323 14645.839 576.76306 15221.467 z M 7399.044 13804.649 C 7012.4614 14051.665 6603.2827 14325.589 6225.8813 14571.7295 C 6182.6484 14599.829 6075.81 14632.239 6108.539 14716.112 C 6543.5933 14463.833 6967.6934 14157.71 7371.9243 13885.875 C 7431.2173 13845.977 7516.361 13822.613 7534.379 13741.493 C 7504.56 13711.172 7445.8755 13709.663 7399.0444 13696.381 C 7399.044 13732.471 7399.044 13768.588 7399.044 13804.649 z M 2859.8792 13958.082 C 2884.644 13972.449 2911.9492 13984.222 2941.0798 13994.197 C 2964.8394 13916.675 2979.259 13883.76 2986.1912 13795.653 C 2877.8708 13711.332 2874.0078 13869.42 2859.8792 13958.082 z M 6902.686 14273.941 C 6861.438 14298.944 6780.66 14331.039 6776.3745 14382.262 C 6999.9736 14211.79 7255.8257 14073.651 7480.272 13903.947 C 7279.32 14000.203 7075.1675 14169.298 6902.686 14273.941 z M 2697.4514 14337.124 C 2737.2976 14348.3955 2757.9617 14378.821 2796.6965 14391.23 C 2849.243 14311.433 2839.7444 14169.589 2877.9236 14075.371 C 2842.7605 14056.401 2826.8062 14018.169 2769.6296 14021.265 C 2745.5525 14126.489 2724.571 14234.916 2697.4514 14337.124 z M 7290.75 14093.416 C 7261.302 14115.165 7219.762 14124.743 7200.5005 14156.624 C 7021.5894 14260.552 6849.213 14377.128 6677.102 14490.503 C 6503.8525 14604.591 6325.815 14716.061 6171.721 14851.474 C 6223.6855 14856.236 6259.2983 14885.367 6289.0376 14887.589 C 6530.7344 14727.596 6804.181 14559.453 7047.0693 14391.23 C 7175.1543 14302.542 7324.4844 14254.441 7317.764 14093.416 C 7308.795 14093.416 7299.746 14093.416 7290.75 14093.416 z M 7317.8164 14273.941 C 6999.761 14456.107 6685.78 14681.003 6388.3354 14878.566 C 6346.3984 14906.427 6262.447 14926.2705 6289.037 15004.906 C 6594.922 14831.313 6980.208 14572.0205 7281.754 14364.165 C 7361.9224 14308.866 7582.6113 14172.448 7344.9097 14147.578 C 7352.7686 14206.605 7328.2417 14233.222 7317.8164 14273.941 z M 4709.819 14301.008 C 4364.1147 14514.792 4011.716 14721.908 3690.0884 14959.768 C 3712.6838 15024.353 3741.391 15082.905 3780.3376 15131.191 C 4132.154 14896.48 4500.798 14678.622 4836.157 14427.348 C 4799.46 14379.828 4763.1323 14331.911 4709.819 14301.008 z M 6126.61 14788.317 C 6346.0024 14670.816 6534.756 14522.702 6749.227 14400.278 C 6745.6816 14384.721 6762.695 14377.128 6749.227 14373.265 C 6544.519 14514.288 6327.905 14643.616 6126.61 14788.317 z M 7218.5454 14544.609 C 6928.932 14754.424 6614.5547 14939.315 6325.127 15149.288 C 6295.838 15174.133 6233.078 15165.455 6243.953 15230.516 C 6344.6533 15234.141 6428.3677 15156.512 6505.6787 15104.2295 C 6752.7466 14936.907 6994.708 14769.531 7236.6436 14607.871 C 7229.579 14574.321 7273.606 14545.906 7236.6436 14535.666 C 7234.6055 14542.652 7229.023 14546.117 7218.5454 14544.609 z M 7263.6562 14652.982 C 7025.7163 14802.287 6784.2314 14957.783 6559.759 15113.173 C 6483.929 15165.666 6400.1885 15211.969 6343.171 15284.622 C 6345.1816 15309.679 6371.746 15310.155 6379.26 15329.734 C 6620.9565 15176.937 6863.421 15007.895 7092.127 14851.474 C 7191.7163 14783.422 7331.0723 14711.589 7389.9424 14625.864 C 7364.9126 14596.761 7346.392 14561.12 7290.697 14562.707 C 7291.808 14602.844 7259.159 14609.3 7263.6562 14652.982 z M 6045.409 14643.935 C 5919.441 14569.48 5831.7847 14668.991 5720.5273 14743.153 C 5257.983 15051.71 4748.0776 15374.899 4330.8564 15681.71 C 4396.4995 15739.39 4412.0303 15847.182 4448.173 15934.415 C 5017.8735 15592.679 5556.8823 15220.251 6099.596 14851.476 C 6098.5903 14765.219 6054.352 14722.225 6045.409 14643.935 z M 6803.441 14770.272 C 6832.2534 14738.708 6916.4443 14715.08 6911.7344 14679.997 C 6887.446 14716.086 6798.784 14735.349 6803.441 14770.272 z M 6713.165 14824.381 C 6741.8984 14816.999 6764.6265 14803.663 6776.3735 14779.269 C 6747.7725 14786.809 6730.4683 14805.62 6713.165 14824.381 z M 6397.3315 15031.973 C 6492.8193 14986.094 6608.2305 14911.985 6659.11 14851.474 C 6569.3105 14909.152 6477.5005 14964.688 6397.3315 15031.973 z M 6117.6143 14914.656 C 5750.5576 15124.71 5257.8506 15475.334 4872.3 15726.795 C 4723.604 15823.791 4563.875 15907.558 4457.1685 15997.517 C 4412.031 16035.591 4402.797 16083.399 4357.9233 16087.738 C 4322.998 16091.152 4289.2637 16053.053 4258.6514 16042.627 C 4131.863 15999.367 3981.5002 15964.283 3870.587 15970.422 C 3916.8623 16021.328 4008.1172 16028.498 4087.2012 16051.596 C 4223.647 16091.441 4342.365 16142.189 4466.1904 16078.663 C 5033.2983 15680.147 5640.226 15321.505 6198.841 14914.55 C 6164.313 14893.49 6140.3945 14901.585 6117.6143 14914.656 z M 6216.833 14995.855 C 5637.5015 15373.046 5052.3486 15744.494 4493.2046 16141.873 C 4374.8833 16200.53 4228.9126 16156.081 4114.189 16114.859 C 4243.7026 16197.172 4427.694 16225.613 4556.387 16132.957 C 5097.169 15735.208 5686.2637 15385.774 6234.904 14995.857 C 6228.8716 14995.855 6222.892 14995.855 6216.833 14995.855 z M 6234.93 15131.243 C 6267.8975 15131.137 6283.2695 15113.41 6298.086 15095.182 C 6280.6504 15110.844 6223.844 15087.059 6234.93 15131.243 z M 6000.298 15410.961 C 6094.225 15345.478 6311.7915 15255.042 6162.7256 15113.146 C 5590.8555 15476.737 5030.8115 15852.234 4475.2134 16232.201 C 4475.2134 16289.299 4475.2134 16346.502 4475.2134 16403.65 C 4787.4478 16237.572 5063.3555 16035.191 5341.5913 15835.062 C 5538.7056 15728.011 5790.2715 15557.382 6000.298 15410.961 z M 6225.8813 15311.689 C 5794.5312 15621.12 5183.37 15992.462 4718.815 16304.406 C 4645.8433 16353.407 4571.283 16393.914 4502.227 16439.74 C 4427.0327 16489.72 4420.709 16519.434 4312.706 16493.9 C 4134.245 16451.674 3920.673 16348.486 3717.1294 16304.406 C 3549.013 16268.026 3429.4746 16220.692 3302.051 16214.185 C 3547.2402 16294.036 3810.527 16374.944 4060.029 16448.791 C 4153.7446 16476.492 4299.2656 16532.002 4384.911 16538.96 C 4533.8716 16551.21 4634.307 16432.916 4745.8823 16358.568 C 5251.6597 16021.225 5810.1157 15652.66 6288.985 15320.741 C 6269.4585 15323.331 6236.571 15304.043 6225.8813 15311.689 z M 5079.839 16196.086 C 5011.656 16241.858 4888.254 16336.738 4863.2246 16376.532 C 5315.53 16070.807 5776.725 15774.05 6225.8813 15465.121 C 6259.1924 15447.077 6332.4824 15421.65 6316.157 15383.947 C 5923.6743 15664.141 5481.3706 15926.396 5079.839 16196.086 z M 4475.1865 16665.35 C 4475.1865 16689.375 4475.1865 16713.451 4475.1865 16737.502 C 4566.2563 16737.45 4638.9106 16667.625 4709.8457 16620.186 C 5231.313 16271.465 5768.3643 15941.528 6261.9707 15573.387 C 6261.9707 15555.3955 6261.9707 15537.377 6261.9707 15519.28 C 5640.438 15875.332 5097.5127 16310.042 4475.1865 16665.35 z M 6298.0864 15627.602 C 5689.8623 15993.997 5098.863 16455.72 4457.142 16818.756 C 4602.0015 16829.87 4677.54 16748.826 4791.046 16674.375 C 5314.365 16331.183 5852.263 15973.705 6334.1753 15627.629 C 6322.1367 15627.602 6310.125 15627.602 6298.0864 15627.602 z M 4628.618 16863.895 C 5230.4395 16515.121 5769.4224 16103.587 6352.2466 15735.843 C 6362.3535 15722.879 6361.957 15713.83 6343.224 15708.723 C 5777.36 16099.513 5184.7197 16463.422 4628.618 16863.895 z M 4069.1042 16683.395 C 3522.449 16537.0 2981.164 16350.232 2426.7297 16205.135 C 2424.5337 16191.297 2411.86 16203.784 2408.6587 16214.183 C 3032.943 16421.51 3752.6096 16617.143 4393.986 16809.76 C 4299.2124 16746.182 4180.071 16713.11 4069.1042 16683.395 z M 3311.073 16295.358 C 3297.394 16272.869 3250.1394 16284.035 3229.8723 16268.345 C 3229.6343 16296.602 3336.2349 16300.623 3311.073 16295.358 z M 4177.398 16557.057 C 4162.3433 16542.082 4133.9536 16540.309 4123.238 16520.996 C 3871.6191 16471.809 3660.2966 16382.301 3419.3403 16322.451 C 3417.1973 16308.613 3404.4707 16321.102 3401.2954 16331.499 C 3708.0798 16412.727 4017.7747 16539.197 4321.728 16593.2 C 4277.4897 16577.246 4241.507 16553.113 4177.398 16557.057 z M 2643.291 16376.532 C 2678.904 16371.4795 2716.3162 16411.219 2742.5364 16385.58 C 2706.9763 16387.75 2656.0176 16341.052 2643.291 16376.532 z M 4655.6587 16502.896 C 4718.048 16471.992 4813.007 16425.691 4827.109 16376.558 C 4773.822 16422.543 4704.5273 16452.52 4655.6587 16502.896 z M 2832.7856 16430.693 C 2830.4575 16402.594 2774.154 16381.639 2751.5586 16403.678 C 2780.901 16410.398 2807.4387 16420.004 2832.7856 16430.693 z M 3139.623 16511.945 C 3246.462 16550.494 3415.1072 16620.16 3509.6162 16611.164 C 3285.8315 16561.236 3059.4277 16465.75 2850.8564 16430.719 C 2945.7097 16459.162 3031.0115 16497.209 3139.623 16511.945 z M 3690.0884 16683.395 C 3690.0884 16658.682 3629.7898 16648.31 3617.8835 16665.35 C 3638.5476 16674.77 3672.3352 16671.04 3690.0884 16683.395 z M 3933.7432 16755.6 C 3892.627 16724.379 3804.5735 16692.338 3753.2444 16701.44 C 3814.866 16718.03 3866.1423 16744.99 3933.7432 16755.6 z M 4556.414 16899.984 C 4583.93 16900.406 4602.372 16891.756 4610.548 16872.916 C 4583.666 16873.049 4555.5938 16872.018 4556.414 16899.984 z" svg:height="170.53574mm" draw:style-name="style-480" svg:viewBox="0.0 0.0 9299.553 17053.574" svg:width="92.99553mm" svg:x="2.852592E-4mm" svg:y="0.0011746159mm"/>
            <draw:path svg:d="M 407.02615 0.18086751 C 289.4187 81.143295 133.76443 124.03231 0.890611 189.70175 C -7.338053 154.69743 43.620964 162.71454 64.099365 153.58638 C 146.12035 116.888855 258.48874 51.669163 361.88803 27.248013 C 375.88507 17.167072 380.70026 -2.0678647 407.02615 0.18086751 z" svg:height="1.8970208mm" draw:style-name="style-481" svg:viewBox="0.0 0.0 407.02634 189.70207" svg:width="4.0702634mm" svg:x="59.723156mm" svg:y="75.689125mm"/>
            <draw:path svg:d="M 51.49314 0.0 C 83.53414 23.971403 9.926719 17.85905 6.382039 36.089527 C -19.521578 18.203829 41.121517 11.376889 51.49314 0.0 z" svg:height="0.36089528mm" draw:style-name="style-482" svg:viewBox="0.0 0.0 59.551514 36.089527" svg:width="0.59551513mm" svg:x="78.25814mm" svg:y="77.315216mm"/>
            <draw:path svg:d="M 225.61 0.0 C 162.50703 45.191036 85.40741 76.411674 0.0 99.27203 C 64.399734 55.377754 141.57848 24.288729 225.61 0.0 z" svg:height="0.99272037mm" draw:style-name="style-483" svg:viewBox="0.0 0.0 225.61 99.27203" svg:width="2.2561002mm" svg:x="55.22039mm" svg:y="78.48837mm"/>
            <draw:path svg:d="M 18.070602 45.43408 C 80.32697 44.481293 94.693825 -4.2285852 162.45374 0.29633203 C 145.73238 19.663689 156.39468 66.41552 153.45801 99.56837 C 102.049644 121.05284 33.919117 161.375 0.0 171.77325 C 2.2745702 161.61238 30.770891 100.52035 18.070602 45.43408 z" svg:height="1.7177365mm" draw:style-name="style-484" svg:viewBox="0.0 0.0 162.45374 171.77365" svg:width="1.6245373mm" svg:x="70.5612mm" svg:y="78.846306mm"/>
            <draw:path svg:d="M 189.49423 0.0 C 133.53513 40.29631 61.991528 64.9815 0.0 99.24539 C 16.827137 55.826694 121.6552 22.488935 189.49423 0.0 z" svg:height="0.99245393mm" draw:style-name="style-485" svg:viewBox="0.0 0.0 189.49423 99.24539" svg:width="1.8949424mm" svg:x="71.6444mm" svg:y="79.84199mm"/>
            <draw:path svg:d="M 0.0 1.4332135 C 28.839586 -9.070828 74.69187 40.830032 99.245186 64.58908 C 70.56437 74.9607 36.433094 13.365624 0.0 1.4332135 z" svg:height="0.6576009mm" draw:style-name="style-486" svg:viewBox="0.0 0.0 99.245186 65.760086" svg:width="0.9924519mm" svg:x="5.9483624mm" svg:y="80.63966mm"/>
            <draw:path svg:d="M 0.0 0.0 C 214.7093 112.81853 414.81375 281.3047 631.6927 433.17606 C 941.5197 650.0814 1299.2893 835.0249 1579.2185 1082.9135 C 1638.0619 1102.2809 1692.5927 1125.9615 1714.5793 1182.1855 C 1130.2468 800.97253 552.52924 413.06747 0.0 0.0 z" svg:height="11.821856mm" draw:style-name="style-487" svg:viewBox="0.0 0.0 1714.5793 1182.1855" svg:width="17.145794mm" svg:x="18.401506mm" svg:y="80.654mm"/>
            <draw:path svg:d="M 0.0 1.2297375 C 30.48001 -7.950903 85.24875 36.074993 99.245186 73.43463 C 62.91787 52.61226 42.571438 15.782305 0.0 1.2297375 z" svg:height="0.73434514mm" draw:style-name="style-488" svg:viewBox="0.0 0.0 99.245186 73.43452" svg:width="0.9924519mm" svg:x="7.8435726mm" svg:y="82.085785mm"/>
            <draw:path svg:d="M 216.53474 0.0 C 265.5353 152.69093 486.72736 311.864 360.91788 496.35855 C 310.11752 462.91504 261.96396 426.85214 216.53474 388.0383 C 177.2445 401.00262 216.08499 441.82782 225.58377 460.2432 C 117.81903 426.61478 85.38077 239.52751 0.0 153.45882 C 32.279198 62.415436 93.55614 0.37061688 216.53474 0.0 z M 189.46759 342.9264 C 159.70197 246.3803 101.59909 178.144 54.080193 99.297874 C 41.671387 98.90061 34.289734 103.5313 27.066338 108.3469 C 66.14583 196.92918 106.944374 327.31607 189.46759 342.9264 z" svg:height="4.963586mm" draw:style-name="style-489" svg:viewBox="0.0 0.0 399.10565 496.35855" svg:width="3.9910564mm" svg:x="88.33935mm" svg:y="82.278534mm"/>
            <draw:path svg:d="M 390.25192 252.65091 C 360.53958 267.9964 357.73453 310.32986 327.0694 324.8558 C 306.08798 261.59415 324.0003 159.49123 318.0204 81.22727 C 353.8717 84.031525 363.3697 60.378258 399.24765 63.18251 C 415.25525 127.740906 377.68405 197.08826 417.29242 243.65517 C 458.2234 214.60414 450.92087 117.343445 453.38196 27.040499 C 467.40482 13.996238 495.47723 15.002314 507.5154 0.0 C 555.7756 544.48627 305.95554 1055.185 2.1348825 1362.6573 C -9.797932 1341.1996 32.32401 1296.8822 29.22827 1254.3372 C 98.46984 1220.0732 165.83249 1159.2461 209.67429 1082.8868 C 304.73874 917.3107 398.40146 645.90125 426.26233 433.1494 C 433.7223 376.873 451.92612 290.4603 390.25192 252.65091 z" svg:height="13.626574mm" draw:style-name="style-490" svg:viewBox="0.0 0.0 513.5119 1362.6573" svg:width="5.135119mm" svg:x="65.124626mm" svg:y="82.910614mm"/>
            <draw:path svg:d="M 0.0 0.0 C 17.96523 30.188725 63.39416 32.83472 72.20479 72.204895 C 47.43977 48.78901 6.588139 41.51313 0.0 0.0 z" svg:height="0.72204894mm" draw:style-name="style-491" svg:viewBox="0.0 0.0 72.20479 72.204895" svg:width="0.7220479mm" svg:x="10.28012mm" svg:y="83.72237mm"/>
            <draw:path svg:d="M 36.089527 171.92264 C 33.337757 192.69252 62.09811 181.95029 63.130024 198.98978 C 59.134792 261.16702 55.21869 307.25757 36.089527 370.41342 C 30.506857 428.48965 61.780785 467.8332 0.0 469.73795 C 20.53169 336.04376 -28.099058 125.25075 63.18251 0.44651666 C 72.36315 -8.020344 57.123447 106.2532 63.18251 153.8254 C 67.3893 173.11281 50.270668 171.04898 36.089527 171.92264 z" svg:height="4.697376mm" draw:style-name="style-492" svg:viewBox="0.0 0.0 66.20523 469.73758" svg:width="0.66205233mm" svg:x="79.85627mm" svg:y="84.98129mm"/>
            <draw:path svg:d="M 108.999115 0.0 C 76.79935 21.96006 30.550156 29.818914 0.7316454 54.16013 C -8.237748 26.828949 67.4331 6.7994876 108.999115 0.0 z" svg:height="0.5416013mm" draw:style-name="style-493" svg:viewBox="0.0 0.0 108.99906 54.16013" svg:width="1.0899906mm" svg:x="13.611581mm" svg:y="85.1662mm"/>
            <draw:path svg:d="M 0.0 1.9806607 C 41.698338 -12.439486 78.18432 55.981724 117.342735 74.185555 C 77.99911 70.79913 37.914753 19.654806 0.0 1.9806607 z" svg:height="0.7418594mm" draw:style-name="style-494" svg:viewBox="0.0 0.0 117.342735 74.185936" svg:width="1.1734273mm" svg:x="10.09941mm" svg:y="85.41732mm"/>
            <draw:path svg:d="M 0.0 0.0 C 56.64726 33.60179 98.55724 81.915215 153.40541 117.315994 C 110.06666 106.363014 31.194395 53.022438 0.0 0.0 z" svg:height="1.17316mm" draw:style-name="style-495" svg:viewBox="0.0 0.0 153.40541 117.315994" svg:width="1.5340542mm" svg:x="9.46785mm" svg:y="85.52735mm"/>
            <draw:path svg:d="M 252.67755 459.40347 C 251.48657 402.91467 191.03 396.6707 162.4279 360.1314 C 97.9228 277.714 85.98958 153.28036 0.0 89.40991 C 18.65277 38.768627 74.45362 -22.429186 144.40979 8.235931 C 219.86867 136.02931 399.28278 295.04416 315.8334 468.50497 C 265.9592 483.79797 256.64615 484.7241 198.49078 486.49643 C 159.62364 444.11047 108.3469 414.2649 99.24539 342.1133 C 138.61557 392.96616 166.26407 455.53983 234.5795 477.5007 C 242.6499 473.3997 250.74615 469.51022 252.67755 459.40347 z" svg:height="4.8649645mm" draw:style-name="style-496" svg:viewBox="0.0 0.0 337.48694 486.49643" svg:width="3.3748693mm" svg:x="82.38304mm" svg:y="86.167305mm"/>
            <draw:path svg:d="M 45.137947 43.26609 C 34.607563 26.782925 10.55693 23.79296 0.0 7.256501 C 19.473333 -17.45533 44.450005 28.397005 63.18251 34.270355 C 60.00744 48.42485 47.281006 26.4115 45.137947 43.26609 z" svg:height="0.43266183mm" draw:style-name="style-497" svg:viewBox="0.0 0.0 63.18251 43.266182" svg:width="0.6318251mm" svg:x="11.904133mm" svg:y="86.718445mm"/>
            <draw:path svg:d="M 0.0 0.0 C 59.610577 42.624172 125.91517 78.7137 171.47643 135.3341 C 108.7702 95.80568 44.39702 57.917168 0.0 0.0 z" svg:height="1.3533411mm" draw:style-name="style-498" svg:viewBox="0.0 0.0 171.47643 135.3341" svg:width="1.7147642mm" svg:x="11.091862mm" svg:y="86.790474mm"/>
            <draw:path svg:d="M 0.96489584 1101.1012 C -7.1047015 1001.5651 37.847736 792.9942 46.0764 658.8503 C 52.876293 548.5187 69.3861 506.05356 136.32565 460.35947 C 132.03934 567.93933 114.52385 760.9524 91.187904 902.5579 C 168.208 862.81714 135.82301 772.85895 145.34804 685.9699 C 161.4081 539.20557 194.29611 343.57236 199.48192 171.5932 C 233.77205 165.74568 233.7454 161.45978 271.6868 171.5932 C 269.46432 252.87296 242.07985 380.93118 253.64204 505.47058 C 305.76498 424.79883 298.886 302.32327 307.8022 162.54417 C 328.96893 159.65999 341.64258 148.2831 370.95804 153.54843 C 396.67554 208.31738 333.99567 295.39136 370.95804 361.08743 C 413.66174 316.53186 406.62405 222.23448 416.0958 144.44693 C 439.5379 134.78989 460.33405 122.539345 497.29642 126.40216 C 494.49176 168.68236 478.40503 235.64856 488.3007 261.73627 C 545.7419 256.04782 517.53705 164.68713 524.3898 108.3574 C 557.8333 114.70714 563.09827 92.95863 596.56805 99.25589 C 611.2522 160.48035 572.64954 216.86337 587.5723 297.79916 C 657.0783 226.67946 597.22974 186.38315 632.68384 90.260155 C 652.0249 110.659424 653.771 97.13957 668.77295 126.32303 C 697.7448 116.189606 685.6267 64.9928 704.86206 45.14905 C 756.82635 33.93042 784.76636 -1.3120968 849.2452 0.03794988 C 849.2452 39.169926 849.2452 78.27525 849.2452 117.407234 C 886.8955 166.46109 982.48926 131.93315 1020.69507 162.46585 C 1045.8833 307.51028 994.79224 377.59888 1011.67267 559.60565 C 680.89105 746.2416 351.98755 934.7047 0.96489584 1101.1012 z M 109.25891 920.5494 C 88.51567 953.83386 66.52856 1019.8739 91.187904 1046.941 C 103.62335 1047.3116 111.005005 1042.6552 118.2284 1037.892 C 112.48707 1001.59094 130.00215 941.9539 109.25891 920.5494 z M 659.72473 243.7981 C 689.3579 217.6046 679.85956 201.8877 686.79144 162.57082 C 675.22925 162.04195 674.3031 150.98238 659.72473 153.57509 C 658.2693 181.62085 619.56085 229.06062 659.72473 243.7981 z M 497.27057 352.06586 C 502.7737 330.47562 510.26154 310.87006 506.31918 279.86096 C 463.95947 272.9549 454.9637 351.74854 497.27057 352.06586 z M 334.86932 514.5196 C 341.88077 516.53015 352.67587 514.73114 352.9141 523.5686 C 400.22144 516.53094 395.37958 409.82397 379.98083 370.08398 C 350.95563 404.26794 352.96655 469.461 334.86932 514.5196 z M 235.59769 749.1524 C 259.8864 694.6749 279.70392 600.9331 253.64246 550.60913 C 223.16223 586.40717 215.11888 692.39954 235.59769 749.1524 z" svg:height="11.01101mm" draw:style-name="style-499" svg:viewBox="0.0 0.0 1027.8118 1101.101" svg:width="10.278118mm" svg:x="36.53063mm" svg:y="114.85445mm"/>
            <draw:path svg:d="M 965.5967 1237.0853 C 925.03595 1235.5245 888.52374 1229.9418 857.3027 1219.0405 C 860.266 1127.0977 854.2598 1066.6936 848.2803 1002.4 C 856.0326 968.0836 895.1379 965.0412 920.48517 948.29236 C 911.19836 911.3566 872.7015 923.633 839.28455 930.1951 C 750.62274 555.6508 571.8437 271.22375 252.7034 127.0788 C 259.0269 100.30314 279.61148 87.8144 270.74796 45.85153 C 242.67574 56.91109 233.17717 86.41187 216.61427 109.00739 C 155.866 100.488045 64.373085 74.95586 0.0 100.06414 C 8.519546 41.564804 106.23019 -6.5895524 198.51682 0.7396189 C 539.7764 27.859247 860.90106 470.8514 947.5523 821.9265 C 977.60864 943.874 983.8793 1111.17 965.5967 1237.0853 z M 730.9643 515.1696 C 730.9643 527.20776 730.9643 539.24677 730.9643 551.285 C 756.4965 558.7199 754.3535 538.58466 776.0758 542.2359 C 774.8586 525.38214 770.1492 512.0472 758.03107 506.12057 C 756.52277 516.6779 743.76996 515.9375 730.9643 515.1696 z" svg:height="12.370853mm" draw:style-name="style-500" svg:viewBox="0.0 0.0 975.8467 1237.0853" svg:width="9.758467mm" svg:x="26.613644mm" svg:y="121.79643mm"/>
            <draw:path svg:d="M 0.45883018 0.0 C 19.879276 19.632198 36.81259 41.8571 45.59678 72.204895 C 35.965786 78.28979 -4.753626 38.70807 0.45883018 0.0 z" svg:height="0.728275mm" draw:style-name="style-501" svg:viewBox="0.0 0.0 45.59677 72.8275" svg:width="0.45596772mm" svg:x="27.330837mm" svg:y="133.536mm"/>
            <draw:path svg:d="M 424.20615 18.044764 C 360.22992 317.55328 270.90662 591.9002 198.6489 893.3918 C 280.66974 873.12494 241.61723 731.8109 297.92056 685.8528 C 302.8683 665.7975 280.66974 672.99347 279.84958 658.73236 C 309.40353 606.9009 336.44394 554.9629 324.96106 487.30872 C 414.2315 348.50906 418.30606 138.3491 487.44165 0.0 C 574.1985 112.65946 453.76022 261.80573 451.35254 397.08652 C 525.1183 362.61188 508.23798 237.46289 550.5977 171.52861 C 573.2196 149.93916 580.8131 194.30983 613.7538 189.57336 C 601.39777 299.6926 565.54675 383.61835 559.62 460.24158 C 619.3629 407.4832 621.3737 295.03528 649.8694 234.68365 C 695.35126 228.33392 694.79565 267.96814 731.0435 270.799 C 731.3081 308.87326 713.6075 329.0335 731.0435 360.96954 C 760.35944 363.24493 752.2102 327.94992 767.1592 315.85764 C 805.60315 304.37418 842.67126 364.59335 884.50195 379.06598 C 852.14343 400.9203 830.89734 433.72836 839.364 496.43448 C 888.60297 494.58218 887.33295 442.1161 893.4978 397.10913 C 951.2827 405.5227 969.5655 453.38638 1019.80994 469.33987 C 1011.76654 503.70953 987.7689 559.00653 1001.7654 586.6034 C 1034.6002 574.35284 1037.4312 532.04596 1055.8992 505.42938 C 1086.538 516.91284 1111.25 534.32135 1137.1263 550.5413 C 1145.8577 591.7904 1105.4027 613.5914 1128.1039 640.8168 C 1148.5828 660.6605 1162.7114 597.66376 1182.2377 586.6034 C 1210.6273 600.36224 1226.2643 626.8464 1263.4117 631.76697 C 1267.7775 660.18256 1235.7365 652.16626 1245.3672 685.92706 C 1280.9537 707.06757 1272.9633 668.91425 1308.5497 667.82904 C 2070.7349 1166.0399 2808.0757 1689.12 3573.5947 2183.9187 C 3657.9438 2181.0876 3638.9998 2074.8313 3690.9111 2039.5363 C 3768.6191 2082.7427 3806.6133 2211.8853 3808.2537 2301.2354 C 3603.2812 2371.0583 3327.8232 2072.3186 3203.6277 2301.2354 C 3199.765 2358.333 3219.556 2343.41 3221.6987 2400.5073 C 3426.063 2456.838 3641.2483 2512.4 3817.3022 2571.9568 C 3823.176 2652.7336 3830.3728 2690.3057 3808.2537 2752.4563 C 3494.9077 2700.9412 3163.861 2540.7896 2833.6614 2490.7039 C 2754.4448 2478.6648 2699.888 2431.728 2626.069 2490.7039 C 2620.222 2524.6504 2606.2253 2586.0063 2626.069 2616.9897 C 3002.8096 2766.6914 3454.0828 2841.8323 3817.2761 3005.028 C 3729.0374 3058.0513 3590.74 2940.523 3465.3274 2941.8713 C 3462.655 2914.4343 3417.623 2929.4092 3411.1934 2905.8093 C 2874.354 2762.8286 2355.5059 2601.8564 1831.9484 2445.5403 C 1792.208 2444.9846 1796.0708 2487.9263 1759.7435 2490.7039 C 1777.1794 2530.3914 1778.3174 2586.457 1786.8104 2635.0862 C 2422.8423 2850.6155 3068.4785 3011.9058 3708.9292 3230.6633 C 3667.6277 3246.1147 3629.8452 3214.2336 3591.6128 3203.6497 C 2846.6519 2996.7986 2059.0667 2758.8318 1326.5679 2517.7969 C 1244.4941 2521.6338 1208.6166 2479.3528 1137.0732 2472.6848 C 880.53326 2249.4297 592.90466 2023.5553 306.83728 1795.8802 C 194.83917 1706.7417 64.18793 1638.4803 0.0 1525.1588 C 66.64821 949.4575 229.44632 488.50052 424.20615 18.044764 z M 712.97235 442.19843 C 714.9567 435.16077 720.53937 431.66776 731.0169 433.1502 C 728.58276 395.7381 742.8703 398.0135 731.0169 369.94186 C 721.9946 369.94186 712.97235 369.94186 703.9765 369.94186 C 710.82916 402.22025 676.0101 431.98587 712.97235 442.19843 z M 415.15732 577.56 C 442.43582 541.5496 472.73062 460.87946 460.2953 415.07962 C 424.6559 442.72812 390.0219 519.11395 415.15732 577.56 z M 839.33734 1407.7952 C 907.9173 1399.4866 980.99524 1319.1604 1001.7651 1272.4077 C 1132.1252 978.87915 896.48737 533.48 703.9765 496.3844 C 652.9912 486.5158 592.29584 498.2367 577.63794 505.38095 C 284.9294 647.9643 490.08734 1216.5552 649.8427 1353.6609 C 733.53046 1367.1031 745.93945 1419.0413 839.33734 1407.7952 z M 1362.7097 1317.4938 C 1359.0848 1507.7551 1495.6893 1740.06 1615.4132 1759.6923 C 1677.511 1769.9323 1739.4501 1743.2623 1759.7964 1723.6301 C 1946.8833 1542.2056 1726.1677 1045.3706 1516.1681 1082.8893 C 1408.2974 1102.1759 1364.8793 1203.3519 1362.7097 1317.4938 z M 2138.7854 1642.4012 C 2090.9224 1807.0521 2219.51 2091.5842 2373.418 2084.5996 C 2593.5513 2074.6245 2508.3555 1461.4789 2220.0127 1561.174 C 2183.262 1573.9283 2148.337 1609.6465 2138.7854 1642.4012 z M 1859.0414 1931.2208 C 1908.201 1937.8354 1926.272 1839.0398 1895.1305 1822.8473 C 1896.1095 1872.0077 1855.2843 1879.2828 1859.0414 1931.2208 z M 1768.7921 1931.2208 C 1786.1223 1912.3024 1826.4448 1857.6934 1777.8146 1849.9935 C 1762.3892 1859.1758 1746.6464 1914.208 1768.7921 1931.2208 z M 1976.3578 2102.6187 C 2007.8698 2035.8107 2019.1409 1972.7606 2030.518 1904.0746 C 2021.4691 1904.0746 2012.4734 1904.0746 2003.4774 1904.0746 C 2004.5886 1971.782 1940.7184 2059.3315 1976.3578 2102.6187 z M 1804.9077 2129.7117 C 1851.2098 2103.862 1897.697 1991.9956 1859.0414 1940.1641 C 1834.6469 1994.3242 1794.7477 2069.9155 1804.9077 2129.7117 z M 1588.3198 2517.75 C 1653.857 2413.3184 1683.0143 2271.502 1705.6625 2147.7563 C 1740.9315 2098.8608 1760.643 2034.3298 1768.845 1958.2622 C 1766.8607 1951.2245 1761.2778 1947.7848 1750.774 1949.214 C 1684.681 2126.8015 1618.2706 2304.071 1588.3198 2517.75 z M 2120.7673 2066.555 C 2121.323 2061.0256 2122.0903 2055.866 2129.7632 2057.5068 C 2130.3188 2062.983 2131.1125 2068.1958 2138.7854 2066.555 C 2129.4988 2025.8888 2184.4524 1988.7416 2138.7854 1967.283 C 2121.6667 1983.6078 2094.7588 2037.0542 2120.7673 2066.555 z M 1471.0035 2517.75 C 1495.6626 2485.1 1533.498 2418.0547 1507.0662 2364.3179 C 1513.2574 2408.0264 1437.7719 2452.1064 1471.0035 2517.75 z" svg:height="32.348152mm" draw:style-name="style-502" svg:viewBox="0.0 0.0 3823.287 3234.8152" svg:width="38.232872mm" svg:x="5.767126mm" svg:y="136.96498mm"/>
            <draw:path svg:d="M 703.8976 0.0 C 479.45148 169.70378 223.59987 307.84296 0.0 478.3138 C 4.285914 427.09116 85.11673 395.076 126.31173 369.99356 C 298.7939 265.37622 502.9465 96.281265 703.8976 0.0 z" svg:height="4.783138mm" draw:style-name="style-503" svg:viewBox="0.0 0.0 703.8976 478.3138" svg:width="7.0389757mm" svg:x="67.76402mm" svg:y="139.04039mm"/>
            <draw:path svg:d="M 203.0811 737.8845 C -22.291012 648.16455 -149.07933 -175.48346 311.40146 33.986942 C 401.83603 126.80265 554.6065 382.99823 527.96295 602.52295 C 507.8811 767.81 317.143 909.2032 203.0811 737.8845 z M 302.3263 773.9482 C 310.3961 757.9414 327.54105 751.0087 320.3973 719.8414 C 228.26942 733.7326 229.96274 653.85376 166.99188 638.6141 C 166.22461 729.6308 222.7132 763.3642 302.3263 773.9482 z M 112.83175 548.39026 C 115.76862 427.68704 46.712364 356.24924 67.720245 187.41911 C 55.258354 187.78891 47.876495 183.1332 40.62696 178.37088 C 19.195675 311.7203 45.098385 474.3331 112.83175 548.39026 z" svg:height="8.157507mm" draw:style-name="style-504" svg:viewBox="0.0 0.0 531.03766 815.7507" svg:width="5.310377mm" svg:x="10.505147mm" svg:y="142.40044mm"/>
            <draw:path svg:d="M 622.61743 0.0 C 636.0848 3.862813 619.0719 11.535148 622.61743 27.013853 C 408.1461 149.43694 219.39229 297.54965 0.0 415.05215 C 201.26839 270.40338 417.88266 141.07504 622.61743 0.0 z" svg:height="4.1505218mm" draw:style-name="style-505" svg:viewBox="0.0 0.0 627.889 415.05215" svg:width="6.2788897mm" svg:x="61.26665mm" svg:y="143.7333mm"/>
            <draw:path svg:d="M 108.47044 0.0 C 113.23275 35.08345 28.98967 58.710884 0.17683028 90.27549 C -4.4797006 55.351917 84.18171 36.089527 108.47044 0.0 z" svg:height="0.9027549mm" draw:style-name="style-506" svg:viewBox="0.0 0.0 108.664375 90.27549" svg:width="1.0866438mm" svg:x="68.03292mm" svg:y="146.80115mm"/>
            <draw:path svg:d="M 63.209156 0.0 C 51.514538 24.394505 28.734114 37.73025 0.0 45.111908 C 17.303934 26.35175 34.60787 7.539914 63.209156 0.0 z" svg:height="0.4511191mm" draw:style-name="style-507" svg:viewBox="0.0 0.0 63.209156 45.111908" svg:width="0.6320916mm" svg:x="67.13193mm" svg:y="147.79387mm"/>
            <draw:path svg:d="M 261.77866 0.0 C 210.89919 60.456577 95.54084 134.56703 0.0 180.44601 C 80.2216 113.21498 172.03165 57.67897 261.77866 0.0 z" svg:height="1.8044602mm" draw:style-name="style-508" svg:viewBox="0.0 0.0 261.77866 180.44601" svg:width="2.6177866mm" svg:x="63.973076mm" svg:y="148.51591mm"/>
            <draw:path svg:d="M 1452.9329 0.0 C 1469.2578 37.78193 1395.9681 63.208347 1362.657 81.22727 C 913.50037 390.10214 452.3052 686.938 0.0 992.638 C 24.976671 952.79224 148.37837 857.9127 216.61427 812.19196 C 618.1462 542.5024 1060.45 280.24612 1452.9329 0.0 z" svg:height="9.92638mm" draw:style-name="style-509" svg:viewBox="0.0 0.0 1455.2725 992.638" svg:width="14.552725mm" svg:x="48.63253mm" svg:y="153.84012mm"/>
            <draw:path svg:d="M 4.037221E-4 0.0 C 20.2939 15.769385 67.54856 4.604047 81.201035 27.013853 C 106.363014 32.33168 -0.23759046 28.31061 4.037221E-4 0.0 z" svg:height="0.29022288mm" draw:style-name="style-510" svg:viewBox="0.0 0.0 85.04532 29.02229" svg:width="0.8504532mm" svg:x="32.299004mm" svg:y="162.68408mm"/>
            <draw:path svg:d="M 171.44987 0.0 C 157.34746 49.13298 62.38879 95.43506 0.0 126.33918 C 48.841896 75.98696 118.13635 46.009785 171.44987 0.0 z" svg:height="1.2633919mm" draw:style-name="style-511" svg:viewBox="0.0 0.0 171.44987 126.33918" svg:width="1.7144988mm" svg:x="46.55714mm" svg:y="163.7665mm"/>
            <draw:path svg:d="M 0.0 0.0 C 208.62401 35.03016 434.97504 130.54596 658.7594 180.44601 C 564.2239 189.44257 395.60486 119.776276 288.76608 81.22727 C 180.15474 66.51564 94.853096 28.468868 0.0 0.0 z" svg:height="1.8123957mm" draw:style-name="style-512" svg:viewBox="0.0 0.0 658.7594 181.23958" svg:width="6.587594mm" svg:x="28.508852mm" svg:y="164.3081mm"/>
            <draw:path svg:d="M 0.0 1.5729014 C 51.329227 -7.5286098 139.40887 24.512392 180.4989 55.73303 C 112.89766 45.12321 61.621315 18.16265 0.0 1.5729014 z" svg:height="0.5573242mm" draw:style-name="style-513" svg:viewBox="0.0 0.0 180.4989 55.732418" svg:width="1.8049891mm" svg:x="37.532734mm" svg:y="166.99985mm"/>
            <draw:path svg:d="M 135.3343 75.534386 C 103.90172 124.58824 49.503395 135.62115 0.0 102.62778 C 0.0 72.51818 0.0 42.46147 0.0 12.351878 C 55.5887 -16.858225 128.93127 6.345704 135.3343 75.534386 z" svg:height="1.2150036mm" draw:style-name="style-514" svg:viewBox="0.0 0.0 135.3343 121.50036" svg:width="1.3533431mm" svg:x="18.492258mm" svg:y="49.126286mm"/>
            <draw:path svg:d="M 867.5902 685.8528 C 564.0867 508.05276 295.50818 295.35422 1.2650632 108.294014 C -6.9634748 48.92143 26.903183 31.644142 46.402985 0.0 C 173.16484 56.991432 337.39172 176.95341 461.48132 261.69952 C 600.91675 356.8968 744.85004 436.95935 840.5234 523.39905 C 862.7747 543.5076 869.3364 636.85223 867.5902 685.8528 z" svg:height="6.858528mm" draw:style-name="style-515" svg:viewBox="0.0 0.0 867.8575 685.8528" svg:width="8.678575mm" svg:x="3.047785mm" svg:y="62.425255mm"/>
            <draw:path svg:d="M 1642.3755 270.8281 C 1408.0604 490.90833 897.9438 575.6544 550.43994 568.5901 C 551.2603 844.5503 705.9093 1044.8401 803.1171 1254.4429 C 882.1215 1257.2738 1029.6533 1252.9879 1100.9058 1218.38 C 1127.0996 1245.1556 1097.4398 1292.7012 1100.9058 1326.7003 C 1129.719 1348.9252 1153.1611 1241.0813 1146.0436 1227.4282 C 1193.2189 1184.3276 1264.8944 1165.7806 1344.5868 1155.1967 C 1287.7806 1264.7604 1196.2084 1384.6433 1091.9097 1416.9491 C 1079.6328 1414.1707 1084.4218 1394.3536 1082.8872 1380.8862 C 1045.5809 1391.6809 1045.1841 1439.4913 1010.6824 1453.0912 C 928.1325 1446.7415 773.404 1516.247 730.9647 1434.9939 C 699.4001 1457.5894 677.57166 1457.9333 640.7417 1453.0912 C 426.3499 1424.6748 232.14586 1202.2925 162.4279 1010.8402 C 80.11623 906.7001 28.469273 771.89484 0.0 613.80615 C 82.36496 654.94867 203.6762 647.03815 288.7925 586.739 C 299.32278 588.2473 296.35947 603.22217 297.84113 613.80615 C 328.13605 614.0177 322.2094 578.0348 333.90402 559.64606 C 678.47076 423.01517 991.1555 254.3433 1335.537 117.44761 C 1375.727 137.45042 1353.1053 179.75726 1380.6747 198.67488 C 1406.7362 163.6439 1395.1473 143.53532 1380.6747 99.40284 C 1457.245 65.85354 1540.0597 -3.4138741 1624.3291 0.13080597 C 1636.4221 119.11659 1642.5345 125.01659 1642.3755 270.8281 z M 1362.6053 361.02444 C 1384.804 342.3184 1398.6682 267.2826 1371.6539 252.75668 C 1348.1852 270.2201 1339.2952 350.25638 1362.6053 361.02444 z M 324.8566 830.29004 C 329.9629 787.8241 337.29205 755.09515 315.80798 722.0223 C 292.31256 746.2052 287.49738 818.4626 324.8566 830.29004 z M 342.90097 965.67664 C 410.68713 956.17786 351.2354 894.1072 342.90097 857.3564 C 304.35117 877.88806 336.7628 934.98566 342.90097 965.67664 z M 433.12396 1173.2689 C 428.49368 1147.7892 449.23694 1096.9364 406.1101 1110.0598 C 402.69666 1143.5566 404.68134 1171.5491 433.12396 1173.2689 z M 505.32886 1290.5591 C 502.65662 1242.0874 482.17783 1211.449 451.22162 1191.2345 C 437.33075 1227.9321 445.45364 1283.5472 505.32886 1290.5591 z M 622.64484 1416.8708 C 630.68823 1369.7484 590.55096 1370.7803 568.48474 1353.715 C 563.1665 1398.1648 577.24225 1423.2213 622.64484 1416.8708 z" svg:height="14.747529mm" draw:style-name="style-516" svg:viewBox="0.0 0.0 1642.3784 1474.7529" svg:width="16.423784mm" svg:x="51.520447mm" svg:y="84.2629mm"/>
            <draw:path svg:d="M 180.39354 613.702 C 248.44432 492.31085 156.92497 246.8575 207.46048 99.37862 C 235.718 101.12512 237.94049 129.01183 270.61655 126.39247 C 257.20206 253.81606 270.32547 441.80197 288.714 514.4308 C 319.64374 411.37585 291.78308 308.7699 297.73636 171.53102 C 393.91248 201.71976 450.37442 271.57013 532.3688 315.91415 C 501.30658 339.22427 510.72583 450.4812 523.31995 487.41693 C 544.9629 457.43976 534.3002 429.5264 541.3909 333.98477 C 576.02484 334.75183 617.4851 368.24866 649.6585 397.14062 C 653.23047 444.73947 638.0168 511.09683 667.70306 532.47473 C 694.5847 520.2242 683.6045 470.16507 685.77405 433.2027 C 709.6395 418.17456 740.2517 458.84067 766.97473 469.31805 C 760.78345 490.67014 746.1255 549.9898 766.97473 568.5368 C 798.9628 567.4524 781.9502 517.36664 803.06384 505.38095 C 1129.5597 702.3101 1428.089 927.15344 1732.5717 1146.1227 C 1763.3425 1632.6118 1773.5822 2166.938 1795.7542 2734.3896 C 1752.442 2723.4893 1725.322 2696.4487 1696.5087 2671.1804 C 1672.3524 2424.3772 1698.9956 2159.8997 1660.4196 1886.0032 C 1620.3352 2107.9624 1668.4363 2357.147 1651.3972 2626.0693 C 1608.561 2629.7998 1607.2648 2591.9646 1570.1699 2589.954 C 1575.3557 2270.4436 1566.016 2008.0823 1543.1031 1795.8335 C 1496.0603 1830.4672 1505.9822 1994.4824 1543.1031 2012.4215 C 1504.9502 2168.393 1545.9341 2323.6775 1534.0808 2535.8464 C 1420.3894 2515.8967 1486.3235 2264.437 1461.876 2138.7598 C 1402.3182 2199.4822 1450.2343 2367.73 1434.809 2472.6372 C 1350.2217 2452.9526 1424.5431 2302.2988 1389.671 2228.982 C 1338.6593 2250.175 1356.307 2339.9749 1353.5819 2409.428 C 1276.2177 2388.5 1321.4084 2281.3167 1299.4482 2219.9338 C 1252.4053 2224.0083 1279.3927 2302.1396 1272.4077 2346.2722 C 916.1993 2121.9053 594.04254 1863.5134 261.69934 1615.3075 C 262.62546 1587.2883 233.30959 1589.5105 243.65477 1552.0984 C 214.55064 1537.4142 194.73334 1547.8124 162.4277 1552.0984 C 131.8948 1483.5181 79.7983 1412.5308 54.133686 1326.5413 C 49.503395 1311.0366 28.098656 1303.496 27.066742 1299.4741 C 9.524814 1230.9995 33.81354 1093.6549 27.066742 983.6148 C 19.975967 868.2827 28.521957 753.61273 27.066742 640.6884 C 26.193691 573.98706 -14.155305 458.0203 81.200424 460.1899 C 81.200424 511.36008 81.200424 562.5044 81.200424 613.6221 C 149.64807 602.29767 112.235954 482.8387 108.26737 397.03406 C 102.42006 271.6743 119.85621 123.95722 99.27163 27.040499 C 36.56531 32.014355 91.41358 98.425026 63.156067 135.3341 C 27.622465 140.78436 16.298262 122.05165 0.0 108.29361 C 6.614583 57.81139 56.065292 50.084957 63.156067 0.0 C 103.63728 10.636462 118.48053 46.936733 162.40126 54.16013 C 157.77177 269.6379 164.54501 486.88724 180.39354 613.702 z M 406.00375 496.41187 C 415.44943 417.9097 421.5612 309.24548 396.98135 252.75749 C 395.0764 263.658 386.9537 258.34015 378.91037 252.75749 C 386.58328 327.9257 354.80695 449.2103 406.00375 496.41187 z M 108.18884 740.067 C 135.94373 706.22705 124.53999 666.328 108.18884 622.69775 C 88.92706 647.9651 58.050194 724.2452 108.18884 740.067 z M 1642.3224 1660.526 C 1662.854 1668.9928 1675.3687 1525.8531 1642.3224 1507.0939 C 1614.4615 1519.3444 1612.3447 1677.9885 1642.3224 1660.526 z M 1651.3447 1877.1399 C 1681.904 1827.2131 1670.3682 1712.4899 1651.3447 1678.5966 C 1620.4677 1731.1693 1608.2175 1803.9297 1651.3447 1877.1399 z M 1443.7789 2129.7908 C 1479.2065 2108.0947 1454.5474 2026.2861 1461.8499 1976.3586 C 1449.4144 1976.7817 1442.0326 1972.1251 1434.783 1967.3096 C 1420.3634 2025.5715 1430.9465 2066.7407 1443.7789 2129.7908 z M 1371.5742 2220.0137 C 1389.8834 2204.4558 1411.103 2102.0356 1362.5254 2102.6978 C 1354.0852 2122.3557 1336.4375 2215.3572 1371.5742 2220.0137 z" svg:height="27.343897mm" draw:style-name="style-517" svg:viewBox="0.0 0.0 1795.7542 2734.3896" svg:width="17.95754mm" svg:x="18.492779mm" svg:y="83.36067mm"/>
            <draw:path svg:d="M 275.5012 0.6201171 C 583.4233 -19.276922 896.2136 443.85046 934.2344 803.76306 C 959.95184 1046.9944 862.0561 1299.9634 609.37897 1282.0236 C 327.65057 1262.0732 63.834522 844.7465 13.775402 551.0589 C -31.65363 284.3326 30.205883 16.547762 275.5012 0.6201171 z M 203.32272 99.89134 C 158.29056 188.5794 120.7991 277.18832 131.11804 415.7506 C 156.67688 759.868 440.6011 1282.8165 798.89984 1182.8307 C 1069.7538 809.76807 715.07983 70.60211 284.52335 54.779438 C 260.60504 72.95662 233.93517 88.35539 203.32272 99.89134 z M 86.00654 397.75912 C 100.929115 382.1488 100.929115 304.9959 86.00654 289.3856 C 62.908382 294.43936 52.378098 394.55762 86.00654 397.75912 z M 194.30055 785.74414 C 145.80243 692.8751 135.88055 561.4039 86.03298 469.8849 C 78.333595 595.0065 125.77336 751.58685 194.30055 785.74414 z M 266.50525 948.19867 C 261.21365 896.36646 239.59715 860.7541 203.32272 839.8784 C 209.61978 890.70465 243.11621 914.4112 266.50525 948.19867 z M 320.63913 1011.35455 C 311.85495 981.0334 294.92163 958.80853 275.5012 939.14966 C 270.28873 977.8844 311.00812 1017.4661 320.63913 1011.35455 z" svg:height="12.829249mm" draw:style-name="style-518" svg:viewBox="0.0 0.0 938.2127 1282.9249" svg:width="9.382128mm" svg:x="24.580414mm" svg:y="124.14423mm"/>
            <draw:path svg:d="M 155.13002 0.0 C 585.6865 15.769385 940.3869 754.9886 669.5065 1127.9979 C 311.20776 1227.9838 27.309984 705.08777 1.7247008 360.91788 C -8.594032 222.38225 28.897419 133.74667 73.92939 45.058617 C 104.51537 33.522663 131.18526 18.123894 155.13002 0.0 z M 209.2639 496.30527 C 198.7863 575.9976 223.97473 619.9718 254.40186 658.73315 C 302.76776 649.949 339.33307 629.3906 371.71805 604.62555 C 383.2009 526.9437 339.28018 504.6397 317.55792 460.1891 C 260.77823 451.53815 239.82324 478.7369 209.2639 496.30527 z" svg:height="11.404857mm" draw:style-name="style-519" svg:viewBox="0.0 0.0 764.04724 1140.4857" svg:width="7.640472mm" svg:x="25.874613mm" svg:y="124.69256mm"/>
            <draw:path svg:d="M 298.17078 134.92313 C 293.03784 253.16525 234.1681 317.6445 244.0371 450.80984 C 165.85268 525.18353 57.50577 454.8309 0.40876862 405.64624 C -5.7560678 255.15157 59.940014 176.46451 54.542454 26.656963 C 146.1147 -51.63444 251.78917 60.205463 298.17078 134.92313 z M 36.471245 360.61346 C 59.04012 389.1889 80.12753 419.2194 135.74287 414.7203 C 154.15785 303.88568 182.78578 243.82635 189.903 134.95058 C 144.76506 135.05716 149.3689 85.28791 90.60493 98.94099 C 78.22257 191.78172 48.112976 266.94995 36.471245 360.61346 z M 234.98827 216.17624 C 204.85223 228.74329 206.30745 424.5889 216.94371 315.50156 C 227.6593 289.5729 235.88797 267.5862 225.99254 243.27083 C 235.04135 243.27083 236.73457 250.5992 244.06354 252.31905 C 238.87773 236.4447 254.96443 199.34909 234.98827 198.21222 C 234.98827 204.16469 234.98827 210.17046 234.98827 216.17624 z" svg:height="4.831975mm" draw:style-name="style-520" svg:viewBox="0.0 0.0 298.17072 483.19748" svg:width="2.9817073mm" svg:x="18.48817mm" svg:y="134.35185mm"/>
            <draw:path svg:d="M 297.78845 99.07664 C 250.77199 256.52988 283.3687 493.7828 135.36075 550.3233 C 76.94075 533.522 34.8721 500.34412 0.0 460.1011 C 40.745857 321.4064 21.325409 -111.34656 243.62833 26.899197 C 269.66315 43.064228 262.91635 76.348694 297.78845 99.07664 z M 45.1113 442.00302 C 54.609875 468.61963 85.93649 473.4352 108.293816 487.11493 C 142.92772 376.22864 170.12688 267.85507 162.45393 153.23676 C 129.43391 159.24254 127.79359 133.71115 99.24499 135.1387 C 67.38909 255.39137 67.23043 351.51437 45.1113 442.00302 z M 216.56119 306.61563 C 221.2708 278.86053 245.55952 245.99918 216.56119 216.39343 C 214.7091 301.905 200.65977 400.83307 216.56119 306.61563 z" svg:height="5.5032268mm" draw:style-name="style-521" svg:viewBox="0.0 0.0 297.78845 550.3227" svg:width="2.9778845mm" svg:x="30.945402mm" svg:y="141.47888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70.53506mm" fo:page-width="92.99575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